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95.85mm"/>
    </style:style>
    <style:style style:name="co3" style:family="table-column">
      <style:table-column-properties fo:break-before="auto" style:column-width="91.58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92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veloper(s)</text:p>
          </table:table-cell>
          <table:table-cell table:style-name="ce1" office:value-type="string" calcext:value-type="string">
            <text:p>Publisher(s)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North Americ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007 Racing</text:p>
          </table:table-cell>
          <table:table-cell office:value-type="string" calcext:value-type="string">
            <text:p>Eutechnyx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11-20" calcext:value-type="date">
            <text:p>2000-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7: The World is Not Enough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Electronic Arts and MG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17" calcext:value-type="date">
            <text:p>2000-11-17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7: Tomorrow Never Dies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2000-02-10" calcext:value-type="date">
            <text:p>2000-02-10</text:p>
          </table:table-cell>
          <table:table-cell table:style-name="ce5" office:value-type="date" office:date-value="1999-11-25" calcext:value-type="date">
            <text:p>1999-11-25</text:p>
          </table:table-cell>
          <table:table-cell table:style-name="ce5" office:value-type="date" office:date-value="1999-11-16" calcext:value-type="date">
            <text:p>1999-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 Dalmatians II: Patch's London Adventure</text:p>
          </table:table-cell>
          <table:table-cell office:value-type="string" calcext:value-type="string">
            <text:p>Backbone Entertainment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10-14" calcext:value-type="date">
            <text:p>2003-10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2 Dalmatians: Puppies to the Rescue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20" calcext:value-type="date">
            <text:p>2000-12-20</text:p>
          </table:table-cell>
          <table:table-cell table:style-name="ce5" office:value-type="date" office:date-value="2000-11-15" calcext:value-type="date">
            <text:p>2000-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 Tales 1 ! 16 Tales</text:p>
          </table:table-cell>
          <table:table-cell table:number-columns-repeated="2" office:value-type="string" calcext:value-type="string">
            <text:p>Lightspa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 Tales 2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 Tales 3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 Tales 4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Xtreme|ESPN Extreme Games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 NA|SCEE PAL|SCEI JP</text:p>
          </table:table-cell>
          <table:table-cell table:style-name="ce5" office:value-type="date" office:date-value="1996-05-24" calcext:value-type="date">
            <text:p>1996-05-24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on 2 Open Ice Challenge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2 FIFA World Cup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4-26" calcext:value-type="date">
            <text:p>2002-04-26</text:p>
          </table:table-cell>
          <table:table-cell table:style-name="ce5" office:value-type="date" office:date-value="2002-04-30" calcext:value-type="date">
            <text:p>2002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Xtreme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 NA|SCE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3-06" calcext:value-type="date">
            <text:p>1997-03-06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0: Three Sixty</text:p>
          </table:table-cell>
          <table:table-cell office:value-type="string" calcext:value-type="string">
            <text:p>Smart Dog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01" calcext:value-type="date">
            <text:p>1997-07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Baseball|3D Baseball: The Majors JP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Crystal Dynamics NA|BMG Interactive JP</text:p>
          </table:table-cell>
          <table:table-cell table:style-name="ce5" office:value-type="date" office:date-value="1997-02-28" calcext:value-type="date">
            <text:p>1997-02-2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Shooting Tsukuru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x3 Eyes: Kyuusei Koushu</text:p>
          </table:table-cell>
          <table:table-cell office:value-type="string" calcext:value-type="string">
            <text:p>Nihon Create</text:p>
          </table:table-cell>
          <table:table-cell office:value-type="string" calcext:value-type="string">
            <text:p>Xing Entertainment</text:p>
          </table:table-cell>
          <table:table-cell table:style-name="ce5" office:value-type="date" office:date-value="1995-08-11" calcext:value-type="date">
            <text:p>1995-08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x3 Eyes: Tenrinou Genmu</text:p>
          </table:table-cell>
          <table:table-cell office:value-type="string" calcext:value-type="string">
            <text:p>Nihon Create</text:p>
          </table:table-cell>
          <table:table-cell office:value-type="string" calcext:value-type="string">
            <text:p>King Records</text:p>
          </table:table-cell>
          <table:table-cell table:style-name="ce5" office:value-type="date" office:date-value="1998-08-06" calcext:value-type="date">
            <text:p>1998-08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Xtreme</text:p>
          </table:table-cell>
          <table:table-cell table:number-columns-repeated="2" office:value-type="string" calcext:value-type="string">
            <text:p>989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 Winks|40 Winks: Conquer your Dreams PAL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11-14" calcext:value-type="date">
            <text:p>1999-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-4-2 Soccer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8-01" calcext:value-type="date">
            <text:p>1997-08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th Super Robot Wars Scramble</text:p>
          </table:table-cell>
          <table:table-cell office:value-type="string" calcext:value-type="string">
            <text:p>Banpresto|Winky Soft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1996-01-26" calcext:value-type="date">
            <text:p>1996-01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 Star Racing</text:p>
          </table:table-cell>
          <table:table-cell office:value-type="string" calcext:value-type="string">
            <text:p>Kung Fu Game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1-15" calcext:value-type="date">
            <text:p>2003-11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'70's Robot Anime Geppy-X</text:p>
          </table:table-cell>
          <table:table-cell table:number-columns-repeated="2" office:value-type="string" calcext:value-type="string">
            <text:p>Aroma</text:p>
          </table:table-cell>
          <table:table-cell table:style-name="ce5" office:value-type="date" office:date-value="1999-05-27" calcext:value-type="date">
            <text:p>1999-05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-Train|A.IV Evolution Global JP|A-IV Evolution Global PAL</text:p>
          </table:table-cell>
          <table:table-cell office:value-type="string" calcext:value-type="string">
            <text:p>Artdink</text:p>
          </table:table-cell>
          <table:table-cell office:value-type="string" calcext:value-type="string">
            <text:p>Maxis NA|Artdink JP|SCEE PAL</text:p>
          </table:table-cell>
          <table:table-cell table:style-name="ce5" office:value-type="date" office:date-value="1995-11-22" calcext:value-type="date">
            <text:p>1995-11-22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.IV Evolution: A-Ressha de Ikou 4</text:p>
          </table:table-cell>
          <table:table-cell table:number-columns-repeated="2" office:value-type="string" calcext:value-type="string">
            <text:p>Artdink</text:p>
          </table:table-cell>
          <table:table-cell table:style-name="ce5" office:value-type="date" office:date-value="1994-12-03" calcext:value-type="date">
            <text:p>1994-12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laBurn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</text:p>
          </table:table-cell>
          <table:table-cell table:style-name="ce5" office:value-type="date" office:date-value="1998-08-20" calcext:value-type="date">
            <text:p>1998-08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 Combat 2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amco JP,NA|SCEE PAL</text:p>
          </table:table-cell>
          <table:table-cell table:style-name="ce5" office:value-type="date" office:date-value="1997-05-30" calcext:value-type="date">
            <text:p>1997-05-30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 Combat 3: Electrosphere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amco|SCEE PAL</text:p>
          </table:table-cell>
          <table:table-cell table:style-name="ce5" office:value-type="date" office:date-value="1999-05-27" calcext:value-type="date">
            <text:p>1999-05-27</text:p>
          </table:table-cell>
          <table:table-cell table:style-name="ce5" office:value-type="date" office:date-value="2000-01-21" calcext:value-type="date">
            <text:p>2000-01-21</text:p>
          </table:table-cell>
          <table:table-cell table:style-name="ce5" office:value-type="date" office:date-value="2000-03-02" calcext:value-type="date">
            <text:p>2000-03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s of the Air|Simple 1500 Series Vol. 95: The Hikouki JP</text:p>
          </table:table-cell>
          <table:table-cell office:value-type="string" calcext:value-type="string">
            <text:p>Highwaystar</text:p>
          </table:table-cell>
          <table:table-cell office:value-type="string" calcext:value-type="string">
            <text:p>D3 Publisher JP|Agetec NA</text:p>
          </table:table-cell>
          <table:table-cell table:style-name="ce5" office:value-type="date" office:date-value="2002-05-23" calcext:value-type="date">
            <text:p>2002-05-2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9-26" calcext:value-type="date">
            <text:p>2002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Taki</text:p>
          </table:table-cell>
          <table:table-cell table:style-name="ce5" office:value-type="date" office:date-value="1999-07-08" calcext:value-type="date">
            <text:p>1999-07-0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cagua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2000-06-01" calcext:value-type="date">
            <text:p>2000-06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on Bass</text:p>
          </table:table-cell>
          <table:table-cell office:value-type="string" calcext:value-type="string">
            <text:p>Vingt-et-un Systems</text:p>
          </table:table-cell>
          <table:table-cell office:value-type="string" calcext:value-type="string">
            <text:p>Take 2 Interactive|Syscom JP</text:p>
          </table:table-cell>
          <table:table-cell table:style-name="ce5" office:value-type="date" office:date-value="1999-12-09" calcext:value-type="date">
            <text:p>1999-12-09</text:p>
          </table:table-cell>
          <table:table-cell table:style-name="ce5" office:value-type="date" office:date-value="2000-09-29" calcext:value-type="date">
            <text:p>2000-09-29</text:p>
          </table:table-cell>
          <table:table-cell table:style-name="ce5" office:value-type="date" office:date-value="2000-07-14" calcext:value-type="date">
            <text:p>2000-07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on Man: Destruction X</text:p>
          </table:table-cell>
          <table:table-cell office:value-type="string" calcext:value-type="string">
            <text:p>Blitz Games</text:p>
          </table:table-cell>
          <table:table-cell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01" calcext:value-type="date">
            <text:p>2000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on Man: Operation Extreme|Action Man: Mission Xtreme PAL</text:p>
          </table:table-cell>
          <table:table-cell office:value-type="string" calcext:value-type="string">
            <text:p>Blitz Games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25" calcext:value-type="date">
            <text:p>2000-06-25</text:p>
          </table:table-cell>
          <table:table-cell table:style-name="ce5" office:value-type="date" office:date-value="2000-11-08" calcext:value-type="date">
            <text:p>2000-11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Golf|VR Golf '97 NA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remlin Interactive PAL|VR Sports NA|Naxat Soft JP</text:p>
          </table:table-cell>
          <table:table-cell table:style-name="ce5" office:value-type="date" office:date-value="1997-04-11" calcext:value-type="date">
            <text:p>1997-04-11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Golf 2|Fox Sports Golf '99 NA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remlin Interactive PAL|Fox Interactive N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9-01" calcext:value-type="date">
            <text:p>1997-09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Golf 3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Ice Hockey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remlin Interactive PAL|Konami JP</text:p>
          </table:table-cell>
          <table:table-cell table:style-name="ce5" office:value-type="date" office:date-value="1998-12-17" calcext:value-type="date">
            <text:p>1998-12-17</text:p>
          </table:table-cell>
          <table:table-cell table:style-name="ce5" office:value-type="date" office:date-value="1998-02-01" calcext:value-type="date">
            <text:p>1998-0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Ice Hockey 2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4-01" calcext:value-type="date">
            <text:p>1999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|Ran Soccer PAL|VR Soccer '96 NA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remlin Interactive PAL|Naxat Soft JP|Interplay NA</text:p>
          </table:table-cell>
          <table:table-cell table:style-name="ce5" office:value-type="date" office:date-value="1996-07-19" calcext:value-type="date">
            <text:p>1996-07-19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 2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 3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2-01" calcext:value-type="date">
            <text:p>1998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 Club Edition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5-01" calcext:value-type="date">
            <text:p>1997-05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Tennis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boo &amp; Paziral's Secret</text:p>
          </table:table-cell>
          <table:table-cell office:value-type="string" calcext:value-type="string">
            <text:p>Coktel Vision</text:p>
          </table:table-cell>
          <table:table-cell office:value-type="string" calcext:value-type="string">
            <text:p>Vivendi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0-24" calcext:value-type="date">
            <text:p>2003-10-2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das Power Soccer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6-01" calcext:value-type="date">
            <text:p>1996-06-01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das Power Soccer 2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das Power Soccer International 97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4-01" calcext:value-type="date">
            <text:p>1997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das Power Soccer 98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 Racing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1998-11-19" calcext:value-type="date">
            <text:p>1998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V.G.</text:p>
          </table:table-cell>
          <table:table-cell table:number-columns-repeated="2" office:value-type="string" calcext:value-type="string">
            <text:p>TGL</text:p>
          </table:table-cell>
          <table:table-cell table:style-name="ce5" office:value-type="date" office:date-value="1996-04-19" calcext:value-type="date">
            <text:p>1996-04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V.G. 2</text:p>
          </table:table-cell>
          <table:table-cell table:number-columns-repeated="2" office:value-type="string" calcext:value-type="string">
            <text:p>TGL</text:p>
          </table:table-cell>
          <table:table-cell table:style-name="ce5" office:value-type="date" office:date-value="1998-09-23" calcext:value-type="date">
            <text:p>1998-09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 of Little Ralph</text:p>
          </table:table-cell>
          <table:table-cell office:value-type="string" calcext:value-type="string">
            <text:p>New Corporation</text:p>
          </table:table-cell>
          <table:table-cell office:value-type="string" calcext:value-type="string">
            <text:p>Ertain Corporation, New Corporation</text:p>
          </table:table-cell>
          <table:table-cell table:style-name="ce5" office:value-type="date" office:date-value="1999-06-03" calcext:value-type="date">
            <text:p>1999-06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dventures of Lomax|Lomax PAL,JP</text:p>
          </table:table-cell>
          <table:table-cell table:number-columns-repeated="2" office:value-type="string" calcext:value-type="string">
            <text:p>Psygnosis</text:p>
          </table:table-cell>
          <table:table-cell table:style-name="ce5" office:value-type="date" office:date-value="1997-12-18" calcext:value-type="date">
            <text:p>1997-12-18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L 99</text:p>
          </table:table-cell>
          <table:table-cell table:number-columns-repeated="2" office:value-type="string" calcext:value-type="string">
            <text:p>EA Spo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6-01" calcext:value-type="date">
            <text:p>1999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raid Gear</text:p>
          </table:table-cell>
          <table:table-cell office:value-type="string" calcext:value-type="string">
            <text:p>Office Create</text:p>
          </table:table-cell>
          <table:table-cell office:value-type="string" calcext:value-type="string">
            <text:p>Asmik Ace Entertainment</text:p>
          </table:table-cell>
          <table:table-cell table:style-name="ce5" office:value-type="date" office:date-value="1998-10-29" calcext:value-type="date">
            <text:p>1998-10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raid Gear Another</text:p>
          </table:table-cell>
          <table:table-cell table:number-columns-repeated="2" office:value-type="string" calcext:value-type="string">
            <text:p>Office Create</text:p>
          </table:table-cell>
          <table:table-cell table:style-name="ce5" office:value-type="date" office:date-value="2001-06-14" calcext:value-type="date">
            <text:p>2001-06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 Armstrong|Agent Armstrong: Himitsu Shirei Daisakusen JP</text:p>
          </table:table-cell>
          <table:table-cell office:value-type="string" calcext:value-type="string">
            <text:p>King of the Jungle</text:p>
          </table:table-cell>
          <table:table-cell office:value-type="string" calcext:value-type="string">
            <text:p>Virgin Interactive PAL|W.I.Z JP</text:p>
          </table:table-cell>
          <table:table-cell table:style-name="ce5" office:value-type="date" office:date-value="1997-12-04" calcext:value-type="date">
            <text:p>1997-12-04</text:p>
          </table:table-cell>
          <table:table-cell table:style-name="ce5" office:value-type="date" office:date-value="1997-09-18" calcext:value-type="date">
            <text:p>1997-09-1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ile Warrior F-111X|Agile Warrior JP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1996-01-13" calcext:value-type="date">
            <text:p>1996-01-13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5-11-21" calcext:value-type="date">
            <text:p>1995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Combat|Ace Combat JP</text:p>
          </table:table-cell>
          <table:table-cell office:value-type="string" calcext:value-type="string">
            <text:p>Namco|Arsys Software</text:p>
          </table:table-cell>
          <table:table-cell office:value-type="string" calcext:value-type="string">
            <text:p>Namco|SCEE PAL</text:p>
          </table:table-cell>
          <table:table-cell table:style-name="ce5" office:value-type="date" office:date-value="1995-06-30" calcext:value-type="date">
            <text:p>1995-06-30</text:p>
          </table:table-cell>
          <table:table-cell table:style-name="ce5" office:value-type="date" office:date-value="1995-10-01" calcext:value-type="date">
            <text:p>1995-10-01</text:p>
          </table:table-cell>
          <table:table-cell table:style-name="ce5" office:value-type="date" office:date-value="1995-09-13" calcext:value-type="date">
            <text:p>1995-09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Hockey|Hooockey!! JP</text:p>
          </table:table-cell>
          <table:table-cell office:value-type="string" calcext:value-type="string">
            <text:p>Mud Duck Productions</text:p>
          </table:table-cell>
          <table:table-cell office:value-type="string" calcext:value-type="string">
            <text:p>Success JP|Midas Interactive Entertainment PAL|Mud Duck Productions NA</text:p>
          </table:table-cell>
          <table:table-cell table:style-name="ce5" office:value-type="date" office:date-value="2000-05-25" calcext:value-type="date">
            <text:p>2000-05-25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3-09-01" calcext:value-type="date">
            <text:p>2003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nori</text:p>
          </table:table-cell>
          <table:table-cell table:number-columns-repeated="2" office:value-type="string" calcext:value-type="string">
            <text:p>Tecmo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onauts</text:p>
          </table:table-cell>
          <table:table-cell office:value-type="string" calcext:value-type="string">
            <text:p>Red Lemon Studios</text:p>
          </table:table-cell>
          <table:table-cell office:value-type="string" calcext:value-type="string">
            <text:p>Red Storm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8-01" calcext:value-type="date">
            <text:p>1999-08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uji the Heartless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2-01" calcext:value-type="date">
            <text:p>1999-02-01</text:p>
          </table:table-cell>
          <table:table-cell table:style-name="ce5" office:value-type="date" office:date-value="1998-12-31" calcext:value-type="date">
            <text:p>1998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 Ferguson's Player Manager 2001 PAL|Guy Roux Manager 2001 FR|DSF Fussball Manager 2001 DE</text:p>
          </table:table-cell>
          <table:table-cell office:value-type="string" calcext:value-type="string">
            <text:p>Anco Software</text:p>
          </table:table-cell>
          <table:table-cell office:value-type="string" calcext:value-type="string">
            <text:p>The 3DO Company NA|Ubisoft DE,FR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24" calcext:value-type="date">
            <text:p>2000-11-2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 Ferguson's Player Manager 2002 PAL|DSS Fussball Manager 2002 DE</text:p>
          </table:table-cell>
          <table:table-cell office:value-type="string" calcext:value-type="string">
            <text:p>Anco Softwar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5-14" calcext:value-type="date">
            <text:p>2002-05-1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i Lalas International Soccer|Bomba:98 PAL|Golden Goal 98 PAL|Mundial:98 PAL|Three Lions PAL</text:p>
          </table:table-cell>
          <table:table-cell office:value-type="string" calcext:value-type="string">
            <text:p>Z-Axis</text:p>
          </table:table-cell>
          <table:table-cell office:value-type="string" calcext:value-type="string">
            <text:p>BMG Interactive PAL|Take-Two Interactive PAL,N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red Chicken</text:p>
          </table:table-cell>
          <table:table-cell office:value-type="string" calcext:value-type="string">
            <text:p>Mobius Entertainment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1-01" calcext:value-type="date">
            <text:p>2002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: Resurrection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0-10-10" calcext:value-type="date">
            <text:p>2000-10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 Trilogy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table:style-name="ce5" office:value-type="date" office:date-value="1996-05-31" calcext:value-type="date">
            <text:p>1996-05-31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6-02-01" calcext:value-type="date">
            <text:p>1996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VE</text:p>
          </table:table-cell>
          <table:table-cell table:number-columns-repeated="2" office:value-type="string" calcext:value-type="string">
            <text:p>General Entertainment Co. Ltd.</text:p>
          </table:table-cell>
          <table:table-cell table:style-name="ce5" office:value-type="date" office:date-value="1998-08-06" calcext:value-type="date">
            <text:p>1998-08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Japan Woman Pro Wrestlin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W</text:p>
          </table:table-cell>
          <table:table-cell table:style-name="ce5" office:value-type="date" office:date-value="1998-07-23" calcext:value-type="date">
            <text:p>1998-07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-Star 1997 featuring Frank Thomas</text:p>
          </table:table-cell>
          <table:table-cell table:number-columns-repeated="2" office:value-type="string" calcext:value-type="string">
            <text:p>Acclaim Entertainment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Star Boxing</text:p>
          </table:table-cell>
          <table:table-cell table:number-columns-repeated="2"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4-25" calcext:value-type="date">
            <text:p>2003-04-2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-Star Racing</text:p>
          </table:table-cell>
          <table:table-cell table:number-columns-repeated="2" office:value-type="string" calcext:value-type="string">
            <text:p>Mud Duck Productions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2002-10-06" calcext:value-type="date">
            <text:p>2002-10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-Star Racing 2</text:p>
          </table:table-cell>
          <table:table-cell table:number-columns-repeated="2" office:value-type="string" calcext:value-type="string">
            <text:p>Mud Duck Productio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4-24" calcext:value-type="date">
            <text:p>2003-04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-Star Slammin' D-ball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3 JP|Agetec NA|Midas Interactive Entertainment PAL</text:p>
          </table:table-cell>
          <table:table-cell table:style-name="ce5" office:value-type="date" office:date-value="2001-10-25" calcext:value-type="date">
            <text:p>2001-10-25</text:p>
          </table:table-cell>
          <table:table-cell table:style-name="ce5" office:value-type="date" office:date-value="2003-05-02" calcext:value-type="date">
            <text:p>2003-05-02</text:p>
          </table:table-cell>
          <table:table-cell table:style-name="ce5" office:value-type="date" office:date-value="2001-10-01" calcext:value-type="date">
            <text:p>2001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Star Tennis '99|Yannick Noah All Star Tennis '99 FR</text:p>
          </table:table-cell>
          <table:table-cell office:value-type="string" calcext:value-type="string">
            <text:p>Smart Dog</text:p>
          </table:table-cell>
          <table:table-cell office:value-type="string" calcext:value-type="string">
            <text:p>Ubisoft</text:p>
          </table:table-cell>
          <table:table-cell table:style-name="ce5" office:value-type="date" office:date-value="1999-08-31" calcext:value-type="date">
            <text:p>1999-08-31</text:p>
          </table:table-cell>
          <table:table-cell table:style-name="ce5" office:value-type="date" office:date-value="1998-11-20" calcext:value-type="date">
            <text:p>1998-11-2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Star Tennis 2000</text:p>
          </table:table-cell>
          <table:table-cell office:value-type="string" calcext:value-type="string">
            <text:p>Aqua Pacific Ltd.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18" calcext:value-type="date">
            <text:p>2000-08-1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Star Watersports</text:p>
          </table:table-cell>
          <table:table-cell table:number-columns-repeated="2"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3-14" calcext:value-type="date">
            <text:p>2003-03-1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ed General</text:p>
          </table:table-cell>
          <table:table-cell table:number-columns-repeated="2" office:value-type="string" calcext:value-type="string">
            <text:p>SS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one in the Dark: One-Eyed Jack's Revenge NA|Alone in the Dark: Jack is Back PAL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Interplay</text:p>
          </table:table-cell>
          <table:table-cell table:style-name="ce5" office:value-type="date" office:date-value="1996-11-08" calcext:value-type="date">
            <text:p>1996-11-08</text:p>
          </table:table-cell>
          <table:table-cell table:style-name="ce5" office:value-type="date" office:date-value="1996-05-03" calcext:value-type="date">
            <text:p>1996-05-03</text:p>
          </table:table-cell>
          <table:table-cell table:style-name="ce5" office:value-type="date" office:date-value="1996-08-22" calcext:value-type="date">
            <text:p>1996-08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one in the Dark: The New Nightmar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Darkworks S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18" calcext:value-type="date">
            <text:p>2001-05-18</text:p>
          </table:table-cell>
          <table:table-cell table:style-name="ce5" office:value-type="date" office:date-value="2001-06-18" calcext:value-type="date">
            <text:p>2001-06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ndra|The Adventures of Alundra PAL</text:p>
          </table:table-cell>
          <table:table-cell office:value-type="string" calcext:value-type="string">
            <text:p>Matrix Software</text:p>
          </table:table-cell>
          <table:table-cell office:value-type="string" calcext:value-type="string">
            <text:p>SCEI JP|Working Designs NA|Psygnosis PAL</text:p>
          </table:table-cell>
          <table:table-cell table:style-name="ce5" office:value-type="date" office:date-value="1997-04-11" calcext:value-type="date">
            <text:p>1997-04-11</text:p>
          </table:table-cell>
          <table:table-cell table:style-name="ce5" office:value-type="date" office:date-value="1998-06-05" calcext:value-type="date">
            <text:p>1998-06-05</text:p>
          </table:table-cell>
          <table:table-cell table:style-name="ce5" office:value-type="date" office:date-value="1997-12-31" calcext:value-type="date">
            <text:p>1997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ndra 2: A New Legend Begins</text:p>
          </table:table-cell>
          <table:table-cell office:value-type="string" calcext:value-type="string">
            <text:p>Matrix Software</text:p>
          </table:table-cell>
          <table:table-cell office:value-type="string" calcext:value-type="string">
            <text:p>SCEI JP|Activision</text:p>
          </table:table-cell>
          <table:table-cell table:style-name="ce5" office:value-type="date" office:date-value="1999-11-18" calcext:value-type="date">
            <text:p>1999-11-18</text:p>
          </table:table-cell>
          <table:table-cell table:style-name="ce5" office:value-type="date" office:date-value="2000-06-01" calcext:value-type="date">
            <text:p>2000-06-0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mazing Virtual Sea-Monkeys</text:p>
          </table:table-cell>
          <table:table-cell office:value-type="string" calcext:value-type="string">
            <text:p>Creature Labs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6-19" calcext:value-type="date">
            <text:p>2002-06-19</text:p>
          </table:table-cell>
          <table:table-cell table:style-name="ce5" office:value-type="date" office:date-value="2002-01-01" calcext:value-type="date">
            <text:p>2002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n Deer Hunter</text:p>
          </table:table-cell>
          <table:table-cell table:number-columns-repeated="2"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n Pool</text:p>
          </table:table-cell>
          <table:table-cell table:number-columns-repeated="2"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6-13" calcext:value-type="date">
            <text:p>2003-06-13</text:p>
          </table:table-cell>
          <table:table-cell table:style-name="ce5" office:value-type="date" office:date-value="2003-05-06" calcext:value-type="date">
            <text:p>2003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zone</text:p>
          </table:table-cell>
          <table:table-cell office:value-type="string" calcext:value-type="string">
            <text:p>Microids</text:p>
          </table:table-cell>
          <table:table-cell office:value-type="string" calcext:value-type="string">
            <text:p>Casterma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2-13" calcext:value-type="date">
            <text:p>1999-12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stasia</text:p>
          </table:table-cell>
          <table:table-cell table:number-columns-repeated="2"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12" calcext:value-type="date">
            <text:p>2001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tti Racing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Blade: Neo Tokyo Guardians</text:p>
          </table:table-cell>
          <table:table-cell office:value-type="string" calcext:value-type="string">
            <text:p>Nippon</text:p>
          </table:table-cell>
          <table:table-cell office:value-type="string" calcext:value-type="string">
            <text:p>Ichi Soft</text:p>
          </table:table-cell>
          <table:table-cell table:style-name="ce5" office:value-type="date" office:date-value="1997-07-03" calcext:value-type="date">
            <text:p>1997-07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ōkidenshō Angel Eyes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1997-12-11" calcext:value-type="date">
            <text:p>1997-12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Graffiti: Anathe no Profile</text:p>
          </table:table-cell>
          <table:table-cell table:number-columns-repeated="2" office:value-type="string" calcext:value-type="string">
            <text:p>Coconuts Japan</text:p>
          </table:table-cell>
          <table:table-cell table:style-name="ce5" office:value-type="date" office:date-value="1996-07-26" calcext:value-type="date">
            <text:p>1996-07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 Football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7-26" calcext:value-type="date">
            <text:p>2003-07-2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 Snap</text:p>
          </table:table-cell>
          <table:table-cell table:number-columns-repeated="2" office:value-type="string" calcext:value-type="string">
            <text:p>Ignit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9-19" calcext:value-type="date">
            <text:p>2003-09-1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niacs: Ten Pin Alley</text:p>
          </table:table-cell>
          <table:table-cell office:value-type="string" calcext:value-type="string">
            <text:p>Saffire</text:p>
          </table:table-cell>
          <table:table-cell office:value-type="string" calcext:value-type="string">
            <text:p>ASC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2-01" calcext:value-type="date">
            <text:p>1998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e Chick Story 1: Card Captor Sakura</text:p>
          </table:table-cell>
          <table:table-cell table:number-columns-repeated="2" office:value-type="string" calcext:value-type="string">
            <text:p>Arika</text:p>
          </table:table-cell>
          <table:table-cell table:style-name="ce5" office:value-type="date" office:date-value="1999-08-05" calcext:value-type="date">
            <text:p>1999-08-0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orphs: Shattered Reality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06" calcext:value-type="date">
            <text:p>2000-09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 Escape|Saru! Get You! JP</text:p>
          </table:table-cell>
          <table:table-cell table:number-columns-repeated="2" office:value-type="string" calcext:value-type="string">
            <text:p>Sony Computer Entertainment Inc.</text:p>
          </table:table-cell>
          <table:table-cell table:style-name="ce5" office:value-type="date" office:date-value="1999-06-25" calcext:value-type="date">
            <text:p>1999-06-25</text:p>
          </table:table-cell>
          <table:table-cell table:style-name="ce5" office:value-type="date" office:date-value="1999-07-02" calcext:value-type="date">
            <text:p>1999-07-02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Activision PAL,NA|Success JP</text:p>
          </table:table-cell>
          <table:table-cell table:style-name="ce5" office:value-type="date" office:date-value="1999-09-22" calcext:value-type="date">
            <text:p>1999-09-22</text:p>
          </table:table-cell>
          <table:table-cell table:style-name="ce5" office:value-type="date" office:date-value="1998-11-01" calcext:value-type="date">
            <text:p>1998-11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 GT</text:p>
          </table:table-cell>
          <table:table-cell office:value-type="string" calcext:value-type="string">
            <text:p>East Point Software</text:p>
          </table:table-cell>
          <table:table-cell office:value-type="string" calcext:value-type="string">
            <text:p>Take 2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26" calcext:value-type="date">
            <text:p>2001-01-2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naut's Holiday</text:p>
          </table:table-cell>
          <table:table-cell office:value-type="string" calcext:value-type="string">
            <text:p>Artdink</text:p>
          </table:table-cell>
          <table:table-cell office:value-type="string" calcext:value-type="string">
            <text:p>Artdink JP|SCEA NA|SCEE PAL</text:p>
          </table:table-cell>
          <table:table-cell table:style-name="ce5" office:value-type="date" office:date-value="1995-06-30" calcext:value-type="date">
            <text:p>1995-06-30</text:p>
          </table:table-cell>
          <table:table-cell table:style-name="ce5" office:value-type="date" office:date-value="1995-10-01" calcext:value-type="date">
            <text:p>1995-10-01</text:p>
          </table:table-cell>
          <table:table-cell table:style-name="ce5" office:value-type="date" office:date-value="1996-07-07" calcext:value-type="date">
            <text:p>1996-07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naut's Holiday: Memories of Summer 1996</text:p>
          </table:table-cell>
          <table:table-cell table:number-columns-repeated="2" office:value-type="string" calcext:value-type="string">
            <text:p>Artdink</text:p>
          </table:table-cell>
          <table:table-cell table:style-name="ce5" office:value-type="date" office:date-value="1996-07-19" calcext:value-type="date">
            <text:p>1996-07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 the Lad</text:p>
          </table:table-cell>
          <table:table-cell office:value-type="string" calcext:value-type="string">
            <text:p>SCEI</text:p>
          </table:table-cell>
          <table:table-cell office:value-type="string" calcext:value-type="string">
            <text:p>SCEI/ Working Designs</text:p>
          </table:table-cell>
          <table:table-cell table:style-name="ce5" office:value-type="date" office:date-value="1995-06-30" calcext:value-type="date">
            <text:p>1995-06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 the Lad II</text:p>
          </table:table-cell>
          <table:table-cell office:value-type="string" calcext:value-type="string">
            <text:p>ARC Entertainment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 the Lad III</text:p>
          </table:table-cell>
          <table:table-cell office:value-type="string" calcext:value-type="string">
            <text:p>ARC Entertainment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9-10-28" calcext:value-type="date">
            <text:p>1999-10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 the Lad Collection</text:p>
          </table:table-cell>
          <table:table-cell office:value-type="string" calcext:value-type="string">
            <text:p>SCEI</text:p>
          </table:table-cell>
          <table:table-cell office:value-type="string" calcext:value-type="string">
            <text:p>Working Desig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4-18" calcext:value-type="date">
            <text:p>2002-04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 the Lad: Monster Game with Casino Game</text:p>
          </table:table-cell>
          <table:table-cell office:value-type="string" calcext:value-type="string">
            <text:p>ARC Entertainment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Party Pak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2-23" calcext:value-type="date">
            <text:p>2001-02-23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's Greatest Hits: The Atari Collection 1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Midway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2-31" calcext:value-type="date">
            <text:p>1996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's Greatest Hits: The Atari Collection 2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17" calcext:value-type="date">
            <text:p>1998-04-17</text:p>
          </table:table-cell>
          <table:table-cell table:style-name="ce5" office:value-type="date" office:date-value="1998-04-05" calcext:value-type="date">
            <text:p>1998-04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's Greatest Hits: Midway Collection 2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3-01" calcext:value-type="date">
            <text:p>1998-03-01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her Mclean's 3D Pool</text:p>
          </table:table-cell>
          <table:table-cell office:value-type="string" calcext:value-type="string">
            <text:p>Awesome Studios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0-17" calcext:value-type="date">
            <text:p>2003-10-1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 51</text:p>
          </table:table-cell>
          <table:table-cell office:value-type="string" calcext:value-type="string">
            <text:p>Mesa Logic</text:p>
          </table:table-cell>
          <table:table-cell office:value-type="string" calcext:value-type="string">
            <text:p>Atari Games|Time Warner Interactive|Soft Bank JP</text:p>
          </table:table-cell>
          <table:table-cell table:style-name="ce5" office:value-type="date" office:date-value="1997-03-20" calcext:value-type="date">
            <text:p>1997-03-20</text:p>
          </table:table-cell>
          <table:table-cell table:style-name="ce5" office:value-type="date" office:date-value="1997-05-01" calcext:value-type="date">
            <text:p>1997-05-01</text:p>
          </table:table-cell>
          <table:table-cell table:style-name="ce5" office:value-type="date" office:date-value="1996-11-26" calcext:value-type="date">
            <text:p>1996-11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k of Time</text:p>
          </table:table-cell>
          <table:table-cell office:value-type="string" calcext:value-type="string">
            <text:p>Trecision S.p.A</text:p>
          </table:table-cell>
          <table:table-cell office:value-type="string" calcext:value-type="string">
            <text:p>Project Two Interactive BV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kanoid Returns</text:p>
          </table:table-cell>
          <table:table-cell table:number-columns-repeated="2" office:value-type="string" calcext:value-type="string">
            <text:p>Taito Corporation</text:p>
          </table:table-cell>
          <table:table-cell table:style-name="ce5" office:value-type="date" office:date-value="1997-08-07" calcext:value-type="date">
            <text:p>1997-08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ed Core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FromSoftware JP|Agetec NA|Sony Computer Entertainment PAL</text:p>
          </table:table-cell>
          <table:table-cell table:style-name="ce5" office:value-type="date" office:date-value="1997-07-10" calcext:value-type="date">
            <text:p>1997-07-10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ed Core: Master of Arena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FromSoftware JP|Agetec NA</text:p>
          </table:table-cell>
          <table:table-cell table:style-name="ce5" office:value-type="date" office:date-value="1999-02-04" calcext:value-type="date">
            <text:p>1999-02-04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ed Core: Project Phantasma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FromSoftware JP|ASCII Entertainment NA</text:p>
          </table:table-cell>
          <table:table-cell table:style-name="ce5" office:value-type="date" office:date-value="1997-12-04" calcext:value-type="date">
            <text:p>1997-12-04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ed Trooper Votoms: Lightning Slash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1999-03-18" calcext:value-type="date">
            <text:p>1999-03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ines: Project S.W.A.R.M.</text:p>
          </table:table-cell>
          <table:table-cell office:value-type="string" calcext:value-type="string">
            <text:p>Acclaim Studios London</text:p>
          </table:table-cell>
          <table:table-cell office:value-type="string" calcext:value-type="string">
            <text:p>Acclaim Entertainment</text:p>
          </table:table-cell>
          <table:table-cell table:style-name="ce5" office:value-type="date" office:date-value="2000-07-13" calcext:value-type="date">
            <text:p>2000-07-13</text:p>
          </table:table-cell>
          <table:table-cell table:style-name="ce5" office:value-type="date" office:date-value="2001-11-23" calcext:value-type="date">
            <text:p>2001-11-23</text:p>
          </table:table-cell>
          <table:table-cell table:style-name="ce5" office:value-type="date" office:date-value="2000-06-30" calcext:value-type="date">
            <text:p>2000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 3D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Air Attack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01" calcext:value-type="date">
            <text:p>2000-03-01</text:p>
          </table:table-cell>
          <table:table-cell table:style-name="ce5" office:value-type="date" office:date-value="1999-11-02" calcext:value-type="date">
            <text:p>1999-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Air Attack 2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24" calcext:value-type="date">
            <text:p>2000-11-24</text:p>
          </table:table-cell>
          <table:table-cell table:style-name="ce5" office:value-type="date" office:date-value="2000-09-26" calcext:value-type="date">
            <text:p>2000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Green Rogue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27" calcext:value-type="date">
            <text:p>2001-04-27</text:p>
          </table:table-cell>
          <table:table-cell table:style-name="ce5" office:value-type="date" office:date-value="2001-04-13" calcext:value-type="date">
            <text:p>2001-04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Sarge's Heroes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Sarge's Heroes 2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24" calcext:value-type="date">
            <text:p>2000-11-24</text:p>
          </table:table-cell>
          <table:table-cell table:style-name="ce5" office:value-type="date" office:date-value="2000-11-21" calcext:value-type="date">
            <text:p>2000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World War|Army Men: Operation Meltdown PAL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World War: Final Front|Army Men: Lock N' Load PAL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30" calcext:value-type="date">
            <text:p>2001-03-30</text:p>
          </table:table-cell>
          <table:table-cell table:style-name="ce5" office:value-type="date" office:date-value="2001-02-27" calcext:value-type="date">
            <text:p>2001-02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World War: Land, Sea, Air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0" calcext:value-type="date">
            <text:p>2000-09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y Men: World War: Team Assault|Army Men: Team Assault PAL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30" calcext:value-type="date">
            <text:p>2001-11-30</text:p>
          </table:table-cell>
          <table:table-cell table:style-name="ce5" office:value-type="date" office:date-value="2001-11-28" calcext:value-type="date">
            <text:p>2001-1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hur! Ready to Race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The Learning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1" calcext:value-type="date">
            <text:p>2000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: Retribution</text:p>
          </table:table-cell>
          <table:table-cell office:value-type="string" calcext:value-type="string">
            <text:p>Candle Light Studios</text:p>
          </table:table-cell>
          <table:table-cell office:value-type="string" calcext:value-type="string">
            <text:p>Telstar PAL|Midway N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 Rigs</text:p>
          </table:table-cell>
          <table:table-cell table:number-columns-repeated="2" office:value-type="string" calcext:value-type="string">
            <text:p>Psygnosis</text:p>
          </table:table-cell>
          <table:table-cell table:style-name="ce5" office:value-type="date" office:date-value="1996-10-04" calcext:value-type="date">
            <text:p>1996-10-04</text:p>
          </table:table-cell>
          <table:table-cell table:number-columns-repeated="2" table:style-name="ce5" office:value-type="date" office:date-value="1996-02-01" calcext:value-type="date">
            <text:p>1996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 Suits Valken 2</text:p>
          </table:table-cell>
          <table:table-cell office:value-type="string" calcext:value-type="string">
            <text:p>TamTam</text:p>
          </table:table-cell>
          <table:table-cell office:value-type="string" calcext:value-type="string">
            <text:p>NCS</text:p>
          </table:table-cell>
          <table:table-cell table:style-name="ce5" office:value-type="date" office:date-value="1999-07-29" calcext:value-type="date">
            <text:p>1999-07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erix</text:p>
          </table:table-cell>
          <table:table-cell office:value-type="string" calcext:value-type="string">
            <text:p>Sourcery</text:p>
          </table:table-cell>
          <table:table-cell office:value-type="string" calcext:value-type="string">
            <text:p>Info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01" calcext:value-type="date">
            <text:p>1999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erix &amp; Obelix Take On Caesar</text:p>
          </table:table-cell>
          <table:table-cell office:value-type="string" calcext:value-type="string">
            <text:p>Tek 5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01" calcext:value-type="date">
            <text:p>2000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erix: Mega Madness</text:p>
          </table:table-cell>
          <table:table-cell office:value-type="string" calcext:value-type="string">
            <text:p>Unique Development Studios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29" calcext:value-type="date">
            <text:p>2001-06-2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eroid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Syrox Developmen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2-01" calcext:value-type="date">
            <text:p>1998-12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ka 120% Final: Burning Fest. Final</text:p>
          </table:table-cell>
          <table:table-cell table:number-columns-repeated="2" office:value-type="string" calcext:value-type="string">
            <text:p>Family Soft</text:p>
          </table:table-cell>
          <table:table-cell table:style-name="ce5" office:value-type="date" office:date-value="1999-05-27" calcext:value-type="date">
            <text:p>1999-05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ka 120% Excellent: Burning Festival</text:p>
          </table:table-cell>
          <table:table-cell office:value-type="string" calcext:value-type="string">
            <text:p>Fill-In Cafe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9-05-09" calcext:value-type="date">
            <text:p>1999-05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ka 120% Special Burning Fest</text:p>
          </table:table-cell>
          <table:table-cell office:value-type="string" calcext:value-type="string">
            <text:p>Fill-In Cafe</text:p>
          </table:table-cell>
          <table:table-cell office:value-type="string" calcext:value-type="string">
            <text:p>Family Soft</text:p>
          </table:table-cell>
          <table:table-cell table:style-name="ce5" office:value-type="date" office:date-value="1996-03-29" calcext:value-type="date">
            <text:p>1996-03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ri Anniversary Edition Redux</text:p>
          </table:table-cell>
          <table:table-cell office:value-type="string" calcext:value-type="string">
            <text:p>Digital Eclipse Softwar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elier Marie</text:p>
          </table:table-cell>
          <table:table-cell table:number-columns-repeated="2" office:value-type="string" calcext:value-type="string">
            <text:p>Gust</text:p>
          </table:table-cell>
          <table:table-cell table:style-name="ce5" office:value-type="date" office:date-value="1997-05-23" calcext:value-type="date">
            <text:p>1997-05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hena: Awakening From The Ordinary Life</text:p>
          </table:table-cell>
          <table:table-cell office:value-type="string" calcext:value-type="string">
            <text:p>Vistec</text:p>
          </table:table-cell>
          <table:table-cell office:value-type="string" calcext:value-type="string">
            <text:p>SNK</text:p>
          </table:table-cell>
          <table:table-cell table:style-name="ce5" office:value-type="date" office:date-value="1999-03-11" calcext:value-type="date">
            <text:p>1999-03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lantis: The Lost Empire</text:p>
          </table:table-cell>
          <table:table-cell office:value-type="string" calcext:value-type="string">
            <text:p>Eurocom Entertainment Software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19" calcext:value-type="date">
            <text:p>2001-10-19</text:p>
          </table:table-cell>
          <table:table-cell table:style-name="ce5" office:value-type="date" office:date-value="2001-06-14" calcext:value-type="date">
            <text:p>2001-06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lantis, the Lost Continent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lantis: The Lost Tales</text:p>
          </table:table-cell>
          <table:table-cell table:number-columns-repeated="2"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ack of the Saucerman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6-01" calcext:value-type="date">
            <text:p>1999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 Mania</text:p>
          </table:table-cell>
          <table:table-cell office:value-type="string" calcext:value-type="string">
            <text:p>Gotham Games</text:p>
          </table:table-cell>
          <table:table-cell office:value-type="string" calcext:value-type="string">
            <text:p>Take 2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7-23" calcext:value-type="date">
            <text:p>2003-07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 Quad Power Racing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Acclaim Entertainment</text:p>
          </table:table-cell>
          <table:table-cell table:style-name="ce5" office:value-type="date" office:date-value="2000-10-13" calcext:value-type="date">
            <text:p>2000-10-1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3" calcext:value-type="date">
            <text:p>2000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V Racers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Bethesda Softwa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6-13" calcext:value-type="date">
            <text:p>2003-06-13</text:p>
          </table:table-cell>
          <table:table-cell table:style-name="ce5" office:value-type="date" office:date-value="2003-12-01" calcext:value-type="date">
            <text:p>2003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irdForce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1996-10-25" calcext:value-type="date">
            <text:p>1996-10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in Powers Pinball</text:p>
          </table:table-cell>
          <table:table-cell office:value-type="string" calcext:value-type="string">
            <text:p>Gotham Games</text:p>
          </table:table-cell>
          <table:table-cell office:value-type="string" calcext:value-type="string">
            <text:p>Take 2 Interactive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2002-10-25" calcext:value-type="date">
            <text:p>2002-10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 Destruct</text:p>
          </table:table-cell>
          <table:table-cell office:value-type="string" calcext:value-type="string">
            <text:p>Neuroston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rton Senna Kart Duel 2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Gaps JP|Sunsoft PAL</text:p>
          </table:table-cell>
          <table:table-cell table:style-name="ce5" office:value-type="date" office:date-value="1997-11-20" calcext:value-type="date">
            <text:p>1997-11-20</text:p>
          </table:table-cell>
          <table:table-cell table:style-name="ce5" office:value-type="date" office:date-value="1997-01-01" calcext:value-type="date">
            <text:p>1997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ito 2</text:p>
          </table:table-cell>
          <table:table-cell office:value-type="string" calcext:value-type="string">
            <text:p>Astec 21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1998-10-15" calcext:value-type="date">
            <text:p>1998-10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tec: The Curse in the Heart of the City of Gold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France Telecom Multi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01" calcext:value-type="date">
            <text:p>2000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re Dream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CE Tokyo</text:p>
          </table:table-cell>
          <table:table-cell table:style-name="ce5" office:value-type="date" office:date-value="1997-11-13" calcext:value-type="date">
            <text:p>1997-11-13</text:p>
          </table:table-cell>
          <table:table-cell table:style-name="ce5" office:value-type="date" office:date-value="1998-12-01" calcext:value-type="date">
            <text:p>1998-12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y Felix Tennis</text:p>
          </table:table-cell>
          <table:table-cell table:number-columns-repeated="2"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12-07" calcext:value-type="date">
            <text:p>2002-12-0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by Universe</text:p>
          </table:table-cell>
          <table:table-cell office:value-type="string" calcext:value-type="string">
            <text:p>SCEI</text:p>
          </table:table-cell>
          <table:table-cell office:value-type="string" calcext:value-type="string">
            <text:p>SCEI JP|SCEE PAL</text:p>
          </table:table-cell>
          <table:table-cell table:style-name="ce5" office:value-type="date" office:date-value="1997-06-20" calcext:value-type="date">
            <text:p>1997-06-20</text:p>
          </table:table-cell>
          <table:table-cell table:style-name="ce5" office:value-type="date" office:date-value="1998-10-09" calcext:value-type="date">
            <text:p>1998-10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guiner ~Yomigaeru Yuushatachi~ "Guiner Tenshou"</text:p>
          </table:table-cell>
          <table:table-cell table:number-columns-repeated="2"/>
          <table:table-cell table:style-name="ce5" office:value-type="date" office:date-value="1998-07-30" calcext:value-type="date">
            <text:p>1998-07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guiner ACT-2 ~Yomigaeru Yuushatachi~ Hishou Hen "Uragiri no Senjou"</text:p>
          </table:table-cell>
          <table:table-cell table:number-columns-repeated="2"/>
          <table:table-cell table:style-name="ce5" office:value-type="date" office:date-value="1998-10-01" calcext:value-type="date">
            <text:p>1998-10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street Billiards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Argent JP|ASCII Entertainment NA</text:p>
          </table:table-cell>
          <table:table-cell table:style-name="ce5" office:value-type="date" office:date-value="1998-07-30" calcext:value-type="date">
            <text:p>1998-07-3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yard Soccer</text:p>
          </table:table-cell>
          <table:table-cell office:value-type="string" calcext:value-type="string">
            <text:p>Humongous Entertainment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9-28" calcext:value-type="date">
            <text:p>2001-09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retsu Hunter: Mahjong Special</text:p>
          </table:table-cell>
          <table:table-cell/>
          <table:table-cell office:value-type="string" calcext:value-type="string">
            <text:p>Banpresto</text:p>
          </table:table-cell>
          <table:table-cell table:style-name="ce5" office:value-type="date" office:date-value="1996-10-25" calcext:value-type="date">
            <text:p>1996-10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sou Dekotora Densetsu: Art Truck Battle</text:p>
          </table:table-cell>
          <table:table-cell/>
          <table:table-cell office:value-type="string" calcext:value-type="string">
            <text:p>Human Entertainment</text:p>
          </table:table-cell>
          <table:table-cell table:style-name="ce5" office:value-type="date" office:date-value="1998-06-25" calcext:value-type="date">
            <text:p>1998-06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sou Kyoudai Let's &amp; Go!! Eternal Wings</text:p>
          </table:table-cell>
          <table:table-cell table:number-columns-repeated="2" office:value-type="string" calcext:value-type="string">
            <text:p>Jaleco Entertainment</text:p>
          </table:table-cell>
          <table:table-cell table:style-name="ce5" office:value-type="date" office:date-value="1998-07-30" calcext:value-type="date">
            <text:p>1998-07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dies|Baldy Land JP</text:p>
          </table:table-cell>
          <table:table-cell office:value-type="string" calcext:value-type="string">
            <text:p>Creative Edge Software</text:p>
          </table:table-cell>
          <table:table-cell office:value-type="string" calcext:value-type="string">
            <text:p>Banpresto JP|Phoenix Games PAL|Bethesda Softworks NA</text:p>
          </table:table-cell>
          <table:table-cell table:style-name="ce5" office:value-type="date" office:date-value="1998-11-19" calcext:value-type="date">
            <text:p>1998-11-19</text:p>
          </table:table-cell>
          <table:table-cell table:style-name="ce5" office:value-type="date" office:date-value="2003-08-08" calcext:value-type="date">
            <text:p>2003-08-08</text:p>
          </table:table-cell>
          <table:table-cell table:style-name="ce5" office:value-type="date" office:date-value="2003-11-15" calcext:value-type="date">
            <text:p>2003-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 Breakers NA|Moho PAL</text:p>
          </table:table-cell>
          <table:table-cell office:value-type="string" calcext:value-type="string">
            <text:p>Lost Toy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7-26" calcext:value-type="date">
            <text:p>2000-07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blazer Champions</text:p>
          </table:table-cell>
          <table:table-cell office:value-type="string" calcext:value-type="string">
            <text:p>Factor 5</text:p>
          </table:table-cell>
          <table:table-cell office:value-type="string" calcext:value-type="string">
            <text:p>NA LucasArts|PAL CTO SpA</text:p>
          </table:table-cell>
          <table:table-cell table:style-name="ce5" office:value-type="date" office:date-value="1998-03-19" calcext:value-type="date">
            <text:p>1998-03-19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erburg Castle Chaos</text:p>
          </table:table-cell>
          <table:table-cell office:value-type="string" calcext:value-type="string">
            <text:p>Ascaron Entertainment</text:p>
          </table:table-cell>
          <table:table-cell office:value-type="string" calcext:value-type="string">
            <text:p>Mud Duck Productions NA|Phoenix Games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table:style-name="ce5" office:value-type="date" office:date-value="2002-01-01" calcext:value-type="date">
            <text:p>2002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istic</text:p>
          </table:table-cell>
          <table:table-cell office:value-type="string" calcext:value-type="string">
            <text:p>Mitchell Corporati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0-20" calcext:value-type="date">
            <text:p>2000-10-20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 Explorer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Vivendi Universal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09" calcext:value-type="date">
            <text:p>2001-04-09</text:p>
          </table:table-cell>
          <table:table-cell table:style-name="ce5" office:value-type="date" office:date-value="2001-09-04" calcext:value-type="date">
            <text:p>2001-09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 Race and Ride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9" calcext:value-type="date">
            <text:p>1999-11-09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 Super Sports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20" calcext:value-type="date">
            <text:p>2000-04-20</text:p>
          </table:table-cell>
          <table:table-cell table:style-name="ce5" office:value-type="date" office:date-value="1999-12-30" calcext:value-type="date">
            <text:p>1999-12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: Gotta Have Games</text:p>
          </table:table-cell>
          <table:table-cell office:value-type="string" calcext:value-type="string">
            <text:p>Digital Illusions</text:p>
          </table:table-cell>
          <table:table-cell office:value-type="string" calcext:value-type="string">
            <text:p>VU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11-07" calcext:value-type="date">
            <text:p>2003-11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oque</text:p>
          </table:table-cell>
          <table:table-cell table:number-columns-repeated="2" office:value-type="string" calcext:value-type="string">
            <text:p>Sting Entertainment</text:p>
          </table:table-cell>
          <table:table-cell table:style-name="ce5" office:value-type="date" office:date-value="1999-10-28" calcext:value-type="date">
            <text:p>1999-10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ball 2000</text:p>
          </table:table-cell>
          <table:table-cell table:number-columns-repeated="2"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s Loaded '96</text:p>
          </table:table-cell>
          <table:table-cell table:number-columns-repeated="2" office:value-type="string" calcext:value-type="string">
            <text:p>Jaleco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2-01" calcext:value-type="date">
            <text:p>1995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 Landing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ASCII Entertainment|Agetec Inc. NA</text:p>
          </table:table-cell>
          <table:table-cell table:style-name="ce5" office:value-type="date" office:date-value="1999-01-14" calcext:value-type="date">
            <text:p>1999-01-14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7" calcext:value-type="date">
            <text:p>2000-09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 Rise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1999-03-25" calcext:value-type="date">
            <text:p>1999-03-2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tard!!</text:p>
          </table:table-cell>
          <table:table-cell office:value-type="string" calcext:value-type="string">
            <text:p>Opus</text:p>
          </table:table-cell>
          <table:table-cell office:value-type="string" calcext:value-type="string">
            <text:p>Seta Corporation</text:p>
          </table:table-cell>
          <table:table-cell table:style-name="ce5" office:value-type="date" office:date-value="1996-12-28" calcext:value-type="date">
            <text:p>1996-12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&amp; Robin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8-05" calcext:value-type="date">
            <text:p>1998-08-05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Beyond: Return of the Joker NA|Batman of the Future: Return of the Joker PAL</text:p>
          </table:table-cell>
          <table:table-cell office:value-type="string" calcext:value-type="string">
            <text:p>Kemco</text:p>
          </table:table-cell>
          <table:table-cell office:value-type="string" calcext:value-type="string">
            <text:p>Ubisoft</text:p>
          </table:table-cell>
          <table:table-cell table:style-name="ce5" office:value-type="date" office:date-value="2001-05-01" calcext:value-type="date">
            <text:p>2001-05-01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11-20" calcext:value-type="date">
            <text:p>2000-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Forever: The Arcade Game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7-02-14" calcext:value-type="date">
            <text:p>1997-02-14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12-03" calcext:value-type="date">
            <text:p>1996-12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: Gotham City Racer</text:p>
          </table:table-cell>
          <table:table-cell office:value-type="string" calcext:value-type="string">
            <text:p>Sinister Game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18" calcext:value-type="date">
            <text:p>2001-05-18</text:p>
          </table:table-cell>
          <table:table-cell table:style-name="ce5" office:value-type="date" office:date-value="2001-04-19" calcext:value-type="date">
            <text:p>200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Nitoshinden</text:p>
          </table:table-cell>
          <table:table-cell table:number-columns-repeated="2"/>
          <table:table-cell table:style-name="ce5" office:value-type="date" office:date-value="1996-09-20" calcext:value-type="date">
            <text:p>1996-09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5-01-01" calcext:value-type="date">
            <text:p>1995-01-01</text:p>
          </table:table-cell>
          <table:table-cell table:style-name="ce5" office:value-type="date" office:date-value="1995-09-09" calcext:value-type="date">
            <text:p>1995-09-09</text:p>
          </table:table-cell>
          <table:table-cell table:style-name="ce5" office:value-type="date" office:date-value="1995-09-29" calcext:value-type="date">
            <text:p>1995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2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 and Toshiaki Ota</text:p>
          </table:table-cell>
          <table:table-cell table:style-name="ce5" office:value-type="date" office:date-value="1995-12-29" calcext:value-type="date">
            <text:p>1995-12-29</text:p>
          </table:table-cell>
          <table:table-cell table:style-name="ce5" office:value-type="date" office:date-value="1996-06-01" calcext:value-type="date">
            <text:p>1996-06-01</text:p>
          </table:table-cell>
          <table:table-cell table:style-name="ce5" office:value-type="date" office:date-value="1996-05-01" calcext:value-type="date">
            <text:p>1996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2 Plus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</text:p>
          </table:table-cell>
          <table:table-cell table:style-name="ce5" office:value-type="date" office:date-value="1996-08-09" calcext:value-type="date">
            <text:p>1996-08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3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</text:p>
          </table:table-cell>
          <table:table-cell table:style-name="ce5" office:value-type="date" office:date-value="1996-12-27" calcext:value-type="date">
            <text:p>1996-12-27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Hunter</text:p>
          </table:table-cell>
          <table:table-cell office:value-type="string" calcext:value-type="string">
            <text:p>Agetec</text:p>
          </table:table-cell>
          <table:table-cell office:value-type="string" calcext:value-type="string">
            <text:p>Tommo Inc.</text:p>
          </table:table-cell>
          <table:table-cell table:style-name="ce5" office:value-type="date" office:date-value="1999-12-27" calcext:value-type="date">
            <text:p>1999-12-27</text:p>
          </table:table-cell>
          <table:table-cell table:style-name="ce5" office:value-type="date" office:date-value="1997-08-01" calcext:value-type="date">
            <text:p>1997-08-01</text:p>
          </table:table-cell>
          <table:table-cell table:style-name="ce5" office:value-type="date" office:date-value="2001-06-01" calcext:value-type="date">
            <text:p>2001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Sport</text:p>
          </table:table-cell>
          <table:table-cell office:value-type="string" calcext:value-type="string">
            <text:p>Cyclone Studios</text:p>
          </table:table-cell>
          <table:table-cell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Station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Realtime Associat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tanx: Global Assault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30" calcext:value-type="date">
            <text:p>2000-06-30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ch Volleyball</text:p>
          </table:table-cell>
          <table:table-cell/>
          <table:table-cell office:value-type="string" calcext:value-type="string">
            <text:p>Canal + Multimedia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st Wars: Transformers</text:p>
          </table:table-cell>
          <table:table-cell office:value-type="string" calcext:value-type="string">
            <text:p>Takara</text:p>
          </table:table-cell>
          <table:table-cell office:value-type="string" calcext:value-type="string">
            <text:p>Hasbro Interactive</text:p>
          </table:table-cell>
          <table:table-cell table:style-name="ce5" office:value-type="date" office:date-value="1998-03-26" calcext:value-type="date">
            <text:p>1998-03-26</text:p>
          </table:table-cell>
          <table:table-cell table:style-name="ce5" office:value-type="date" office:date-value="1998-03-01" calcext:value-type="date">
            <text:p>1998-03-01</text:p>
          </table:table-cell>
          <table:table-cell table:style-name="ce5" office:value-type="date" office:date-value="1997-12-05" calcext:value-type="date">
            <text:p>1997-1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10-01" calcext:value-type="date">
            <text:p>1998-10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(Europe)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01" calcext:value-type="date">
            <text:p>2000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3rd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12-23" calcext:value-type="date">
            <text:p>1998-1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3rd Mix Mini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10-29" calcext:value-type="date">
            <text:p>1998-10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4th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9-09" calcext:value-type="date">
            <text:p>1999-09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5th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Club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12-21" calcext:value-type="date">
            <text:p>2000-12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Gotta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5-27" calcext:value-type="date">
            <text:p>1999-05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Gottamix 2 - Going Global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9-07" calcext:value-type="date">
            <text:p>2000-09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Append Yebisu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6th Mix + Core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2-03-26" calcext:value-type="date">
            <text:p>2002-03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Best Hits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7-27" calcext:value-type="date">
            <text:p>2000-07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Featuring Dreams Come True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7-27" calcext:value-type="date">
            <text:p>2000-07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mania - The Sound of Tokyo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3-29" calcext:value-type="date">
            <text:p>2001-03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t Planet Music</text:p>
          </table:table-cell>
          <table:table-cell office:value-type="string" calcext:value-type="string">
            <text:p>Opus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2000-01-20" calcext:value-type="date">
            <text:p>2000-01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lam</text:p>
          </table:table-cell>
          <table:table-cell office:value-type="string" calcext:value-type="string">
            <text:p>Mirage Technologies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04" calcext:value-type="date">
            <text:p>1997-07-0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ten Shoot Beyblade JP <text:s text:c="2"/>Beyblade: Let it Rip! NA/PAL</text:p>
          </table:table-cell>
          <table:table-cell office:value-type="string" calcext:value-type="string">
            <text:p>WAVEDGE</text:p>
          </table:table-cell>
          <table:table-cell office:value-type="string" calcext:value-type="string">
            <text:p>Crave Entertainment US|Atari PAL|Takara JP</text:p>
          </table:table-cell>
          <table:table-cell table:style-name="ce5" office:value-type="date" office:date-value="2001-12-05" calcext:value-type="date">
            <text:p>2001-12-05</text:p>
          </table:table-cell>
          <table:table-cell table:style-name="ce5" office:value-type="date" office:date-value="2003-08-22" calcext:value-type="date">
            <text:p>2003-08-22</text:p>
          </table:table-cell>
          <table:table-cell table:style-name="ce5" office:value-type="date" office:date-value="2002-12-05" calcext:value-type="date">
            <text:p>2002-1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ten Shoot Beyblade 2002: Beybattle Tournament 2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2002-08-01" calcext:value-type="date">
            <text:p>2002-08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yond the Beyond</text:p>
          </table:table-cell>
          <table:table-cell office:value-type="string" calcext:value-type="string">
            <text:p>Camelot Software Planning</text:p>
          </table:table-cell>
          <table:table-cell office:value-type="string" calcext:value-type="string">
            <text:p>SCEI|SCEA</text:p>
          </table:table-cell>
          <table:table-cell table:style-name="ce5" office:value-type="date" office:date-value="1995-11-03" calcext:value-type="date">
            <text:p>1995-11-0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Air</text:p>
          </table:table-cell>
          <table:table-cell office:value-type="string" calcext:value-type="string">
            <text:p>The Pitbull Syndicate Limited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4-01" calcext:value-type="date">
            <text:p>1999-04-01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Bass Fishing</text:p>
          </table:table-cell>
          <table:table-cell office:value-type="string" calcext:value-type="string">
            <text:p>Coresoft</text:p>
          </table:table-cell>
          <table:table-cell office:value-type="string" calcext:value-type="string">
            <text:p>Take 2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4-24" calcext:value-type="date">
            <text:p>2002-04-24</text:p>
          </table:table-cell>
          <table:table-cell table:style-name="ce5" office:value-type="date" office:date-value="2002-05-02" calcext:value-type="date">
            <text:p>2002-05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Bass World Championship</text:p>
          </table:table-cell>
          <table:table-cell office:value-type="string" calcext:value-type="string">
            <text:p>Hot-B</text:p>
          </table:table-cell>
          <table:table-cell office:value-type="string" calcext:value-type="string">
            <text:p>Starfish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League Slugger Baseball</text:p>
          </table:table-cell>
          <table:table-cell office:value-type="string" calcext:value-type="string">
            <text:p>Agetec Inc.</text:p>
          </table:table-cell>
          <table:table-cell office:value-type="string" calcext:value-type="string">
            <text:p>Now Product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7-15" calcext:value-type="date">
            <text:p>2003-07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Ol' Bass 2|Fisherman's Bait 2 PAL|Exciting Bass 3 JP</text:p>
          </table:table-cell>
          <table:table-cell office:value-type="string" calcext:value-type="string">
            <text:p>Konami Computer Entertainment Nagoya</text:p>
          </table:table-cell>
          <table:table-cell office:value-type="string" calcext:value-type="string">
            <text:p>Konami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Strike Bowling</text:p>
          </table:table-cell>
          <table:table-cell office:value-type="string" calcext:value-type="string">
            <text:p>Coresoft NA|Gotham Games PAL</text:p>
          </table:table-cell>
          <table:table-cell office:value-type="string" calcext:value-type="string">
            <text:p>Take 2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4-17" calcext:value-type="date">
            <text:p>2003-04-17</text:p>
          </table:table-cell>
          <table:table-cell table:style-name="ce5" office:value-type="date" office:date-value="2003-01-01" calcext:value-type="date">
            <text:p>2003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 F.R.E.A.K.S.</text:p>
          </table:table-cell>
          <table:table-cell office:value-type="string" calcext:value-type="string">
            <text:p>Saffire</text:p>
          </table:table-cell>
          <table:table-cell office:value-type="string" calcext:value-type="string">
            <text:p>Midway Games NA|GT Interactiv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4-30" calcext:value-type="date">
            <text:p>1998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hi Bashi Special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9-17" calcext:value-type="date">
            <text:p>1998-09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hi Bashi Special 2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9-02" calcext:value-type="date">
            <text:p>1999-09-02</text:p>
          </table:table-cell>
          <table:table-cell table:style-name="ce5" office:value-type="date" office:date-value="2000-07-07" calcext:value-type="date">
            <text:p>2000-07-0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hi Bashi Special 3: Step Champ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6-29" calcext:value-type="date">
            <text:p>2000-06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/Matrix 00</text:p>
          </table:table-cell>
          <table:table-cell table:number-columns-repeated="2" office:value-type="string" calcext:value-type="string">
            <text:p>InterChannel</text:p>
          </table:table-cell>
          <table:table-cell table:style-name="ce5" office:value-type="date" office:date-value="2004-05-11" calcext:value-type="date">
            <text:p>2004-05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/Matrix Cross</text:p>
          </table:table-cell>
          <table:table-cell office:value-type="string" calcext:value-type="string">
            <text:p>Flight-Plan</text:p>
          </table:table-cell>
          <table:table-cell office:value-type="string" calcext:value-type="string">
            <text:p>InterChannel</text:p>
          </table:table-cell>
          <table:table-cell table:style-name="ce5" office:value-type="date" office:date-value="2000-12-14" calcext:value-type="date">
            <text:p>2000-12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Bass with Blue Marlin</text:p>
          </table:table-cell>
          <table:table-cell office:value-type="string" calcext:value-type="string">
            <text:p>Hot B</text:p>
          </table:table-cell>
          <table:table-cell office:value-type="string" calcext:value-type="string">
            <text:p>Starfish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18" calcext:value-type="date">
            <text:p>1999-1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Dawn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Virgin Interactive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2-01" calcext:value-type="date">
            <text:p>1997-02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de</text:p>
          </table:table-cell>
          <table:table-cell office:value-type="string" calcext:value-type="string">
            <text:p>Hammerhead Ltd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11-23" calcext:value-type="date">
            <text:p>2000-1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deMaker</text:p>
          </table:table-cell>
          <table:table-cell table:number-columns-repeated="2" office:value-type="string" calcext:value-type="string">
            <text:p>Shoeisha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des of Blood: Samurai Shodown III</text:p>
          </table:table-cell>
          <table:table-cell office:value-type="string" calcext:value-type="string">
            <text:p>Ukiyotei</text:p>
          </table:table-cell>
          <table:table-cell office:value-type="string" calcext:value-type="string">
            <text:p>SCEE PAL|SNK JP|SCEA NA</text:p>
          </table:table-cell>
          <table:table-cell table:style-name="ce5" office:value-type="date" office:date-value="1996-08-30" calcext:value-type="date">
            <text:p>1996-08-30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Chamber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Lacrosse</text:p>
          </table:table-cell>
          <table:table-cell office:value-type="string" calcext:value-type="string">
            <text:p>Sandbox Studios</text:p>
          </table:table-cell>
          <table:table-cell office:value-type="string" calcext:value-type="string">
            <text:p>Acclaim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5-01" calcext:value-type="date">
            <text:p>2001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Radius</text:p>
          </table:table-cell>
          <table:table-cell office:value-type="string" calcext:value-type="string">
            <text:p>Pitbaull Syndicate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er Master</text:p>
          </table:table-cell>
          <table:table-cell table:number-columns-repeated="2" office:value-type="string" calcext:value-type="string">
            <text:p>Sunsoft</text:p>
          </table:table-cell>
          <table:table-cell table:style-name="ce5" office:value-type="date" office:date-value="2000-07-31" calcext:value-type="date">
            <text:p>2000-07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er Master: Blasting Again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Cra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5-06" calcext:value-type="date">
            <text:p>2001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o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8-01" calcext:value-type="date">
            <text:p>1998-08-01</text:p>
          </table:table-cell>
          <table:table-cell table:style-name="ce5" office:value-type="date" office:date-value="1998-04-15" calcext:value-type="date">
            <text:p>1998-04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e and Blade: Eternal Quest</text:p>
          </table:table-cell>
          <table:table-cell office:value-type="string" calcext:value-type="string">
            <text:p>Technology and Entertainment Software</text:p>
          </table:table-cell>
          <table:table-cell office:value-type="string" calcext:value-type="string">
            <text:p>Funsoft</text:p>
          </table:table-cell>
          <table:table-cell table:style-name="ce5" office:value-type="date" office:date-value="1998-01-28" calcext:value-type="date">
            <text:p>1998-01-28</text:p>
          </table:table-cell>
          <table:table-cell table:style-name="ce5" office:value-type="date" office:date-value="1999-06-04" calcext:value-type="date">
            <text:p>1999-06-0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ing Dragons</text:p>
          </table:table-cell>
          <table:table-cell office:value-type="string" calcext:value-type="string">
            <text:p>The Illusions Game Company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 Buster|Block Kuzushi 2 JP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Phoenix Games</text:p>
          </table:table-cell>
          <table:table-cell table:style-name="ce5" office:value-type="date" office:date-value="2000-02-03" calcext:value-type="date">
            <text:p>2000-02-03</text:p>
          </table:table-cell>
          <table:table-cell table:style-name="ce5" office:value-type="date" office:date-value="2003-08-08" calcext:value-type="date">
            <text:p>2003-08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ids</text:p>
          </table:table-cell>
          <table:table-cell office:value-type="string" calcext:value-type="string">
            <text:p>MonkeyPaw Games</text:p>
          </table:table-cell>
          <table:table-cell office:value-type="string" calcext:value-type="string">
            <text:p>Athen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04" calcext:value-type="date">
            <text:p>1996-08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 Kuzushi</text:p>
          </table:table-cell>
          <table:table-cell table:number-columns-repeated="2" office:value-type="string" calcext:value-type="string">
            <text:p>Karuchua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 &amp; Switch</text:p>
          </table:table-cell>
          <table:table-cell table:number-columns-repeated="2" office:value-type="string" calcext:value-type="string">
            <text:p>Seren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1-24" calcext:value-type="date">
            <text:p>2002-01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 Lines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4-01" calcext:value-type="date">
            <text:p>1999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 Omen: Legacy of Kain</text:p>
          </table:table-cell>
          <table:table-cell office:value-type="string" calcext:value-type="string">
            <text:p>Silicon Knights</text:p>
          </table:table-cell>
          <table:table-cell office:value-type="string" calcext:value-type="string">
            <text:p>Crystal Dynamics</text:p>
          </table:table-cell>
          <table:table-cell table:style-name="ce5" office:value-type="date" office:date-value="1997-05-30" calcext:value-type="date">
            <text:p>1997-05-30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y Roar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8ing/Raizing</text:p>
          </table:table-cell>
          <table:table-cell table:style-name="ce5" office:value-type="date" office:date-value="1997-11-06" calcext:value-type="date">
            <text:p>1997-11-06</text:p>
          </table:table-cell>
          <table:table-cell table:style-name="ce5" office:value-type="date" office:date-value="1998-03-01" calcext:value-type="date">
            <text:p>1998-03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y Roar 2</text:p>
          </table:table-cell>
          <table:table-cell office:value-type="string" calcext:value-type="string">
            <text:p>8ing/Raizing|Hudson Soft</text:p>
          </table:table-cell>
          <table:table-cell office:value-type="string" calcext:value-type="string">
            <text:p>Virgin Interactive Entertainment</text:p>
          </table:table-cell>
          <table:table-cell table:style-name="ce5" office:value-type="date" office:date-value="1999-01-28" calcext:value-type="date">
            <text:p>1999-01-28</text:p>
          </table:table-cell>
          <table:table-cell table:style-name="ce5" office:value-type="date" office:date-value="1999-07-01" calcext:value-type="date">
            <text:p>1999-07-01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Breaker</text:p>
          </table:table-cell>
          <table:table-cell office:value-type="string" calcext:value-type="string">
            <text:p>Human Club</text:p>
          </table:table-cell>
          <table:table-cell office:value-type="string" calcext:value-type="string">
            <text:p>Human entertainment</text:p>
          </table:table-cell>
          <table:table-cell table:style-name="ce5" office:value-type="date" office:date-value="1997-12-25" calcext:value-type="date">
            <text:p>1997-12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.L.U.E. Legend of Water</text:p>
          </table:table-cell>
          <table:table-cell office:value-type="string" calcext:value-type="string">
            <text:p>CAProduction</text:p>
          </table:table-cell>
          <table:table-cell office:value-type="string" calcext:value-type="string">
            <text:p>Hudson Soft</text:p>
          </table:table-cell>
          <table:table-cell table:style-name="ce5" office:value-type="date" office:date-value="1998-07-09" calcext:value-type="date">
            <text:p>1998-07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's Clues: Blue's Big Musical</text:p>
          </table:table-cell>
          <table:table-cell office:value-type="string" calcext:value-type="string">
            <text:p>Terraglyph Interactive Studios</text:p>
          </table:table-cell>
          <table:table-cell office:value-type="string" calcext:value-type="string">
            <text:p>THQ and Nick Jr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24" calcext:value-type="date">
            <text:p>2001-08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 Game Top Shop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A1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2-04" calcext:value-type="date">
            <text:p>2001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b the Builder: Can We Fix It?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THQ, BBC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12" calcext:value-type="date">
            <text:p>2000-01-12</text:p>
          </table:table-cell>
          <table:table-cell table:style-name="ce5" office:value-type="date" office:date-value="2001-09-30" calcext:value-type="date">
            <text:p>2001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gey Dead 6</text:p>
          </table:table-cell>
          <table:table-cell office:value-type="string" calcext:value-type="string">
            <text:p>Asmik Ace Entertainment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6-01-26" calcext:value-type="date">
            <text:p>1996-01-26</text:p>
          </table:table-cell>
          <table:table-cell table:style-name="ce5" office:value-type="date" office:date-value="1996-09-01" calcext:value-type="date">
            <text:p>1996-09-01</text:p>
          </table:table-cell>
          <table:table-cell table:style-name="ce5" office:value-type="date" office:date-value="1996-08-06" calcext:value-type="date">
            <text:p>1996-08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ku no Natsuyasumi</text:p>
          </table:table-cell>
          <table:table-cell office:value-type="string" calcext:value-type="string">
            <text:p>Millennium Kitchen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2000-06-22" calcext:value-type="date">
            <text:p>2000-06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kujo Monogatari Harvest Moon For Girls</text:p>
          </table:table-cell>
          <table:table-cell office:value-type="string" calcext:value-type="string">
            <text:p>Victor Interactive Software</text:p>
          </table:table-cell>
          <table:table-cell office:value-type="string" calcext:value-type="string">
            <text:p>Natsume</text:p>
          </table:table-cell>
          <table:table-cell table:style-name="ce5" office:value-type="date" office:date-value="2000-12-07" calcext:value-type="date">
            <text:p>2000-12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rman Land</text:p>
          </table:table-cell>
          <table:table-cell table:number-columns-repeated="2" office:value-type="string" calcext:value-type="string">
            <text:p>Hudson Soft</text:p>
          </table:table-cell>
          <table:table-cell table:style-name="ce5" office:value-type="date" office:date-value="2000-12-21" calcext:value-type="date">
            <text:p>2000-12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rman Fantasy Race</text:p>
          </table:table-cell>
          <table:table-cell office:value-type="string" calcext:value-type="string">
            <text:p>Graphic Research Co. Ltd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1998-08-06" calcext:value-type="date">
            <text:p>1998-08-06</text:p>
          </table:table-cell>
          <table:table-cell table:style-name="ce5" office:value-type="date" office:date-value="2000-07-01" calcext:value-type="date">
            <text:p>2000-07-01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rman Party Edition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Vatical Entertainment</text:p>
          </table:table-cell>
          <table:table-cell table:style-name="ce5" office:value-type="date" office:date-value="1998-12-10" calcext:value-type="date">
            <text:p>1998-12-10</text:p>
          </table:table-cell>
          <table:table-cell table:style-name="ce5" office:value-type="date" office:date-value="1999-07-01" calcext:value-type="date">
            <text:p>1999-07-01</text:p>
          </table:table-cell>
          <table:table-cell table:style-name="ce5" office:value-type="date" office:date-value="2000-09-19" calcext:value-type="date">
            <text:p>2000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rman Wars</text:p>
          </table:table-cell>
          <table:table-cell table:number-columns-repeated="2" office:value-type="string" calcext:value-type="string">
            <text:p>Hudson</text:p>
          </table:table-cell>
          <table:table-cell table:style-name="ce5" office:value-type="date" office:date-value="1998-04-16" calcext:value-type="date">
            <text:p>1998-04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rman World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Atlus</text:p>
          </table:table-cell>
          <table:table-cell table:style-name="ce5" office:value-type="date" office:date-value="1998-01-29" calcext:value-type="date">
            <text:p>1998-01-29</text:p>
          </table:table-cell>
          <table:table-cell table:style-name="ce5" office:value-type="date" office:date-value="1998-08-01" calcext:value-type="date">
            <text:p>1998-08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ombing Islands</text:p>
          </table:table-cell>
          <table:table-cell office:value-type="string" calcext:value-type="string">
            <text:p>Kotobuki Systems</text:p>
          </table:table-cell>
          <table:table-cell office:value-type="string" calcext:value-type="string">
            <text:p>Kemco</text:p>
          </table:table-cell>
          <table:table-cell table:style-name="ce5" office:value-type="date" office:date-value="1997-07-18" calcext:value-type="date">
            <text:p>1997-07-18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2001-05-02" calcext:value-type="date">
            <text:p>2001-05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ogurashi: Kore de Kanpeki Disu</text:p>
          </table:table-cell>
          <table:table-cell table:number-columns-repeated="2" office:value-type="string" calcext:value-type="string">
            <text:p>Amuse</text:p>
          </table:table-cell>
          <table:table-cell table:style-name="ce5" office:value-type="date" office:date-value="1996-06-07" calcext:value-type="date">
            <text:p>1996-06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mbots</text:p>
          </table:table-cell>
          <table:table-cell office:value-type="string" calcext:value-type="string">
            <text:p>The Neverhood</text:p>
          </table:table-cell>
          <table:table-cell office:value-type="string" calcext:value-type="string">
            <text:p>SouthPeak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tom of the 9th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10-25" calcext:value-type="date">
            <text:p>1996-10-2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4-04" calcext:value-type="date">
            <text:p>1996-04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tom of the 9th '97|Jikkyou American Baseball JP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5-14" calcext:value-type="date">
            <text:p>1998-05-14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tom of the 9th '99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nty Hunter Sara</text:p>
          </table:table-cell>
          <table:table-cell office:value-type="string" calcext:value-type="string">
            <text:p>Flagship</text:p>
          </table:table-cell>
          <table:table-cell office:value-type="string" calcext:value-type="string">
            <text:p>Capcom</text:p>
          </table:table-cell>
          <table:table-cell table:style-name="ce5" office:value-type="date" office:date-value="2001-05-24" calcext:value-type="date">
            <text:p>2001-05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ing</text:p>
          </table:table-cell>
          <table:table-cell office:value-type="string" calcext:value-type="string">
            <text:p>Agetec Inc.</text:p>
          </table:table-cell>
          <table:table-cell office:value-type="string" calcext:value-type="string">
            <text:p>Tam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5-14" calcext:value-type="date">
            <text:p>2001-05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ys Be... Kono Koi no Yukue</text:p>
          </table:table-cell>
          <table:table-cell/>
          <table:table-cell office:value-type="string" calcext:value-type="string">
            <text:p>Kodansha</text:p>
          </table:table-cell>
          <table:table-cell table:style-name="ce5" office:value-type="date" office:date-value="1997-03-28" calcext:value-type="date">
            <text:p>1997-03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HMA Force: The Assault on Beltlogger 9</text:p>
          </table:table-cell>
          <table:table-cell office:value-type="string" calcext:value-type="string">
            <text:p>Genki Co., Ltd</text:p>
          </table:table-cell>
          <table:table-cell office:value-type="string" calcext:value-type="string">
            <text:p>JVC</text:p>
          </table:table-cell>
          <table:table-cell table:style-name="ce5" office:value-type="date" office:date-value="1996-11-15" calcext:value-type="date">
            <text:p>1996-11-15</text:p>
          </table:table-cell>
          <table:table-cell table:style-name="ce5" office:value-type="date" office:date-value="1998-03-01" calcext:value-type="date">
            <text:p>1998-03-01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 Dead 13</text:p>
          </table:table-cell>
          <table:table-cell office:value-type="string" calcext:value-type="string">
            <text:p>ReadySoft</text:p>
          </table:table-cell>
          <table:table-cell office:value-type="string" calcext:value-type="string">
            <text:p>ReadySoft NA|Coconuts Japan JP</text:p>
          </table:table-cell>
          <table:table-cell table:style-name="ce5" office:value-type="date" office:date-value="1996-10-18" calcext:value-type="date">
            <text:p>1996-10-1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3-06" calcext:value-type="date">
            <text:p>1996-03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z</text:p>
          </table:table-cell>
          <table:table-cell office:value-type="string" calcext:value-type="string">
            <text:p>Ubisoft (PAL), D.C. Studios Inc.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5-02" calcext:value-type="date">
            <text:p>2003-05-02</text:p>
          </table:table-cell>
          <table:table-cell table:style-name="ce5" office:value-type="date" office:date-value="2003-03-12" calcext:value-type="date">
            <text:p>2003-03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e Fencer Musashi|Brave Fencer Musashiden JP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quare EA</text:p>
          </table:table-cell>
          <table:table-cell table:style-name="ce5" office:value-type="date" office:date-value="1998-07-16" calcext:value-type="date">
            <text:p>1998-07-1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e Prove</text:p>
          </table:table-cell>
          <table:table-cell table:number-columns-repeated="2" office:value-type="string" calcext:value-type="string">
            <text:p>DataWest</text:p>
          </table:table-cell>
          <table:table-cell table:style-name="ce5" office:value-type="date" office:date-value="1998-04-15" calcext:value-type="date">
            <text:p>1998-04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e Saga 2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2000-05-02" calcext:value-type="date">
            <text:p>2000-05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e Sword</text:p>
          </table:table-cell>
          <table:table-cell table:number-columns-repeated="2" office:value-type="string" calcext:value-type="string">
            <text:p>Sammy Studios</text:p>
          </table:table-cell>
          <table:table-cell table:style-name="ce5" office:value-type="date" office:date-value="2000-10-19" calcext:value-type="date">
            <text:p>2000-10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 Air Race</text:p>
          </table:table-cell>
          <table:table-cell office:value-type="string" calcext:value-type="string">
            <text:p>Xing Entertainment</text:p>
          </table:table-cell>
          <table:table-cell office:value-type="string" calcext:value-type="string">
            <text:p>THQ</text:p>
          </table:table-cell>
          <table:table-cell table:style-name="ce5" office:value-type="date" office:date-value="1997-07-31" calcext:value-type="date">
            <text:p>1997-07-31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out</text:p>
          </table:table-cell>
          <table:table-cell office:value-type="string" calcext:value-type="string">
            <text:p>Supersonic Software Ltd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0-06" calcext:value-type="date">
            <text:p>2000-10-06</text:p>
          </table:table-cell>
          <table:table-cell table:style-name="ce5" office:value-type="date" office:date-value="2000-09-22" calcext:value-type="date">
            <text:p>2000-09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Point</text:p>
          </table:table-cell>
          <table:table-cell office:value-type="string" calcext:value-type="string">
            <text:p>Smart Dog</text:p>
          </table:table-cell>
          <table:table-cell office:value-type="string" calcext:value-type="string">
            <text:p>Ocean PAL|Konami JP</text:p>
          </table:table-cell>
          <table:table-cell table:style-name="ce5" office:value-type="date" office:date-value="1997-09-18" calcext:value-type="date">
            <text:p>1997-09-18</text:p>
          </table:table-cell>
          <table:table-cell table:style-name="ce5" office:value-type="date" office:date-value="1996-12-01" calcext:value-type="date">
            <text:p>1996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Thru!</text:p>
          </table:table-cell>
          <table:table-cell table:number-columns-repeated="2" office:value-type="string" calcext:value-type="string">
            <text:p>Shoeisha</text:p>
          </table:table-cell>
          <table:table-cell table:style-name="ce5" office:value-type="date" office:date-value="1995-12-01" calcext:value-type="date">
            <text:p>1995-12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th of Fire III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Infogrames</text:p>
          </table:table-cell>
          <table:table-cell table:style-name="ce5" office:value-type="date" office:date-value="1997-09-11" calcext:value-type="date">
            <text:p>1997-09-11</text:p>
          </table:table-cell>
          <table:table-cell table:style-name="ce5" office:value-type="date" office:date-value="1998-10-08" calcext:value-type="date">
            <text:p>1998-10-08</text:p>
          </table:table-cell>
          <table:table-cell table:style-name="ce5" office:value-type="date" office:date-value="1998-04-30" calcext:value-type="date">
            <text:p>1998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th of Fire IV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E Europe Ltd.</text:p>
          </table:table-cell>
          <table:table-cell table:style-name="ce5" office:value-type="date" office:date-value="2000-04-27" calcext:value-type="date">
            <text:p>2000-04-27</text:p>
          </table:table-cell>
          <table:table-cell table:style-name="ce5" office:value-type="date" office:date-value="2001-08-03" calcext:value-type="date">
            <text:p>2001-08-03</text:p>
          </table:table-cell>
          <table:table-cell table:style-name="ce5" office:value-type="date" office:date-value="2000-11-28" calcext:value-type="date">
            <text:p>2000-1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an Lara Cricket '99|Shane Warne Cricket AU, NZ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2-08" calcext:value-type="date">
            <text:p>1998-12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gandine: Legend of Forsena</text:p>
          </table:table-cell>
          <table:table-cell office:value-type="string" calcext:value-type="string">
            <text:p>Hearty Robin</text:p>
          </table:table-cell>
          <table:table-cell office:value-type="string" calcext:value-type="string">
            <text:p>Hearty Robin JP|Atlus NA</text:p>
          </table:table-cell>
          <table:table-cell table:style-name="ce5" office:value-type="date" office:date-value="1998-04-02" calcext:value-type="date">
            <text:p>1998-04-0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ken Hel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3-26" calcext:value-type="date">
            <text:p>1998-03-26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7-05-31" calcext:value-type="date">
            <text:p>1997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ken Sword: The Shadow of the Templars</text:p>
          </table:table-cell>
          <table:table-cell office:value-type="string" calcext:value-type="string">
            <text:p>Revolution Software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31" calcext:value-type="date">
            <text:p>1998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ken Sword: The Smoking Mirror</text:p>
          </table:table-cell>
          <table:table-cell office:value-type="string" calcext:value-type="string">
            <text:p>Revolution Software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14" calcext:value-type="date">
            <text:p>1997-11-14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swick Circuit Pro Bowling</text:p>
          </table:table-cell>
          <table:table-cell office:value-type="string" calcext:value-type="string">
            <text:p>Adrenalin Entertainment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01" calcext:value-type="date">
            <text:p>1998-11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swick Circuit Pro Bowling 2</text:p>
          </table:table-cell>
          <table:table-cell office:value-type="string" calcext:value-type="string">
            <text:p>Adrenalin Entertainment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01" calcext:value-type="date">
            <text:p>2000-03-01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Bobble featuring Rainbow Islands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sy 3D</text:p>
          </table:table-cell>
          <table:table-cell office:value-type="string" calcext:value-type="string">
            <text:p>Eidetic Inc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8-01" calcext:value-type="date">
            <text:p>1997-08-01</text:p>
          </table:table-cell>
          <table:table-cell table:style-name="ce5" office:value-type="date" office:date-value="1996-11-25" calcext:value-type="date">
            <text:p>1996-1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 Riders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n-Spac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Bug's Life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CEA NA|SCEE PAL|Konami JP</text:p>
          </table:table-cell>
          <table:table-cell table:style-name="ce5" office:value-type="date" office:date-value="1999-02-01" calcext:value-type="date">
            <text:p>1999-02-01</text:p>
          </table:table-cell>
          <table:table-cell table:style-name="ce5" office:value-type="date" office:date-value="1998-10-28" calcext:value-type="date">
            <text:p>1998-10-28</text:p>
          </table:table-cell>
          <table:table-cell table:style-name="ce5" office:value-type="date" office:date-value="1998-11-18" calcext:value-type="date">
            <text:p>1998-1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Bug's Life Activity Centre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2-01" calcext:value-type="date">
            <text:p>1999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gy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remlin Interactive, Zoo Digital (2003 Re-Release)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s Bunny: Lost in Time</text:p>
          </table:table-cell>
          <table:table-cell office:value-type="string" calcext:value-type="string">
            <text:p>Behaviour Interactiv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6-29" calcext:value-type="date">
            <text:p>1999-06-29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s Bunny &amp; Taz: Time Busters</text:p>
          </table:table-cell>
          <table:table-cell office:value-type="string" calcext:value-type="string">
            <text:p>Behaviour Interactiv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2000-11-24" calcext:value-type="date">
            <text:p>2000-11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er's Block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Jaleco</text:p>
          </table:table-cell>
          <table:table-cell table:style-name="ce5" office:value-type="date" office:date-value="1999-12-09" calcext:value-type="date">
            <text:p>1999-12-09</text:p>
          </table:table-cell>
          <table:table-cell table:style-name="ce5" office:value-type="date" office:date-value="2000-09-30" calcext:value-type="date">
            <text:p>2000-09-30</text:p>
          </table:table-cell>
          <table:table-cell table:style-name="ce5" office:value-type="date" office:date-value="2000-07-12" calcext:value-type="date">
            <text:p>2000-07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ning Ace</text:p>
          </table:table-cell>
          <table:table-cell/>
          <table:table-cell office:value-type="string" calcext:value-type="string">
            <text:p>Midas Interactiv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ning Road</text:p>
          </table:table-cell>
          <table:table-cell office:value-type="string" calcext:value-type="string">
            <text:p>Toka JP</text:p>
          </table:table-cell>
          <table:table-cell office:value-type="string" calcext:value-type="string">
            <text:p>Funsoft</text:p>
          </table:table-cell>
          <table:table-cell table:style-name="ce5" office:value-type="date" office:date-value="1997-01-31" calcext:value-type="date">
            <text:p>1997-01-3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strick Wake Boarding!!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Metro JP|JVC Digital Studios PAL|Natsme NA</text:p>
          </table:table-cell>
          <table:table-cell table:style-name="ce5" office:value-type="date" office:date-value="2000-07-06" calcext:value-type="date">
            <text:p>2000-07-06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1-02-28" calcext:value-type="date">
            <text:p>2001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hido Blad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1997-03-14" calcext:value-type="date">
            <text:p>1997-03-14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hido Blade 2</text:p>
          </table:table-cell>
          <table:table-cell office:value-type="string" calcext:value-type="string">
            <text:p>Square|Light Weight</text:p>
          </table:table-cell>
          <table:table-cell office:value-type="string" calcext:value-type="string">
            <text:p>Square, Square EA</text:p>
          </table:table-cell>
          <table:table-cell table:style-name="ce5" office:value-type="date" office:date-value="1998-03-19" calcext:value-type="date">
            <text:p>1998-03-1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 a Groove|Bust a Move JP</text:p>
          </table:table-cell>
          <table:table-cell office:value-type="string" calcext:value-type="string">
            <text:p>Metro Graphics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8-01-29" calcext:value-type="date">
            <text:p>1998-01-29</text:p>
          </table:table-cell>
          <table:table-cell table:style-name="ce5" office:value-type="date" office:date-value="1998-11-25" calcext:value-type="date">
            <text:p>1998-11-25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 a Groove 2|Bust a Move 2 JP</text:p>
          </table:table-cell>
          <table:table-cell office:value-type="string" calcext:value-type="string">
            <text:p>Metro Graphics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9-04-15" calcext:value-type="date">
            <text:p>1999-04-1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2|Puzzle Bobble 2 JP</text:p>
          </table:table-cell>
          <table:table-cell table:number-columns-repeated="2" office:value-type="string" calcext:value-type="string">
            <text:p>Tait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2: Arcade Edition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8-01" calcext:value-type="date">
            <text:p>1996-08-01</text:p>
          </table:table-cell>
          <table:table-cell table:style-name="ce5" office:value-type="date" office:date-value="1996-03-29" calcext:value-type="date">
            <text:p>1996-03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3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2-01" calcext:value-type="date">
            <text:p>1998-0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4|Puzzle Bobble 4 JP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8-08-06" calcext:value-type="date">
            <text:p>1998-08-06</text:p>
          </table:table-cell>
          <table:table-cell table:style-name="ce5" office:value-type="date" office:date-value="1999-04-15" calcext:value-type="date">
            <text:p>1999-04-15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'99|Puzzle Bobble 3 JP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7-11-06" calcext:value-type="date">
            <text:p>1997-11-06</text:p>
          </table:table-cell>
          <table:table-cell table:style-name="ce5" office:value-type="date" office:date-value="1998-02-27" calcext:value-type="date">
            <text:p>1998-02-27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er Bros. Collection</text:p>
          </table:table-cell>
          <table:table-cell office:value-type="string" calcext:value-type="string">
            <text:p>Mitchell Corporation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subushi</text:p>
          </table:table-cell>
          <table:table-cell table:number-columns-repeated="2" office:value-type="string" calcext:value-type="string">
            <text:p>Phoenix Games PAL|Selen JP</text:p>
          </table:table-cell>
          <table:table-cell table:style-name="ce5" office:value-type="date" office:date-value="2001-03-15" calcext:value-type="date">
            <text:p>2001-03-15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zz Lightyear of Star Command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2-09" calcext:value-type="date">
            <text:p>2001-02-09</text:p>
          </table:table-cell>
          <table:table-cell table:style-name="ce5" office:value-type="date" office:date-value="2000-09-26" calcext:value-type="date">
            <text:p>2000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12: Final Resistance</text:p>
          </table:table-cell>
          <table:table-cell office:value-type="string" calcext:value-type="string">
            <text:p>SCE Studio Cambridge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06" calcext:value-type="date">
            <text:p>2001-04-06</text:p>
          </table:table-cell>
          <table:table-cell table:style-name="ce5" office:value-type="date" office:date-value="2002-07-22" calcext:value-type="date">
            <text:p>2002-07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 Racing [134]|Max Power Racing</text:p>
          </table:table-cell>
          <table:table-cell office:value-type="string" calcext:value-type="string">
            <text:p>Eutechnyx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ontra Adventure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a's Big Game Hunter: Ultimate Challenge</text:p>
          </table:table-cell>
          <table:table-cell office:value-type="string" calcext:value-type="string">
            <text:p>Coresoft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2-04" calcext:value-type="date">
            <text:p>2001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a's Ultimate Deer Hunt: Open Season</text:p>
          </table:table-cell>
          <table:table-cell office:value-type="string" calcext:value-type="string">
            <text:p>Coresoft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0-30" calcext:value-type="date">
            <text:p>2002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dillac</text:p>
          </table:table-cell>
          <table:table-cell table:number-columns-repeated="2" office:value-type="string" calcext:value-type="string">
            <text:p>Hect</text:p>
          </table:table-cell>
          <table:table-cell table:style-name="ce5" office:value-type="date" office:date-value="1999-05-27" calcext:value-type="date">
            <text:p>1999-05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sars Palace</text:p>
          </table:table-cell>
          <table:table-cell table:number-columns-repeated="2"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sar's Palace 2000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Interplay Entertainment Corp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29" calcext:value-type="date">
            <text:p>2000-06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sar's Palace II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Interplay Entertainment Corp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amity Adventure 1: The Natural World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amity Adventure 2: People and Tradition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amity Adventure 3: Around the World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ornia Surfing</text:p>
          </table:table-cell>
          <table:table-cell/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2-13" calcext:value-type="date">
            <text:p>2001-12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ornia Watersports</text:p>
          </table:table-cell>
          <table:table-cell office:value-type="string" calcext:value-type="string">
            <text:p>Theyer GFX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30" calcext:value-type="date">
            <text:p>2001-03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's Geo Tool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s (4 CDs with 13 classic games)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Virgin Interactive</text:p>
          </table:table-cell>
          <table:table-cell table:number-columns-repeated="2"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VS SNK: Pro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2-04-18" calcext:value-type="date">
            <text:p>2002-04-18</text:p>
          </table:table-cell>
          <table:table-cell table:style-name="ce5" office:value-type="date" office:date-value="2002-07-12" calcext:value-type="date">
            <text:p>2002-07-12</text:p>
          </table:table-cell>
          <table:table-cell table:style-name="ce5" office:value-type="date" office:date-value="2002-08-14" calcext:value-type="date">
            <text:p>2002-08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Commando</text:p>
          </table:table-cell>
          <table:table-cell table:number-columns-repeated="2" office:value-type="string" calcext:value-type="string">
            <text:p>New</text:p>
          </table:table-cell>
          <table:table-cell table:style-name="ce5" office:value-type="date" office:date-value="1998-09-17" calcext:value-type="date">
            <text:p>1998-09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Tsubasa: Aratanaru Densetsu Joshou</text:p>
          </table:table-cell>
          <table:table-cell office:value-type="string" calcext:value-type="string">
            <text:p>WinkySof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2-05-16" calcext:value-type="date">
            <text:p>2002-05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Tsubasa J: Get in the Tomorrow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1995-05-03" calcext:value-type="date">
            <text:p>1995-05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 &amp; Driver Presents: Grand Tour Racing '98|Total Drivin PAL</text:p>
          </table:table-cell>
          <table:table-cell office:value-type="string" calcext:value-type="string">
            <text:p>Eutechnyx</text:p>
          </table:table-cell>
          <table:table-cell office:value-type="string" calcext:value-type="string">
            <text:p>Activision NA|Ocean Software PAL|Atlus JP</text:p>
          </table:table-cell>
          <table:table-cell table:style-name="ce5" office:value-type="date" office:date-value="1998-04-23" calcext:value-type="date">
            <text:p>1998-04-23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 Games</text:p>
          </table:table-cell>
          <table:table-cell office:value-type="string" calcext:value-type="string">
            <text:p>Amedio</text:p>
          </table:table-cell>
          <table:table-cell office:value-type="string" calcext:value-type="string">
            <text:p>JP <text:s/>D3|NA <text:s/>Agetec Inc.</text:p>
          </table:table-cell>
          <table:table-cell table:style-name="ce5" office:value-type="date" office:date-value="2000-10-26" calcext:value-type="date">
            <text:p>2000-10-2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8-28" calcext:value-type="date">
            <text:p>2001-08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 Shark|Trump Shiyouyo! JP</text:p>
          </table:table-cell>
          <table:table-cell/>
          <table:table-cell office:value-type="string" calcext:value-type="string">
            <text:p>Midas Interactive PAL|Bottom Up JP</text:p>
          </table:table-cell>
          <table:table-cell table:style-name="ce5" office:value-type="date" office:date-value="1998-10-15" calcext:value-type="date">
            <text:p>1998-10-15</text:p>
          </table:table-cell>
          <table:table-cell table:style-name="ce5" office:value-type="date" office:date-value="2001-02-16" calcext:value-type="date">
            <text:p>2001-02-1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etic Story Game 1: Cardcaptor Sakura</text:p>
          </table:table-cell>
          <table:table-cell table:number-columns-repeated="2" office:value-type="string" calcext:value-type="string">
            <text:p>Arika</text:p>
          </table:table-cell>
          <table:table-cell table:style-name="ce5" office:value-type="date" office:date-value="1999-08-05" calcext:value-type="date">
            <text:p>1999-08-0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with Cardcaptor Sakura: Eternal Heart</text:p>
          </table:table-cell>
          <table:table-cell table:number-columns-repeated="2" office:value-type="string" calcext:value-type="string">
            <text:p>Arika</text:p>
          </table:table-cell>
          <table:table-cell table:style-name="ce5" office:value-type="date" office:date-value="2000-08-10" calcext:value-type="date">
            <text:p>2000-08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captor Sakura: Clow Card Magic</text:p>
          </table:table-cell>
          <table:table-cell table:number-columns-repeated="2" office:value-type="string" calcext:value-type="string">
            <text:p>Arika</text:p>
          </table:table-cell>
          <table:table-cell table:style-name="ce5" office:value-type="date" office:date-value="2000-01-27" calcext:value-type="date">
            <text:p>2000-0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inal Syn</text:p>
          </table:table-cell>
          <table:table-cell office:value-type="string" calcext:value-type="string">
            <text:p>Kronos Digital Entertainment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o!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mageddon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0-01" calcext:value-type="date">
            <text:p>1999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age Heart</text:p>
          </table:table-cell>
          <table:table-cell office:value-type="string" calcext:value-type="string">
            <text:p>Artdink</text:p>
          </table:table-cell>
          <table:table-cell office:value-type="string" calcext:value-type="string">
            <text:p>SCEE PAL|SCEA NA|Artdink JP</text:p>
          </table:table-cell>
          <table:table-cell table:style-name="ce5" office:value-type="date" office:date-value="1995-12-08" calcext:value-type="date">
            <text:p>1995-12-08</text:p>
          </table:table-cell>
          <table:table-cell table:style-name="ce5" office:value-type="date" office:date-value="1997-05-01" calcext:value-type="date">
            <text:p>1997-05-01</text:p>
          </table:table-cell>
          <table:table-cell table:style-name="ce5" office:value-type="date" office:date-value="1997-01-31" calcext:value-type="date">
            <text:p>1997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age Heart EZ: Easy Zapping</text:p>
          </table:table-cell>
          <table:table-cell table:number-columns-repeated="2" office:value-type="string" calcext:value-type="string">
            <text:p>Artdink</text:p>
          </table:table-cell>
          <table:table-cell table:style-name="ce5" office:value-type="date" office:date-value="1997-07-24" calcext:value-type="date">
            <text:p>1997-07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 World Serie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3-28" calcext:value-type="date">
            <text:p>1998-03-28</text:p>
          </table:table-cell>
          <table:table-cell table:style-name="ce5" office:value-type="date" office:date-value="1997-09-16" calcext:value-type="date">
            <text:p>1997-09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per - Friends Around the World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Sound Sourc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11-16" calcext:value-type="date">
            <text:p>2000-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levania Chronicles|Castlevania Chronicle: Akumajou Dracula JP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1-05-24" calcext:value-type="date">
            <text:p>2001-05-24</text:p>
          </table:table-cell>
          <table:table-cell table:style-name="ce5" office:value-type="date" office:date-value="2001-11-09" calcext:value-type="date">
            <text:p>2001-11-09</text:p>
          </table:table-cell>
          <table:table-cell table:style-name="ce5" office:value-type="date" office:date-value="2001-10-08" calcext:value-type="date">
            <text:p>2001-10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levania: Symphony of the Night|Akumajou Dracula X: Nocturne in the Moonlight JP</text:p>
          </table:table-cell>
          <table:table-cell office:value-type="string" calcext:value-type="string">
            <text:p>Konami Deutschland GmbH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7-03-20" calcext:value-type="date">
            <text:p>1997-03-20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10-02" calcext:value-type="date">
            <text:p>1997-10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rol Honda Superbike Racing</text:p>
          </table:table-cell>
          <table:table-cell office:value-type="string" calcext:value-type="string">
            <text:p>Midas Interactive Entertainment</text:p>
          </table:table-cell>
          <table:table-cell office:value-type="string" calcext:value-type="string">
            <text:p>NA <text:s/>Electronic Arts|PAL <text:s/>THQ|JP <text:s/>Success</text:p>
          </table:table-cell>
          <table:table-cell table:style-name="ce5" office:value-type="date" office:date-value="2000-05-25" calcext:value-type="date">
            <text:p>2000-05-25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rol Honda VTR</text:p>
          </table:table-cell>
          <table:table-cell office:value-type="string" calcext:value-type="string">
            <text:p>Interactive Entertainment</text:p>
          </table:table-cell>
          <table:table-cell office:value-type="string" calcext:value-type="string">
            <text:p>Midas Interactive PAL|Success JP</text:p>
          </table:table-cell>
          <table:table-cell table:style-name="ce5" office:value-type="date" office:date-value="2001-10-25" calcext:value-type="date">
            <text:p>2001-10-25</text:p>
          </table:table-cell>
          <table:table-cell table:style-name="ce5" office:value-type="date" office:date-value="2001-02-09" calcext:value-type="date">
            <text:p>2001-02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n - Die erste Insel (German)</text:p>
          </table:table-cell>
          <table:table-cell office:value-type="string" calcext:value-type="string">
            <text:p>Similis</text:p>
          </table:table-cell>
          <table:table-cell office:value-type="string" calcext:value-type="string">
            <text:p>Ravensburger Interactive Media GmbH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1" calcext:value-type="date">
            <text:p>2001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at in the Hat</text:p>
          </table:table-cell>
          <table:table-cell office:value-type="string" calcext:value-type="string">
            <text:p>NewKidCo</text:p>
          </table:table-cell>
          <table:table-cell office:value-type="string" calcext:value-type="string">
            <text:p>DC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4-23" calcext:value-type="date">
            <text:p>2004-04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 the Ripper: Jyusanninme no Tanteishi</text:p>
          </table:table-cell>
          <table:table-cell table:number-columns-repeated="2" office:value-type="string" calcext:value-type="string">
            <text:p>Tonkin House</text:p>
          </table:table-cell>
          <table:table-cell table:style-name="ce5" office:value-type="date" office:date-value="1997-07-17" calcext:value-type="date">
            <text:p>1997-07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brity Deathmatch</text:p>
          </table:table-cell>
          <table:table-cell office:value-type="string" calcext:value-type="string">
            <text:p>Big Ape Productions</text:p>
          </table:table-cell>
          <table:table-cell office:value-type="string" calcext:value-type="string">
            <text:p>Gotham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10-21" calcext:value-type="date">
            <text:p>2003-10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Leaping Lizard Software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22" calcext:value-type="date">
            <text:p>1999-11-22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Bass</text:p>
          </table:table-cell>
          <table:table-cell office:value-type="string" calcext:value-type="string">
            <text:p>EA Seattl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Manager Quiz</text:p>
          </table:table-cell>
          <table:table-cell office:value-type="string" calcext:value-type="string">
            <text:p>King of the Jungle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30" calcext:value-type="date">
            <text:p>2001-11-30</text:p>
          </table:table-cell>
          <table:table-cell table:style-name="ce5" office:value-type="date" office:date-value="2001-10-12" calcext:value-type="date">
            <text:p>2001-10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Motocross featuring Ricky Carmichael</text:p>
          </table:table-cell>
          <table:table-cell office:value-type="string" calcext:value-type="string">
            <text:p>Funcom Dubli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Motocross 2001 featuring Ricky Carmichael</text:p>
          </table:table-cell>
          <table:table-cell office:value-type="string" calcext:value-type="string">
            <text:p>Funcom Dubli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06" calcext:value-type="date">
            <text:p>2001-04-06</text:p>
          </table:table-cell>
          <table:table-cell table:style-name="ce5" office:value-type="date" office:date-value="2001-01-30" calcext:value-type="date">
            <text:p>2001-0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mpionship Surfer</text:p>
          </table:table-cell>
          <table:table-cell office:value-type="string" calcext:value-type="string">
            <text:p>Krome Studios</text:p>
          </table:table-cell>
          <table:table-cell office:value-type="string" calcext:value-type="string">
            <text:p>Matte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19" calcext:value-type="date">
            <text:p>2001-10-19</text:p>
          </table:table-cell>
          <table:table-cell table:style-name="ce5" office:value-type="date" office:date-value="2000-12-04" calcext:value-type="date">
            <text:p>2000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Break</text:p>
          </table:table-cell>
          <table:table-cell office:value-type="string" calcext:value-type="string">
            <text:p>Eon</text:p>
          </table:table-cell>
          <table:table-cell office:value-type="string" calcext:value-type="string">
            <text:p>Taito Corporation JP|Eon PAL</text:p>
          </table:table-cell>
          <table:table-cell table:style-name="ce5" office:value-type="date" office:date-value="2000-01-27" calcext:value-type="date">
            <text:p>2000-01-27</text:p>
          </table:table-cell>
          <table:table-cell table:style-name="ce5" office:value-type="date" office:date-value="2000-12-08" calcext:value-type="date">
            <text:p>2000-12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umera</text:p>
          </table:table-cell>
          <table:table-cell office:value-type="string" calcext:value-type="string">
            <text:p>Bits Laboratory</text:p>
          </table:table-cell>
          <table:table-cell office:value-type="string" calcext:value-type="string">
            <text:p>Victor Interactive Software</text:p>
          </table:table-cell>
          <table:table-cell table:style-name="ce5" office:value-type="date" office:date-value="1999-11-25" calcext:value-type="date">
            <text:p>1999-11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se the Express</text:p>
          </table:table-cell>
          <table:table-cell office:value-type="string" calcext:value-type="string">
            <text:p>Sugar &amp; Rockets Inc.|Tyo Entertainment</text:p>
          </table:table-cell>
          <table:table-cell office:value-type="string" calcext:value-type="string">
            <text:p>SCEE</text:p>
          </table:table-cell>
          <table:table-cell table:number-columns-repeated="3"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mate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Midas Interactive PAL|Altron JP</text:p>
          </table:table-cell>
          <table:table-cell table:style-name="ce5" office:value-type="date" office:date-value="1998-06-18" calcext:value-type="date">
            <text:p>1998-06-18</text:p>
          </table:table-cell>
          <table:table-cell table:style-name="ce5" office:value-type="date" office:date-value="2001-04-12" calcext:value-type="date">
            <text:p>2001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mate 2</text:p>
          </table:table-cell>
          <table:table-cell table:number-columns-repeated="2"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5-02" calcext:value-type="date">
            <text:p>2003-05-0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esy</text:p>
          </table:table-cell>
          <table:table-cell office:value-type="string" calcext:value-type="string">
            <text:p>CTA Developments</text:p>
          </table:table-cell>
          <table:table-cell office:value-type="string" calcext:value-type="string">
            <text:p>Ocean Software PAL|Jaleco JP</text:p>
          </table:table-cell>
          <table:table-cell table:style-name="ce5" office:value-type="date" office:date-value="1997-07-24" calcext:value-type="date">
            <text:p>1997-07-24</text:p>
          </table:table-cell>
          <table:table-cell table:style-name="ce5" office:value-type="date" office:date-value="1996-11-15" calcext:value-type="date">
            <text:p>1996-11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1 Games NA|Success JP</text:p>
          </table:table-cell>
          <table:table-cell table:style-name="ce5" office:value-type="date" office:date-value="2001-11-29" calcext:value-type="date">
            <text:p>2001-11-2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smaster II|Chessmaster Millinnium PAL</text:p>
          </table:table-cell>
          <table:table-cell office:value-type="string" calcext:value-type="string">
            <text:p>Starsphere Interactive</text:p>
          </table:table-cell>
          <table:table-cell office:value-type="string" calcext:value-type="string">
            <text:p>Mindscap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smaster 3D</text:p>
          </table:table-cell>
          <table:table-cell table:number-columns-repeated="2" office:value-type="string" calcext:value-type="string">
            <text:p>Mindscap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ken Run</text:p>
          </table:table-cell>
          <table:table-cell office:value-type="string" calcext:value-type="string">
            <text:p>Blitz Games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24" calcext:value-type="date">
            <text:p>2000-11-24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ll</text:p>
          </table:table-cell>
          <table:table-cell office:value-type="string" calcext:value-type="string">
            <text:p>Silicon Dreams Studio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: The Forbidden City</text:p>
          </table:table-cell>
          <table:table-cell office:value-type="string" calcext:value-type="string">
            <text:p>Cryo Interactive|Canal+Multimedia|Réunion des Musées Nationaux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ō Aniki: Kyūkyoku Muteki Ginga Saikyō Otoko</text:p>
          </table:table-cell>
          <table:table-cell office:value-type="string" calcext:value-type="string">
            <text:p>Pre-Stage</text:p>
          </table:table-cell>
          <table:table-cell office:value-type="string" calcext:value-type="string">
            <text:p>Masaya</text:p>
          </table:table-cell>
          <table:table-cell table:style-name="ce5" office:value-type="date" office:date-value="1995-12-29" calcext:value-type="date">
            <text:p>1995-12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obo Collection</text:p>
          </table:table-cell>
          <table:table-cell office:value-type="string" calcext:value-type="string">
            <text:p>Square|ParityBit|Denyusha Co.</text:p>
          </table:table-cell>
          <table:table-cell office:value-type="string" calcext:value-type="string">
            <text:p>Square</text:p>
          </table:table-cell>
          <table:table-cell table:style-name="ce5" office:value-type="date" office:date-value="1999-12-22" calcext:value-type="date">
            <text:p>1999-12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obo Racing</text:p>
          </table:table-cell>
          <table:table-cell office:value-type="string" calcext:value-type="string">
            <text:p>Square Co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9-03-18" calcext:value-type="date">
            <text:p>1999-03-18</text:p>
          </table:table-cell>
          <table:table-cell table:style-name="ce5" office:value-type="date" office:date-value="1999-10-11" calcext:value-type="date">
            <text:p>1999-10-11</text:p>
          </table:table-cell>
          <table:table-cell table:style-name="ce5" office:value-type="date" office:date-value="1999-08-10" calcext:value-type="date">
            <text:p>1999-08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obo's Mysterious Dungeon 2 NA|Chokobo no Fushigi na Danjon 2 JP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 EA</text:p>
          </table:table-cell>
          <table:table-cell table:style-name="ce5" office:value-type="date" office:date-value="1998-12-23" calcext:value-type="date">
            <text:p>1998-12-2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obo no Fushigi na Dungeon</text:p>
          </table:table-cell>
          <table:table-cell table:number-columns-repeated="2" office:value-type="string" calcext:value-type="string">
            <text:p>Square</text:p>
          </table:table-cell>
          <table:table-cell table:style-name="ce5" office:value-type="date" office:date-value="1997-12-23" calcext:value-type="date">
            <text:p>1997-1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o Q JP|Penny Racers PAL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 JP|SCEE PAL</text:p>
          </table:table-cell>
          <table:table-cell table:style-name="ce5" office:value-type="date" office:date-value="1996-03-22" calcext:value-type="date">
            <text:p>1996-03-22</text:p>
          </table:table-cell>
          <table:table-cell table:style-name="ce5" office:value-type="date" office:date-value="1996-10-01" calcext:value-type="date">
            <text:p>1996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o Q 2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1997-02-21" calcext:value-type="date">
            <text:p>1997-02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o Q 3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1998-02-19" calcext:value-type="date">
            <text:p>1998-02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o Q Marine: Q-Boat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1998-06-25" calcext:value-type="date">
            <text:p>1998-06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 Kamara's Street Soccer</text:p>
          </table:table-cell>
          <table:table-cell office:value-type="string" calcext:value-type="string">
            <text:p>Pixel Storm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5" calcext:value-type="date">
            <text:p>2000-08-2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nicles of the Sword</text:p>
          </table:table-cell>
          <table:table-cell office:value-type="string" calcext:value-type="string">
            <text:p>Synthetic Dimensions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no Cross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Soft JP|Square EA NA</text:p>
          </table:table-cell>
          <table:table-cell table:style-name="ce5" office:value-type="date" office:date-value="1999-11-18" calcext:value-type="date">
            <text:p>1999-11-1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15" calcext:value-type="date">
            <text:p>2000-08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no Trigger</text:p>
          </table:table-cell>
          <table:table-cell table:number-columns-repeated="2" office:value-type="string" calcext:value-type="string">
            <text:p>SquareSoft</text:p>
          </table:table-cell>
          <table:table-cell table:style-name="ce5" office:value-type="date" office:date-value="1999-11-02" calcext:value-type="date">
            <text:p>1999-11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ll</text:p>
          </table:table-cell>
          <table:table-cell table:number-columns-repeated="2" office:value-type="string" calcext:value-type="string">
            <text:p>Gaines Plix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ll 2</text:p>
          </table:table-cell>
          <table:table-cell table:number-columns-repeated="2" office:value-type="string" calcext:value-type="string">
            <text:p>Gaines Plix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4-30" calcext:value-type="date">
            <text:p>2002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ll Vantage</text:p>
          </table:table-cell>
          <table:table-cell table:number-columns-repeated="2" office:value-type="string" calcext:value-type="string">
            <text:p>Gaines Plix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28" calcext:value-type="date">
            <text:p>2000-1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y's Caribbean Holiday</text:p>
          </table:table-cell>
          <table:table-cell table:number-columns-repeated="2"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y's Fashion World</text:p>
          </table:table-cell>
          <table:table-cell table:number-columns-repeated="2"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 Breakers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Mindscap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ity of Lost Children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2000-08-15" calcext:value-type="date">
            <text:p>2000-08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ization II</text:p>
          </table:table-cell>
          <table:table-cell office:value-type="string" calcext:value-type="string">
            <text:p>Alpha Unit</text:p>
          </table:table-cell>
          <table:table-cell office:value-type="string" calcext:value-type="string">
            <text:p>Human Entertainment JP|Activision PAL,NA</text:p>
          </table:table-cell>
          <table:table-cell table:style-name="ce5" office:value-type="date" office:date-value="1998-12-23" calcext:value-type="date">
            <text:p>1998-12-23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8-12-31" calcext:value-type="date">
            <text:p>1998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opatra's Fortune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Mida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ck Medic</text:p>
          </table:table-cell>
          <table:table-cell office:value-type="string" calcext:value-type="string">
            <text:p>Game Freak</text:p>
          </table:table-cell>
          <table:table-cell office:value-type="string" calcext:value-type="string">
            <text:p>Sony Music Entertainment Incorporated</text:p>
          </table:table-cell>
          <table:table-cell table:style-name="ce5" office:value-type="date" office:date-value="1999-01-28" calcext:value-type="date">
            <text:p>1999-01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 Tower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6-12-13" calcext:value-type="date">
            <text:p>1996-12-13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7-10-01" calcext:value-type="date">
            <text:p>199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 Tower: The First Fear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7-07-17" calcext:value-type="date">
            <text:p>1997-07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 Tower II: The Struggle Within</text:p>
          </table:table-cell>
          <table:table-cell office:value-type="string" calcext:value-type="string">
            <text:p>Human Entertainment</text:p>
          </table:table-cell>
          <table:table-cell office:value-type="string" calcext:value-type="string">
            <text:p>Human Entertainment, Agetec</text:p>
          </table:table-cell>
          <table:table-cell table:style-name="ce5" office:value-type="date" office:date-value="1998-03-12" calcext:value-type="date">
            <text:p>1998-03-1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erx</text:p>
          </table:table-cell>
          <table:table-cell office:value-type="string" calcext:value-type="string">
            <text:p>Axes Art Amuse</text:p>
          </table:table-cell>
          <table:table-cell office:value-type="string" calcext:value-type="string">
            <text:p>Tokuma Shoten</text:p>
          </table:table-cell>
          <table:table-cell table:style-name="ce5" office:value-type="date" office:date-value="1996-07-26" calcext:value-type="date">
            <text:p>1996-07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name: Tenka NA|Lifeforce Tenka PAL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CEA NA|Psygnosis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01" calcext:value-type="date">
            <text:p>1997-07-01</text:p>
          </table:table-cell>
          <table:table-cell table:style-name="ce5" office:value-type="date" office:date-value="1997-05-31" calcext:value-type="date">
            <text:p>1997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in McRae Rally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in McRae Rally 2.0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12-05" calcext:value-type="date">
            <text:p>2000-1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ge Slam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ny Wars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5" calcext:value-type="date">
            <text:p>1997-11-05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ny Wars: Red Sun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2000-05-02" calcext:value-type="date">
            <text:p>2000-05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ny Wars: Vengeance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tion Pro Soccer</text:p>
          </table:table-cell>
          <table:table-cell office:value-type="string" calcext:value-type="string">
            <text:p>Kuusoukagaku</text:p>
          </table:table-cell>
          <table:table-cell office:value-type="string" calcext:value-type="string">
            <text:p>Axela</text:p>
          </table:table-cell>
          <table:table-cell table:style-name="ce5" office:value-type="date" office:date-value="1998-06-18" calcext:value-type="date">
            <text:p>1998-06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and &amp; Conquer</text:p>
          </table:table-cell>
          <table:table-cell office:value-type="string" calcext:value-type="string">
            <text:p>Westwood Studio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and &amp; Conquer: Red Alert</text:p>
          </table:table-cell>
          <table:table-cell office:value-type="string" calcext:value-type="string">
            <text:p>Westwood Studios</text:p>
          </table:table-cell>
          <table:table-cell office:value-type="string" calcext:value-type="string">
            <text:p>Virgin Interactive|EA Games ( Platinum Re-Release)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and &amp; Conquer Red Alert: Retaliation</text:p>
          </table:table-cell>
          <table:table-cell office:value-type="string" calcext:value-type="string">
            <text:p>Westwood Studio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8-28" calcext:value-type="date">
            <text:p>1998-08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unity Pom: Omoide o Dakishimete</text:p>
          </table:table-cell>
          <table:table-cell table:number-columns-repeated="2" office:value-type="string" calcext:value-type="string">
            <text:p>Fill-In Cafe</text:p>
          </table:table-cell>
          <table:table-cell table:style-name="ce5" office:value-type="date" office:date-value="1997-10-30" calcext:value-type="date">
            <text:p>1997-10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e Onside Soccer</text:p>
          </table:table-cell>
          <table:table-cell office:value-type="string" calcext:value-type="string">
            <text:p>MotiveTime</text:p>
          </table:table-cell>
          <table:table-cell office:value-type="string" calcext:value-type="string">
            <text:p>Telstar PAL|Ichikawa JP</text:p>
          </table:table-cell>
          <table:table-cell table:style-name="ce5" office:value-type="date" office:date-value="1998-01-29" calcext:value-type="date">
            <text:p>1998-01-29</text:p>
          </table:table-cell>
          <table:table-cell table:style-name="ce5" office:value-type="date" office:date-value="1996-06-01" calcext:value-type="date">
            <text:p>1996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quest Earth</text:p>
          </table:table-cell>
          <table:table-cell office:value-type="string" calcext:value-type="string">
            <text:p>Data Design Interactive</text:p>
          </table:table-cell>
          <table:table-cell office:value-type="string" calcext:value-type="string">
            <text:p>Eido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ystem 3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der|Victory Boxing 2 PAL|Dynamite Boxing JP</text:p>
          </table:table-cell>
          <table:table-cell office:value-type="string" calcext:value-type="string">
            <text:p>Victor Interactive Software</text:p>
          </table:table-cell>
          <table:table-cell office:value-type="string" calcext:value-type="string">
            <text:p>SCEA NA</text:p>
          </table:table-cell>
          <table:table-cell table:style-name="ce5" office:value-type="date" office:date-value="1998-05-21" calcext:value-type="date">
            <text:p>1998-05-21</text:p>
          </table:table-cell>
          <table:table-cell table:style-name="ce5" office:value-type="date" office:date-value="1998-10-01" calcext:value-type="date">
            <text:p>1998-10-01</text:p>
          </table:table-cell>
          <table:table-cell table:style-name="ce5" office:value-type="date" office:date-value="1999-01-12" calcext:value-type="date">
            <text:p>1999-01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der 2</text:p>
          </table:table-cell>
          <table:table-cell table:number-columns-repeated="2" office:value-type="string" calcext:value-type="string">
            <text:p>Bam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2-19" calcext:value-type="date">
            <text:p>2000-12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: Legacy of War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i: Ano Machi wo Dokusen Seyo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7-03-28" calcext:value-type="date">
            <text:p>1997-03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i 2: Zenkoku Chain Tenkai da!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7-12-18" calcext:value-type="date">
            <text:p>1997-12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Boarders</text:p>
          </table:table-cell>
          <table:table-cell office:value-type="string" calcext:value-type="string">
            <text:p>UEP Systems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1-09" calcext:value-type="date">
            <text:p>1997-01-09</text:p>
          </table:table-cell>
          <table:table-cell table:style-name="ce5" office:value-type="date" office:date-value="1996-12-31" calcext:value-type="date">
            <text:p>1996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Boarders 2</text:p>
          </table:table-cell>
          <table:table-cell office:value-type="string" calcext:value-type="string">
            <text:p>UEP Systems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7-08-28" calcext:value-type="date">
            <text:p>1997-08-28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Boarders 3</text:p>
          </table:table-cell>
          <table:table-cell office:value-type="string" calcext:value-type="string">
            <text:p>989 Studios|Idol Minds L.L.C</text:p>
          </table:table-cell>
          <table:table-cell office:value-type="string" calcext:value-type="string">
            <text:p>SCE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Boarders 4</text:p>
          </table:table-cell>
          <table:table-cell office:value-type="string" calcext:value-type="string">
            <text:p>Idol Minds L.L.C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2000-03-09" calcext:value-type="date">
            <text:p>2000-03-09</text:p>
          </table:table-cell>
          <table:table-cell table:style-name="ce5" office:value-type="date" office:date-value="2000-02-25" calcext:value-type="date">
            <text:p>2000-02-25</text:p>
          </table:table-cell>
          <table:table-cell table:style-name="ce5" office:value-type="date" office:date-value="1999-11-10" calcext:value-type="date">
            <text:p>1999-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 Boarders 2001</text:p>
          </table:table-cell>
          <table:table-cell office:value-type="string" calcext:value-type="string">
            <text:p>Idol Minds L.L.C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2000-10-31" calcext:value-type="date">
            <text:p>2000-10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mic Cookoff: Language Art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mic Cookoff: Mathematic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mic Race</text:p>
          </table:table-cell>
          <table:table-cell table:number-columns-repeated="2" office:value-type="string" calcext:value-type="string">
            <text:p>Neorex</text:p>
          </table:table-cell>
          <table:table-cell table:style-name="ce5" office:value-type="date" office:date-value="1995-01-20" calcext:value-type="date">
            <text:p>1995-01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mowarrior Zero</text:p>
          </table:table-cell>
          <table:table-cell table:number-columns-repeated="2" office:value-type="string" calcext:value-type="string">
            <text:p>Taito Corporation</text:p>
          </table:table-cell>
          <table:table-cell table:style-name="ce5" office:value-type="date" office:date-value="2000-05-18" calcext:value-type="date">
            <text:p>2000-05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ton 100%</text:p>
          </table:table-cell>
          <table:table-cell office:value-type="string" calcext:value-type="string">
            <text:p>Success</text:p>
          </table:table-cell>
          <table:table-cell/>
          <table:table-cell table:style-name="ce5" office:value-type="date" office:date-value="2003-01-01" calcext:value-type="date">
            <text:p>2003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ton Original</text:p>
          </table:table-cell>
          <table:table-cell office:value-type="string" calcext:value-type="string">
            <text:p>Success</text:p>
          </table:table-cell>
          <table:table-cell/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down Vampires</text:p>
          </table:table-cell>
          <table:table-cell office:value-type="string" calcext:value-type="string">
            <text:p>K2 LLC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9-12-22" calcext:value-type="date">
            <text:p>1999-12-2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1" calcext:value-type="date">
            <text:p>2000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rier Crisis</text:p>
          </table:table-cell>
          <table:table-cell office:value-type="string" calcext:value-type="string">
            <text:p>New Level Software</text:p>
          </table:table-cell>
          <table:table-cell office:value-type="string" calcext:value-type="string">
            <text:p>GT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vert Ops: Nuclear Dawn</text:p>
          </table:table-cell>
          <table:table-cell office:value-type="string" calcext:value-type="string">
            <text:p>Sugar &amp; Rockets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5-31" calcext:value-type="date">
            <text:p>2000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wboy Bebop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1998-05-14" calcext:value-type="date">
            <text:p>1998-05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sh Bandicoot</text:p>
          </table:table-cell>
          <table:table-cell office:value-type="string" calcext:value-type="string">
            <text:p>Naughty Dog</text:p>
          </table:table-cell>
          <table:table-cell office:value-type="string" calcext:value-type="string">
            <text:p>SCEE PAL|SCEA US</text:p>
          </table:table-cell>
          <table:table-cell table:style-name="ce5" office:value-type="date" office:date-value="1996-12-06" calcext:value-type="date">
            <text:p>1996-12-06</text:p>
          </table:table-cell>
          <table:table-cell table:style-name="ce5" office:value-type="date" office:date-value="1996-11-02" calcext:value-type="date">
            <text:p>1996-11-02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sh Bandicoot 2: Cortex Strikes Back</text:p>
          </table:table-cell>
          <table:table-cell office:value-type="string" calcext:value-type="string">
            <text:p>Naughty Dog</text:p>
          </table:table-cell>
          <table:table-cell office:value-type="string" calcext:value-type="string">
            <text:p>SCEE PAL|SCEA US</text:p>
          </table:table-cell>
          <table:table-cell table:style-name="ce5" office:value-type="date" office:date-value="1997-12-18" calcext:value-type="date">
            <text:p>1997-12-18</text:p>
          </table:table-cell>
          <table:table-cell table:style-name="ce5" office:value-type="date" office:date-value="1997-12-06" calcext:value-type="date">
            <text:p>1997-12-06</text:p>
          </table:table-cell>
          <table:table-cell table:style-name="ce5" office:value-type="date" office:date-value="1997-11-01" calcext:value-type="date">
            <text:p>199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sh Bandicoot 3: Warped</text:p>
          </table:table-cell>
          <table:table-cell office:value-type="string" calcext:value-type="string">
            <text:p>Naughty Dog</text:p>
          </table:table-cell>
          <table:table-cell office:value-type="string" calcext:value-type="string">
            <text:p>SCEE PAL|SCEA US</text:p>
          </table:table-cell>
          <table:table-cell table:style-name="ce5" office:value-type="date" office:date-value="1998-12-17" calcext:value-type="date">
            <text:p>1998-12-17</text:p>
          </table:table-cell>
          <table:table-cell table:style-name="ce5" office:value-type="date" office:date-value="1998-12-05" calcext:value-type="date">
            <text:p>1998-12-05</text:p>
          </table:table-cell>
          <table:table-cell table:style-name="ce5" office:value-type="date" office:date-value="1998-10-10" calcext:value-type="date">
            <text:p>1998-10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sh Team Racing</text:p>
          </table:table-cell>
          <table:table-cell office:value-type="string" calcext:value-type="string">
            <text:p>Naughty Dog</text:p>
          </table:table-cell>
          <table:table-cell office:value-type="string" calcext:value-type="string">
            <text:p>SCEE PAL|SCEA US</text:p>
          </table:table-cell>
          <table:table-cell table:style-name="ce5" office:value-type="date" office:date-value="1999-12-16" calcext:value-type="date">
            <text:p>1999-12-16</text:p>
          </table:table-cell>
          <table:table-cell table:style-name="ce5" office:value-type="date" office:date-value="1999-10-20" calcext:value-type="date">
            <text:p>1999-10-20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sh Bash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SCEE PAL|SCEA US</text:p>
          </table:table-cell>
          <table:table-cell table:style-name="ce5" office:value-type="date" office:date-value="2000-12-14" calcext:value-type="date">
            <text:p>2000-12-14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e Camp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e Isl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e Journey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e Voyag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ures</text:p>
          </table:table-cell>
          <table:table-cell office:value-type="string" calcext:value-type="string">
            <text:p>Creature Labs</text:p>
          </table:table-cell>
          <table:table-cell office:value-type="string" calcext:value-type="string">
            <text:p>Swing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5-18" calcext:value-type="date">
            <text:p>2002-05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ures 3: Raised in Space</text:p>
          </table:table-cell>
          <table:table-cell office:value-type="string" calcext:value-type="string">
            <text:p>Elo Interactive</text:p>
          </table:table-cell>
          <table:table-cell office:value-type="string" calcext:value-type="string">
            <text:p>Play I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30" calcext:value-type="date">
            <text:p>2003-01-30</text:p>
          </table:table-cell>
          <table:table-cell table:style-name="ce5" office:value-type="date" office:date-value="2004-01-01" calcext:value-type="date">
            <text:p>2004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cket 2000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01" calcext:value-type="date">
            <text:p>2000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e Crackers</text:p>
          </table:table-cell>
          <table:table-cell office:value-type="string" calcext:value-type="string">
            <text:p>Media.Vision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4-12-03" calcext:value-type="date">
            <text:p>1994-12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e Crackers 2</text:p>
          </table:table-cell>
          <table:table-cell office:value-type="string" calcext:value-type="string">
            <text:p>Media.Vision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7-11-27" calcext:value-type="date">
            <text:p>1997-1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e Killer</text:p>
          </table:table-cell>
          <table:table-cell office:value-type="string" calcext:value-type="string">
            <text:p>Pixelogic</text:p>
          </table:table-cell>
          <table:table-cell office:value-type="string" calcext:value-type="string">
            <text:p>Interplay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26" calcext:value-type="date">
            <text:p>1998-06-26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is Beat</text:p>
          </table:table-cell>
          <table:table-cell office:value-type="string" calcext:value-type="string">
            <text:p>Studio 3 PAL|Bandai JP</text:p>
          </table:table-cell>
          <table:table-cell office:value-type="string" calcext:value-type="string">
            <text:p>Virgin Interactive|Play It (2003 Re-Release)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7-31" calcext:value-type="date">
            <text:p>2000-07-3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is City</text:p>
          </table:table-cell>
          <table:table-cell table:number-columns-repeated="2" office:value-type="string" calcext:value-type="string">
            <text:p>Takara</text:p>
          </table:table-cell>
          <table:table-cell table:style-name="ce5" office:value-type="date" office:date-value="1998-06-04" calcext:value-type="date">
            <text:p>1998-06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ical Blow</text:p>
          </table:table-cell>
          <table:table-cell office:value-type="string" calcext:value-type="string">
            <text:p>Racdym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1997-12-04" calcext:value-type="date">
            <text:p>1997-12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ical Depth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2-01" calcext:value-type="date">
            <text:p>1999-12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icom</text:p>
          </table:table-cell>
          <table:table-cell office:value-type="string" calcext:value-type="string">
            <text:p>Kronos Digital Entertainment</text:p>
          </table:table-cell>
          <table:table-cell office:value-type="string" calcext:value-type="string">
            <text:p>Vic Tokai</text:p>
          </table:table-cell>
          <table:table-cell table:style-name="ce5" office:value-type="date" office:date-value="1996-10-04" calcext:value-type="date">
            <text:p>1996-10-04</text:p>
          </table:table-cell>
          <table:table-cell table:style-name="ce5" office:value-type="date" office:date-value="1995-11-29" calcext:value-type="date">
            <text:p>1995-11-29</text:p>
          </table:table-cell>
          <table:table-cell table:style-name="ce5" office:value-type="date" office:date-value="1996-03-01" calcext:value-type="date">
            <text:p>199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c: Legend of the Gobbos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Fox Interactive|EA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style-name="ce5" office:value-type="date" office:date-value="1997-09-29" calcext:value-type="date">
            <text:p>1997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c 2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6-30" calcext:value-type="date">
            <text:p>1999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road Crisi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1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01" calcext:value-type="date">
            <text:p>2001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 Romance: Koi to Mahjong to Hanafuda to</text:p>
          </table:table-cell>
          <table:table-cell table:number-columns-repeated="2" office:value-type="string" calcext:value-type="string">
            <text:p>Nihon Bussan</text:p>
          </table:table-cell>
          <table:table-cell table:style-name="ce5" office:value-type="date" office:date-value="1997-03-28" calcext:value-type="date">
            <text:p>1997-03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 Tantei Monogatari</text:p>
          </table:table-cell>
          <table:table-cell table:number-columns-repeated="2" office:value-type="string" calcext:value-type="string">
            <text:p>WorkJam</text:p>
          </table:table-cell>
          <table:table-cell table:style-name="ce5" office:value-type="date" office:date-value="1999-10-21" calcext:value-type="date">
            <text:p>1999-10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row: City of Angels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7-04-25" calcext:value-type="date">
            <text:p>1997-04-25</text:p>
          </table:table-cell>
          <table:table-cell table:style-name="ce5" office:value-type="date" office:date-value="1997-04-01" calcext:value-type="date">
            <text:p>1997-04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r: No Remorse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6-12-31" calcext:value-type="date">
            <text:p>1996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rs of Might and Magic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ypt Killer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03-07" calcext:value-type="date">
            <text:p>1997-03-07</text:p>
          </table:table-cell>
          <table:table-cell table:style-name="ce5" office:value-type="date" office:date-value="1997-05-01" calcext:value-type="date">
            <text:p>1997-05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 Special Forces</text:p>
          </table:table-cell>
          <table:table-cell office:value-type="string" calcext:value-type="string">
            <text:p>Light and Shadow Productions</text:p>
          </table:table-cell>
          <table:table-cell office:value-type="string" calcext:value-type="string">
            <text:p>Hip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1-02" calcext:value-type="date">
            <text:p>2001-0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 Special Forces</text:p>
          </table:table-cell>
          <table:table-cell table:number-columns-repeated="2"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1-01" calcext:value-type="date">
            <text:p>2002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 Special Forces: Back To Hell|Elite Squad</text:p>
          </table:table-cell>
          <table:table-cell table:number-columns-repeated="2"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0-12" calcext:value-type="date">
            <text:p>2003-10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 Special Forces 3: Bioterror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03-05" calcext:value-type="date">
            <text:p>2004-03-0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-On-Pa</text:p>
          </table:table-cell>
          <table:table-cell table:number-columns-repeated="2" office:value-type="string" calcext:value-type="string">
            <text:p>T&amp;E Soft</text:p>
          </table:table-cell>
          <table:table-cell table:style-name="ce5" office:value-type="date" office:date-value="1997-10-09" calcext:value-type="date">
            <text:p>1997-10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ix Robots for Everyone: Race 'N Robots</text:p>
          </table:table-cell>
          <table:table-cell office:value-type="string" calcext:value-type="string">
            <text:p>The 3DO Company</text:p>
          </table:table-cell>
          <table:table-cell office:value-type="string" calcext:value-type="string">
            <text:p>Blitz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1-08" calcext:value-type="date">
            <text:p>2001-11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dcept Expansion</text:p>
          </table:table-cell>
          <table:table-cell table:number-columns-repeated="2" office:value-type="string" calcext:value-type="string">
            <text:p>Media Factory</text:p>
          </table:table-cell>
          <table:table-cell table:style-name="ce5" office:value-type="date" office:date-value="1999-05-01" calcext:value-type="date">
            <text:p>1999-05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dcept Expansion Plus</text:p>
          </table:table-cell>
          <table:table-cell table:number-columns-repeated="2" office:value-type="string" calcext:value-type="string">
            <text:p>Media Factory</text:p>
          </table:table-cell>
          <table:table-cell table:style-name="ce5" office:value-type="date" office:date-value="2000-11-30" calcext:value-type="date">
            <text:p>2000-11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bots: Full Metal Madness</text:p>
          </table:table-cell>
          <table:table-cell office:value-type="string" calcext:value-type="string">
            <text:p>OeRSTED</text:p>
          </table:table-cell>
          <table:table-cell office:value-type="string" calcext:value-type="string">
            <text:p>Capcom</text:p>
          </table:table-cell>
          <table:table-cell table:style-name="ce5" office:value-type="date" office:date-value="1997-12-25" calcext:value-type="date">
            <text:p>1997-12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 Daisenryaku: Shutsugeki! Haruka-tai</text:p>
          </table:table-cell>
          <table:table-cell office:value-type="string" calcext:value-type="string">
            <text:p>Alfa System</text:p>
          </table:table-cell>
          <table:table-cell office:value-type="string" calcext:value-type="string">
            <text:p>SystemSoft</text:p>
          </table:table-cell>
          <table:table-cell table:style-name="ce5" office:value-type="date" office:date-value="1999-02-04" calcext:value-type="date">
            <text:p>1999-02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ia</text:p>
          </table:table-cell>
          <table:table-cell office:value-type="string" calcext:value-type="string">
            <text:p>Xatrix</text:p>
          </table:table-cell>
          <table:table-cell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8-01" calcext:value-type="date">
            <text:p>1996-08-01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sled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11-01" calcext:value-type="date">
            <text:p>1995-11-01</text:p>
          </table:table-cell>
          <table:table-cell table:style-name="ce5" office:value-type="date" office:date-value="1995-10-18" calcext:value-type="date">
            <text:p>1995-10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speed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5-12-07" calcext:value-type="date">
            <text:p>1995-1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Tiger</text:p>
          </table:table-cell>
          <table:table-cell table:number-columns-repeated="2" office:value-type="string" calcext:value-type="string">
            <text:p>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2-03" calcext:value-type="date">
            <text:p>1999-12-03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org 009: The Block Kuzush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2-10-10" calcext:value-type="date">
            <text:p>2002-10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Acclaim Entertainment</text:p>
          </table:table-cell>
          <table:table-cell table:style-name="ce5" office:value-type="date" office:date-value="1995-12-01" calcext:value-type="date">
            <text:p>1995-12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i-3-Ji Super Robot Taisen</text:p>
          </table:table-cell>
          <table:table-cell office:value-type="string" calcext:value-type="string">
            <text:p>WinkySoft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1999-12-22" calcext:value-type="date">
            <text:p>1999-12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almatians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matians 2</text:p>
          </table:table-cell>
          <table:table-cell table:number-columns-repeated="2"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3-28" calcext:value-type="date">
            <text:p>2003-03-2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kar '97</text:p>
          </table:table-cell>
          <table:table-cell office:value-type="string" calcext:value-type="string">
            <text:p>Elcom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1997-04-25" calcext:value-type="date">
            <text:p>1997-04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! Dance! Dance!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4-10" calcext:value-type="date">
            <text:p>1999-04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5-09" calcext:value-type="date">
            <text:p>2001-05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2ndRe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8-26" calcext:value-type="date">
            <text:p>1999-08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2ndReMix Append Club Version Vol.1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11-25" calcext:value-type="date">
            <text:p>1999-11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2ndReMix Append Club Version Vol.2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12-22" calcext:value-type="date">
            <text:p>1999-12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3rd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6-01" calcext:value-type="date">
            <text:p>2000-06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4th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3-15" calcext:value-type="date">
            <text:p>2001-03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5th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9-20" calcext:value-type="date">
            <text:p>2001-09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Best Hits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12-21" calcext:value-type="date">
            <text:p>2000-12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Disney Mix|Dance Dance Revolution Disney's Rave JP|Dancing Stage Disney Mix PAL,AUS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9-17" calcext:value-type="date">
            <text:p>2001-09-17</text:p>
          </table:table-cell>
          <table:table-cell table:style-name="ce5" office:value-type="date" office:date-value="2001-09-28" calcext:value-type="date">
            <text:p>2001-09-28</text:p>
          </table:table-cell>
          <table:table-cell table:style-name="ce5" office:value-type="date" office:date-value="2000-11-20" calcext:value-type="date">
            <text:p>2000-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Extra Mix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6-07" calcext:value-type="date">
            <text:p>2001-06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 Dance Revolution Konamix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4-25" calcext:value-type="date">
            <text:p>2002-0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Blade Katteni Momotenshi!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TV Tokyo</text:p>
          </table:table-cell>
          <table:table-cell table:style-name="ce5" office:value-type="date" office:date-value="2002-01-01" calcext:value-type="date">
            <text:p>2002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Blade Katteni Momotenshi II: Tears of Eden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TV Tokyo</text:p>
          </table:table-cell>
          <table:table-cell table:style-name="ce5" office:value-type="date" office:date-value="1999-03-18" calcext:value-type="date">
            <text:p>1999-03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Stage EuroMix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2-16" calcext:value-type="date">
            <text:p>2000-02-1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Stage featuring Dreams Come True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4-20" calcext:value-type="date">
            <text:p>2000-04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Stage featuring True Kiss Destinati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12-09" calcext:value-type="date">
            <text:p>1999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Stage Fever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0-24" calcext:value-type="date">
            <text:p>2003-10-2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Stage Fusion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11-05" calcext:value-type="date">
            <text:p>2004-11-0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ing Stage Party Edition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11-15" calcext:value-type="date">
            <text:p>2002-11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: PAL</text:p>
          </table:table-cell>
          <table:table-cell office:value-type="string" calcext:value-type="string">
            <text:p>Broadsworld Interactive</text:p>
          </table:table-cell>
          <table:table-cell office:value-type="string" calcext:value-type="string">
            <text:p>Big Be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0-03" calcext:value-type="date">
            <text:p>2003-10-0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ce: PAL eXtra Trax</text:p>
          </table:table-cell>
          <table:table-cell office:value-type="string" calcext:value-type="string">
            <text:p>Broadsworld Interactive</text:p>
          </table:table-cell>
          <table:table-cell office:value-type="string" calcext:value-type="string">
            <text:p>Big Be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04-30" calcext:value-type="date">
            <text:p>2004-04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ger Girl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09-06" calcext:value-type="date">
            <text:p>2000-09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e Devil Derby 3D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Supersonic</text:p>
          </table:table-cell>
          <table:table-cell table:style-name="ce5" office:value-type="date" office:date-value="1997-11-27" calcext:value-type="date">
            <text:p>1997-11-27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 Gaiden</text:p>
          </table:table-cell>
          <table:table-cell office:value-type="string" calcext:value-type="string">
            <text:p>Nexus Interactive</text:p>
          </table:table-cell>
          <table:table-cell office:value-type="string" calcext:value-type="string">
            <text:p>Taito</text:p>
          </table:table-cell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light Conflict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Rage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stalkers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pcom (Japan &amp; US Versions), Virgin Interactive PAL</text:p>
          </table:table-cell>
          <table:table-cell table:style-name="ce5" office:value-type="date" office:date-value="1996-03-22" calcext:value-type="date">
            <text:p>1996-03-22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03-28" calcext:value-type="date">
            <text:p>1996-03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stalkers 3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11-05" calcext:value-type="date">
            <text:p>1998-11-05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stone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1-28" calcext:value-type="date">
            <text:p>2001-0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e Mirra Freestyle BMX</text:p>
          </table:table-cell>
          <table:table-cell office:value-type="string" calcext:value-type="string">
            <text:p>Z-Axis Ltd.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6" calcext:value-type="date">
            <text:p>2000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e Mirra Freestyle BMX: Maximum Remix</text:p>
          </table:table-cell>
          <table:table-cell office:value-type="string" calcext:value-type="string">
            <text:p>Z-Axis, Ltd.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08" calcext:value-type="date">
            <text:p>2001-06-08</text:p>
          </table:table-cell>
          <table:table-cell table:style-name="ce5" office:value-type="date" office:date-value="2001-05-21" calcext:value-type="date">
            <text:p>2001-05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 Beckham Soccer</text:p>
          </table:table-cell>
          <table:table-cell table:number-columns-repeated="2" office:value-type="string" calcext:value-type="string">
            <text:p>Rage Software Limited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23" calcext:value-type="date">
            <text:p>2001-11-23</text:p>
          </table:table-cell>
          <table:table-cell table:style-name="ce5" office:value-type="date" office:date-value="2002-06-01" calcext:value-type="date">
            <text:p>2002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s Cup Complete Tennis</text:p>
          </table:table-cell>
          <table:table-cell office:value-type="string" calcext:value-type="string">
            <text:p>Dome Software</text:p>
          </table:table-cell>
          <table:table-cell office:value-type="string" calcext:value-type="string">
            <text:p>Telstar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0-01" calcext:value-type="date">
            <text:p>1996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Ball Zone</text:p>
          </table:table-cell>
          <table:table-cell office:value-type="string" calcext:value-type="string">
            <text:p>Rage Software Limited</text:p>
          </table:table-cell>
          <table:table-cell office:value-type="string" calcext:value-type="string">
            <text:p>GT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01" calcext:value-type="date">
            <text:p>1998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in the Water</text:p>
          </table:table-cell>
          <table:table-cell office:value-type="string" calcext:value-type="string">
            <text:p>ASC Games</text:p>
          </table:table-cell>
          <table:table-cell office:value-type="string" calcext:value-type="string">
            <text:p>Player 1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or Alive</text:p>
          </table:table-cell>
          <table:table-cell office:value-type="string" calcext:value-type="string">
            <text:p>Tecmo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8-03-12" calcext:value-type="date">
            <text:p>1998-03-12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trap Dungeon</text:p>
          </table:table-cell>
          <table:table-cell office:value-type="string" calcext:value-type="string">
            <text:p>Asylum studios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's Deception: Invitation to Darkness NA|Kokumeikan JP|Devil's Deception PAL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1996-07-26" calcext:value-type="date">
            <text:p>1996-07-2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7-25" calcext:value-type="date">
            <text:p>1996-07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eption III: Dark Delusion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1999-12-09" calcext:value-type="date">
            <text:p>1999-12-0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01" calcext:value-type="date">
            <text:p>2000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ep Freeze</text:p>
          </table:table-cell>
          <table:table-cell/>
          <table:table-cell office:value-type="string" calcext:value-type="string">
            <text:p>Sammy</text:p>
          </table:table-cell>
          <table:table-cell table:style-name="ce5" office:value-type="date" office:date-value="1999-01-14" calcext:value-type="date">
            <text:p>1999-01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Con 5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2-01" calcext:value-type="date">
            <text:p>1996-02-01</text:p>
          </table:table-cell>
          <table:table-cell table:style-name="ce5" office:value-type="date" office:date-value="1995-11-23" calcext:value-type="date">
            <text:p>1995-1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ta Force: Urban Warfare</text:p>
          </table:table-cell>
          <table:table-cell office:value-type="string" calcext:value-type="string">
            <text:p>Rebellion Developments</text:p>
          </table:table-cell>
          <table:table-cell office:value-type="string" calcext:value-type="string">
            <text:p>Novalogic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8-09" calcext:value-type="date">
            <text:p>2002-08-09</text:p>
          </table:table-cell>
          <table:table-cell table:style-name="ce5" office:value-type="date" office:date-value="2002-07-02" calcext:value-type="date">
            <text:p>2002-07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ta Force: Urban Warrior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NovaLogic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8-09" calcext:value-type="date">
            <text:p>2002-08-09</text:p>
          </table:table-cell>
          <table:table-cell table:style-name="ce5" office:value-type="date" office:date-value="2002-07-02" calcext:value-type="date">
            <text:p>2002-07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lition Racer</text:p>
          </table:table-cell>
          <table:table-cell office:value-type="string" calcext:value-type="string">
            <text:p>Pitbull Syndicat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ki Groove Jigoku V</text:p>
          </table:table-cell>
          <table:table-cell office:value-type="string" calcext:value-type="string">
            <text:p>Opus</text:p>
          </table:table-cell>
          <table:table-cell office:value-type="string" calcext:value-type="string">
            <text:p>Sony Music Entertainment Incorporated</text:p>
          </table:table-cell>
          <table:table-cell table:style-name="ce5" office:value-type="date" office:date-value="1998-01-08" calcext:value-type="date">
            <text:p>1998-01-0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ha de Go!</text:p>
          </table:table-cell>
          <table:table-cell table:number-columns-repeated="2" office:value-type="string" calcext:value-type="string">
            <text:p>Taito</text:p>
          </table:table-cell>
          <table:table-cell table:style-name="ce5" office:value-type="date" office:date-value="1997-12-18" calcext:value-type="date">
            <text:p>1997-12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ha de Go! 2</text:p>
          </table:table-cell>
          <table:table-cell table:number-columns-repeated="2" office:value-type="string" calcext:value-type="string">
            <text:p>Taito</text:p>
          </table:table-cell>
          <table:table-cell table:style-name="ce5" office:value-type="date" office:date-value="1999-03-18" calcext:value-type="date">
            <text:p>1999-03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th|Fluid PAL</text:p>
          </table:table-cell>
          <table:table-cell office:value-type="string" calcext:value-type="string">
            <text:p>Opus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6-12-06" calcext:value-type="date">
            <text:p>1996-12-06</text:p>
          </table:table-cell>
          <table:table-cell table:style-name="ce5" office:value-type="date" office:date-value="1998-08-01" calcext:value-type="date">
            <text:p>1998-08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ent 1 ! Descent</text:p>
          </table:table-cell>
          <table:table-cell office:value-type="string" calcext:value-type="string">
            <text:p>Parallax Software</text:p>
          </table:table-cell>
          <table:table-cell office:value-type="string" calcext:value-type="string">
            <text:p>Interplay</text:p>
          </table:table-cell>
          <table:table-cell table:style-name="ce5" office:value-type="date" office:date-value="1996-01-26" calcext:value-type="date">
            <text:p>1996-01-26</text:p>
          </table:table-cell>
          <table:table-cell table:style-name="ce5" office:value-type="date" office:date-value="1996-05-01" calcext:value-type="date">
            <text:p>1996-05-01</text:p>
          </table:table-cell>
          <table:table-cell table:style-name="ce5" office:value-type="date" office:date-value="1996-03-12" calcext:value-type="date">
            <text:p>1996-03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ent II|Descent Maximum</text:p>
          </table:table-cell>
          <table:table-cell office:value-type="string" calcext:value-type="string">
            <text:p>Parallax Software</text:p>
          </table:table-cell>
          <table:table-cell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5-01" calcext:value-type="date">
            <text:p>1997-05-01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ega</text:p>
          </table:table-cell>
          <table:table-cell office:value-type="string" calcext:value-type="string">
            <text:p>KOEI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8-09-23" calcext:value-type="date">
            <text:p>1998-09-23</text:p>
          </table:table-cell>
          <table:table-cell table:style-name="ce5" office:value-type="date" office:date-value="1999-10-08" calcext:value-type="date">
            <text:p>1999-10-08</text:p>
          </table:table-cell>
          <table:table-cell table:style-name="ce5" office:value-type="date" office:date-value="1999-01-31" calcext:value-type="date">
            <text:p>1999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on Derby</text:p>
          </table:table-cell>
          <table:table-cell office:value-type="string" calcext:value-type="string">
            <text:p>Reflections Interactive</text:p>
          </table:table-cell>
          <table:table-cell office:value-type="string" calcext:value-type="string">
            <text:p>Psygnosis</text:p>
          </table:table-cell>
          <table:table-cell table:style-name="ce5" office:value-type="date" office:date-value="1996-02-09" calcext:value-type="date">
            <text:p>1996-02-09</text:p>
          </table:table-cell>
          <table:table-cell table:style-name="ce5" office:value-type="date" office:date-value="1995-10-01" calcext:value-type="date">
            <text:p>1995-10-01</text:p>
          </table:table-cell>
          <table:table-cell table:style-name="ce5" office:value-type="date" office:date-value="1995-11-16" calcext:value-type="date">
            <text:p>1995-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on Derby 2</text:p>
          </table:table-cell>
          <table:table-cell office:value-type="string" calcext:value-type="string">
            <text:p>Reflections Interactive</text:p>
          </table:table-cell>
          <table:table-cell office:value-type="string" calcext:value-type="string">
            <text:p>Psygnosis</text:p>
          </table:table-cell>
          <table:table-cell table:style-name="ce5" office:value-type="date" office:date-value="1997-02-21" calcext:value-type="date">
            <text:p>1997-02-21</text:p>
          </table:table-cell>
          <table:table-cell table:style-name="ce5" office:value-type="date" office:date-value="1997-01-13" calcext:value-type="date">
            <text:p>1997-01-13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on Derby Raw</text:p>
          </table:table-cell>
          <table:table-cell office:value-type="string" calcext:value-type="string">
            <text:p>Studio 33|Midway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30" calcext:value-type="date">
            <text:p>2000-06-30</text:p>
          </table:table-cell>
          <table:table-cell table:style-name="ce5" office:value-type="date" office:date-value="2000-09-26" calcext:value-type="date">
            <text:p>2000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o 2|The Puzzle 2 JP</text:p>
          </table:table-cell>
          <table:table-cell office:value-type="string" calcext:value-type="string">
            <text:p>Axes Art Amuse</text:p>
          </table:table-cell>
          <table:table-cell office:value-type="string" calcext:value-type="string">
            <text:p>Phoenix Games PAL|D3Publisher JP</text:p>
          </table:table-cell>
          <table:table-cell table:style-name="ce5" office:value-type="date" office:date-value="2000-12-07" calcext:value-type="date">
            <text:p>2000-12-07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na TwinBee Yahho! Deluxe Pack</text:p>
          </table:table-cell>
          <table:table-cell office:value-type="string" calcext:value-type="string">
            <text:p>KCE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5-09-29" calcext:value-type="date">
            <text:p>1995-09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ctive Barbie: Mystery Cruise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Mattel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ctive Mouse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iceReign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 Works</text:p>
          </table:table-cell>
          <table:table-cell table:style-name="ce5" office:value-type="date" office:date-value="1999-02-25" calcext:value-type="date">
            <text:p>1999-02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il Dic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8-06-18" calcext:value-type="date">
            <text:p>1998-06-18</text:p>
          </table:table-cell>
          <table:table-cell table:style-name="ce5" office:value-type="date" office:date-value="1998-06-29" calcext:value-type="date">
            <text:p>1998-06-29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ilman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2000-04-13" calcext:value-type="date">
            <text:p>2000-04-1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xter's Laboratory: Mandark's Lab?</text:p>
          </table:table-cell>
          <table:table-cell office:value-type="string" calcext:value-type="string">
            <text:p>Red Lemon Studios</text:p>
          </table:table-cell>
          <table:table-cell office:value-type="string" calcext:value-type="string">
            <text:p>BAM!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4-12" calcext:value-type="date">
            <text:p>2002-04-12</text:p>
          </table:table-cell>
          <table:table-cell table:style-name="ce5" office:value-type="date" office:date-value="2002-03-01" calcext:value-type="date">
            <text:p>2002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blo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 Hard Trilogy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Fox Interactive|EA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 Hard Trilogy 2: Viva Las Vegas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Fox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Digital Card Battle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andai|Infogrames</text:p>
          </table:table-cell>
          <table:table-cell table:style-name="ce5" office:value-type="date" office:date-value="2000-12-21" calcext:value-type="date">
            <text:p>2000-12-21</text:p>
          </table:table-cell>
          <table:table-cell table:style-name="ce5" office:value-type="date" office:date-value="2002-07-19" calcext:value-type="date">
            <text:p>2002-07-19</text:p>
          </table:table-cell>
          <table:table-cell table:style-name="ce5" office:value-type="date" office:date-value="2001-06-28" calcext:value-type="date">
            <text:p>2001-06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Park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1-07-26" calcext:value-type="date">
            <text:p>2001-07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Rumble Arena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Infogrames</text:p>
          </table:table-cell>
          <table:table-cell table:style-name="ce5" office:value-type="date" office:date-value="2001-12-06" calcext:value-type="date">
            <text:p>2001-12-06</text:p>
          </table:table-cell>
          <table:table-cell table:style-name="ce5" office:value-type="date" office:date-value="2002-07-12" calcext:value-type="date">
            <text:p>2002-07-12</text:p>
          </table:table-cell>
          <table:table-cell table:style-name="ce5" office:value-type="date" office:date-value="2001-02-24" calcext:value-type="date">
            <text:p>2001-02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World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Infogrames</text:p>
          </table:table-cell>
          <table:table-cell table:style-name="ce5" office:value-type="date" office:date-value="1999-01-28" calcext:value-type="date">
            <text:p>1999-01-28</text:p>
          </table:table-cell>
          <table:table-cell table:style-name="ce5" office:value-type="date" office:date-value="2001-07-06" calcext:value-type="date">
            <text:p>2001-07-06</text:p>
          </table:table-cell>
          <table:table-cell table:style-name="ce5" office:value-type="date" office:date-value="2000-05-23" calcext:value-type="date">
            <text:p>2000-05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World 2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2000-07-27" calcext:value-type="date">
            <text:p>2000-07-2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19" calcext:value-type="date">
            <text:p>2001-05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World 3|Digimon World 2003 EU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2002-07-04" calcext:value-type="date">
            <text:p>2002-07-04</text:p>
          </table:table-cell>
          <table:table-cell table:style-name="ce5" office:value-type="date" office:date-value="2002-11-29" calcext:value-type="date">
            <text:p>2002-11-29</text:p>
          </table:table-cell>
          <table:table-cell table:style-name="ce5" office:value-type="date" office:date-value="2002-06-05" calcext:value-type="date">
            <text:p>2002-06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 Glider Airman</text:p>
          </table:table-cell>
          <table:table-cell office:value-type="string" calcext:value-type="string">
            <text:p>Ornith</text:p>
          </table:table-cell>
          <table:table-cell office:value-type="string" calcext:value-type="string">
            <text:p>ASK</text:p>
          </table:table-cell>
          <table:table-cell table:style-name="ce5" office:value-type="date" office:date-value="1999-09-14" calcext:value-type="date">
            <text:p>1999-09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 Crisis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0-01" calcext:value-type="date">
            <text:p>1999-10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 Crisis 2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3-15" calcext:value-type="date">
            <text:p>2002-03-15</text:p>
          </table:table-cell>
          <table:table-cell table:style-name="ce5" office:value-type="date" office:date-value="2000-09-29" calcext:value-type="date">
            <text:p>2000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master Party</text:p>
          </table:table-cell>
          <table:table-cell office:value-type="string" calcext:value-type="string">
            <text:p>Similis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ramos</text:p>
          </table:table-cell>
          <table:table-cell/>
          <table:table-cell office:value-type="string" calcext:value-type="string">
            <text:p>Ponos</text:p>
          </table:table-cell>
          <table:table-cell table:style-name="ce5" office:value-type="date" office:date-value="2000-11-30" calcext:value-type="date">
            <text:p>2000-11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 Jockey</text:p>
          </table:table-cell>
          <table:table-cell office:value-type="string" calcext:value-type="string">
            <text:p>DDL, Inc.</text:p>
          </table:table-cell>
          <table:table-cell office:value-type="string" calcext:value-type="string">
            <text:p>Mastiff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7-13" calcext:value-type="date">
            <text:p>2003-07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world</text:p>
          </table:table-cell>
          <table:table-cell office:value-type="string" calcext:value-type="string">
            <text:p>Perfect Entertainment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10-01" calcext:value-type="date">
            <text:p>1995-10-01</text:p>
          </table:table-cell>
          <table:table-cell table:style-name="ce5" office:value-type="date" office:date-value="1995-01-01" calcext:value-type="date">
            <text:p>1995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world II</text:p>
          </table:table-cell>
          <table:table-cell office:value-type="string" calcext:value-type="string">
            <text:p>Perfect Entertainment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09-24" calcext:value-type="date">
            <text:p>1997-09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world Noir</text:p>
          </table:table-cell>
          <table:table-cell office:value-type="string" calcext:value-type="string">
            <text:p>Perfect Entertainment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Aladdin in Nasira's Revenge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1-03-15" calcext:value-type="date">
            <text:p>2001-03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Dinosaur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0-06" calcext:value-type="date">
            <text:p>2000-10-06</text:p>
          </table:table-cell>
          <table:table-cell table:style-name="ce5" office:value-type="date" office:date-value="2000-08-29" calcext:value-type="date">
            <text:p>2000-08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Donald Duck: Goin' Quackers|Donald Duck: Quack Attack PAL</text:p>
          </table:table-cell>
          <table:table-cell office:value-type="string" calcext:value-type="string">
            <text:p>Ubisoft Shanghai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14" calcext:value-type="date">
            <text:p>2000-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Hercules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Disney Interactive Softwa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06-20" calcext:value-type="date">
            <text:p>1997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Lilo &amp; Stitch</text:p>
          </table:table-cell>
          <table:table-cell table:number-columns-repeated="2"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6-14" calcext:value-type="date">
            <text:p>2002-06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Peter Pan in Return to Neverland</text:p>
          </table:table-cell>
          <table:table-cell office:value-type="string" calcext:value-type="string">
            <text:p>Doki Denki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2-14" calcext:value-type="date">
            <text:p>2002-02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Magical Tetris Challenge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pcom JP|SCEE PAL</text:p>
          </table:table-cell>
          <table:table-cell table:style-name="ce5" office:value-type="date" office:date-value="1999-03-18" calcext:value-type="date">
            <text:p>1999-03-18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Pooh's Party Game: In Search of the Treasure</text:p>
          </table:table-cell>
          <table:table-cell office:value-type="string" calcext:value-type="string">
            <text:p>Doki Denki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Story Studio - Mulan</text:p>
          </table:table-cell>
          <table:table-cell office:value-type="string" calcext:value-type="string">
            <text:p>Kids Revolution</text:p>
          </table:table-cell>
          <table:table-cell office:value-type="string" calcext:value-type="string">
            <text:p>NewKidCo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1999-12-15" calcext:value-type="date">
            <text:p>1999-12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The Little Mermaid II</text:p>
          </table:table-cell>
          <table:table-cell office:value-type="string" calcext:value-type="string">
            <text:p>Blitz Games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ney's Tarzan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SCEE PAL|Konami JP|SCEA N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6-30" calcext:value-type="date">
            <text:p>1999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string" calcext:value-type="string">
            <text:p>Insomniac Games</text:p>
          </table:table-cell>
          <table:table-cell office:value-type="string" calcext:value-type="string">
            <text:p>Interplay (PAL JP Versions), Universal Interactive (USA Version)</text:p>
          </table:table-cell>
          <table:table-cell table:style-name="ce5" office:value-type="date" office:date-value="1997-04-11" calcext:value-type="date">
            <text:p>1997-04-11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's Dream/Dolphin's Dream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9" calcext:value-type="date">
            <text:p>2001-03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ivide: Enemies Within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acom New Medi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DonPachi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SPS</text:p>
          </table:table-cell>
          <table:table-cell table:style-name="ce5" office:value-type="date" office:date-value="1998-09-10" calcext:value-type="date">
            <text:p>1998-09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Pachi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SPS</text:p>
          </table:table-cell>
          <table:table-cell table:style-name="ce5" office:value-type="date" office:date-value="1996-10-18" calcext:value-type="date">
            <text:p>1996-10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Oki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1995-12-22" calcext:value-type="date">
            <text:p>1995-12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o Demo Issyo: Let's School</text:p>
          </table:table-cell>
          <table:table-cell table:number-columns-repeated="2" office:value-type="string" calcext:value-type="string">
            <text:p>Sony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o Demo Isshyo Tsuika Disk: Koneko Mo Isshyo</text:p>
          </table:table-cell>
          <table:table-cell table:number-columns-repeated="2" office:value-type="string" calcext:value-type="string">
            <text:p>Sony</text:p>
          </table:table-cell>
          <table:table-cell table:style-name="ce5" office:value-type="date" office:date-value="2000-01-27" calcext:value-type="date">
            <text:p>2000-0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Id Software|Infogrames</text:p>
          </table:table-cell>
          <table:table-cell/>
          <table:table-cell office:value-type="string" calcext:value-type="string">
            <text:p>Unreleased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11-16" calcext:value-type="date">
            <text:p>1995-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a the Explorer: Barnyard Buddies</text:p>
          </table:table-cell>
          <table:table-cell office:value-type="string" calcext:value-type="string">
            <text:p>Imaginengine</text:p>
          </table:table-cell>
          <table:table-cell office:value-type="string" calcext:value-type="string">
            <text:p>Global Star and Nick Jr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ble Dragon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Urban Plant</text:p>
          </table:table-cell>
          <table:table-cell table:style-name="ce5" office:value-type="date" office:date-value="1996-04-26" calcext:value-type="date">
            <text:p>1996-04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ōkyūsei 2</text:p>
          </table:table-cell>
          <table:table-cell/>
          <table:table-cell office:value-type="string" calcext:value-type="string">
            <text:p>ELF Corporation</text:p>
          </table:table-cell>
          <table:table-cell table:style-name="ce5" office:value-type="date" office:date-value="1997-08-07" calcext:value-type="date">
            <text:p>1997-08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mu no Yabou: F1 GP Nippon</text:p>
          </table:table-cell>
          <table:table-cell/>
          <table:table-cell office:value-type="string" calcext:value-type="string">
            <text:p>OZ Club</text:p>
          </table:table-cell>
          <table:table-cell table:style-name="ce5" office:value-type="date" office:date-value="1996-10-25" calcext:value-type="date">
            <text:p>1996-10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mu no Yabou 2: The Race of Champions</text:p>
          </table:table-cell>
          <table:table-cell/>
          <table:table-cell office:value-type="string" calcext:value-type="string">
            <text:p>OZ Club</text:p>
          </table:table-cell>
          <table:table-cell table:style-name="ce5" office:value-type="date" office:date-value="1998-11-19" calcext:value-type="date">
            <text:p>1998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cula 2: The Last Sanctuary</text:p>
          </table:table-cell>
          <table:table-cell office:value-type="string" calcext:value-type="string">
            <text:p>Index+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7-06" calcext:value-type="date">
            <text:p>2001-07-06</text:p>
          </table:table-cell>
          <table:table-cell table:style-name="ce5" office:value-type="date" office:date-value="2002-05-06" calcext:value-type="date">
            <text:p>2002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cula: Resurrection</text:p>
          </table:table-cell>
          <table:table-cell office:value-type="string" calcext:value-type="string">
            <text:p>Canal+ Multimedia|France Telecom Multimedia|Index+</text:p>
          </table:table-cell>
          <table:table-cell office:value-type="string" calcext:value-type="string">
            <text:p>Microid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2-06" calcext:value-type="date">
            <text:p>2000-02-06</text:p>
          </table:table-cell>
          <table:table-cell table:style-name="ce5" office:value-type="date" office:date-value="2001-06-01" calcext:value-type="date">
            <text:p>2001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GT: Final Bout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Atari</text:p>
          </table:table-cell>
          <table:table-cell table:style-name="ce5" office:value-type="date" office:date-value="1997-08-25" calcext:value-type="date">
            <text:p>1997-08-25</text:p>
          </table:table-cell>
          <table:table-cell table:style-name="ce5" office:value-type="date" office:date-value="1997-11-06" calcext:value-type="date">
            <text:p>1997-11-06</text:p>
          </table:table-cell>
          <table:table-cell table:style-name="ce5" office:value-type="date" office:date-value="1997-07-29" calcext:value-type="date">
            <text:p>1997-07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Idainaru Dragon Ball Densetsu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1996-05-31" calcext:value-type="date">
            <text:p>1996-05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Ultimate Battle 22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3-23" calcext:value-type="date">
            <text:p>2004-03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eat: Legend of Pinball</text:p>
          </table:table-cell>
          <table:table-cell/>
          <table:table-cell office:value-type="string" calcext:value-type="string">
            <text:p>Map Japan</text:p>
          </table:table-cell>
          <table:table-cell table:style-name="ce5" office:value-type="date" office:date-value="1997-11-27" calcext:value-type="date">
            <text:p>1997-1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heart: Fire &amp; Steel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Knight 4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1997-02-27" calcext:value-type="date">
            <text:p>1997-02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Knights Glorious</text:p>
          </table:table-cell>
          <table:table-cell/>
          <table:table-cell office:value-type="string" calcext:value-type="string">
            <text:p>Pandora Box</text:p>
          </table:table-cell>
          <table:table-cell table:style-name="ce5" office:value-type="date" office:date-value="1999-11-18" calcext:value-type="date">
            <text:p>1999-11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Quest IV</text:p>
          </table:table-cell>
          <table:table-cell office:value-type="string" calcext:value-type="string">
            <text:p>ArtePiazza|Heartbeat</text:p>
          </table:table-cell>
          <table:table-cell office:value-type="string" calcext:value-type="string">
            <text:p>Enix</text:p>
          </table:table-cell>
          <table:table-cell table:style-name="ce5" office:value-type="date" office:date-value="2001-11-22" calcext:value-type="date">
            <text:p>2001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Quest VII</text:p>
          </table:table-cell>
          <table:table-cell office:value-type="string" calcext:value-type="string">
            <text:p>Heart Beat</text:p>
          </table:table-cell>
          <table:table-cell office:value-type="string" calcext:value-type="string">
            <text:p>JP <text:s/>Enix Corporation|NA <text:s/>Enix Corporation</text:p>
          </table:table-cell>
          <table:table-cell table:style-name="ce5" office:value-type="date" office:date-value="2000-08-26" calcext:value-type="date">
            <text:p>2000-08-2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31" calcext:value-type="date">
            <text:p>2001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seeds</text:p>
          </table:table-cell>
          <table:table-cell table:number-columns-repeated="2" office:value-type="string" calcext:value-type="string">
            <text:p>Jaleco Entertainment</text:p>
          </table:table-cell>
          <table:table-cell table:style-name="ce5" office:value-type="date" office:date-value="1998-08-06" calcext:value-type="date">
            <text:p>1998-08-0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stars|Burn Out JP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Midas Interactive PAL|Success</text:p>
          </table:table-cell>
          <table:table-cell table:style-name="ce5" office:value-type="date" office:date-value="2000-08-24" calcext:value-type="date">
            <text:p>2000-08-24</text:p>
          </table:table-cell>
          <table:table-cell table:style-name="ce5" office:value-type="date" office:date-value="2002-04-13" calcext:value-type="date">
            <text:p>2002-04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Tales: Dragon Seek</text:p>
          </table:table-cell>
          <table:table-cell office:value-type="string" calcext:value-type="string">
            <text:p>Zed Two Limited</text:p>
          </table:table-cell>
          <table:table-cell office:value-type="string" calcext:value-type="string">
            <text:p>NewKid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29" calcext:value-type="date">
            <text:p>2000-11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Valor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30" calcext:value-type="date">
            <text:p>2000-06-30</text:p>
          </table:table-cell>
          <table:table-cell table:style-name="ce5" office:value-type="date" office:date-value="2000-10-16" calcext:value-type="date">
            <text:p>2000-10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am Generation</text:p>
          </table:table-cell>
          <table:table-cell/>
          <table:table-cell office:value-type="string" calcext:value-type="string">
            <text:p>NCS</text:p>
          </table:table-cell>
          <table:table-cell table:style-name="ce5" office:value-type="date" office:date-value="1998-08-13" calcext:value-type="date">
            <text:p>1998-08-1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eams to Reality</text:p>
          </table:table-cell>
          <table:table-cell table:number-columns-repeated="2"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15" calcext:value-type="date">
            <text:p>1998-11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iver|Driver: You Are the Wheelman NA</text:p>
          </table:table-cell>
          <table:table-cell office:value-type="string" calcext:value-type="string">
            <text:p>Reflections Interactiv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6-25" calcext:value-type="date">
            <text:p>1999-06-25</text:p>
          </table:table-cell>
          <table:table-cell table:style-name="ce5" office:value-type="date" office:date-value="1999-06-30" calcext:value-type="date">
            <text:p>1999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iver 2</text:p>
          </table:table-cell>
          <table:table-cell office:value-type="string" calcext:value-type="string">
            <text:p>Reflections Interactiv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17" calcext:value-type="date">
            <text:p>2000-11-17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ati World Racing Challenge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2-09" calcext:value-type="date">
            <text:p>2001-02-09</text:p>
          </table:table-cell>
          <table:table-cell table:style-name="ce5" office:value-type="date" office:date-value="2001-01-02" calcext:value-type="date">
            <text:p>2001-0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uid: Yami e no Tsuisekisha</text:p>
          </table:table-cell>
          <table:table-cell office:value-type="string" calcext:value-type="string">
            <text:p>Synthetic Dimensions</text:p>
          </table:table-cell>
          <table:table-cell office:value-type="string" calcext:value-type="string">
            <text:p>Koei</text:p>
          </table:table-cell>
          <table:table-cell table:style-name="ce5" office:value-type="date" office:date-value="1998-02-19" calcext:value-type="date">
            <text:p>1998-02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ke Nukem PAL|Duke Nukem: Total Meltdown NA</text:p>
          </table:table-cell>
          <table:table-cell office:value-type="string" calcext:value-type="string">
            <text:p>3D Realms|Aardvark Softwar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2-01" calcext:value-type="date">
            <text:p>1998-12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ke Nukem: Land of the Babes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GT Interactive NA|Take-Two Interactiv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06" calcext:value-type="date">
            <text:p>2001-04-06</text:p>
          </table:table-cell>
          <table:table-cell table:style-name="ce5" office:value-type="date" office:date-value="2000-09-19" calcext:value-type="date">
            <text:p>2000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ke Nukem: Time to Kill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GT Interactive NA|Take-Two Interactiv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2-15" calcext:value-type="date">
            <text:p>1999-02-15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ukes of Hazzard: Racing for Home</text:p>
          </table:table-cell>
          <table:table-cell office:value-type="string" calcext:value-type="string">
            <text:p>Sinister Games</text:p>
          </table:table-cell>
          <table:table-cell office:value-type="string" calcext:value-type="string">
            <text:p>Southpeak Interactive|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Dukes of Hazzard II: Daisy Dukes It Out</text:p>
          </table:table-cell>
          <table:table-cell office:value-type="string" calcext:value-type="string">
            <text:p>Sinister Games</text:p>
          </table:table-cell>
          <table:table-cell office:value-type="string" calcext:value-type="string">
            <text:p>Southpeak Interactive|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23" calcext:value-type="date">
            <text:p>2001-03-23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e 2000|Dune PAL</text:p>
          </table:table-cell>
          <table:table-cell office:value-type="string" calcext:value-type="string">
            <text:p>Intelligent Games|Westwood Studio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2-01" calcext:value-type="date">
            <text:p>2000-02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geon Creator</text:p>
          </table:table-cell>
          <table:table-cell/>
          <table:table-cell office:value-type="string" calcext:value-type="string">
            <text:p>Electronic Arts Victor</text:p>
          </table:table-cell>
          <table:table-cell table:style-name="ce5" office:value-type="date" office:date-value="1996-05-31" calcext:value-type="date">
            <text:p>1996-05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ynasty Warriors</text:p>
          </table:table-cell>
          <table:table-cell office:value-type="string" calcext:value-type="string">
            <text:p>Omega Force</text:p>
          </table:table-cell>
          <table:table-cell office:value-type="string" calcext:value-type="string">
            <text:p>Koei</text:p>
          </table:table-cell>
          <table:table-cell table:style-name="ce5" office:value-type="date" office:date-value="1997-02-28" calcext:value-type="date">
            <text:p>1997-02-28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gle One: Harrier Attack</text:p>
          </table:table-cell>
          <table:table-cell office:value-type="string" calcext:value-type="string">
            <text:p>Glass Ghost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worm Jim 2</text:p>
          </table:table-cell>
          <table:table-cell office:value-type="string" calcext:value-type="string">
            <text:p>Screaming Pink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er Bunny's Big Day</text:p>
          </table:table-cell>
          <table:table-cell table:number-columns-repeated="2" office:value-type="string" calcext:value-type="string">
            <text:p>Mastiff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4-01" calcext:value-type="date">
            <text:p>2003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ho Night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Agetec</text:p>
          </table:table-cell>
          <table:table-cell table:style-name="ce5" office:value-type="date" office:date-value="1998-08-13" calcext:value-type="date">
            <text:p>1998-08-1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ho Night#2 Nemuri no Shihaisha</text:p>
          </table:table-cell>
          <table:table-cell office:value-type="string" calcext:value-type="string">
            <text:p>From Liquid Mirror Software</text:p>
          </table:table-cell>
          <table:table-cell office:value-type="string" calcext:value-type="string">
            <text:p>FromSoftware</text:p>
          </table:table-cell>
          <table:table-cell table:style-name="ce5" office:value-type="date" office:date-value="1998-08-13" calcext:value-type="date">
            <text:p>1998-08-1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W Anarchy Rulz</text:p>
          </table:table-cell>
          <table:table-cell table:number-columns-repeated="2"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8-18" calcext:value-type="date">
            <text:p>2000-08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W Hardcore Revolution</text:p>
          </table:table-cell>
          <table:table-cell table:number-columns-repeated="2"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gs of Steel: Charlie's Eggcellent Adventure</text:p>
          </table:table-cell>
          <table:table-cell office:value-type="string" calcext:value-type="string">
            <text:p>Rhythm &amp; Hues</text:p>
          </table:table-cell>
          <table:table-cell office:value-type="string" calcext:value-type="string">
            <text:p>Atlu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 1156 B.C.: Tomb of the Pharaoh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Canal+Multimedia|Cryo Interactive, Réunion des Musées Nationaux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9-10" calcext:value-type="date">
            <text:p>1999-09-1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 2</text:p>
          </table:table-cell>
          <table:table-cell office:value-type="string" calcext:value-type="string">
            <text:p>Cryo Interactive|Réunion des Musées Nationaux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9-14" calcext:value-type="date">
            <text:p>2001-09-1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hrgeiz: God Bless the Ring</text:p>
          </table:table-cell>
          <table:table-cell office:value-type="string" calcext:value-type="string">
            <text:p>Square Co.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8-12-17" calcext:value-type="date">
            <text:p>1998-12-17</text:p>
          </table:table-cell>
          <table:table-cell table:style-name="ce5" office:value-type="date" office:date-value="2000-02-08" calcext:value-type="date">
            <text:p>2000-02-08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nhänder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quare, SCA</text:p>
          </table:table-cell>
          <table:table-cell table:style-name="ce5" office:value-type="date" office:date-value="1997-11-20" calcext:value-type="date">
            <text:p>1997-11-2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5-05" calcext:value-type="date">
            <text:p>1998-05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théa</text:p>
          </table:table-cell>
          <table:table-cell office:value-type="string" calcext:value-type="string">
            <text:p>TamTam</text:p>
          </table:table-cell>
          <table:table-cell office:value-type="string" calcext:value-type="string">
            <text:p>Atlus</text:p>
          </table:table-cell>
          <table:table-cell table:style-name="ce5" office:value-type="date" office:date-value="2001-02-22" calcext:value-type="date">
            <text:p>2001-02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2" office:value-type="string" calcext:value-type="string">
            <text:p>Visco</text:p>
          </table:table-cell>
          <table:table-cell table:style-name="ce5" office:value-type="date" office:date-value="1999-04-01" calcext:value-type="date">
            <text:p>1999-04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 Gearbolt</text:p>
          </table:table-cell>
          <table:table-cell office:value-type="string" calcext:value-type="string">
            <text:p>Alfa System</text:p>
          </table:table-cell>
          <table:table-cell office:value-type="string" calcext:value-type="string">
            <text:p>Working Designs|SCEI</text:p>
          </table:table-cell>
          <table:table-cell table:style-name="ce5" office:value-type="date" office:date-value="1997-12-11" calcext:value-type="date">
            <text:p>1997-12-1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 Pinball</text:p>
          </table:table-cell>
          <table:table-cell office:value-type="string" calcext:value-type="string">
            <text:p>DigiCube</text:p>
          </table:table-cell>
          <table:table-cell office:value-type="string" calcext:value-type="string">
            <text:p>Midas Interactive PAL|DigiCube JP</text:p>
          </table:table-cell>
          <table:table-cell table:style-name="ce5" office:value-type="date" office:date-value="2002-02-21" calcext:value-type="date">
            <text:p>2002-02-21</text:p>
          </table:table-cell>
          <table:table-cell table:style-name="ce5" office:value-type="date" office:date-value="2003-06-13" calcext:value-type="date">
            <text:p>2003-06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minator</text:p>
          </table:table-cell>
          <table:table-cell office:value-type="string" calcext:value-type="string">
            <text:p>Magenta Software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2-01" calcext:value-type="date">
            <text:p>1999-02-01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ror Majhong</text:p>
          </table:table-cell>
          <table:table-cell/>
          <table:table-cell office:value-type="string" calcext:value-type="string">
            <text:p>Empire Interactiv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mperor's New Groove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2-16" calcext:value-type="date">
            <text:p>2001-02-16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igma</text:p>
          </table:table-cell>
          <table:table-cell/>
          <table:table-cell office:value-type="string" calcext:value-type="string">
            <text:p>Koei</text:p>
          </table:table-cell>
          <table:table-cell table:style-name="ce5" office:value-type="date" office:date-value="1998-04-02" calcext:value-type="date">
            <text:p>1998-04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S: Edge of Skyhigh</text:p>
          </table:table-cell>
          <table:table-cell/>
          <table:table-cell office:value-type="string" calcext:value-type="string">
            <text:p>Micronet</text:p>
          </table:table-cell>
          <table:table-cell table:style-name="ce5" office:value-type="date" office:date-value="1997-07-03" calcext:value-type="date">
            <text:p>1997-07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dem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JP <text:s/>Sony Music Entertainment|NA <text:s/>SCEA|PAL <text:s/>SCEE</text:p>
          </table:table-cell>
          <table:table-cell table:style-name="ce5" office:value-type="date" office:date-value="1995-12-29" calcext:value-type="date">
            <text:p>1995-12-29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estrian Showcase NA|Equestriad 2001 PAL</text:p>
          </table:table-cell>
          <table:table-cell office:value-type="string" calcext:value-type="string">
            <text:p>Tantalus Int.</text:p>
          </table:table-cell>
          <table:table-cell office:value-type="string" calcext:value-type="string">
            <text:p>Mud Duck Productions NA|Midas Interactiv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2-07" calcext:value-type="date">
            <text:p>2003-02-07</text:p>
          </table:table-cell>
          <table:table-cell table:style-name="ce5" office:value-type="date" office:date-value="2003-05-09" calcext:value-type="date">
            <text:p>2003-05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Great Outdoor Games: Bass Fishing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MLS GameNight</text:p>
          </table:table-cell>
          <table:table-cell office:value-type="string" calcext:value-type="string">
            <text:p>Saffire Corporation|Konami Computer Entertainment Tokyo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19" calcext:value-type="date">
            <text:p>2000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N X-Games Pro Board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Radical Entertainment</text:p>
          </table:table-cell>
          <table:table-cell table:style-name="ce5" office:value-type="date" office:date-value="1999-03-11" calcext:value-type="date">
            <text:p>1999-03-11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.T. the Extra-Terrestrial: Interplanetary Mission</text:p>
          </table:table-cell>
          <table:table-cell office:value-type="string" calcext:value-type="string">
            <text:p>NewKidCo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4-05" calcext:value-type="date">
            <text:p>2002-04-05</text:p>
          </table:table-cell>
          <table:table-cell table:style-name="ce5" office:value-type="date" office:date-value="2002-12-30" calcext:value-type="date">
            <text:p>2002-12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al Eyes</text:p>
          </table:table-cell>
          <table:table-cell office:value-type="string" calcext:value-type="string">
            <text:p>TamTam</text:p>
          </table:table-cell>
          <table:table-cell office:value-type="string" calcext:value-type="string">
            <text:p>Sunsoft</text:p>
          </table:table-cell>
          <table:table-cell table:style-name="ce5" office:value-type="date" office:date-value="1999-12-02" calcext:value-type="date">
            <text:p>1999-12-02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10-31" calcext:value-type="date">
            <text:p>2000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 2000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28" calcext:value-type="date">
            <text:p>2000-04-2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e Racer</text:p>
          </table:table-cell>
          <table:table-cell office:value-type="string" calcext:value-type="string">
            <text:p>Davilex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9-14" calcext:value-type="date">
            <text:p>2001-09-1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ean Super League</text:p>
          </table:table-cell>
          <table:table-cell office:value-type="string" calcext:value-type="string">
            <text:p>Coyote Developments Ltd</text:p>
          </table:table-cell>
          <table:table-cell office:value-type="string" calcext:value-type="string">
            <text:p>Virgin Interactive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2" calcext:value-type="date">
            <text:p>2001-03-0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body's Golf</text:p>
          </table:table-cell>
          <table:table-cell office:value-type="string" calcext:value-type="string">
            <text:p>Camelot Software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7-07-17" calcext:value-type="date">
            <text:p>1997-07-17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8-04-30" calcext:value-type="date">
            <text:p>1998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body's Golf 2</text:p>
          </table:table-cell>
          <table:table-cell office:value-type="string" calcext:value-type="string">
            <text:p>Clapping Hands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9-07-29" calcext:value-type="date">
            <text:p>1999-07-29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1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2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3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4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5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6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 Child Can Succeed 7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 Dead: Hail to the King</text:p>
          </table:table-cell>
          <table:table-cell office:value-type="string" calcext:value-type="string">
            <text:p>Heavy Iron Studio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22" calcext:value-type="date">
            <text:p>2001-06-22</text:p>
          </table:table-cell>
          <table:table-cell table:style-name="ce5" office:value-type="date" office:date-value="2000-12-04" calcext:value-type="date">
            <text:p>2000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 Zone|Eretzvaju JP</text:p>
          </table:table-cell>
          <table:table-cell office:value-type="string" calcext:value-type="string">
            <text:p>Yuke's</text:p>
          </table:table-cell>
          <table:table-cell office:value-type="string" calcext:value-type="string">
            <text:p>Titus Interactive</text:p>
          </table:table-cell>
          <table:table-cell table:style-name="ce5" office:value-type="date" office:date-value="1999-01-14" calcext:value-type="date">
            <text:p>1999-01-14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's Space Adventures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Take 2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01" calcext:value-type="date">
            <text:p>2000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alibur 2555 A.D.</text:p>
          </table:table-cell>
          <table:table-cell table:number-columns-repeated="2" office:value-type="string" calcext:value-type="string">
            <text:p>Telstar Electronic Studios Ltd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or</text:p>
          </table:table-cell>
          <table:table-cell/>
          <table:table-cell office:value-type="string" calcext:value-type="string">
            <text:p>Arc System Works</text:p>
          </table:table-cell>
          <table:table-cell table:style-name="ce5" office:value-type="date" office:date-value="1995-09-22" calcext:value-type="date">
            <text:p>1995-09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ndable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4-22" calcext:value-type="date">
            <text:p>2000-04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sive Racing|X.Racing JP</text:p>
          </table:table-cell>
          <table:table-cell office:value-type="string" calcext:value-type="string">
            <text:p>Toka</text:p>
          </table:table-cell>
          <table:table-cell office:value-type="string" calcext:value-type="string">
            <text:p>Funsoft PAL Nichibutsu JP</text:p>
          </table:table-cell>
          <table:table-cell table:style-name="ce5" office:value-type="date" office:date-value="1997-01-01" calcext:value-type="date">
            <text:p>1997-01-01</text:p>
          </table:table-cell>
          <table:table-cell table:style-name="ce5" office:value-type="date" office:date-value="1997-12-01" calcext:value-type="date">
            <text:p>1997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 Bright</text:p>
          </table:table-cell>
          <table:table-cell office:value-type="string" calcext:value-type="string">
            <text:p>To One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6-12-06" calcext:value-type="date">
            <text:p>1996-12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e 500</text:p>
          </table:table-cell>
          <table:table-cell office:value-type="string" calcext:value-type="string">
            <text:p>Ascar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01" calcext:value-type="date">
            <text:p>2000-03-01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e Ghostbusters: Ultimate Invasion</text:p>
          </table:table-cell>
          <table:table-cell office:value-type="string" calcext:value-type="string">
            <text:p>Similis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03-01" calcext:value-type="date">
            <text:p>2004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e Go-Kart Racing</text:p>
          </table:table-cell>
          <table:table-cell office:value-type="string" calcext:value-type="string">
            <text:p>Now Production</text:p>
          </table:table-cell>
          <table:table-cell office:value-type="string" calcext:value-type="string">
            <text:p>Agetec</text:p>
          </table:table-cell>
          <table:table-cell table:style-name="ce5" office:value-type="date" office:date-value="2003-02-20" calcext:value-type="date">
            <text:p>2003-02-2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9-22" calcext:value-type="date">
            <text:p>2003-09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e Pinball</text:p>
          </table:table-cell>
          <table:table-cell office:value-type="string" calcext:value-type="string">
            <text:p>Epic Game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4-01" calcext:value-type="date">
            <text:p>1996-04-01</text:p>
          </table:table-cell>
          <table:table-cell table:style-name="ce5" office:value-type="date" office:date-value="1996-03-28" calcext:value-type="date">
            <text:p>1996-03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2000</text:p>
          </table:table-cell>
          <table:table-cell office:value-type="string" calcext:value-type="string">
            <text:p>Visual Sciences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2000-01-06" calcext:value-type="date">
            <text:p>2000-01-06</text:p>
          </table:table-cell>
          <table:table-cell table:style-name="ce5" office:value-type="date" office:date-value="2000-06-10" calcext:value-type="date">
            <text:p>2000-06-10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Championship Season 2000</text:p>
          </table:table-cell>
          <table:table-cell office:value-type="string" calcext:value-type="string">
            <text:p>Visual Science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24" calcext:value-type="date">
            <text:p>2000-11-24</text:p>
          </table:table-cell>
          <table:table-cell table:style-name="ce5" office:value-type="date" office:date-value="2000-09-30" calcext:value-type="date">
            <text:p>2000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Racing Championship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Video Syste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30" calcext:value-type="date">
            <text:p>2000-04-30</text:p>
          </table:table-cell>
          <table:table-cell table:style-name="ce5" office:value-type="date" office:date-value="2000-10-11" calcext:value-type="date">
            <text:p>2000-10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World Grand Prix</text:p>
          </table:table-cell>
          <table:table-cell office:value-type="string" calcext:value-type="string">
            <text:p>Lankhor|Video System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1-03-30" calcext:value-type="date">
            <text:p>2001-03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World Grand Prix 2000</text:p>
          </table:table-cell>
          <table:table-cell office:value-type="string" calcext:value-type="string">
            <text:p>Eutechnyx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23" calcext:value-type="date">
            <text:p>2001-03-2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 Manager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8" calcext:value-type="date">
            <text:p>2000-09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A Premier League Football Manager 2000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0-01" calcext:value-type="date">
            <text:p>1999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A Premier League Football Manager 2001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 Premier League Stars</text:p>
          </table:table-cell>
          <table:table-cell office:value-type="string" calcext:value-type="string">
            <text:p>Electronic Arts|Software Creations (PAL)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 Premier League Stars 2001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 to Black</text:p>
          </table:table-cell>
          <table:table-cell office:value-type="string" calcext:value-type="string">
            <text:p>Delphine Software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7-05-02" calcext:value-type="date">
            <text:p>1997-05-02</text:p>
          </table:table-cell>
          <table:table-cell table:style-name="ce5" office:value-type="date" office:date-value="1996-07-01" calcext:value-type="date">
            <text:p>1996-07-01</text:p>
          </table:table-cell>
          <table:table-cell table:style-name="ce5" office:value-type="date" office:date-value="1996-06-28" calcext:value-type="date">
            <text:p>1996-06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e Games: Language Art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e Games: Mathematic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Connection Demonstration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Card Game Fun Pack</text:p>
          </table:table-cell>
          <table:table-cell table:number-columns-repeated="2" office:value-type="string" calcext:value-type="string">
            <text:p>Mud Duck Productio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9-26" calcext:value-type="date">
            <text:p>2002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Feud</text:p>
          </table:table-cell>
          <table:table-cell office:value-type="string" calcext:value-type="string">
            <text:p>Artech Studios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16" calcext:value-type="date">
            <text:p>2000-10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Game Pack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14" calcext:value-type="date">
            <text:p>2000-0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tic Four</text:p>
          </table:table-cell>
          <table:table-cell table:number-columns-repeated="2" office:value-type="string" calcext:value-type="string">
            <text:p>Acclaim</text:p>
          </table:table-cell>
          <table:table-cell table:style-name="ce5" office:value-type="date" office:date-value="1998-02-19" calcext:value-type="date">
            <text:p>1998-02-19</text:p>
          </table:table-cell>
          <table:table-cell table:style-name="ce5" office:value-type="date" office:date-value="1997-08-01" calcext:value-type="date">
            <text:p>1997-08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land Saga: Toki no Michishirube</text:p>
          </table:table-cell>
          <table:table-cell table:number-columns-repeated="2" office:value-type="string" calcext:value-type="string">
            <text:p>TGL</text:p>
          </table:table-cell>
          <table:table-cell table:style-name="ce5" office:value-type="date" office:date-value="1999-04-28" calcext:value-type="date">
            <text:p>1999-04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land Story: Yottsu no Fuuin</text:p>
          </table:table-cell>
          <table:table-cell table:number-columns-repeated="2" office:value-type="string" calcext:value-type="string">
            <text:p>TGL</text:p>
          </table:table-cell>
          <table:table-cell table:style-name="ce5" office:value-type="date" office:date-value="1997-11-27" calcext:value-type="date">
            <text:p>1997-1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 Fury: Wild Ambition</text:p>
          </table:table-cell>
          <table:table-cell table:number-columns-repeated="2" office:value-type="string" calcext:value-type="string">
            <text:p>SNK</text:p>
          </table:table-cell>
          <table:table-cell table:style-name="ce5" office:value-type="date" office:date-value="1999-06-24" calcext:value-type="date">
            <text:p>1999-06-24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ar Effect</text:p>
          </table:table-cell>
          <table:table-cell office:value-type="string" calcext:value-type="string">
            <text:p>Kronos Digital Entertainment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ar Effect 2: Retro Helix</text:p>
          </table:table-cell>
          <table:table-cell office:value-type="string" calcext:value-type="string">
            <text:p>Kronos Digital Entertainment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2001-11-15" calcext:value-type="date">
            <text:p>2001-11-15</text:p>
          </table:table-cell>
          <table:table-cell table:style-name="ce5" office:value-type="date" office:date-value="2001-03-23" calcext:value-type="date">
            <text:p>2001-03-23</text:p>
          </table:table-cell>
          <table:table-cell table:style-name="ce5" office:value-type="date" office:date-value="2001-02-21" calcext:value-type="date">
            <text:p>2001-02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DA 2: White Surge the Platoon</text:p>
          </table:table-cell>
          <table:table-cell office:value-type="string" calcext:value-type="string">
            <text:p>Max Entertainment</text:p>
          </table:table-cell>
          <table:table-cell office:value-type="string" calcext:value-type="string">
            <text:p>Yanoman</text:p>
          </table:table-cell>
          <table:table-cell table:style-name="ce5" office:value-type="date" office:date-value="1997-04-18" calcext:value-type="date">
            <text:p>1997-04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ony 11-79</text:p>
          </table:table-cell>
          <table:table-cell office:value-type="string" calcext:value-type="string">
            <text:p>Climax Entertainment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7-05-23" calcext:value-type="date">
            <text:p>1997-05-23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96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11-22" calcext:value-type="date">
            <text:p>1995-11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97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: Road to World Cup 98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12-01" calcext:value-type="date">
            <text:p>1997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99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9-08-26" calcext:value-type="date">
            <text:p>1999-08-26</text:p>
          </table:table-cell>
          <table:table-cell table:style-name="ce5" office:value-type="date" office:date-value="1998-12-08" calcext:value-type="date">
            <text:p>1998-12-08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2000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10-09" calcext:value-type="date">
            <text:p>1999-10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2001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03" calcext:value-type="date">
            <text:p>2000-11-03</text:p>
          </table:table-cell>
          <table:table-cell table:style-name="ce5" office:value-type="date" office:date-value="2000-11-14" calcext:value-type="date">
            <text:p>2000-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2002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02" calcext:value-type="date">
            <text:p>2001-11-02</text:p>
          </table:table-cell>
          <table:table-cell table:style-name="ce5" office:value-type="date" office:date-value="2001-11-01" calcext:value-type="date">
            <text:p>2001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Football 2003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11-01" calcext:value-type="date">
            <text:p>2002-11-01</text:p>
          </table:table-cell>
          <table:table-cell table:style-name="ce5" office:value-type="date" office:date-value="2002-11-11" calcext:value-type="date">
            <text:p>2002-1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Football 2004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0-24" calcext:value-type="date">
            <text:p>2003-10-24</text:p>
          </table:table-cell>
          <table:table-cell table:style-name="ce5" office:value-type="date" office:date-value="2003-11-04" calcext:value-type="date">
            <text:p>2003-11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 2005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10-15" calcext:value-type="date">
            <text:p>2004-10-15</text:p>
          </table:table-cell>
          <table:table-cell table:style-name="ce5" office:value-type="date" office:date-value="2004-10-12" calcext:value-type="date">
            <text:p>2004-10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fth Element</text:p>
          </table:table-cell>
          <table:table-cell office:value-type="string" calcext:value-type="string">
            <text:p>Kalisto Entertainment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er Maker|3D Kakutou Tsukuru JP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Agetec Inc.|ASCII Entertainment JP</text:p>
          </table:table-cell>
          <table:table-cell table:style-name="ce5" office:value-type="date" office:date-value="1998-07-30" calcext:value-type="date">
            <text:p>1998-07-30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er's Impact</text:p>
          </table:table-cell>
          <table:table-cell table:number-columns-repeated="2" office:value-type="string" calcext:value-type="string">
            <text:p>Taito Corporation</text:p>
          </table:table-cell>
          <table:table-cell table:style-name="ce5" office:value-type="date" office:date-value="1997-04-25" calcext:value-type="date">
            <text:p>1997-04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ing Force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1998-01-15" calcext:value-type="date">
            <text:p>1998-01-15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ing Force 2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2-01" calcext:value-type="date">
            <text:p>1999-12-0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Doom</text:p>
          </table:table-cell>
          <table:table-cell office:value-type="string" calcext:value-type="string">
            <text:p>Williams Entertainment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0-02" calcext:value-type="date">
            <text:p>1997-10-02</text:p>
          </table:table-cell>
          <table:table-cell table:style-name="ce5" office:value-type="date" office:date-value="1996-10-01" calcext:value-type="date">
            <text:p>1996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Anthology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quare Co., Ltd. (USA Release), SCEE (European Release)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5-01" calcext:value-type="date">
            <text:p>2002-05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Origins</text:p>
          </table:table-cell>
          <table:table-cell table:number-columns-repeated="2" office:value-type="string" calcext:value-type="string">
            <text:p>Square Co., Ltd.</text:p>
          </table:table-cell>
          <table:table-cell table:style-name="ce5" office:value-type="date" office:date-value="1990-01-01" calcext:value-type="date">
            <text:p>1990-01-01</text:p>
          </table:table-cell>
          <table:table-cell table:style-name="ce5" office:value-type="date" office:date-value="2003-03-14" calcext:value-type="date">
            <text:p>2003-03-14</text:p>
          </table:table-cell>
          <table:table-cell table:style-name="ce5" office:value-type="date" office:date-value="2003-04-08" calcext:value-type="date">
            <text:p>2003-04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VI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9-03-11" calcext:value-type="date">
            <text:p>1999-03-11</text:p>
          </table:table-cell>
          <table:table-cell table:style-name="ce5" office:value-type="date" office:date-value="2002-03-01" calcext:value-type="date">
            <text:p>2002-03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VII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CEE PAL|Square Co., Ltd. JP|SCEA NA</text:p>
          </table:table-cell>
          <table:table-cell table:style-name="ce5" office:value-type="date" office:date-value="1997-01-31" calcext:value-type="date">
            <text:p>1997-01-31</text:p>
          </table:table-cell>
          <table:table-cell table:style-name="ce5" office:value-type="date" office:date-value="1997-11-14" calcext:value-type="date">
            <text:p>1997-11-14</text:p>
          </table:table-cell>
          <table:table-cell table:style-name="ce5" office:value-type="date" office:date-value="1997-09-07" calcext:value-type="date">
            <text:p>1997-09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VIII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CEE PAL|Square Co., Ltd. JP|Square Electronic Arts US</text:p>
          </table:table-cell>
          <table:table-cell table:style-name="ce5" office:value-type="date" office:date-value="1999-02-11" calcext:value-type="date">
            <text:p>1999-02-11</text:p>
          </table:table-cell>
          <table:table-cell table:style-name="ce5" office:value-type="date" office:date-value="1999-10-27" calcext:value-type="date">
            <text:p>1999-10-27</text:p>
          </table:table-cell>
          <table:table-cell table:style-name="ce5" office:value-type="date" office:date-value="1999-09-09" calcext:value-type="date">
            <text:p>1999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IX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CEE PAL|Square Co., Ltd. JP|Square Electronic Arts US</text:p>
          </table:table-cell>
          <table:table-cell table:style-name="ce5" office:value-type="date" office:date-value="2000-07-07" calcext:value-type="date">
            <text:p>2000-07-07</text:p>
          </table:table-cell>
          <table:table-cell table:style-name="ce5" office:value-type="date" office:date-value="2001-02-16" calcext:value-type="date">
            <text:p>2001-02-16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Chronicles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quare 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6-29" calcext:value-type="date">
            <text:p>2001-06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Collection</text:p>
          </table:table-cell>
          <table:table-cell table:number-columns-repeated="2" office:value-type="string" calcext:value-type="string">
            <text:p>Square Co., Ltd.</text:p>
          </table:table-cell>
          <table:table-cell table:style-name="ce5" office:value-type="date" office:date-value="1999-03-11" calcext:value-type="date">
            <text:p>1999-03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 Fantasy Tactics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Soft JP|SCEA NA</text:p>
          </table:table-cell>
          <table:table-cell table:style-name="ce5" office:value-type="date" office:date-value="1997-06-20" calcext:value-type="date">
            <text:p>1997-06-2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28" calcext:value-type="date">
            <text:p>1998-0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nal Round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6-21" calcext:value-type="date">
            <text:p>1996-06-2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ger Flashing</text:p>
          </table:table-cell>
          <table:table-cell table:number-columns-repeated="2" office:value-type="string" calcext:value-type="string">
            <text:p>Affect</text:p>
          </table:table-cell>
          <table:table-cell table:style-name="ce5" office:value-type="date" office:date-value="1999-07-15" calcext:value-type="date">
            <text:p>1999-07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ProWrestling G</text:p>
          </table:table-cell>
          <table:table-cell office:value-type="string" calcext:value-type="string">
            <text:p>S-Neo</text:p>
          </table:table-cell>
          <table:table-cell office:value-type="string" calcext:value-type="string">
            <text:p>Human Entertainment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Pro Wrestling: Iron Slam '96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6-03-15" calcext:value-type="date">
            <text:p>1996-03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storm: ThunderHawk 2|ThunderStrike 2 NA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Core Design Victor Interactive Software JP</text:p>
          </table:table-cell>
          <table:table-cell table:style-name="ce5" office:value-type="date" office:date-value="1996-05-24" calcext:value-type="date">
            <text:p>1996-05-24</text:p>
          </table:table-cell>
          <table:table-cell table:number-columns-repeated="2"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o and Klawd</text:p>
          </table:table-cell>
          <table:table-cell office:value-type="string" calcext:value-type="string">
            <text:p>Interactive Studios</text:p>
          </table:table-cell>
          <table:table-cell office:value-type="string" calcext:value-type="string">
            <text:p>BMG Interactive</text:p>
          </table:table-cell>
          <table:table-cell table:style-name="ce5" office:value-type="date" office:date-value="1997-06-13" calcext:value-type="date">
            <text:p>1997-06-13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 Kiss Story</text:p>
          </table:table-cell>
          <table:table-cell office:value-type="string" calcext:value-type="string">
            <text:p>HuneX</text:p>
          </table:table-cell>
          <table:table-cell office:value-type="string" calcext:value-type="string">
            <text:p>Human Entertainment</text:p>
          </table:table-cell>
          <table:table-cell table:style-name="ce5" office:value-type="date" office:date-value="1998-04-24" calcext:value-type="date">
            <text:p>1998-04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sherman's Bait: A Bass Challenge|Exciting Bass JP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31" calcext:value-type="date">
            <text:p>1999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sherman's Bait 2: Big Ol' Bass|Exciting Bass 2 JP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onami Computer Entertainment Nagoya</text:p>
          </table:table-cell>
          <table:table-cell table:style-name="ce5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24" calcext:value-type="date">
            <text:p>1999-11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sherman's Bait 3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onami Computer Entertainment Nagoy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1" calcext:value-type="date">
            <text:p>2000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intstones Bedrock Bowling</text:p>
          </table:table-cell>
          <table:table-cell office:value-type="string" calcext:value-type="string">
            <text:p>Adrenalin Interactiv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18" calcext:value-type="date">
            <text:p>2000-08-18</text:p>
          </table:table-cell>
          <table:table-cell table:style-name="ce5" office:value-type="date" office:date-value="2000-09-19" calcext:value-type="date">
            <text:p>2000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ing Runner</text:p>
          </table:table-cell>
          <table:table-cell office:value-type="string" calcext:value-type="string">
            <text:p>Kokopel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uid</text:p>
          </table:table-cell>
          <table:table-cell office:value-type="string" calcext:value-type="string">
            <text:p>Opus Corp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8" calcext:value-type="date">
            <text:p>1998-01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tball Madness</text:p>
          </table:table-cell>
          <table:table-cell office:value-type="string" calcext:value-type="string">
            <text:p>Naps Team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3-28" calcext:value-type="date">
            <text:p>2003-03-2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d Racing</text:p>
          </table:table-cell>
          <table:table-cell office:value-type="string" calcext:value-type="string">
            <text:p>Toolbox Design</text:p>
          </table:table-cell>
          <table:table-cell office:value-type="string" calcext:value-type="string">
            <text:p>Empire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2-16" calcext:value-type="date">
            <text:p>2001-02-16</text:p>
          </table:table-cell>
          <table:table-cell table:style-name="ce5" office:value-type="date" office:date-value="2001-03-06" calcext:value-type="date">
            <text:p>2001-03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d Truck Mania</text:p>
          </table:table-cell>
          <table:table-cell office:value-type="string" calcext:value-type="string">
            <text:p>Alpine Studios, Inc.</text:p>
          </table:table-cell>
          <table:table-cell office:value-type="string" calcext:value-type="string">
            <text:p>Gotham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9-16" calcext:value-type="date">
            <text:p>2003-09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gotten Residents</text:p>
          </table:table-cell>
          <table:table-cell office:value-type="string" calcext:value-type="string">
            <text:p>Nihon Bussan</text:p>
          </table:table-cell>
          <table:table-cell office:value-type="string" calcext:value-type="string">
            <text:p>Activat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30" calcext:value-type="date">
            <text:p>2000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tion Soccer '97: The Road To France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7-06-27" calcext:value-type="date">
            <text:p>1997-06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1</text:p>
          </table:table-cell>
          <table:table-cell office:value-type="string" calcext:value-type="string">
            <text:p>Bizarre Creations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9-01" calcext:value-type="date">
            <text:p>1997-09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1 97</text:p>
          </table:table-cell>
          <table:table-cell office:value-type="string" calcext:value-type="string">
            <text:p>Bizarre Creations</text:p>
          </table:table-cell>
          <table:table-cell office:value-type="string" calcext:value-type="string">
            <text:p>Psygnosis</text:p>
          </table:table-cell>
          <table:table-cell table:style-name="ce5" office:value-type="date" office:date-value="1998-01-15" calcext:value-type="date">
            <text:p>1998-01-15</text:p>
          </table:table-cell>
          <table:table-cell table:style-name="ce5" office:value-type="date" office:date-value="1997-09-26" calcext:value-type="date">
            <text:p>1997-09-26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1 98</text:p>
          </table:table-cell>
          <table:table-cell office:value-type="string" calcext:value-type="string">
            <text:p>Visual Sciences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30" calcext:value-type="date">
            <text:p>1998-10-30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Circus</text:p>
          </table:table-cell>
          <table:table-cell table:number-columns-repeated="2" office:value-type="string" calcext:value-type="string">
            <text:p>Nihon Bussan</text:p>
          </table:table-cell>
          <table:table-cell table:style-name="ce5" office:value-type="date" office:date-value="1997-05-02" calcext:value-type="date">
            <text:p>1997-05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GP</text:p>
          </table:table-cell>
          <table:table-cell office:value-type="string" calcext:value-type="string">
            <text:p>Kung Fu Games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2-21" calcext:value-type="date">
            <text:p>2003-02-2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Karts Special Edition</text:p>
          </table:table-cell>
          <table:table-cell office:value-type="string" calcext:value-type="string">
            <text:p>Manic Media Productions</text:p>
          </table:table-cell>
          <table:table-cell office:value-type="string" calcext:value-type="string">
            <text:p>Telstar Electronic Studio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21" calcext:value-type="date">
            <text:p>1997-11-2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Nippon '99 JP <text:s text:c="2"/>Formula Nippon PAL</text:p>
          </table:table-cell>
          <table:table-cell/>
          <table:table-cell office:value-type="string" calcext:value-type="string">
            <text:p>TYO JP <text:s text:c="2"/>EON PAL</text:p>
          </table:table-cell>
          <table:table-cell table:style-name="ce5" office:value-type="date" office:date-value="1999-09-09" calcext:value-type="date">
            <text:p>1999-09-09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One 99</text:p>
          </table:table-cell>
          <table:table-cell office:value-type="string" calcext:value-type="string">
            <text:p>Studio 33</text:p>
          </table:table-cell>
          <table:table-cell office:value-type="string" calcext:value-type="string">
            <text:p>Psygnosis|SCEE</text:p>
          </table:table-cell>
          <table:table-cell table:style-name="ce5" office:value-type="date" office:date-value="1999-10-21" calcext:value-type="date">
            <text:p>1999-10-21</text:p>
          </table:table-cell>
          <table:table-cell table:style-name="ce5" office:value-type="date" office:date-value="1999-10-20" calcext:value-type="date">
            <text:p>1999-10-20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One 2000</text:p>
          </table:table-cell>
          <table:table-cell office:value-type="string" calcext:value-type="string">
            <text:p>Studio 33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0-06" calcext:value-type="date">
            <text:p>2000-10-0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One 2001</text:p>
          </table:table-cell>
          <table:table-cell office:value-type="string" calcext:value-type="string">
            <text:p>Studio 33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24" calcext:value-type="date">
            <text:p>2001-05-2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One Arcade</text:p>
          </table:table-cell>
          <table:table-cell office:value-type="string" calcext:value-type="string">
            <text:p>Studio 33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7-19" calcext:value-type="date">
            <text:p>2001-07-1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saken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8-04-30" calcext:value-type="date">
            <text:p>1998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x Hunt</text:p>
          </table:table-cell>
          <table:table-cell office:value-type="string" calcext:value-type="string">
            <text:p>3Vision Games</text:p>
          </table:table-cell>
          <table:table-cell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xKids.com Micro Maniacs Racing NA|Denku Sekka Micro Runner JP|Micro Maniacs PAL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THQ</text:p>
          </table:table-cell>
          <table:table-cell table:style-name="ce5" office:value-type="date" office:date-value="2000-11-02" calcext:value-type="date">
            <text:p>2000-11-02</text:p>
          </table:table-cell>
          <table:table-cell table:style-name="ce5" office:value-type="date" office:date-value="2000-04-14" calcext:value-type="date">
            <text:p>2000-04-14</text:p>
          </table:table-cell>
          <table:table-cell table:style-name="ce5" office:value-type="date" office:date-value="2000-10-02" calcext:value-type="date">
            <text:p>2000-10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x Sports Golf '99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Fox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x Sports Soccer '99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Fox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k Thomas Big Hurt Baseball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6-09-13" calcext:value-type="date">
            <text:p>1996-09-13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06-05" calcext:value-type="date">
            <text:p>1996-06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style Boardin' '99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style Motocross: McGrath vs. Pastrana</text:p>
          </table:table-cell>
          <table:table-cell office:value-type="string" calcext:value-type="string">
            <text:p>Z-Axis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8" calcext:value-type="date">
            <text:p>2000-12-08</text:p>
          </table:table-cell>
          <table:table-cell table:style-name="ce5" office:value-type="date" office:date-value="2000-11-05" calcext:value-type="date">
            <text:p>2000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style Scooter</text:p>
          </table:table-cell>
          <table:table-cell office:value-type="string" calcext:value-type="string">
            <text:p>Shaba Game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30" calcext:value-type="date">
            <text:p>2001-03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zy!</text:p>
          </table:table-cell>
          <table:table-cell office:value-type="string" calcext:value-type="string">
            <text:p>SCI Entertainment Group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gger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gger 2: Swampy's Revenge</text:p>
          </table:table-cell>
          <table:table-cell office:value-type="string" calcext:value-type="string">
            <text:p>Blitz Games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10-10" calcext:value-type="date">
            <text:p>2000-10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TV Animation - One Piece: Grand Battle!</text:p>
          </table:table-cell>
          <table:table-cell office:value-type="string" calcext:value-type="string">
            <text:p>Ganbarion</text:p>
          </table:table-cell>
          <table:table-cell office:value-type="string" calcext:value-type="string">
            <text:p>Atari PAL|Bandai JP</text:p>
          </table:table-cell>
          <table:table-cell table:style-name="ce5" office:value-type="date" office:date-value="2001-03-15" calcext:value-type="date">
            <text:p>2001-03-15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TV Animation - One Piece: Grand Battle! 2</text:p>
          </table:table-cell>
          <table:table-cell office:value-type="string" calcext:value-type="string">
            <text:p>Ganbarion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2-03-20" calcext:value-type="date">
            <text:p>2002-03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nt Mission 1st</text:p>
          </table:table-cell>
          <table:table-cell office:value-type="string" calcext:value-type="string">
            <text:p>Square Co., LT.|G-Craft</text:p>
          </table:table-cell>
          <table:table-cell office:value-type="string" calcext:value-type="string">
            <text:p>Square Co., LT.</text:p>
          </table:table-cell>
          <table:table-cell table:style-name="ce5" office:value-type="date" office:date-value="2003-10-23" calcext:value-type="date">
            <text:p>2003-10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nt Mission 2</text:p>
          </table:table-cell>
          <table:table-cell table:number-columns-repeated="2" office:value-type="string" calcext:value-type="string">
            <text:p>Square Co., LT.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nt Mission 3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quare Co., LT.</text:p>
          </table:table-cell>
          <table:table-cell table:style-name="ce5" office:value-type="date" office:date-value="1999-09-02" calcext:value-type="date">
            <text:p>1999-09-02</text:p>
          </table:table-cell>
          <table:table-cell table:style-name="ce5" office:value-type="date" office:date-value="2000-08-11" calcext:value-type="date">
            <text:p>2000-08-1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nt Mission: Alternative</text:p>
          </table:table-cell>
          <table:table-cell table:number-columns-repeated="2" office:value-type="string" calcext:value-type="string">
            <text:p>Square Co., LT.</text:p>
          </table:table-cell>
          <table:table-cell table:style-name="ce5" office:value-type="date" office:date-value="1997-12-18" calcext:value-type="date">
            <text:p>1997-12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ture Cop: LAPD</text:p>
          </table:table-cell>
          <table:table-cell table:number-columns-repeated="2" office:value-type="string" calcext:value-type="string">
            <text:p>Electronic Arts</text:p>
          </table:table-cell>
          <table:table-cell table:style-name="ce5" office:value-type="date" office:date-value="1999-08-05" calcext:value-type="date">
            <text:p>1999-08-05</text:p>
          </table:table-cell>
          <table:table-cell table:style-name="ce5" office:value-type="date" office:date-value="1998-09-28" calcext:value-type="date">
            <text:p>1998-09-28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ture Racer PAL|Defeat Lightning JP</text:p>
          </table:table-cell>
          <table:table-cell office:value-type="string" calcext:value-type="string">
            <text:p>D Cruise</text:p>
          </table:table-cell>
          <table:table-cell office:value-type="string" calcext:value-type="string">
            <text:p>Midas Interactive PAL|D Cruise JP</text:p>
          </table:table-cell>
          <table:table-cell table:style-name="ce5" office:value-type="date" office:date-value="1997-05-23" calcext:value-type="date">
            <text:p>1997-05-23</text:p>
          </table:table-cell>
          <table:table-cell table:style-name="ce5" office:value-type="date" office:date-value="2002-04-12" calcext:value-type="date">
            <text:p>2002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uun Gokuu Ninden</text:p>
          </table:table-cell>
          <table:table-cell/>
          <table:table-cell office:value-type="string" calcext:value-type="string">
            <text:p>Aicom</text:p>
          </table:table-cell>
          <table:table-cell table:style-name="ce5" office:value-type="date" office:date-value="1996-08-30" calcext:value-type="date">
            <text:p>1996-08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-Dariu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THQ</text:p>
          </table:table-cell>
          <table:table-cell table:style-name="ce5" office:value-type="date" office:date-value="1998-04-09" calcext:value-type="date">
            <text:p>1998-04-09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-Police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-Police: Weapons of Justice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 Jockey</text:p>
          </table:table-cell>
          <table:table-cell table:number-columns-repeated="2" office:value-type="string" calcext:value-type="string">
            <text:p>Koei</text:p>
          </table:table-cell>
          <table:table-cell table:style-name="ce5" office:value-type="date" office:date-value="1999-03-11" calcext:value-type="date">
            <text:p>1999-03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 Jockey 2000</text:p>
          </table:table-cell>
          <table:table-cell table:number-columns-repeated="2" office:value-type="string" calcext:value-type="string">
            <text:p>Koei</text:p>
          </table:table-cell>
          <table:table-cell table:style-name="ce5"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all Screen</text:p>
          </table:table-cell>
          <table:table-cell office:value-type="string" calcext:value-type="string">
            <text:p>System Sacom</text:p>
          </table:table-cell>
          <table:table-cell office:value-type="string" calcext:value-type="string">
            <text:p>Antinos Records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ga: Destination Earth</text:p>
          </table:table-cell>
          <table:table-cell office:value-type="string" calcext:value-type="string">
            <text:p>King of the Jungle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23" calcext:value-type="date">
            <text:p>2000-09-23</text:p>
          </table:table-cell>
          <table:table-cell table:style-name="ce5" office:value-type="date" office:date-value="2000-10-22" calcext:value-type="date">
            <text:p>2000-10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ian³</text:p>
          </table:table-cell>
          <table:table-cell office:value-type="string" calcext:value-type="string">
            <text:p>High-Tech Lab Japan</text:p>
          </table:table-cell>
          <table:table-cell office:value-type="string" calcext:value-type="string">
            <text:p>Namco</text:p>
          </table:table-cell>
          <table:table-cell table:number-columns-repeated="2" table:style-name="ce5" office:value-type="date" office:date-value="1996-04-26" calcext:value-type="date">
            <text:p>1996-04-2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Fight: Universal Warriors JP|Galaxy Fight PAL</text:p>
          </table:table-cell>
          <table:table-cell table:number-columns-repeated="2" office:value-type="string" calcext:value-type="string">
            <text:p>Sunsoft</text:p>
          </table:table-cell>
          <table:table-cell table:style-name="ce5" office:value-type="date" office:date-value="1996-05-03" calcext:value-type="date">
            <text:p>1996-05-03</text:p>
          </table:table-cell>
          <table:table-cell table:style-name="ce5" office:value-type="date" office:date-value="1996-04-30" calcext:value-type="date">
            <text:p>1996-04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erians</text:p>
          </table:table-cell>
          <table:table-cell office:value-type="string" calcext:value-type="string">
            <text:p>Polygon Magic</text:p>
          </table:table-cell>
          <table:table-cell office:value-type="string" calcext:value-type="string">
            <text:p>ASCII Entertainment JP|Crave Entertainment PAL, NA</text:p>
          </table:table-cell>
          <table:table-cell table:style-name="ce5" office:value-type="date" office:date-value="1999-08-26" calcext:value-type="date">
            <text:p>1999-08-26</text:p>
          </table:table-cell>
          <table:table-cell table:style-name="ce5" office:value-type="date" office:date-value="2000-04-15" calcext:value-type="date">
            <text:p>2000-04-15</text:p>
          </table:table-cell>
          <table:table-cell table:style-name="ce5" office:value-type="date" office:date-value="2000-03-29" calcext:value-type="date">
            <text:p>2000-03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lop Racer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1999-03-18" calcext:value-type="date">
            <text:p>1999-03-1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17" calcext:value-type="date">
            <text:p>1999-03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ame of Life</text:p>
          </table:table-cell>
          <table:table-cell office:value-type="string" calcext:value-type="string">
            <text:p>The Collective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ra 2000</text:p>
          </table:table-cell>
          <table:table-cell office:value-type="string" calcext:value-type="string">
            <text:p>Surveyor Corp.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1997-04-25" calcext:value-type="date">
            <text:p>1997-04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bare Goemon: Kuru Nara Koi! Ayashige Ikka no Kuroi Kage</text:p>
          </table:table-cell>
          <table:table-cell office:value-type="string" calcext:value-type="string">
            <text:p>Konami Computer Entertainment Nagoya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12-23" calcext:value-type="date">
            <text:p>1998-1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bare Goemon: Ōedo Daikaiten</text:p>
          </table:table-cell>
          <table:table-cell office:value-type="string" calcext:value-type="string">
            <text:p>Konami Computer Entertainment Kobe|Now Production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1-03-29" calcext:value-type="date">
            <text:p>2001-03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bare Goemon: Uchū Kaizoku Akogingu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3-22" calcext:value-type="date">
            <text:p>1996-03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ntlet Legends</text:p>
          </table:table-cell>
          <table:table-cell table:number-columns-repeated="2"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28" calcext:value-type="date">
            <text:p>2000-06-28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ido|Gekido: Urban Fighters PAL</text:p>
          </table:table-cell>
          <table:table-cell office:value-type="string" calcext:value-type="string">
            <text:p>Naps Team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5-18" calcext:value-type="date">
            <text:p>2000-05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ioh: Shooting King</text:p>
          </table:table-cell>
          <table:table-cell office:value-type="string" calcext:value-type="string">
            <text:p>Warashi</text:p>
          </table:table-cell>
          <table:table-cell office:value-type="string" calcext:value-type="string">
            <text:p>Natsume</text:p>
          </table:table-cell>
          <table:table-cell table:style-name="ce5" office:value-type="date" office:date-value="1999-05-20" calcext:value-type="date">
            <text:p>1999-05-20</text:p>
          </table:table-cell>
          <table:table-cell table:style-name="ce5" office:value-type="date" office:date-value="2004-02-01" calcext:value-type="date">
            <text:p>2004-02-01</text:p>
          </table:table-cell>
          <table:table-cell table:style-name="ce5" office:value-type="date" office:date-value="2002-12-17" calcext:value-type="date">
            <text:p>2002-12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sō Suikogaiden Vol. 1: Harmonia no Kenshi</text:p>
          </table:table-cell>
          <table:table-cell office:value-type="string" calcext:value-type="string">
            <text:p>KCE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0-09-21" calcext:value-type="date">
            <text:p>2000-09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sō Suikogaiden Vol. 2: Crystal Valley no Kettou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3-22" calcext:value-type="date">
            <text:p>2001-03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m Cube</text:p>
          </table:table-cell>
          <table:table-cell office:value-type="string" calcext:value-type="string">
            <text:p>Technos Japan</text:p>
          </table:table-cell>
          <table:table-cell office:value-type="string" calcext:value-type="string">
            <text:p>JP Technos Japan, NA Technos</text:p>
          </table:table-cell>
          <table:table-cell table:style-name="ce5" office:value-type="date" office:date-value="1994-12-22" calcext:value-type="date">
            <text:p>1994-12-2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12-01" calcext:value-type="date">
            <text:p>1995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x</text:p>
          </table:table-cell>
          <table:table-cell table:number-columns-repeated="2" office:value-type="string" calcext:value-type="string">
            <text:p>Crystal Dynamics</text:p>
          </table:table-cell>
          <table:table-cell table:style-name="ce5" office:value-type="date" office:date-value="1996-03-08" calcext:value-type="date">
            <text:p>1996-03-08</text:p>
          </table:table-cell>
          <table:table-cell table:style-name="ce5" office:value-type="date" office:date-value="1996-04-01" calcext:value-type="date">
            <text:p>1996-04-01</text:p>
          </table:table-cell>
          <table:table-cell table:style-name="ce5" office:value-type="date" office:date-value="1995-12-13" calcext:value-type="date">
            <text:p>1995-12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x: Enter the Gecko|Gex 3D: Enter the Gecko PAL|SpinTail JP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Midway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31" calcext:value-type="date">
            <text:p>1998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x 3: Deep Cover Gecko|Gex: Deep Cover Gecko PAL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4-01" calcext:value-type="date">
            <text:p>1999-04-01</text:p>
          </table:table-cell>
          <table:table-cell table:style-name="ce5" office:value-type="date" office:date-value="1999-03-23" calcext:value-type="date">
            <text:p>1999-03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ost in the Shell</text:p>
          </table:table-cell>
          <table:table-cell office:value-type="string" calcext:value-type="string">
            <text:p>Exact Co., Ltd.</text:p>
          </table:table-cell>
          <table:table-cell office:value-type="string" calcext:value-type="string">
            <text:p>THQ NA|Sony Computer Entertainment</text:p>
          </table:table-cell>
          <table:table-cell table:style-name="ce5" office:value-type="date" office:date-value="1997-07-17" calcext:value-type="date">
            <text:p>1997-07-17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oul Panic</text:p>
          </table:table-cell>
          <table:table-cell office:value-type="string" calcext:value-type="string">
            <text:p>Eighting/Raizing</text:p>
          </table:table-cell>
          <table:table-cell office:value-type="string" calcext:value-type="string">
            <text:p>Namco JP|SCEE PAL</text:p>
          </table:table-cell>
          <table:table-cell table:style-name="ce5" office:value-type="date" office:date-value="2000-04-20" calcext:value-type="date">
            <text:p>2000-04-20</text:p>
          </table:table-cell>
          <table:table-cell table:style-name="ce5" office:value-type="date" office:date-value="2000-04-01" calcext:value-type="date">
            <text:p>2000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ver</text:p>
          </table:table-cell>
          <table:table-cell office:value-type="string" calcext:value-type="string">
            <text:p>Interactive Studios Ltd.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al Storm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al Storm '97</text:p>
          </table:table-cell>
          <table:table-cell office:value-type="string" calcext:value-type="string">
            <text:p>KCET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 and Glory: The Road to El Dorado</text:p>
          </table:table-cell>
          <table:table-cell office:value-type="string" calcext:value-type="string">
            <text:p>Revolution Software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en Nugget</text:p>
          </table:table-cell>
          <table:table-cell office:value-type="string" calcext:value-type="string">
            <text:p>Hasbro Interactive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0-01" calcext:value-type="date">
            <text:p>199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fy's Fun House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NewKidCo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2-07" calcext:value-type="date">
            <text:p>2001-12-07</text:p>
          </table:table-cell>
          <table:table-cell table:style-name="ce5" office:value-type="date" office:date-value="2001-07-01" calcext:value-type="date">
            <text:p>2001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ius Gaiden</text:p>
          </table:table-cell>
          <table:table-cell office:value-type="string" calcext:value-type="string">
            <text:p>KCE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7-08-28" calcext:value-type="date">
            <text:p>1997-08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a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Ubisoft</text:p>
          </table:table-cell>
          <table:table-cell table:style-name="ce5" office:value-type="date" office:date-value="1999-06-24" calcext:value-type="date">
            <text:p>1999-06-24</text:p>
          </table:table-cell>
          <table:table-cell table:style-name="ce5" office:value-type="date" office:date-value="2000-03-31" calcext:value-type="date">
            <text:p>2000-03-31</text:p>
          </table:table-cell>
          <table:table-cell table:style-name="ce5" office:value-type="date" office:date-value="1999-10-26" calcext:value-type="date">
            <text:p>1999-10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Slam</text:p>
          </table:table-cell>
          <table:table-cell office:value-type="string" calcext:value-type="string">
            <text:p>Burst Studios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Theft Auto</text:p>
          </table:table-cell>
          <table:table-cell office:value-type="string" calcext:value-type="string">
            <text:p>DMA Design</text:p>
          </table:table-cell>
          <table:table-cell office:value-type="string" calcext:value-type="string">
            <text:p>BMG Interactive|ASC Games</text:p>
          </table:table-cell>
          <table:table-cell table:style-name="ce5" office:value-type="date" office:date-value="1999-04-27" calcext:value-type="date">
            <text:p>1999-04-27</text:p>
          </table:table-cell>
          <table:table-cell table:style-name="ce5" office:value-type="date" office:date-value="1997-12-14" calcext:value-type="date">
            <text:p>1997-12-14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Theft Auto 2</text:p>
          </table:table-cell>
          <table:table-cell office:value-type="string" calcext:value-type="string">
            <text:p>DMA Design</text:p>
          </table:table-cell>
          <table:table-cell office:value-type="string" calcext:value-type="string">
            <text:p>Rockstar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0-22" calcext:value-type="date">
            <text:p>1999-10-22</text:p>
          </table:table-cell>
          <table:table-cell table:style-name="ce5" office:value-type="date" office:date-value="1999-10-25" calcext:value-type="date">
            <text:p>1999-10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Theft Auto: London 1969</text:p>
          </table:table-cell>
          <table:table-cell office:value-type="string" calcext:value-type="string">
            <text:p>Rockstar Canada</text:p>
          </table:table-cell>
          <table:table-cell office:value-type="string" calcext:value-type="string">
            <text:p>Rockstar Games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9-04-29" calcext:value-type="date">
            <text:p>1999-04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 Turismo</text:p>
          </table:table-cell>
          <table:table-cell office:value-type="string" calcext:value-type="string">
            <text:p>Polyphony Digital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1997-12-23" calcext:value-type="date">
            <text:p>1997-12-23</text:p>
          </table:table-cell>
          <table:table-cell table:style-name="ce5" office:value-type="date" office:date-value="1998-05-08" calcext:value-type="date">
            <text:p>1998-05-08</text:p>
          </table:table-cell>
          <table:table-cell table:style-name="ce5" office:value-type="date" office:date-value="1998-05-12" calcext:value-type="date">
            <text:p>1998-05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 Turismo 2</text:p>
          </table:table-cell>
          <table:table-cell office:value-type="string" calcext:value-type="string">
            <text:p>Polyphony Digital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1999-12-11" calcext:value-type="date">
            <text:p>1999-12-11</text:p>
          </table:table-cell>
          <table:table-cell table:style-name="ce5" office:value-type="date" office:date-value="2000-01-28" calcext:value-type="date">
            <text:p>2000-01-28</text:p>
          </table:table-cell>
          <table:table-cell table:style-name="ce5" office:value-type="date" office:date-value="1999-12-23" calcext:value-type="date">
            <text:p>1999-12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 Kai: All Japan Grand Touring Car Championship</text:p>
          </table:table-cell>
          <table:table-cell table:number-columns-repeated="2" office:value-type="string" calcext:value-type="string">
            <text:p>Kaneko</text:p>
          </table:table-cell>
          <table:table-cell table:style-name="ce5" office:value-type="date" office:date-value="1996-02-23" calcext:value-type="date">
            <text:p>1996-0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 Max Rev.: All Japan Grand Touring Car Championship</text:p>
          </table:table-cell>
          <table:table-cell table:number-columns-repeated="2" office:value-type="string" calcext:value-type="string">
            <text:p>Kaneko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ranstream Saga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JP : <text:s/>SCEI <text:s/>NA : <text:s/>THQ <text:s/>PAL : <text:s/>ARC Entertainment</text:p>
          </table:table-cell>
          <table:table-cell table:style-name="ce5" office:value-type="date" office:date-value="1997-11-06" calcext:value-type="date">
            <text:p>1997-11-06</text:p>
          </table:table-cell>
          <table:table-cell table:style-name="ce5" office:value-type="date" office:date-value="1998-06-30" calcext:value-type="date">
            <text:p>1998-06-30</text:p>
          </table:table-cell>
          <table:table-cell table:style-name="ce5" office:value-type="date" office:date-value="1999-02-26" calcext:value-type="date">
            <text:p>1999-02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 Runner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rinch</text:p>
          </table:table-cell>
          <table:table-cell office:value-type="string" calcext:value-type="string">
            <text:p>Artificial Mind and Movement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8" calcext:value-type="date">
            <text:p>2000-12-08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nd Session</text:p>
          </table:table-cell>
          <table:table-cell office:value-type="string" calcext:value-type="string">
            <text:p>Shaba Game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5" calcext:value-type="date">
            <text:p>2000-08-25</text:p>
          </table:table-cell>
          <table:table-cell table:style-name="ce5" office:value-type="date" office:date-value="2000-04-29" calcext:value-type="date">
            <text:p>2000-04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udge Warrior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Tempest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05" calcext:value-type="date">
            <text:p>2000-06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of Darkness, The</text:p>
          </table:table-cell>
          <table:table-cell table:number-columns-repeated="2"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's Crusade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msoft JP|Activision PAL,NA</text:p>
          </table:table-cell>
          <table:table-cell table:style-name="ce5" office:value-type="date" office:date-value="1998-09-23" calcext:value-type="date">
            <text:p>1998-09-23</text:p>
          </table:table-cell>
          <table:table-cell table:style-name="ce5" office:value-type="date" office:date-value="1999-03-29" calcext:value-type="date">
            <text:p>1999-03-29</text:p>
          </table:table-cell>
          <table:table-cell table:style-name="ce5" office:value-type="date" office:date-value="1999-01-31" calcext:value-type="date">
            <text:p>1999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bble</text:p>
          </table:table-cell>
          <table:table-cell office:value-type="string" calcext:value-type="string">
            <text:p>Mad Duck Productions</text:p>
          </table:table-cell>
          <table:table-cell office:value-type="string" calcext:value-type="string">
            <text:p>Mad Duck Productions, Midas Interactive Entertainment</text:p>
          </table:table-cell>
          <table:table-cell table:style-name="ce5" office:value-type="date" office:date-value="1998-09-17" calcext:value-type="date">
            <text:p>1998-09-17</text:p>
          </table:table-cell>
          <table:table-cell table:style-name="ce5" office:value-type="date" office:date-value="2001-04-12" calcext:value-type="date">
            <text:p>2001-04-12</text:p>
          </table:table-cell>
          <table:table-cell table:style-name="ce5" office:value-type="date" office:date-value="2002-06-01" calcext:value-type="date">
            <text:p>2002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ty Gear</text:p>
          </table:table-cell>
          <table:table-cell office:value-type="string" calcext:value-type="string">
            <text:p>Arc System Works</text:p>
          </table:table-cell>
          <table:table-cell office:value-type="string" calcext:value-type="string">
            <text:p>Atlus</text:p>
          </table:table-cell>
          <table:table-cell table:style-name="ce5" office:value-type="date" office:date-value="1998-05-14" calcext:value-type="date">
            <text:p>1998-05-14</text:p>
          </table:table-cell>
          <table:table-cell table:style-name="ce5" office:value-type="date" office:date-value="2000-05-01" calcext:value-type="date">
            <text:p>2000-05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dam: Battle Assault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Banda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dam: Battle Assault 2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Banda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7-17" calcext:value-type="date">
            <text:p>2002-07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fighter: The Legend of Jesse James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Banda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2-07" calcext:value-type="date">
            <text:p>2001-12-07</text:p>
          </table:table-cell>
          <table:table-cell table:style-name="ce5" office:value-type="date" office:date-value="2001-11-30" calcext:value-type="date">
            <text:p>2001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ship</text:p>
          </table:table-cell>
          <table:table-cell table:number-columns-repeated="2" office:value-type="string" calcext:value-type="string">
            <text:p>MicroPros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7-03" calcext:value-type="date">
            <text:p>1996-07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un Shooting</text:p>
          </table:table-cell>
          <table:table-cell office:value-type="string" calcext:value-type="string">
            <text:p>Nekogumi</text:p>
          </table:table-cell>
          <table:table-cell office:value-type="string" calcext:value-type="string">
            <text:p>D3Publisher</text:p>
          </table:table-cell>
          <table:table-cell table:style-name="ce5" office:value-type="date" office:date-value="1999-12-09" calcext:value-type="date">
            <text:p>1999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un Shooting 2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D3Publisher</text:p>
          </table:table-cell>
          <table:table-cell table:style-name="ce5" office:value-type="date" office:date-value="2001-03-31" calcext:value-type="date">
            <text:p>2001-03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-Shin 2</text:p>
          </table:table-cell>
          <table:table-cell table:number-columns-repeated="2" office:value-type="string" calcext:value-type="string">
            <text:p>Square</text:p>
          </table:table-cell>
          <table:table-cell table:style-name="ce5" office:value-type="date" office:date-value="1998-03-26" calcext:value-type="date">
            <text:p>1998-03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ppy Diet</text:p>
          </table:table-cell>
          <table:table-cell office:value-type="string" calcext:value-type="string">
            <text:p>Datam Polystar</text:p>
          </table:table-cell>
          <table:table-cell/>
          <table:table-cell table:style-name="ce5" office:value-type="date" office:date-value="2001-04-26" calcext:value-type="date">
            <text:p>2001-04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ball '99</text:p>
          </table:table-cell>
          <table:table-cell office:value-type="string" calcext:value-type="string">
            <text:p>Mindspan</text:p>
          </table:table-cell>
          <table:table-cell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ball 5</text:p>
          </table:table-cell>
          <table:table-cell table:number-columns-repeated="2" office:value-type="string" calcext:value-type="string">
            <text:p>SPS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 Boiled</text:p>
          </table:table-cell>
          <table:table-cell office:value-type="string" calcext:value-type="string">
            <text:p>Cryo Interactive|Sieg</text:p>
          </table:table-cell>
          <table:table-cell office:value-type="string" calcext:value-type="string">
            <text:p>Cryo Interactive, Sieg</text:p>
          </table:table-cell>
          <table:table-cell table:style-name="ce5" office:value-type="date" office:date-value="1998-07-30" calcext:value-type="date">
            <text:p>1998-07-30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mful Park ?</text:p>
          </table:table-cell>
          <table:table-cell table:number-columns-repeated="2" office:value-type="string" calcext:value-type="string">
            <text:p>Sky Think Systems</text:p>
          </table:table-cell>
          <table:table-cell table:style-name="ce5" office:value-type="date" office:date-value="1997-02-14" calcext:value-type="date">
            <text:p>1997-02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y Potter and the Chamber of Secrets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EA Games|Electronic Arts|Electronic Arts Victor</text:p>
          </table:table-cell>
          <table:table-cell table:style-name="ce5" office:value-type="date" office:date-value="2002-11-23" calcext:value-type="date">
            <text:p>2002-11-23</text:p>
          </table:table-cell>
          <table:table-cell table:style-name="ce5" office:value-type="date" office:date-value="2002-11-15" calcext:value-type="date">
            <text:p>2002-11-15</text:p>
          </table:table-cell>
          <table:table-cell table:style-name="ce5" office:value-type="date" office:date-value="2002-11-14" calcext:value-type="date">
            <text:p>2002-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y Potter and the Philosopher's Stone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Electronic Arts|Electronic Arts|Electronic Arts Victor</text:p>
          </table:table-cell>
          <table:table-cell table:style-name="ce5" office:value-type="date" office:date-value="2001-12-01" calcext:value-type="date">
            <text:p>2001-12-01</text:p>
          </table:table-cell>
          <table:table-cell table:style-name="ce5" office:value-type="date" office:date-value="2001-11-16" calcext:value-type="date">
            <text:p>2001-11-16</text:p>
          </table:table-cell>
          <table:table-cell table:style-name="ce5" office:value-type="date" office:date-value="2001-11-15" calcext:value-type="date">
            <text:p>2001-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ukaze Sentai V-Force</text:p>
          </table:table-cell>
          <table:table-cell table:number-columns-repeated="2" office:value-type="string" calcext:value-type="string">
            <text:p>Ving</text:p>
          </table:table-cell>
          <table:table-cell table:style-name="ce5" office:value-type="date" office:date-value="1996-11-15" calcext:value-type="date">
            <text:p>1996-11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vest Moon: Back To Nature</text:p>
          </table:table-cell>
          <table:table-cell office:value-type="string" calcext:value-type="string">
            <text:p>Victor Interactive Software</text:p>
          </table:table-cell>
          <table:table-cell office:value-type="string" calcext:value-type="string">
            <text:p>Victor Interactive Software, Natsume|Ubisoft</text:p>
          </table:table-cell>
          <table:table-cell table:style-name="ce5" office:value-type="date" office:date-value="1999-12-16" calcext:value-type="date">
            <text:p>1999-12-16</text:p>
          </table:table-cell>
          <table:table-cell table:style-name="ce5" office:value-type="date" office:date-value="2001-01-26" calcext:value-type="date">
            <text:p>2001-01-26</text:p>
          </table:table-cell>
          <table:table-cell table:style-name="ce5" office:value-type="date" office:date-value="2000-11-22" calcext:value-type="date">
            <text:p>2000-11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nted Junction: Seitokai Badge wo Oe!</text:p>
          </table:table-cell>
          <table:table-cell table:number-columns-repeated="2" office:value-type="string" calcext:value-type="string">
            <text:p>MediaWorks</text:p>
          </table:table-cell>
          <table:table-cell table:style-name="ce5" office:value-type="date" office:date-value="1997-01-17" calcext:value-type="date">
            <text:p>1997-01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O Boxing</text:p>
          </table:table-cell>
          <table:table-cell office:value-type="string" calcext:value-type="string">
            <text:p>Osiris Studios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2-16" calcext:value-type="date">
            <text:p>2001-02-16</text:p>
          </table:table-cell>
          <table:table-cell table:style-name="ce5" office:value-type="date" office:date-value="2000-11-20" calcext:value-type="date">
            <text:p>2000-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 of Darkness</text:p>
          </table:table-cell>
          <table:table-cell office:value-type="string" calcext:value-type="string">
            <text:p>Amazing Studios</text:p>
          </table:table-cell>
          <table:table-cell office:value-type="string" calcext:value-type="string">
            <text:p>Ocean Software|Interplay|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en's Gate</text:p>
          </table:table-cell>
          <table:table-cell office:value-type="string" calcext:value-type="string">
            <text:p>Atlus Co.</text:p>
          </table:table-cell>
          <table:table-cell office:value-type="string" calcext:value-type="string">
            <text:p>Atlus Co., JVC Digital Studios</text:p>
          </table:table-cell>
          <table:table-cell table:style-name="ce5" office:value-type="date" office:date-value="1996-12-13" calcext:value-type="date">
            <text:p>1996-12-13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bereke's Popoitto PAL|Hebereke Station Popoitto JP</text:p>
          </table:table-cell>
          <table:table-cell table:number-columns-repeated="2" office:value-type="string" calcext:value-type="string">
            <text:p>Sunsoft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5-05-26" calcext:value-type="date">
            <text:p>1995-05-2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boy: Asylum Seeker</text:p>
          </table:table-cell>
          <table:table-cell office:value-type="string" calcext:value-type="string">
            <text:p>DreamCatcher Interactive</text:p>
          </table:table-cell>
          <table:table-cell office:value-type="string" calcext:value-type="string">
            <text:p>DreamCatcher Interactive, Wanadoo Edit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4-04" calcext:value-type="date">
            <text:p>2004-04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night|Dark Messiah JP</text:p>
          </table:table-cell>
          <table:table-cell office:value-type="string" calcext:value-type="string">
            <text:p>Atlus Co.</text:p>
          </table:table-cell>
          <table:table-cell office:value-type="string" calcext:value-type="string">
            <text:p>Atlus Co., Konami</text:p>
          </table:table-cell>
          <table:table-cell table:style-name="ce5" office:value-type="date" office:date-value="1998-06-11" calcext:value-type="date">
            <text:p>1998-06-11</text:p>
          </table:table-cell>
          <table:table-cell table:style-name="ce5" office:value-type="date" office:date-value="1999-12-30" calcext:value-type="date">
            <text:p>1999-12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o Kitty's Cube Frenzy [187]</text:p>
          </table:table-cell>
          <table:table-cell office:value-type="string" calcext:value-type="string">
            <text:p>Culture Publishers</text:p>
          </table:table-cell>
          <table:table-cell office:value-type="string" calcext:value-type="string">
            <text:p>Culture Publishers, NewKidCo</text:p>
          </table:table-cell>
          <table:table-cell table:style-name="ce5" office:value-type="date" office:date-value="1998-06-25" calcext:value-type="date">
            <text:p>1998-06-2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o Kitty: Cute de Cute [187]</text:p>
          </table:table-cell>
          <table:table-cell office:value-type="string" calcext:value-type="string">
            <text:p>Culture Publishers</text:p>
          </table:table-cell>
          <table:table-cell office:value-type="string" calcext:value-type="string">
            <text:p>Culture Publishers, NewKidCo</text:p>
          </table:table-cell>
          <table:table-cell table:style-name="ce5" office:value-type="date" office:date-value="1998-06-25" calcext:value-type="date">
            <text:p>1998-06-2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c's Adventures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LucasArts, Virgin Interactive|Bullet Proof Software</text:p>
          </table:table-cell>
          <table:table-cell table:style-name="ce5" office:value-type="date" office:date-value="1998-06-25" calcext:value-type="date">
            <text:p>1998-06-25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ie Hopperhead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1995-09-29" calcext:value-type="date">
            <text:p>1995-09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Xen</text:p>
          </table:table-cell>
          <table:table-cell office:value-type="string" calcext:value-type="string">
            <text:p>Raven Software</text:p>
          </table:table-cell>
          <table:table-cell office:value-type="string" calcext:value-type="string">
            <text:p>GT Interactive|GameBank</text:p>
          </table:table-cell>
          <table:table-cell table:style-name="ce5" office:value-type="date" office:date-value="1998-03-19" calcext:value-type="date">
            <text:p>1998-03-19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-Octane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Electronic Arts|Electronic Arts Victor</text:p>
          </table:table-cell>
          <table:table-cell table:style-name="ce5" office:value-type="date" office:date-value="1996-01-13" calcext:value-type="date">
            <text:p>1996-01-13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12-29" calcext:value-type="date">
            <text:p>1995-1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dden &amp; Dangerous</text:p>
          </table:table-cell>
          <table:table-cell office:value-type="string" calcext:value-type="string">
            <text:p>Illusion Softwork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23" calcext:value-type="date">
            <text:p>2001-11-2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Heat Baseball 2000</text:p>
          </table:table-cell>
          <table:table-cell office:value-type="string" calcext:value-type="string">
            <text:p>Team .366</text:p>
          </table:table-cell>
          <table:table-cell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Heat Major League Baseball 2002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3-14" calcext:value-type="date">
            <text:p>2001-0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iko-Den Renge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Hakuhodo</text:p>
          </table:table-cell>
          <table:table-cell table:style-name="ce5" office:value-type="date" office:date-value="1999-03-11" calcext:value-type="date">
            <text:p>1999-03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ive</text:p>
          </table:table-cell>
          <table:table-cell table:number-columns-repeated="2" office:value-type="string" calcext:value-type="string">
            <text:p>Trimark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gs of War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Infogrames (Original &amp; Best Of Infogrames Re-Release), Zoo Digital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2000-09-05" calcext:value-type="date">
            <text:p>2000-09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kuto no Ken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1996-08-30" calcext:value-type="date">
            <text:p>1996-08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kuto no Ken: Seiki Matsukyu Seishi Densetsu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2000-10-26" calcext:value-type="date">
            <text:p>2000-10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Doctor</text:p>
          </table:table-cell>
          <table:table-cell office:value-type="string" calcext:value-type="string">
            <text:p>Datam Polystar</text:p>
          </table:table-cell>
          <table:table-cell office:value-type="string" calcext:value-type="string">
            <text:p>Success</text:p>
          </table:table-cell>
          <table:table-cell table:style-name="ce5" office:value-type="date" office:date-value="1997-11-13" calcext:value-type="date">
            <text:p>1997-11-1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oobs (Jim Henson's The Hoobs)</text:p>
          </table:table-cell>
          <table:table-cell table:number-columns-repeated="2"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6-07" calcext:value-type="date">
            <text:p>2002-06-0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ters Road Trip</text:p>
          </table:table-cell>
          <table:table-cell office:value-type="string" calcext:value-type="string">
            <text:p>Hoplite Research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3-26" calcext:value-type="date">
            <text:p>2002-03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higami: Ruining Blue Earth</text:p>
          </table:table-cell>
          <table:table-cell office:value-type="string" calcext:value-type="string">
            <text:p>Max Five</text:p>
          </table:table-cell>
          <table:table-cell office:value-type="string" calcext:value-type="string">
            <text:p>Atlus Co.|Max Five</text:p>
          </table:table-cell>
          <table:table-cell table:style-name="ce5" office:value-type="date" office:date-value="2002-02-07" calcext:value-type="date">
            <text:p>2002-02-0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2-20" calcext:value-type="date">
            <text:p>2001-12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 Shots Golf</text:p>
          </table:table-cell>
          <table:table-cell office:value-type="string" calcext:value-type="string">
            <text:p>Camelot Corp.</text:p>
          </table:table-cell>
          <table:table-cell office:value-type="string" calcext:value-type="string">
            <text:p>SCEI|SCEA|SCEE</text:p>
          </table:table-cell>
          <table:table-cell table:style-name="ce5" office:value-type="date" office:date-value="1997-07-17" calcext:value-type="date">
            <text:p>1997-07-17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8-04-30" calcext:value-type="date">
            <text:p>1998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 Shots Golf 2</text:p>
          </table:table-cell>
          <table:table-cell office:value-type="string" calcext:value-type="string">
            <text:p>Clap Hanz</text:p>
          </table:table-cell>
          <table:table-cell office:value-type="string" calcext:value-type="string">
            <text:p>SCEI|SCEA|SCEE</text:p>
          </table:table-cell>
          <table:table-cell table:style-name="ce5" office:value-type="date" office:date-value="1999-07-29" calcext:value-type="date">
            <text:p>1999-07-29</text:p>
          </table:table-cell>
          <table:table-cell table:style-name="ce5" office:value-type="date" office:date-value="2000-04-19" calcext:value-type="date">
            <text:p>2000-04-19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 Wheels Extreme Racing</text:p>
          </table:table-cell>
          <table:table-cell office:value-type="string" calcext:value-type="string">
            <text:p>Atod AB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12" calcext:value-type="date">
            <text:p>2001-10-12</text:p>
          </table:table-cell>
          <table:table-cell table:style-name="ce5" office:value-type="date" office:date-value="2001-09-30" calcext:value-type="date">
            <text:p>2001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 Wheels Turbo Racing</text:p>
          </table:table-cell>
          <table:table-cell office:value-type="string" calcext:value-type="string">
            <text:p>Stormfront Studio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 office:value-type="string" calcext:value-type="string">
            <text:p>ITE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o 2</text:p>
          </table:table-cell>
          <table:table-cell table:number-columns-repeated="2" office:value-type="string" calcext:value-type="string">
            <text:p>ITE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01" calcext:value-type="date">
            <text:p>2000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o: Black Diamond Fever</text:p>
          </table:table-cell>
          <table:table-cell table:number-columns-repeated="2" office:value-type="string" calcext:value-type="string">
            <text:p>ITE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5-08-23" calcext:value-type="date">
            <text:p>2005-08-2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o: The Evil Mirror</text:p>
          </table:table-cell>
          <table:table-cell table:number-columns-repeated="2" office:value-type="string" calcext:value-type="string">
            <text:p>ITE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2-01" calcext:value-type="date">
            <text:p>1998-12-01</text:p>
          </table:table-cell>
          <table:table-cell table:style-name="ce5" office:value-type="date" office:date-value="2003-01-01" calcext:value-type="date">
            <text:p>2003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o: Frog Fighter</text:p>
          </table:table-cell>
          <table:table-cell table:number-columns-repeated="2" office:value-type="string" calcext:value-type="string">
            <text:p>ITE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2-15" calcext:value-type="date">
            <text:p>2002-02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o: The Quest for the Sunstones</text:p>
          </table:table-cell>
          <table:table-cell table:number-columns-repeated="2" office:value-type="string" calcext:value-type="string">
            <text:p>ITE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03" calcext:value-type="date">
            <text:p>2000-11-0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ter X Hunter: Maboroshi no Greed Island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10-26" calcext:value-type="date">
            <text:p>2000-10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ter X Hunter: Ubawareta Aura Stone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9-27" calcext:value-type="date">
            <text:p>2001-09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akujuu Sentai GaoRanger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2001-11-29" calcext:value-type="date">
            <text:p>2001-11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string" calcext:value-type="string">
            <text:p>Vulcan Software</text:p>
          </table:table-cell>
          <table:table-cell office:value-type="string" calcext:value-type="string">
            <text:p>Midas Interactive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4-12" calcext:value-type="date">
            <text:p>2002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 Thunder</text:p>
          </table:table-cell>
          <table:table-cell office:value-type="string" calcext:value-type="string">
            <text:p>Blue Shift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ouryuu Ki: The Reportage Beyond the Sea</text:p>
          </table:table-cell>
          <table:table-cell table:number-columns-repeated="2" office:value-type="string" calcext:value-type="string">
            <text:p>KSS</text:p>
          </table:table-cell>
          <table:table-cell table:style-name="ce5" office:value-type="date" office:date-value="1999-10-28" calcext:value-type="date">
            <text:p>1999-10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er Final Match Tennis JP|Hyper Tennis: Final Match PAL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6-03-22" calcext:value-type="date">
            <text:p>1996-03-22</text:p>
          </table:table-cell>
          <table:table-cell table:style-name="ce5" office:value-type="date" office:date-value="1996-11-15" calcext:value-type="date">
            <text:p>1996-11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er Formation Soccer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5-10-13" calcext:value-type="date">
            <text:p>1995-10-1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.Q. Final|Kurushi Final: Mental Blocks PAL</text:p>
          </table:table-cell>
          <table:table-cell office:value-type="string" calcext:value-type="string">
            <text:p>SCEI</text:p>
          </table:table-cell>
          <table:table-cell office:value-type="string" calcext:value-type="string">
            <text:p>SCEI JP|SCEE PAL</text:p>
          </table:table-cell>
          <table:table-cell table:style-name="ce5" office:value-type="date" office:date-value="1998-12-23" calcext:value-type="date">
            <text:p>1998-12-23</text:p>
          </table:table-cell>
          <table:table-cell table:style-name="ce5" office:value-type="date" office:date-value="1999-08-01" calcext:value-type="date">
            <text:p>1999-08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HRA Drag Racing</text:p>
          </table:table-cell>
          <table:table-cell office:value-type="string" calcext:value-type="string">
            <text:p>Digital Dialect</text:p>
          </table:table-cell>
          <table:table-cell office:value-type="string" calcext:value-type="string">
            <text:p>Bethesda Softwork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1-20" calcext:value-type="date">
            <text:p>2001-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 Fight and X-Multiply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Xing Entertainment</text:p>
          </table:table-cell>
          <table:table-cell table:style-name="ce5" office:value-type="date" office:date-value="1998-03-19" calcext:value-type="date">
            <text:p>1998-03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doki no Vampire: Bloody Bride</text:p>
          </table:table-cell>
          <table:table-cell office:value-type="string" calcext:value-type="string">
            <text:p>Jorudan</text:p>
          </table:table-cell>
          <table:table-cell office:value-type="string" calcext:value-type="string">
            <text:p>Atlus</text:p>
          </table:table-cell>
          <table:table-cell table:style-name="ce5" office:value-type="date" office:date-value="1996-12-27" calcext:value-type="date">
            <text:p>1996-12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 Racing</text:p>
          </table:table-cell>
          <table:table-cell office:value-type="string" calcext:value-type="string">
            <text:p>Funcom Dublin</text:p>
          </table:table-cell>
          <table:table-cell office:value-type="string" calcext:value-type="string">
            <text:p>JVC Musical Industri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7-01" calcext:value-type="date">
            <text:p>1996-07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 Cold Blood</text:p>
          </table:table-cell>
          <table:table-cell office:value-type="string" calcext:value-type="string">
            <text:p>Revolution Software</text:p>
          </table:table-cell>
          <table:table-cell office:value-type="string" calcext:value-type="string">
            <text:p>Dreamcatcher Interactive NA|SCE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7-14" calcext:value-type="date">
            <text:p>2000-07-14</text:p>
          </table:table-cell>
          <table:table-cell table:style-name="ce5" office:value-type="date" office:date-value="2001-05-30" calcext:value-type="date">
            <text:p>2001-05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dible Crisis</text:p>
          </table:table-cell>
          <table:table-cell office:value-type="string" calcext:value-type="string">
            <text:p>Polygon Magic</text:p>
          </table:table-cell>
          <table:table-cell office:value-type="string" calcext:value-type="string">
            <text:p>Titus Interactive PAL NA|Tokuma Shoten Publishing Co., Ltd JP</text:p>
          </table:table-cell>
          <table:table-cell table:style-name="ce5" office:value-type="date" office:date-value="1999-06-24" calcext:value-type="date">
            <text:p>1999-06-24</text:p>
          </table:table-cell>
          <table:table-cell table:style-name="ce5" office:value-type="date" office:date-value="2001-06-15" calcext:value-type="date">
            <text:p>2001-06-15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 the Hunt</text:p>
          </table:table-cell>
          <table:table-cell office:value-type="string" calcext:value-type="string">
            <text:p>Funcom Dublin</text:p>
          </table:table-cell>
          <table:table-cell office:value-type="string" calcext:value-type="string">
            <text:p>THQ</text:p>
          </table:table-cell>
          <table:table-cell table:style-name="ce5" office:value-type="date" office:date-value="1995-11-10" calcext:value-type="date">
            <text:p>1995-11-10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03-01" calcext:value-type="date">
            <text:p>199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ncredible Hulk: The Pantheon Saga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01" calcext:value-type="date">
            <text:p>1997-07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y 500</text:p>
          </table:table-cell>
          <table:table-cell office:value-type="string" calcext:value-type="string">
            <text:p>Tomy Corporation</text:p>
          </table:table-cell>
          <table:table-cell office:value-type="string" calcext:value-type="string">
            <text:p>JVC Digital Studios PAL|Tomy Corporation JP</text:p>
          </table:table-cell>
          <table:table-cell table:style-name="ce5" office:value-type="date" office:date-value="1997-05-27" calcext:value-type="date">
            <text:p>1997-05-27</text:p>
          </table:table-cell>
          <table:table-cell table:style-name="ce5" office:value-type="date" office:date-value="1998-04-01" calcext:value-type="date">
            <text:p>1998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estation</text:p>
          </table:table-cell>
          <table:table-cell office:value-type="string" calcext:value-type="string">
            <text:p>Frontier Developmen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 D</text:p>
          </table:table-cell>
          <table:table-cell/>
          <table:table-cell office:value-type="string" calcext:value-type="string">
            <text:p>Kodansha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ector Gadget: Gadget's Crazy Maze</text:p>
          </table:table-cell>
          <table:table-cell office:value-type="string" calcext:value-type="string">
            <text:p>Light &amp; Shadow Productions|Vision Media Engineering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08" calcext:value-type="date">
            <text:p>2001-06-08</text:p>
          </table:table-cell>
          <table:table-cell table:style-name="ce5" office:value-type="date" office:date-value="2001-08-15" calcext:value-type="date">
            <text:p>2001-08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.Q.: Intelligent Qube</text:p>
          </table:table-cell>
          <table:table-cell office:value-type="string" calcext:value-type="string">
            <text:p>SCEI</text:p>
          </table:table-cell>
          <table:table-cell office:value-type="string" calcext:value-type="string">
            <text:p>SCEE PAL|SCEI JP|SCEA NA</text:p>
          </table:table-cell>
          <table:table-cell table:style-name="ce5" office:value-type="date" office:date-value="1997-01-31" calcext:value-type="date">
            <text:p>1997-01-31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livision Classic Games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Cricket Captain 2000</text:p>
          </table:table-cell>
          <table:table-cell table:number-columns-repeated="2" office:value-type="string" calcext:value-type="string">
            <text:p>Empire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03" calcext:value-type="date">
            <text:p>2000-11-0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Cricket Captain 2001 Ashes Edition</text:p>
          </table:table-cell>
          <table:table-cell table:number-columns-repeated="2" office:value-type="string" calcext:value-type="string">
            <text:p>Empire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8-24" calcext:value-type="date">
            <text:p>2001-08-2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Cricket Captain 2002</text:p>
          </table:table-cell>
          <table:table-cell table:number-columns-repeated="2" office:value-type="string" calcext:value-type="string">
            <text:p>Empire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5-24" calcext:value-type="date">
            <text:p>2002-05-2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Moto X</text:p>
          </table:table-cell>
          <table:table-cell office:value-type="string" calcext:value-type="string">
            <text:p>Graftgold</text:p>
          </table:table-cell>
          <table:table-cell office:value-type="string" calcext:value-type="string">
            <text:p>Time Warner Interactive PAL|Coconuts Japan JP</text:p>
          </table:table-cell>
          <table:table-cell table:style-name="ce5" office:value-type="date" office:date-value="1996-09-27" calcext:value-type="date">
            <text:p>1996-09-27</text:p>
          </table:table-cell>
          <table:table-cell table:style-name="ce5" office:value-type="date" office:date-value="1996-12-01" calcext:value-type="date">
            <text:p>1996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Superstar Soccer Deluxe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2-01" calcext:value-type="date">
            <text:p>1997-0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Superstar Soccer Pro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06-05" calcext:value-type="date">
            <text:p>1997-06-05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7-05-02" calcext:value-type="date">
            <text:p>1997-05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Superstar Soccer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8" calcext:value-type="date">
            <text:p>2000-12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Superstar Soccer Pro 98|Winning Eleven 3 JP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11-12" calcext:value-type="date">
            <text:p>1998-11-12</text:p>
          </table:table-cell>
          <table:table-cell table:style-name="ce5" office:value-type="date" office:date-value="1998-05-01" calcext:value-type="date">
            <text:p>1998-05-01</text:p>
          </table:table-cell>
          <table:table-cell table:style-name="ce5" office:value-type="date" office:date-value="1998-08-11" calcext:value-type="date">
            <text:p>1998-08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Track &amp; Field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6-28" calcext:value-type="date">
            <text:p>1996-06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Track &amp; Field 2000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7-13" calcext:value-type="date">
            <text:p>2000-07-13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lay Sports Baseball 2000</text:p>
          </table:table-cell>
          <table:table-cell table:number-columns-repeated="2"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Yasha: A Feudal Fairy Tale</text:p>
          </table:table-cell>
          <table:table-cell office:value-type="string" calcext:value-type="string">
            <text:p>Dimps Corporation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2-12-05" calcext:value-type="date">
            <text:p>2002-12-0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4-10" calcext:value-type="date">
            <text:p>2003-04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asion</text:p>
          </table:table-cell>
          <table:table-cell table:number-columns-repeated="2" office:value-type="string" calcext:value-type="string">
            <text:p>Microid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2-01" calcext:value-type="date">
            <text:p>1999-0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asion from Beyond ( B-Movie )</text:p>
          </table:table-cell>
          <table:table-cell office:value-type="string" calcext:value-type="string">
            <text:p>King of the Jungl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01" calcext:value-type="date">
            <text:p>1998-11-01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and Blood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Man and X-O Manowar in Heavy Metal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7-01-31" calcext:value-type="date">
            <text:p>1997-01-31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Soldier 3</text:p>
          </table:table-cell>
          <table:table-cell office:value-type="string" calcext:value-type="string">
            <text:p>Eclipse Software Design</text:p>
          </table:table-cell>
          <table:table-cell office:value-type="string" calcext:value-type="string">
            <text:p>Vatical Entertainment, Tele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20" calcext:value-type="date">
            <text:p>2000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itating Stick</text:p>
          </table:table-cell>
          <table:table-cell table:number-columns-repeated="2" office:value-type="string" calcext:value-type="string">
            <text:p>Jaleco Entertainment</text:p>
          </table:table-cell>
          <table:table-cell table:style-name="ce5" office:value-type="date" office:date-value="1998-03-19" calcext:value-type="date">
            <text:p>1998-03-1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31" calcext:value-type="date">
            <text:p>1999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- internal section</text:p>
          </table:table-cell>
          <table:table-cell office:value-type="string" calcext:value-type="string">
            <text:p>positron</text:p>
          </table:table-cell>
          <table:table-cell office:value-type="string" calcext:value-type="string">
            <text:p>Square Co., Ltd.</text:p>
          </table:table-cell>
          <table:table-cell table:style-name="ce5" office:value-type="date" office:date-value="1999-01-28" calcext:value-type="date">
            <text:p>1999-01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S Pro Evolution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5-11" calcext:value-type="date">
            <text:p>1999-05-11</text:p>
          </table:table-cell>
          <table:table-cell table:style-name="ce5" office:value-type="date" office:date-value="2000-06-06" calcext:value-type="date">
            <text:p>2000-06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S Pro Evolution 2|World Soccer Jikkyou Winning Eleven 2000: U-23 Medal Heno Chousen JP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1-03-23" calcext:value-type="date">
            <text:p>2001-03-2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talian Job</text:p>
          </table:table-cell>
          <table:table-cell office:value-type="string" calcext:value-type="string">
            <text:p>Pixelogic</text:p>
          </table:table-cell>
          <table:table-cell office:value-type="string" calcext:value-type="string">
            <text:p>SCi PAL|Rockstar Games N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05" calcext:value-type="date">
            <text:p>2001-10-05</text:p>
          </table:table-cell>
          <table:table-cell table:style-name="ce5" office:value-type="date" office:date-value="2002-01-01" calcext:value-type="date">
            <text:p>2002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's Racin'</text:p>
          </table:table-cell>
          <table:table-cell office:value-type="string" calcext:value-type="string">
            <text:p>TYO</text:p>
          </table:table-cell>
          <table:table-cell office:value-type="string" calcext:value-type="string">
            <text:p>Digital Frontier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-League Jikkyou Winning Eleven 2000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6-29" calcext:value-type="date">
            <text:p>2000-06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-League Jikkyō Winning Eleven 97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11-22" calcext:value-type="date">
            <text:p>1996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-League Winning Eleven '98-'99</text:p>
          </table:table-cell>
          <table:table-cell office:value-type="string" calcext:value-type="string">
            <text:p>KCE Sappor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12-03" calcext:value-type="date">
            <text:p>1998-12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ie Chan Stuntmaster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SCEA NA|SCE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e Cocoon: Story of the Tamamay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Genki JP|Crave Entertainment NA|Ubisoft PAL</text:p>
          </table:table-cell>
          <table:table-cell table:style-name="ce5" office:value-type="date" office:date-value="1998-12-03" calcext:value-type="date">
            <text:p>1998-12-03</text:p>
          </table:table-cell>
          <table:table-cell table:style-name="ce5" office:value-type="date" office:date-value="1999-12-10" calcext:value-type="date">
            <text:p>1999-12-10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rett &amp; Labonte Stock Car Racing</text:p>
          </table:table-cell>
          <table:table-cell table:number-columns-repeated="2" office:value-type="string" calcext:value-type="string">
            <text:p>Codemaster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03" calcext:value-type="date">
            <text:p>2000-10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es Pond 2: Codename: Robocod</text:p>
          </table:table-cell>
          <table:table-cell office:value-type="string" calcext:value-type="string">
            <text:p>Vectordean</text:p>
          </table:table-cell>
          <table:table-cell office:value-type="string" calcext:value-type="string">
            <text:p>Play It Ltd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1-01" calcext:value-type="date">
            <text:p>2003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ff Wayne's The War of the Worlds</text:p>
          </table:table-cell>
          <table:table-cell office:value-type="string" calcext:value-type="string">
            <text:p>Pixelogic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19" calcext:value-type="date">
            <text:p>1999-11-1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!</text:p>
          </table:table-cell>
          <table:table-cell office:value-type="string" calcext:value-type="string">
            <text:p>Artech Studios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! 2</text:p>
          </table:table-cell>
          <table:table-cell office:value-type="string" calcext:value-type="string">
            <text:p>Artech Studios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8" calcext:value-type="date">
            <text:p>2000-09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emy McGrath Supercross '98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5-31" calcext:value-type="date">
            <text:p>1998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emy McGrath Supercross 2000</text:p>
          </table:table-cell>
          <table:table-cell table:number-columns-repeated="2" office:value-type="string" calcext:value-type="string">
            <text:p>Acclaim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5" calcext:value-type="date">
            <text:p>2000-08-25</text:p>
          </table:table-cell>
          <table:table-cell table:style-name="ce5" office:value-type="date" office:date-value="2000-07-14" calcext:value-type="date">
            <text:p>2000-07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sey Devil</text:p>
          </table:table-cell>
          <table:table-cell office:value-type="string" calcext:value-type="string">
            <text:p>Behaviour Interactive</text:p>
          </table:table-cell>
          <table:table-cell office:value-type="string" calcext:value-type="string">
            <text:p>SCEA NA|Ocean Software PAL|Konami JP</text:p>
          </table:table-cell>
          <table:table-cell table:style-name="ce5" office:value-type="date" office:date-value="1999-06-24" calcext:value-type="date">
            <text:p>1999-06-24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8-05-31" calcext:value-type="date">
            <text:p>1998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t Ace</text:p>
          </table:table-cell>
          <table:table-cell/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11-15" calcext:value-type="date">
            <text:p>2004-11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t Moto</text:p>
          </table:table-cell>
          <table:table-cell office:value-type="string" calcext:value-type="string">
            <text:p>SingleTrac|Locomotive Games</text:p>
          </table:table-cell>
          <table:table-cell office:value-type="string" calcext:value-type="string">
            <text:p>SCEA NA|SCEE PAL|SCEI JP</text:p>
          </table:table-cell>
          <table:table-cell table:style-name="ce5" office:value-type="date" office:date-value="1997-08-07" calcext:value-type="date">
            <text:p>1997-08-07</text:p>
          </table:table-cell>
          <table:table-cell table:style-name="ce5" office:value-type="date" office:date-value="1997-02-01" calcext:value-type="date">
            <text:p>1997-02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t Moto 2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SCEA N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t Moto 3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SCEA N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t Racer</text:p>
          </table:table-cell>
          <table:table-cell/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12" calcext:value-type="date">
            <text:p>2001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TC: All-Japan Grand Touring Car Championship</text:p>
          </table:table-cell>
          <table:table-cell/>
          <table:table-cell office:value-type="string" calcext:value-type="string">
            <text:p>TYO</text:p>
          </table:table-cell>
          <table:table-cell table:style-name="ce5" office:value-type="date" office:date-value="1998-06-18" calcext:value-type="date">
            <text:p>1998-06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gsaw Madness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XS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6-27" calcext:value-type="date">
            <text:p>2003-06-27</text:p>
          </table:table-cell>
          <table:table-cell table:style-name="ce5" office:value-type="date" office:date-value="2002-12-01" calcext:value-type="date">
            <text:p>2002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kkyou Oshaberi Parodius: Forever With Me</text:p>
          </table:table-cell>
          <table:table-cell office:value-type="string" calcext:value-type="string">
            <text:p>Stone Heads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 Henson's Bear in the Big Blue House</text:p>
          </table:table-cell>
          <table:table-cell office:value-type="string" calcext:value-type="string">
            <text:p>DC Studio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12-13" calcext:value-type="date">
            <text:p>2002-12-13</text:p>
          </table:table-cell>
          <table:table-cell table:style-name="ce5" office:value-type="date" office:date-value="2002-03-01" calcext:value-type="date">
            <text:p>2002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my Johnson VR Football '98</text:p>
          </table:table-cell>
          <table:table-cell office:value-type="string" calcext:value-type="string">
            <text:p>Padded Cell Studios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01" calcext:value-type="date">
            <text:p>1997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my White's 2: Cueball</text:p>
          </table:table-cell>
          <table:table-cell office:value-type="string" calcext:value-type="string">
            <text:p>Awesome Developments</text:p>
          </table:table-cell>
          <table:table-cell office:value-type="string" calcext:value-type="string">
            <text:p>Virg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07" calcext:value-type="date">
            <text:p>2000-04-07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nx</text:p>
          </table:table-cell>
          <table:table-cell office:value-type="string" calcext:value-type="string">
            <text:p>HammerHead, Ltd.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31" calcext:value-type="date">
            <text:p>2003-01-3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Jo's Bizarre Adventure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10-14" calcext:value-type="date">
            <text:p>1999-10-14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ny Bazookatone</text:p>
          </table:table-cell>
          <table:table-cell table:number-columns-repeated="2" office:value-type="string" calcext:value-type="string">
            <text:p>U.S. Gold Ltd.</text:p>
          </table:table-cell>
          <table:table-cell table:style-name="ce5" office:value-type="date" office:date-value="1996-04-26" calcext:value-type="date">
            <text:p>1996-04-26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6-02-22" calcext:value-type="date">
            <text:p>1996-02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nah Lomu Rugby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Rage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ge Dredd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Jaleco Entertainment</text:p>
          </table:table-cell>
          <table:table-cell office:value-type="string" calcext:value-type="string">
            <text:p>Will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mping Flash!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1995-04-28" calcext:value-type="date">
            <text:p>1995-04-28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5-11-01" calcext:value-type="date">
            <text:p>1995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mping Flash! 2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 <text:s/>Sony Computer Entertainment</text:p>
          </table:table-cell>
          <table:table-cell table:style-name="ce5" office:value-type="date" office:date-value="1996-04-26" calcext:value-type="date">
            <text:p>1996-04-26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mpStart Wildlife Safari Field Trip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Knowledge Adventure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0-19" calcext:value-type="date">
            <text:p>2001-10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Jungle Book Groove Party</text:p>
          </table:table-cell>
          <table:table-cell table:number-columns-repeated="2"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2-08" calcext:value-type="date">
            <text:p>2002-12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ior Sports Football</text:p>
          </table:table-cell>
          <table:table-cell office:value-type="string" calcext:value-type="string">
            <text:p>Humongous Entertainment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23" calcext:value-type="date">
            <text:p>2001-11-2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piter Strike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PAL NA <text:s/>Acclaim Entertainment|JP <text:s/>Taito Corporation</text:p>
          </table:table-cell>
          <table:table-cell table:style-name="ce5" office:value-type="date" office:date-value="1995-08-25" calcext:value-type="date">
            <text:p>1995-08-25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12-06" calcext:value-type="date">
            <text:p>1995-12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-1 The Arena Fighters</text:p>
          </table:table-cell>
          <table:table-cell office:value-type="string" calcext:value-type="string">
            <text:p>Daft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-1 Grand Prix</text:p>
          </table:table-cell>
          <table:table-cell office:value-type="string" calcext:value-type="string">
            <text:p>Daft</text:p>
          </table:table-cell>
          <table:table-cell office:value-type="string" calcext:value-type="string">
            <text:p>Jaleco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1-25" calcext:value-type="date">
            <text:p>2000-0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-1 Revenge</text:p>
          </table:table-cell>
          <table:table-cell office:value-type="string" calcext:value-type="string">
            <text:p>Daft</text:p>
          </table:table-cell>
          <table:table-cell office:value-type="string" calcext:value-type="string">
            <text:p>Jaleco Entertainment</text:p>
          </table:table-cell>
          <table:table-cell table:style-name="ce5" office:value-type="date" office:date-value="1997-09-11" calcext:value-type="date">
            <text:p>1997-09-1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9.5: Live in Airedal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9.5: The Hollywood Premier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9.5: The Tail-Wag Tour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9.5: We are the Dog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9.5: WebTune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ettekita Cyborg Kuro-Cha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2-11-28" calcext:value-type="date">
            <text:p>2002-11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ijuu Senki</text:p>
          </table:table-cell>
          <table:table-cell table:number-columns-repeated="2" office:value-type="string" calcext:value-type="string">
            <text:p>Produce!</text:p>
          </table:table-cell>
          <table:table-cell table:style-name="ce5" office:value-type="date" office:date-value="1996-11-15" calcext:value-type="date">
            <text:p>1996-11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aiten: Mawasun Da!!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D3Publisher</text:p>
          </table:table-cell>
          <table:table-cell table:style-name="ce5" office:value-type="date" office:date-value="2001-07-05" calcext:value-type="date">
            <text:p>2001-07-0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gero: Deception 2</text:p>
          </table:table-cell>
          <table:table-cell office:value-type="string" calcext:value-type="string">
            <text:p>JP NA <text:s/>Tecmo</text:p>
          </table:table-cell>
          <table:table-cell office:value-type="string" calcext:value-type="string">
            <text:p>JP NA Tecmo, PAL <text:s/>Virgin Interactive</text:p>
          </table:table-cell>
          <table:table-cell table:style-name="ce5" office:value-type="date" office:date-value="1998-07-23" calcext:value-type="date">
            <text:p>1998-07-23</text:p>
          </table:table-cell>
          <table:table-cell table:style-name="ce5" office:value-type="date" office:date-value="1999-09-10" calcext:value-type="date">
            <text:p>1999-09-10</text:p>
          </table:table-cell>
          <table:table-cell table:style-name="ce5" office:value-type="date" office:date-value="1998-10-14" calcext:value-type="date">
            <text:p>1998-10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kuge-Yaro: Fighting Game Creator <text:s/>Outback</text:p>
          </table:table-cell>
          <table:table-cell office:value-type="string" calcext:value-type="string">
            <text:p>Increment-P</text:p>
          </table:table-cell>
          <table:table-cell table:style-name="ce2" office:value-type="date" office:date-value="2000-02-17" calcext:value-type="date">
            <text:p>2000-02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en Rider</text:p>
          </table:table-cell>
          <table:table-cell office:value-type="string" calcext:value-type="string">
            <text:p>KAZe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8-10-01" calcext:value-type="date">
            <text:p>1998-10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en Rider Agito</text:p>
          </table:table-cell>
          <table:table-cell office:value-type="string" calcext:value-type="string">
            <text:p>Kaze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1-11-29" calcext:value-type="date">
            <text:p>2001-11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en Rider Kuuga</text:p>
          </table:table-cell>
          <table:table-cell office:value-type="string" calcext:value-type="string">
            <text:p>Kaze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0-12-21" calcext:value-type="date">
            <text:p>2000-12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en Rider: The Bike Race</text:p>
          </table:table-cell>
          <table:table-cell office:value-type="string" calcext:value-type="string">
            <text:p>Highwaystar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1-10-25" calcext:value-type="date">
            <text:p>2001-10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t Challenge</text:p>
          </table:table-cell>
          <table:table-cell office:value-type="string" calcext:value-type="string">
            <text:p>Interactive entertainment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tia: The Word of Fate|Rebus JP|Legend of Kartia PAL</text:p>
          </table:table-cell>
          <table:table-cell table:number-columns-repeated="2" office:value-type="string" calcext:value-type="string">
            <text:p>Atlus|Konami PAL</text:p>
          </table:table-cell>
          <table:table-cell table:style-name="ce5" office:value-type="date" office:date-value="1998-03-26" calcext:value-type="date">
            <text:p>1998-03-26</text:p>
          </table:table-cell>
          <table:table-cell table:style-name="ce5" office:value-type="date" office:date-value="1999-12-25" calcext:value-type="date">
            <text:p>1999-12-25</text:p>
          </table:table-cell>
          <table:table-cell table:style-name="ce5" office:value-type="date" office:date-value="1998-08-07" calcext:value-type="date">
            <text:p>1998-08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tobi Tune</text:p>
          </table:table-cell>
          <table:table-cell table:number-columns-repeated="2" office:value-type="string" calcext:value-type="string">
            <text:p>Genki</text:p>
          </table:table-cell>
          <table:table-cell table:style-name="ce5" office:value-type="date" office:date-value="1998-04-23" calcext:value-type="date">
            <text:p>1998-04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e no Notam</text:p>
          </table:table-cell>
          <table:table-cell/>
          <table:table-cell office:value-type="string" calcext:value-type="string">
            <text:p>Artdink</text:p>
          </table:table-cell>
          <table:table-cell table:style-name="ce5" office:value-type="date" office:date-value="1997-09-11" calcext:value-type="date">
            <text:p>1997-09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Mania: Chaos in KazMania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Mania: Trail of Gem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kkon: Marriage</text:p>
          </table:table-cell>
          <table:table-cell office:value-type="string" calcext:value-type="string">
            <text:p>West One</text:p>
          </table:table-cell>
          <table:table-cell office:value-type="string" calcext:value-type="string">
            <text:p>Shogakukan</text:p>
          </table:table-cell>
          <table:table-cell table:style-name="ce5" office:value-type="date" office:date-value="1996-10-10" calcext:value-type="date">
            <text:p>1996-10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sei: Sacred Fist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CET</text:p>
          </table:table-cell>
          <table:table-cell table:style-name="ce5" office:value-type="date" office:date-value="1998-11-19" calcext:value-type="date">
            <text:p>1998-11-19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ckboxing</text:p>
          </table:table-cell>
          <table:table-cell office:value-type="string" calcext:value-type="string">
            <text:p>Jorudan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3-01" calcext:value-type="date">
            <text:p>2002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ck Off World</text:p>
          </table:table-cell>
          <table:table-cell office:value-type="string" calcext:value-type="string">
            <text:p>Anco Software</text:p>
          </table:table-cell>
          <table:table-cell office:value-type="string" calcext:value-type="string">
            <text:p>Fun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dou Keisatsu Patlabor: Game Edition</text:p>
          </table:table-cell>
          <table:table-cell table:number-columns-repeated="2"/>
          <table:table-cell table:style-name="ce5" office:value-type="date" office:date-value="2000-11-30" calcext:value-type="date">
            <text:p>2000-11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dou Senshi Gundam: Giren no Yabou- Zeon no Keifu</text:p>
          </table:table-cell>
          <table:table-cell table:number-columns-repeated="2"/>
          <table:table-cell table:style-name="ce5" office:value-type="date" office:date-value="2000-02-10" calcext:value-type="date">
            <text:p>2000-02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kuni Masahiko: Warau Fukei-san Pachi-Slot Hunter</text:p>
          </table:table-cell>
          <table:table-cell/>
          <table:table-cell office:value-type="string" calcext:value-type="string">
            <text:p>Forum</text:p>
          </table:table-cell>
          <table:table-cell table:style-name="ce5" office:value-type="date" office:date-value="1994-12-09" calcext:value-type="date">
            <text:p>1994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leak: The DNA Imperat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5-01-27" calcext:value-type="date">
            <text:p>1995-01-27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ller Loop</text:p>
          </table:table-cell>
          <table:table-cell office:value-type="string" calcext:value-type="string">
            <text:p>Crave Entertainment</text:p>
          </table:table-cell>
          <table:table-cell office:value-type="string" calcext:value-type="string">
            <text:p>VCC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9" calcext:value-type="date">
            <text:p>1999-11-09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lling Zone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7-01" calcext:value-type="date">
            <text:p>1996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Bowling 2</text:p>
          </table:table-cell>
          <table:table-cell office:value-type="string" calcext:value-type="string">
            <text:p>Coconuts Japan</text:p>
          </table:table-cell>
          <table:table-cell office:value-type="string" calcext:value-type="string">
            <text:p>Midas Interactive</text:p>
          </table:table-cell>
          <table:table-cell table:style-name="ce5" office:value-type="date" office:date-value="1998-08-27" calcext:value-type="date">
            <text:p>1998-08-27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Bowling 3</text:p>
          </table:table-cell>
          <table:table-cell office:value-type="string" calcext:value-type="string">
            <text:p>DigiCube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6-27" calcext:value-type="date">
            <text:p>2003-06-2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Fighters '95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Fighters '96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7-30" calcext:value-type="date">
            <text:p>1996-07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Fighters '97</text:p>
          </table:table-cell>
          <table:table-cell table:number-columns-repeated="2" office:value-type="string" calcext:value-type="string">
            <text:p>SNK</text:p>
          </table:table-cell>
          <table:table-cell table:style-name="ce5" office:value-type="date" office:date-value="1998-05-28" calcext:value-type="date">
            <text:p>1998-05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Fighters '98</text:p>
          </table:table-cell>
          <table:table-cell table:number-columns-repeated="2" office:value-type="string" calcext:value-type="string">
            <text:p>SNK</text:p>
          </table:table-cell>
          <table:table-cell table:style-name="ce5" office:value-type="date" office:date-value="1998-07-23" calcext:value-type="date">
            <text:p>1998-07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Fighters '99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4-22" calcext:value-type="date">
            <text:p>2001-04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King of Fighters: Kyo</text:p>
          </table:table-cell>
          <table:table-cell table:number-columns-repeated="2" office:value-type="string" calcext:value-type="string">
            <text:p>SNK</text:p>
          </table:table-cell>
          <table:table-cell table:style-name="ce5" office:value-type="date" office:date-value="1998-11-27" calcext:value-type="date">
            <text:p>1998-1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sley's Adventure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0-22" calcext:value-type="date">
            <text:p>1999-10-22</text:p>
          </table:table-cell>
          <table:table-cell table:style-name="ce5" office:value-type="date" office:date-value="1999-10-07" calcext:value-type="date">
            <text:p>1999-10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kai Ou: King of Crusher</text:p>
          </table:table-cell>
          <table:table-cell table:number-columns-repeated="2" office:value-type="string" calcext:value-type="string">
            <text:p>FAB Communications</text:p>
          </table:table-cell>
          <table:table-cell table:style-name="ce5" office:value-type="date" office:date-value="1998-11-12" calcext:value-type="date">
            <text:p>1998-11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's Field</text:p>
          </table:table-cell>
          <table:table-cell table:number-columns-repeated="2" office:value-type="string" calcext:value-type="string">
            <text:p>FromSoftware</text:p>
          </table:table-cell>
          <table:table-cell table:style-name="ce5" office:value-type="date" office:date-value="1994-12-16" calcext:value-type="date">
            <text:p>1994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's Field II JP|King's Field PAL,NA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FromSoftware JP|ASCII Entertainment NA|SCEE PAL</text:p>
          </table:table-cell>
          <table:table-cell table:style-name="ce5" office:value-type="date" office:date-value="1995-07-21" calcext:value-type="date">
            <text:p>1995-07-21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6-02-14" calcext:value-type="date">
            <text:p>1996-02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's Field III JP|King's Field II NA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FromSoftware JP|ASCII Entertainment NA</text:p>
          </table:table-cell>
          <table:table-cell table:style-name="ce5" office:value-type="date" office:date-value="1996-06-21" calcext:value-type="date">
            <text:p>1996-06-2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rikou</text:p>
          </table:table-cell>
          <table:table-cell office:value-type="string" calcext:value-type="string">
            <text:p>Étranges Libellules</text:p>
          </table:table-cell>
          <table:table-cell office:value-type="string" calcext:value-type="string">
            <text:p>Wanadoo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09" calcext:value-type="date">
            <text:p>2001-11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SS Pinball</text:p>
          </table:table-cell>
          <table:table-cell office:value-type="string" calcext:value-type="string">
            <text:p>Wildfire Studios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4-25" calcext:value-type="date">
            <text:p>2001-0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setsu wo Dakishimete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tchen Panic</text:p>
          </table:table-cell>
          <table:table-cell table:number-columns-repeated="2"/>
          <table:table-cell table:style-name="ce5" office:value-type="date" office:date-value="1998-05-28" calcext:value-type="date">
            <text:p>1998-05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KND2: Krossfire</text:p>
          </table:table-cell>
          <table:table-cell table:number-columns-repeated="2" office:value-type="string" calcext:value-type="string">
            <text:p>Krome Studios Melbourn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onoa: Door to Phantomile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7-12-11" calcext:value-type="date">
            <text:p>1997-12-11</text:p>
          </table:table-cell>
          <table:table-cell table:style-name="ce5" office:value-type="date" office:date-value="1998-06-05" calcext:value-type="date">
            <text:p>1998-06-05</text:p>
          </table:table-cell>
          <table:table-cell table:style-name="ce5" office:value-type="date" office:date-value="1998-06-01" calcext:value-type="date">
            <text:p>1998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onoa Beach Volleyball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2002-04-25" calcext:value-type="date">
            <text:p>2002-04-25</text:p>
          </table:table-cell>
          <table:table-cell table:style-name="ce5" office:value-type="date" office:date-value="2002-09-20" calcext:value-type="date">
            <text:p>2002-09-2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out Kings 99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Black Ops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out Kings 2000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out Kings 2001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Black Ops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30" calcext:value-type="date">
            <text:p>2000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ami Antiques MSX Collection Vol. 1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11-20" calcext:value-type="date">
            <text:p>1997-11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ami Antiques MSX Collection Vol. 2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1-22" calcext:value-type="date">
            <text:p>1998-0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ami Antiques MSX Collection Vol. 3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3-19" calcext:value-type="date">
            <text:p>1998-03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ami Arcade Classics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nami Open Golf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tetsu Reiki: Steeldom</text:p>
          </table:table-cell>
          <table:table-cell table:number-columns-repeated="2"/>
          <table:table-cell table:style-name="ce5" office:value-type="date" office:date-value="1996-08-30" calcext:value-type="date">
            <text:p>1996-08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tobuki Grand Prix</text:p>
          </table:table-cell>
          <table:table-cell table:number-columns-repeated="2"/>
          <table:table-cell table:style-name="ce5" office:value-type="date" office:date-value="1999-04-08" calcext:value-type="date">
            <text:p>1999-04-08</text:p>
          </table:table-cell>
          <table:table-cell table:style-name="ce5" office:value-type="date" office:date-value="2003-02-07" calcext:value-type="date">
            <text:p>2003-02-0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udelka</text:p>
          </table:table-cell>
          <table:table-cell office:value-type="string" calcext:value-type="string">
            <text:p>Sacnoth</text:p>
          </table:table-cell>
          <table:table-cell office:value-type="string" calcext:value-type="string">
            <text:p>JP NA <text:s/>SNK|Infogrames</text:p>
          </table:table-cell>
          <table:table-cell table:style-name="ce5" office:value-type="date" office:date-value="1999-12-16" calcext:value-type="date">
            <text:p>1999-12-16</text:p>
          </table:table-cell>
          <table:table-cell table:style-name="ce5" office:value-type="date" office:date-value="2000-09-29" calcext:value-type="date">
            <text:p>2000-09-29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azy Ivan</text:p>
          </table:table-cell>
          <table:table-cell table:number-columns-repeated="2" office:value-type="string" calcext:value-type="string">
            <text:p>Psygnosis</text:p>
          </table:table-cell>
          <table:table-cell table:style-name="ce5" office:value-type="date" office:date-value="1996-10-04" calcext:value-type="date">
            <text:p>1996-10-04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6-02-15" calcext:value-type="date">
            <text:p>1996-02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la World</text:p>
          </table:table-cell>
          <table:table-cell office:value-type="string" calcext:value-type="string">
            <text:p>Game Design Sweden AB</text:p>
          </table:table-cell>
          <table:table-cell office:value-type="string" calcext:value-type="string">
            <text:p>Psygnosis</text:p>
          </table:table-cell>
          <table:table-cell table:style-name="ce5" office:value-type="date" office:date-value="1999-05-27" calcext:value-type="date">
            <text:p>1999-05-27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la Quest</text:p>
          </table:table-cell>
          <table:table-cell office:value-type="string" calcext:value-type="string">
            <text:p>Game Design Sweden AB</text:p>
          </table:table-cell>
          <table:table-cell office:value-type="string" calcext:value-type="string">
            <text:p>Psygnosis</text:p>
          </table:table-cell>
          <table:table-cell table:style-name="ce5" office:value-type="date" office:date-value="1999-05-27" calcext:value-type="date">
            <text:p>1999-05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roi Hitomi no Noir: Cielgris Fantasm (Noir Yuex Noire)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rt Warner's Arena Football Unleashed</text:p>
          </table:table-cell>
          <table:table-cell table:number-columns-repeated="2"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5-18" calcext:value-type="date">
            <text:p>2000-05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rurin Pa!</text:p>
          </table:table-cell>
          <table:table-cell table:number-columns-repeated="2"/>
          <table:table-cell table:style-name="ce5" office:value-type="date" office:date-value="1995-07-07" calcext:value-type="date">
            <text:p>1995-07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nacure</text:p>
          </table:table-cell>
          <table:table-cell table:number-columns-repeated="2"/>
          <table:table-cell table:style-name="ce5" office:value-type="date" office:date-value="1997-10-02" calcext:value-type="date">
            <text:p>1997-10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nd Before Time: Big Water Adventure</text:p>
          </table:table-cell>
          <table:table-cell office:value-type="string" calcext:value-type="string">
            <text:p>Digital Illusions</text:p>
          </table:table-cell>
          <table:table-cell office:value-type="string" calcext:value-type="string">
            <text:p>TDK Medi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1-27" calcext:value-type="date">
            <text:p>2002-11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nd Before Time: Great Valley Racing Adventure</text:p>
          </table:table-cell>
          <table:table-cell office:value-type="string" calcext:value-type="string">
            <text:p>Vision Scape</text:p>
          </table:table-cell>
          <table:table-cell office:value-type="string" calcext:value-type="string">
            <text:p>TDK Medi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5-04" calcext:value-type="date">
            <text:p>2001-05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nd Before Time: Return to the Great Valley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Sound Sourc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15" calcext:value-type="date">
            <text:p>2000-09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d Maker</text:p>
          </table:table-cell>
          <table:table-cell table:number-columns-repeated="2" office:value-type="string" calcext:value-type="string">
            <text:p>Taito Corporation</text:p>
          </table:table-cell>
          <table:table-cell table:style-name="ce5" office:value-type="date" office:date-value="1999-12-09" calcext:value-type="date">
            <text:p>1999-12-09</text:p>
          </table:table-cell>
          <table:table-cell table:style-name="ce5" office:value-type="date" office:date-value="2000-09-30" calcext:value-type="date">
            <text:p>2000-09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risser I &amp; II</text:p>
          </table:table-cell>
          <table:table-cell table:number-columns-repeated="2"/>
          <table:table-cell table:style-name="ce5" office:value-type="date" office:date-value="1997-07-31" calcext:value-type="date">
            <text:p>1997-07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o Winch.//Commando Sar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2-09-06" calcext:value-type="date">
            <text:p>2002-09-06</text:p>
          </table:table-cell>
          <table:table-cell table:style-name="ce5" office:value-type="date" office:date-value="2002-02-01" calcext:value-type="date">
            <text:p>2002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 Vegas Casin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ast Blade</text:p>
          </table:table-cell>
          <table:table-cell table:number-columns-repeated="2"/>
          <table:table-cell table:style-name="ce5" office:value-type="date" office:date-value="1999-02-25" calcext:value-type="date">
            <text:p>1999-02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 Report</text:p>
          </table:table-cell>
          <table:table-cell table:number-columns-repeated="2"/>
          <table:table-cell table:style-name="ce5" office:value-type="date" office:date-value="1998-08-06" calcext:value-type="date">
            <text:p>1998-08-06</text:p>
          </table:table-cell>
          <table:table-cell table:style-name="ce5" office:value-type="date" office:date-value="1998-03-01" calcext:value-type="date">
            <text:p>1998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acy of Kain: Soul Reaver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8-16" calcext:value-type="date">
            <text:p>1999-08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egend of Dragoon</text:p>
          </table:table-cell>
          <table:table-cell office:value-type="string" calcext:value-type="string">
            <text:p>SCEI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11" calcext:value-type="date">
            <text:p>2000-06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end of Legaia</text:p>
          </table:table-cell>
          <table:table-cell office:value-type="string" calcext:value-type="string">
            <text:p>Contrail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8-10-29" calcext:value-type="date">
            <text:p>1998-10-29</text:p>
          </table:table-cell>
          <table:table-cell table:style-name="ce5" office:value-type="date" office:date-value="2000-05-27" calcext:value-type="date">
            <text:p>2000-05-27</text:p>
          </table:table-cell>
          <table:table-cell table:style-name="ce5" office:value-type="date" office:date-value="1999-03-17" calcext:value-type="date">
            <text:p>1999-03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end of Mana|Seiken Densetsu: Legend of Mana JP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JP Square|NA Square Electronic Arts</text:p>
          </table:table-cell>
          <table:table-cell table:style-name="ce5" office:value-type="date" office:date-value="1999-07-15" calcext:value-type="date">
            <text:p>1999-07-1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07" calcext:value-type="date">
            <text:p>2000-06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end Of Mulan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end of Pocahontas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4-12" calcext:value-type="date">
            <text:p>2002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o Island 2: The Brickster's Revenge</text:p>
          </table:table-cell>
          <table:table-cell office:value-type="string" calcext:value-type="string">
            <text:p>Silicon Dreams Studio</text:p>
          </table:table-cell>
          <table:table-cell office:value-type="string" calcext:value-type="string">
            <text:p>Lego Medi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3-01" calcext:value-type="date">
            <text:p>2001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o Racers</text:p>
          </table:table-cell>
          <table:table-cell office:value-type="string" calcext:value-type="string">
            <text:p>High Voltage Software</text:p>
          </table:table-cell>
          <table:table-cell office:value-type="string" calcext:value-type="string">
            <text:p>Leg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2-17" calcext:value-type="date">
            <text:p>1999-12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o Rock Raiders</text:p>
          </table:table-cell>
          <table:table-cell office:value-type="string" calcext:value-type="string">
            <text:p>Data Design Interactive</text:p>
          </table:table-cell>
          <table:table-cell office:value-type="string" calcext:value-type="string">
            <text:p>Lego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style-name="ce5" office:value-type="date" office:date-value="2000-07-30" calcext:value-type="date">
            <text:p>2000-07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mings 3D|3D Lemmings PAL</text:p>
          </table:table-cell>
          <table:table-cell office:value-type="string" calcext:value-type="string">
            <text:p>Clockwork Games</text:p>
          </table:table-cell>
          <table:table-cell office:value-type="string" calcext:value-type="string">
            <text:p>Psygnosis|SCE Australia AU|SCEI JP</text:p>
          </table:table-cell>
          <table:table-cell table:style-name="ce5" office:value-type="date" office:date-value="1996-11-08" calcext:value-type="date">
            <text:p>1996-11-08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5-11-21" calcext:value-type="date">
            <text:p>1995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mings &amp; Oh No! More Lemmings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hal Enforcers I &amp; I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table:style-name="ce5" office:value-type="date" office:date-value="1997-11-20" calcext:value-type="date">
            <text:p>1997-11-20</text:p>
          </table:table-cell>
          <table:table-cell table:style-name="ce5" office:value-type="date" office:date-value="1997-11-01" calcext:value-type="date">
            <text:p>199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o Grande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8-11-26" calcext:value-type="date">
            <text:p>1998-11-26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o Grande International</text:p>
          </table:table-cell>
          <table:table-cell table:number-columns-repeated="2" office:value-type="string" calcext:value-type="string">
            <text:p>Namco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htning Legend: Daigo no Daibouken</text:p>
          </table:table-cell>
          <table:table-cell office:value-type="string" calcext:value-type="string">
            <text:p>KCE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a Cube Again</text:p>
          </table:table-cell>
          <table:table-cell office:value-type="string" calcext:value-type="string">
            <text:p>Alfa System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ion King: Simba's Mighty Adventure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9" calcext:value-type="date">
            <text:p>2001-03-09</text:p>
          </table:table-cell>
          <table:table-cell table:style-name="ce5" office:value-type="date" office:date-value="2000-12-22" calcext:value-type="date">
            <text:p>2000-12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on and the King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Midas Interactive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13" calcext:value-type="date">
            <text:p>2001-04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on And The King 2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tle Big Adventure</text:p>
          </table:table-cell>
          <table:table-cell office:value-type="string" calcext:value-type="string">
            <text:p>Adeline Software International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7-01-01" calcext:value-type="date">
            <text:p>1997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ve Wire! [228]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4-01" calcext:value-type="date">
            <text:p>1999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Books: Amrita's Tree Credito and the Coyot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Books: Far-Fetched Frontier Tal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Books: Lety's Favorite Stori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Books: Pop-Out Pros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Books: The Adventures of Adelita and B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Books: The Wandering Path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A Manager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9-01" calcext:value-type="date">
            <text:p>1999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A Manager 2001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1" calcext:value-type="date">
            <text:p>2001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A Manager 2001 English Pack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1" calcext:value-type="date">
            <text:p>2001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A Manager 2002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01" calcext:value-type="date">
            <text:p>2001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aded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 NA|Gremlin Interactive PAL|Electronic Arts Victor JP</text:p>
          </table:table-cell>
          <table:table-cell table:style-name="ce5" office:value-type="date" office:date-value="1996-03-15" calcext:value-type="date">
            <text:p>1996-03-15</text:p>
          </table:table-cell>
          <table:table-cell table:style-name="ce5" office:value-type="date" office:date-value="1996-02-01" calcext:value-type="date">
            <text:p>1996-02-01</text:p>
          </table:table-cell>
          <table:table-cell table:style-name="ce5" office:value-type="date" office:date-value="1995-12-01" calcext:value-type="date">
            <text:p>1995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de Runner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atsum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de Runner Extra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atsum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de Runner: The Legend Returns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Natsum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ax in Lemminglan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don Racer</text:p>
          </table:table-cell>
          <table:table-cell table:number-columns-repeated="2" office:value-type="string" calcext:value-type="string">
            <text:p>Davilex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29" calcext:value-type="date">
            <text:p>2000-09-2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don Racer II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Davilex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6-14" calcext:value-type="date">
            <text:p>2002-06-1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e Soldier</text:p>
          </table:table-cell>
          <table:table-cell office:value-type="string" calcext:value-type="string">
            <text:p>Tempest Software</text:p>
          </table:table-cell>
          <table:table-cell office:value-type="string" calcext:value-type="string">
            <text:p>Telstar PAL|Virgin Interactive JP</text:p>
          </table:table-cell>
          <table:table-cell table:style-name="ce5" office:value-type="date" office:date-value="1996-10-04" calcext:value-type="date">
            <text:p>1996-10-04</text:p>
          </table:table-cell>
          <table:table-cell table:style-name="ce5" office:value-type="date" office:date-value="1996-01-01" calcext:value-type="date">
            <text:p>1996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ney Tunes Racing</text:p>
          </table:table-cell>
          <table:table-cell office:value-type="string" calcext:value-type="string">
            <text:p>Circus Freak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16" calcext:value-type="date">
            <text:p>2001-03-16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rd of the Jungle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4-12" calcext:value-type="date">
            <text:p>2001-04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t Vikings 2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Interpl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5-01" calcext:value-type="date">
            <text:p>1997-05-01</text:p>
          </table:table-cell>
          <table:table-cell table:style-name="ce5" office:value-type="date" office:date-value="1997-11-17" calcext:value-type="date">
            <text:p>1997-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ost World: Jurassic Park</text:p>
          </table:table-cell>
          <table:table-cell office:value-type="string" calcext:value-type="string">
            <text:p>DreamWorks Interactive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7-12-04" calcext:value-type="date">
            <text:p>1997-12-04</text:p>
          </table:table-cell>
          <table:table-cell table:style-name="ce5" office:value-type="date" office:date-value="1997-09-01" calcext:value-type="date">
            <text:p>1997-09-01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vre: The Final Curse</text:p>
          </table:table-cell>
          <table:table-cell office:value-type="string" calcext:value-type="string">
            <text:p>Visual Impact</text:p>
          </table:table-cell>
          <table:table-cell office:value-type="string" calcext:value-type="string">
            <text:p>Wanadoo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16" calcext:value-type="date">
            <text:p>2001-11-1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and Destroy</text:p>
          </table:table-cell>
          <table:table-cell table:number-columns-repeated="2"/>
          <table:table-cell table:style-name="ce5" office:value-type="date" office:date-value="1999-12-16" calcext:value-type="date">
            <text:p>1999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Game's: Wai Wai Tennis</text:p>
          </table:table-cell>
          <table:table-cell table:number-columns-repeated="2" office:value-type="string" calcext:value-type="string">
            <text:p>Tears|Ichikawa</text:p>
          </table:table-cell>
          <table:table-cell table:style-name="ce5" office:value-type="date" office:date-value="1997-03-28" calcext:value-type="date">
            <text:p>1997-03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Game's: Wai Wai Tennis 2 JP|Yeh Yeh Tennis PAL</text:p>
          </table:table-cell>
          <table:table-cell table:number-columns-repeated="2" office:value-type="string" calcext:value-type="string">
            <text:p>Sunsoft</text:p>
          </table:table-cell>
          <table:table-cell table:style-name="ce5" office:value-type="date" office:date-value="1999-12-22" calcext:value-type="date">
            <text:p>1999-12-22</text:p>
          </table:table-cell>
          <table:table-cell table:style-name="ce5" office:value-type="date" office:date-value="2000-09-08" calcext:value-type="date">
            <text:p>2000-09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Game's: Wai Wai Tennis Plus</text:p>
          </table:table-cell>
          <table:table-cell table:number-columns-repeated="2" office:value-type="string" calcext:value-type="string">
            <text:p>Hamster Corporation</text:p>
          </table:table-cell>
          <table:table-cell table:style-name="ce5" office:value-type="date" office:date-value="2002-03-28" calcext:value-type="date">
            <text:p>2002-03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OutSide Directors Company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D Limited Edition</text:p>
          </table:table-cell>
          <table:table-cell office:value-type="string" calcext:value-type="string">
            <text:p>OutSide Directors Company</text:p>
          </table:table-cell>
          <table:table-cell office:value-type="string" calcext:value-type="string">
            <text:p>Asmik Ace Entertainment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fer Ring</text:p>
          </table:table-cell>
          <table:table-cell table:number-columns-repeated="2"/>
          <table:table-cell table:style-name="ce5" office:value-type="date" office:date-value="1998-12-23" calcext:value-type="date">
            <text:p>1998-1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ky Luke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01" calcext:value-type="date">
            <text:p>1998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ky Luke: Western Fever</text:p>
          </table:table-cell>
          <table:table-cell office:value-type="string" calcext:value-type="string">
            <text:p>Kalisto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02" calcext:value-type="date">
            <text:p>2001-11-0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r: Silver Star Story Complete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Working Designs</text:p>
          </table:table-cell>
          <table:table-cell table:style-name="ce5" office:value-type="date" office:date-value="1998-05-28" calcext:value-type="date">
            <text:p>1998-05-2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5-28" calcext:value-type="date">
            <text:p>1999-05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r 2: Eternal Blue Complete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Working Designs</text:p>
          </table:table-cell>
          <table:table-cell table:style-name="ce5" office:value-type="date" office:date-value="1999-05-27" calcext:value-type="date">
            <text:p>1999-05-2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pin III: Chateau de Cagliostro Saikai</text:p>
          </table:table-cell>
          <table:table-cell table:number-columns-repeated="2"/>
          <table:table-cell table:style-name="ce5" office:value-type="date" office:date-value="1997-01-10" calcext:value-type="date">
            <text:p>1997-01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&amp;Ms - Shell Shocked</text:p>
          </table:table-cell>
          <table:table-cell office:value-type="string" calcext:value-type="string">
            <text:p>Simon &amp; Schuster Interactive</text:p>
          </table:table-cell>
          <table:table-cell office:value-type="string" calcext:value-type="string">
            <text:p>NA Simon &amp; Schuster Interactive|PAL JoWood Production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7-20" calcext:value-type="date">
            <text:p>2003-07-20</text:p>
          </table:table-cell>
          <table:table-cell table:style-name="ce5" office:value-type="date" office:date-value="2001-09-30" calcext:value-type="date">
            <text:p>2001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Head|Blam! Machinehead PAL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1997-05-23" calcext:value-type="date">
            <text:p>1997-05-23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Hunter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MGM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ross Digital Mission VF-X</text:p>
          </table:table-cell>
          <table:table-cell office:value-type="string" calcext:value-type="string">
            <text:p>UNiT Inc.</text:p>
          </table:table-cell>
          <table:table-cell office:value-type="string" calcext:value-type="string">
            <text:p>Bandai Visual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ross: Do You Remember Love?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9-05-27" calcext:value-type="date">
            <text:p>1999-05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ross Plus: Game Edition</text:p>
          </table:table-cell>
          <table:table-cell office:value-type="string" calcext:value-type="string">
            <text:p>Shoeisha</text:p>
          </table:table-cell>
          <table:table-cell office:value-type="string" calcext:value-type="string">
            <text:p>Takara</text:p>
          </table:table-cell>
          <table:table-cell table:style-name="ce5" office:value-type="date" office:date-value="2000-06-29" calcext:value-type="date">
            <text:p>2000-06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ross VF-X 2</text:p>
          </table:table-cell>
          <table:table-cell office:value-type="string" calcext:value-type="string">
            <text:p>UNiT Inc.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 Stalker: Full Metal Force</text:p>
          </table:table-cell>
          <table:table-cell office:value-type="string" calcext:value-type="string">
            <text:p>Fill-in-Cafe</text:p>
          </table:table-cell>
          <table:table-cell office:value-type="string" calcext:value-type="string">
            <text:p>Family Soft</text:p>
          </table:table-cell>
          <table:table-cell table:style-name="ce5" office:value-type="date" office:date-value="1997-07-03" calcext:value-type="date">
            <text:p>1997-07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97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98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99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2000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2001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8-22" calcext:value-type="date">
            <text:p>2000-08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2002</text:p>
          </table:table-cell>
          <table:table-cell office:value-type="string" calcext:value-type="string">
            <text:p>EA Tiburon|Budcat Creation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13" calcext:value-type="date">
            <text:p>2001-08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2003</text:p>
          </table:table-cell>
          <table:table-cell office:value-type="string" calcext:value-type="string">
            <text:p>EA Tiburon|Budcat Creation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8-13" calcext:value-type="date">
            <text:p>2002-08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2004</text:p>
          </table:table-cell>
          <table:table-cell office:value-type="string" calcext:value-type="string">
            <text:p>EA Tiburon|Budcat Creation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8-12" calcext:value-type="date">
            <text:p>2003-08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den NFL 2005</text:p>
          </table:table-cell>
          <table:table-cell office:value-type="string" calcext:value-type="string">
            <text:p>EA Tiburon|Budcat Creation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9-07" calcext:value-type="date">
            <text:p>2004-09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aestromusic</text:p>
          </table:table-cell>
          <table:table-cell table:number-columns-repeated="2" office:value-type="string" calcext:value-type="string">
            <text:p>Global A</text:p>
          </table:table-cell>
          <table:table-cell table:style-name="ce5" office:value-type="date" office:date-value="2000-07-27" calcext:value-type="date">
            <text:p>2000-07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aestromusic: Encore</text:p>
          </table:table-cell>
          <table:table-cell table:number-columns-repeated="2" office:value-type="string" calcext:value-type="string">
            <text:p>Global A</text:p>
          </table:table-cell>
          <table:table-cell table:style-name="ce5" office:value-type="date" office:date-value="2000-11-22" calcext:value-type="date">
            <text:p>2000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aestromusic: Christmas Edition</text:p>
          </table:table-cell>
          <table:table-cell table:number-columns-repeated="2" office:value-type="string" calcext:value-type="string">
            <text:p>Global A</text:p>
          </table:table-cell>
          <table:table-cell table:style-name="ce5" office:value-type="date" office:date-value="2000-12-07" calcext:value-type="date">
            <text:p>2000-12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Carpet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7-02-14" calcext:value-type="date">
            <text:p>1997-02-14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: The Gathering: BattleMage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01" calcext:value-type="date">
            <text:p>199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al Drop III</text:p>
          </table:table-cell>
          <table:table-cell table:number-columns-repeated="2" office:value-type="string" calcext:value-type="string">
            <text:p>Data East</text:p>
          </table:table-cell>
          <table:table-cell table:style-name="ce5" office:value-type="date" office:date-value="1997-10-30" calcext:value-type="date">
            <text:p>1997-10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al Drop F - Daibouken Mo Rakujyanai!</text:p>
          </table:table-cell>
          <table:table-cell table:number-columns-repeated="2" office:value-type="string" calcext:value-type="string">
            <text:p>Data East</text:p>
          </table:table-cell>
          <table:table-cell table:style-name="ce5" office:value-type="date" office:date-value="1999-10-21" calcext:value-type="date">
            <text:p>1999-10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runa! Makendō 2</text:p>
          </table:table-cell>
          <table:table-cell office:value-type="string" calcext:value-type="string">
            <text:p>Fill-in-Café</text:p>
          </table:table-cell>
          <table:table-cell office:value-type="string" calcext:value-type="string">
            <text:p>Datam Polystar</text:p>
          </table:table-cell>
          <table:table-cell table:style-name="ce5" office:value-type="date" office:date-value="1995-11-10" calcext:value-type="date">
            <text:p>1995-11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ic Game Gir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style-name="ce6" office:value-type="string" calcext:value-type="string">
            <text:p>This game is released exclusively in South Korea (200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ble Master</text:p>
          </table:table-cell>
          <table:table-cell office:value-type="string" calcext:value-type="string">
            <text:p>Software 2000</text:p>
          </table:table-cell>
          <table:table-cell office:value-type="string" calcext:value-type="string">
            <text:p>Conspiracy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0-11" calcext:value-type="date">
            <text:p>2002-10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nette Company</text:p>
          </table:table-cell>
          <table:table-cell table:number-columns-repeated="2"/>
          <table:table-cell table:style-name="ce5" office:value-type="date" office:date-value="1999-05-20" calcext:value-type="date">
            <text:p>1999-05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nette Company 2 Chu!</text:p>
          </table:table-cell>
          <table:table-cell table:number-columns-repeated="2"/>
          <table:table-cell table:style-name="ce5" office:value-type="date" office:date-value="2000-05-18" calcext:value-type="date">
            <text:p>2000-05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ley Adventure</text:p>
          </table:table-cell>
          <table:table-cell table:number-columns-repeated="2" office:value-type="string" calcext:value-type="string">
            <text:p>Gaines Plix</text:p>
          </table:table-cell>
          <table:table-cell table:style-name="ce5" office:value-type="date" office:date-value="1998-06-29" calcext:value-type="date">
            <text:p>1998-06-29</text:p>
          </table:table-cell>
          <table:table-cell table:number-columns-repeated="2" table:style-name="ce5" office:value-type="date" office:date-value="1998-03-24" calcext:value-type="date">
            <text:p>1998-03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ley Adventure 2</text:p>
          </table:table-cell>
          <table:table-cell table:number-columns-repeated="2" office:value-type="string" calcext:value-type="string">
            <text:p>Gaines Plix</text:p>
          </table:table-cell>
          <table:table-cell table:style-name="ce5" office:value-type="date" office:date-value="2001-04-25" calcext:value-type="date">
            <text:p>2001-04-25</text:p>
          </table:table-cell>
          <table:table-cell table:number-columns-repeated="2" table:style-name="ce5" office:value-type="date" office:date-value="2001-02-04" calcext:value-type="date">
            <text:p>2001-0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Cosmic Quest 1: City Sight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Cosmic Quest 2: Fairy Tale Island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Cosmic Quest 3: Race Through Franc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Stay &amp; Play 1: In the Clubhous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Stay &amp; Play 2: In Mars' Bedroom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Stay &amp; Play 3: In Lonnie's Classroom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Walkabout 1: The Natural History Museum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Walkabout 2: The Shakespeare Festival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 Moose Walkabout 3: World Sports Day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al Beat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2-02-07" calcext:value-type="date">
            <text:p>2002-02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al Beat 2</text:p>
          </table:table-cell>
          <table:table-cell table:number-columns-repeated="2"/>
          <table:table-cell table:style-name="ce5" office:value-type="date" office:date-value="2002-09-12" calcext:value-type="date">
            <text:p>2002-09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an Gothic: Unification</text:p>
          </table:table-cell>
          <table:table-cell office:value-type="string" calcext:value-type="string">
            <text:p>Coyote Developmen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05" calcext:value-type="date">
            <text:p>2001-10-05</text:p>
          </table:table-cell>
          <table:table-cell table:style-name="ce5" office:value-type="date" office:date-value="2001-11-04" calcext:value-type="date">
            <text:p>2001-11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 Super Heroes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7-09-25" calcext:value-type="date">
            <text:p>1997-09-25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 Super Heroes vs. Street Fighter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Virgin Interactive PAL|Capcom JP,NA</text:p>
          </table:table-cell>
          <table:table-cell table:style-name="ce5" office:value-type="date" office:date-value="1999-02-25" calcext:value-type="date">
            <text:p>1999-02-25</text:p>
          </table:table-cell>
          <table:table-cell table:style-name="ce5" office:value-type="date" office:date-value="1999-05-01" calcext:value-type="date">
            <text:p>1999-05-01</text:p>
          </table:table-cell>
          <table:table-cell table:style-name="ce5" office:value-type="date" office:date-value="1999-02-23" calcext:value-type="date">
            <text:p>1999-02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y-Kate and Ashley: Crush Course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31" calcext:value-type="date">
            <text:p>2001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y-Kate and Ashley: Magical Mystery Mall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7" calcext:value-type="date">
            <text:p>2000-10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y-Kate and Ashley: Winner's Circle</text:p>
          </table:table-cell>
          <table:table-cell office:value-type="string" calcext:value-type="string">
            <text:p>Tantalus Software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25" calcext:value-type="date">
            <text:p>2001-05-25</text:p>
          </table:table-cell>
          <table:table-cell table:style-name="ce5" office:value-type="date" office:date-value="2001-03-05" calcext:value-type="date">
            <text:p>2001-03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 Destruction</text:p>
          </table:table-cell>
          <table:table-cell office:value-type="string" calcext:value-type="string">
            <text:p>NMS Software</text:p>
          </table:table-cell>
          <table:table-cell office:value-type="string" calcext:value-type="string">
            <text:p>ASC Games NA|BMG Interactiv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ter of Monsters: Disciples of Gaia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ASCII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asters Fight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Gallery Collection 1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Gallery Collection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on the Move!: Addition/Subtraction Advance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on the Move!: Addition/Subtraction Intermediat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on the Move!: Multiplication/Division Advance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 on the Move!: Multiplication/Division Intermediat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 Hoffman's Pro BMX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2002-09-05" calcext:value-type="date">
            <text:p>2002-09-05</text:p>
          </table:table-cell>
          <table:table-cell table:style-name="ce5" office:value-type="date" office:date-value="2001-05-25" calcext:value-type="date">
            <text:p>2001-05-25</text:p>
          </table:table-cell>
          <table:table-cell table:style-name="ce5" office:value-type="date" office:date-value="2001-05-14" calcext:value-type="date">
            <text:p>2001-05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 Surfing 2000</text:p>
          </table:table-cell>
          <table:table-cell table:number-columns-repeated="2"/>
          <table:table-cell table:style-name="ce5" office:value-type="date" office:date-value="1999-11-18" calcext:value-type="date">
            <text:p>1999-11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Force</text:p>
          </table:table-cell>
          <table:table-cell office:value-type="string" calcext:value-type="string">
            <text:p>Tantalus Interactive</text:p>
          </table:table-cell>
          <table:table-cell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Grath Vs. Pastrana Freestyle Motocross</text:p>
          </table:table-cell>
          <table:table-cell office:value-type="string" calcext:value-type="string">
            <text:p>Z-Axis Ltd.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5" calcext:value-type="date">
            <text:p>2000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K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Playmates Interacti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hWarrior 2</text:p>
          </table:table-cell>
          <table:table-cell office:value-type="string" calcext:value-type="string">
            <text:p>Quantum Factory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al of Honor</text:p>
          </table:table-cell>
          <table:table-cell office:value-type="string" calcext:value-type="string">
            <text:p>DreamWorks Interactiv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9-13" calcext:value-type="date">
            <text:p>2002-09-13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al of Honor: Underground</text:p>
          </table:table-cell>
          <table:table-cell office:value-type="string" calcext:value-type="string">
            <text:p>DreamWorks Interactive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9-13" calcext:value-type="date">
            <text:p>2002-09-13</text:p>
          </table:table-cell>
          <table:table-cell table:style-name="ce5" office:value-type="date" office:date-value="2000-10-23" calcext:value-type="date">
            <text:p>2000-10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Evil</text:p>
          </table:table-cell>
          <table:table-cell table:number-columns-repeated="2" office:value-type="string" calcext:value-type="string">
            <text:p>Sony Computer Entertainment</text:p>
          </table:table-cell>
          <table:table-cell table:style-name="ce5" office:value-type="date" office:date-value="1999-06-17" calcext:value-type="date">
            <text:p>1999-06-17</text:p>
          </table:table-cell>
          <table:table-cell table:number-columns-repeated="2" table:style-name="ce5" office:value-type="date" office:date-value="1998-10-01" calcext:value-type="date">
            <text:p>199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Evil 2</text:p>
          </table:table-cell>
          <table:table-cell table:number-columns-repeated="2" office:value-type="string" calcext:value-type="string">
            <text:p>Sony Computer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19" calcext:value-type="date">
            <text:p>2000-04-19</text:p>
          </table:table-cell>
          <table:table-cell table:style-name="ce5" office:value-type="date" office:date-value="2000-04-30" calcext:value-type="date">
            <text:p>2000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8|Rockman 8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7-12-17" calcext:value-type="date">
            <text:p>1997-12-17</text:p>
          </table:table-cell>
          <table:table-cell table:style-name="ce5" office:value-type="date" office:date-value="1998-10-12" calcext:value-type="date">
            <text:p>1998-10-12</text:p>
          </table:table-cell>
          <table:table-cell table:style-name="ce5" office:value-type="date" office:date-value="1998-03-20" calcext:value-type="date">
            <text:p>1998-03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Battle &amp; Chase</text:p>
          </table:table-cell>
          <table:table-cell table:number-columns-repeated="2"/>
          <table:table-cell table:style-name="ce5" office:value-type="date" office:date-value="1997-03-20" calcext:value-type="date">
            <text:p>1997-03-20</text:p>
          </table:table-cell>
          <table:table-cell table:style-name="ce5" office:value-type="date" office:date-value="1998-11-30" calcext:value-type="date">
            <text:p>1998-11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Legends|Rockman DASH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7-12-18" calcext:value-type="date">
            <text:p>1997-12-18</text:p>
          </table:table-cell>
          <table:table-cell table:style-name="ce5" office:value-type="date" office:date-value="1998-08-31" calcext:value-type="date">
            <text:p>1998-08-31</text:p>
          </table:table-cell>
          <table:table-cell table:style-name="ce5" office:value-type="date" office:date-value="1998-12-04" calcext:value-type="date">
            <text:p>1998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Legends 2|Rockman DASH 2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0-04-20" calcext:value-type="date">
            <text:p>2000-04-20</text:p>
          </table:table-cell>
          <table:table-cell table:style-name="ce5" office:value-type="date" office:date-value="2001-08-03" calcext:value-type="date">
            <text:p>2001-08-03</text:p>
          </table:table-cell>
          <table:table-cell table:style-name="ce5" office:value-type="date" office:date-value="2000-10-24" calcext:value-type="date">
            <text:p>2000-10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3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1996-04-26" calcext:value-type="date">
            <text:p>1996-04-26</text:p>
          </table:table-cell>
          <table:table-cell table:style-name="ce5" office:value-type="date" office:date-value="1997-03-01" calcext:value-type="date">
            <text:p>1997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4|Rockman X4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7-08-01" calcext:value-type="date">
            <text:p>1997-08-01</text:p>
          </table:table-cell>
          <table:table-cell table:style-name="ce5" office:value-type="date" office:date-value="1997-10-13" calcext:value-type="date">
            <text:p>1997-10-13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5|Rockman X5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0-11-30" calcext:value-type="date">
            <text:p>2000-11-30</text:p>
          </table:table-cell>
          <table:table-cell table:style-name="ce5" office:value-type="date" office:date-value="2001-08-03" calcext:value-type="date">
            <text:p>2001-08-03</text:p>
          </table:table-cell>
          <table:table-cell table:style-name="ce5" office:value-type="date" office:date-value="2001-01-31" calcext:value-type="date">
            <text:p>2001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6|Rockman X6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1-11-29" calcext:value-type="date">
            <text:p>2001-11-29</text:p>
          </table:table-cell>
          <table:table-cell table:style-name="ce5" office:value-type="date" office:date-value="2002-02-08" calcext:value-type="date">
            <text:p>2002-02-08</text:p>
          </table:table-cell>
          <table:table-cell table:style-name="ce5" office:value-type="date" office:date-value="2001-12-04" calcext:value-type="date">
            <text:p>2001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tudo 2096</text:p>
          </table:table-cell>
          <table:table-cell table:number-columns-repeated="2"/>
          <table:table-cell table:style-name="ce5" office:value-type="date" office:date-value="1996-10-18" calcext:value-type="date">
            <text:p>1996-10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ories Off</text:p>
          </table:table-cell>
          <table:table-cell table:number-columns-repeated="2" office:value-type="string" calcext:value-type="string">
            <text:p>Ki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 In Black: The Game</text:p>
          </table:table-cell>
          <table:table-cell office:value-type="string" calcext:value-type="string">
            <text:p>Gigawatt Studios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4" calcext:value-type="date">
            <text:p>1998-04-0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 In Black - The Series: Crashdown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02" calcext:value-type="date">
            <text:p>2001-11-02</text:p>
          </table:table-cell>
          <table:table-cell table:style-name="ce5" office:value-type="date" office:date-value="2001-11-01" calcext:value-type="date">
            <text:p>2001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Fist</text:p>
          </table:table-cell>
          <table:table-cell table:number-columns-repeated="2"/>
          <table:table-cell table:style-name="ce5" office:value-type="date" office:date-value="1998-01-15" calcext:value-type="date">
            <text:p>1998-01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Gear Solid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9-03" calcext:value-type="date">
            <text:p>1998-09-03</text:p>
          </table:table-cell>
          <table:table-cell table:style-name="ce5" office:value-type="date" office:date-value="1999-02-22" calcext:value-type="date">
            <text:p>1999-02-22</text:p>
          </table:table-cell>
          <table:table-cell table:style-name="ce5" office:value-type="date" office:date-value="1998-10-21" calcext:value-type="date">
            <text:p>1998-10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Gear Solid: Integral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Gear Solid: VR Missions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Slug</text:p>
          </table:table-cell>
          <table:table-cell office:value-type="string" calcext:value-type="string">
            <text:p>Nazca Corporation</text:p>
          </table:table-cell>
          <table:table-cell office:value-type="string" calcext:value-type="string">
            <text:p>SNK Playmore</text:p>
          </table:table-cell>
          <table:table-cell table:style-name="ce5" office:value-type="date" office:date-value="1997-08-07" calcext:value-type="date">
            <text:p>1997-08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Slug X</text:p>
          </table:table-cell>
          <table:table-cell office:value-type="string" calcext:value-type="string">
            <text:p>ProSoft</text:p>
          </table:table-cell>
          <table:table-cell office:value-type="string" calcext:value-type="string">
            <text:p>SCEI AU|SNK JP|Agetec NA|Virgin Interactive PAL</text:p>
          </table:table-cell>
          <table:table-cell table:style-name="ce5" office:value-type="date" office:date-value="2001-01-25" calcext:value-type="date">
            <text:p>2001-01-25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1-04-14" calcext:value-type="date">
            <text:p>2001-04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Owen's WLS 99</text:p>
          </table:table-cell>
          <table:table-cell office:value-type="string" calcext:value-type="string">
            <text:p>Silicon Dreams Studio</text:p>
          </table:table-cell>
          <table:table-cell office:value-type="string" calcext:value-type="string">
            <text:p>Eidos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Schumacher Racing World Kart 2002</text:p>
          </table:table-cell>
          <table:table-cell office:value-type="string" calcext:value-type="string">
            <text:p>Radon Labs</text:p>
          </table:table-cell>
          <table:table-cell office:value-type="string" calcext:value-type="string">
            <text:p>JoWooD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9-18" calcext:value-type="date">
            <text:p>2002-09-1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in Rally Masters: Race of Champions</text:p>
          </table:table-cell>
          <table:table-cell office:value-type="string" calcext:value-type="string">
            <text:p>Digital Illusions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8" calcext:value-type="date">
            <text:p>2000-10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key's Wild Adventure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ony Image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3-01" calcext:value-type="date">
            <text:p>1996-03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 Machines V3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Midway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dnight In Vegas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dnight Run</text:p>
          </table:table-cell>
          <table:table-cell office:value-type="string" calcext:value-type="string">
            <text:p>Konami Computer Games Aoyama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7-11-27" calcext:value-type="date">
            <text:p>1997-11-27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y Hits</text:p>
          </table:table-cell>
          <table:table-cell table:number-columns-repeated="2" office:value-type="string" calcext:value-type="string">
            <text:p>Altron</text:p>
          </table:table-cell>
          <table:table-cell table:style-name="ce5" office:value-type="date" office:date-value="1996-12-27" calcext:value-type="date">
            <text:p>1996-12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hty Hits Special PAL|Mighty Hits Special (Pop Collection 1280 Vol. 4) JP</text:p>
          </table:table-cell>
          <table:table-cell table:number-columns-repeated="2" office:value-type="string" calcext:value-type="string">
            <text:p>Altron</text:p>
          </table:table-cell>
          <table:table-cell table:style-name="ce5" office:value-type="date" office:date-value="1999-07-15" calcext:value-type="date">
            <text:p>1999-07-15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ke Tyson Boxing</text:p>
          </table:table-cell>
          <table:table-cell table:number-columns-repeated="2" office:value-type="string" calcext:value-type="string">
            <text:p>Codemaster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3" calcext:value-type="date">
            <text:p>2000-10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le Miglia</text:p>
          </table:table-cell>
          <table:table-cell office:value-type="string" calcext:value-type="string">
            <text:p>Kung Fu Games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0-13" calcext:value-type="date">
            <text:p>2000-10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oni: Shaker and Tambourine! Dapyon!</text:p>
          </table:table-cell>
          <table:table-cell table:number-columns-repeated="2"/>
          <table:table-cell table:style-name="ce5" office:value-type="date" office:date-value="2002-09-19" calcext:value-type="date">
            <text:p>2002-09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na no Shogi: Chuukyuuhen</text:p>
          </table:table-cell>
          <table:table-cell table:number-columns-repeated="2" office:value-type="string" calcext:value-type="string">
            <text:p>Success</text:p>
          </table:table-cell>
          <table:table-cell table:style-name="ce5" office:value-type="date" office:date-value="2002-03-07" calcext:value-type="date">
            <text:p>2002-03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na no Shogi: Jokyuuhen</text:p>
          </table:table-cell>
          <table:table-cell table:number-columns-repeated="2" office:value-type="string" calcext:value-type="string">
            <text:p>Success</text:p>
          </table:table-cell>
          <table:table-cell table:style-name="ce5" office:value-type="date" office:date-value="2002-03-07" calcext:value-type="date">
            <text:p>2002-03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na no Shogi: Shokyuuhen</text:p>
          </table:table-cell>
          <table:table-cell table:number-columns-repeated="2" office:value-type="string" calcext:value-type="string">
            <text:p>Success</text:p>
          </table:table-cell>
          <table:table-cell table:style-name="ce5" office:value-type="date" office:date-value="2002-03-07" calcext:value-type="date">
            <text:p>2002-03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cle Space Race</text:p>
          </table:table-cell>
          <table:table-cell office:value-type="string" calcext:value-type="string">
            <text:p>Miracle Designs</text:p>
          </table:table-cell>
          <table:table-cell office:value-type="string" calcext:value-type="string">
            <text:p>Mud Duck Productio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5-06" calcext:value-type="date">
            <text:p>2003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isadventures of Tron Bonne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07-22" calcext:value-type="date">
            <text:p>1999-07-22</text:p>
          </table:table-cell>
          <table:table-cell table:style-name="ce5" office:value-type="date" office:date-value="2000-06-16" calcext:value-type="date">
            <text:p>2000-06-16</text:p>
          </table:table-cell>
          <table:table-cell table:style-name="ce5" office:value-type="date" office:date-value="2000-04-30" calcext:value-type="date">
            <text:p>2000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s Spider's Tea Party</text:p>
          </table:table-cell>
          <table:table-cell office:value-type="string" calcext:value-type="string">
            <text:p>Hypnotix</text:p>
          </table:table-cell>
          <table:table-cell office:value-type="string" calcext:value-type="string">
            <text:p>Simon &amp; Schuster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1" calcext:value-type="date">
            <text:p>2000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sile Command</text:p>
          </table:table-cell>
          <table:table-cell office:value-type="string" calcext:value-type="string">
            <text:p>Meyer/Glass Interactive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ission</text:p>
          </table:table-cell>
          <table:table-cell office:value-type="string" calcext:value-type="string">
            <text:p>Microids</text:p>
          </table:table-cell>
          <table:table-cell/>
          <table:table-cell office:value-type="string" calcext:value-type="string">
            <text:p>Unreleased</text:p>
          </table:table-cell>
          <table:table-cell table:style-name="ce5" office:value-type="date" office:date-value="2000-12-22" calcext:value-type="date">
            <text:p>2000-12-2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sion: Impossible</text:p>
          </table:table-cell>
          <table:table-cell office:value-type="string" calcext:value-type="string">
            <text:p>X-Ample Architectures</text:p>
          </table:table-cell>
          <table:table-cell office:value-type="string" calcext:value-type="string">
            <text:p>Infogrames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23" calcext:value-type="date">
            <text:p>1999-1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sumete Knight</text:p>
          </table:table-cell>
          <table:table-cell office:value-type="string" calcext:value-type="string">
            <text:p>Konami|Red Company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03-19" calcext:value-type="date">
            <text:p>1998-03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sumete Knight R Daibouken hen</text:p>
          </table:table-cell>
          <table:table-cell table:number-columns-repeated="2"/>
          <table:table-cell table:style-name="ce5" office:value-type="date" office:date-value="1998-11-26" calcext:value-type="date">
            <text:p>1998-11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 TV Presents: Eminem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zzurna Falls</text:p>
          </table:table-cell>
          <table:table-cell table:number-columns-repeated="2" office:value-type="string" calcext:value-type="string">
            <text:p>Human Entertainment</text:p>
          </table:table-cell>
          <table:table-cell table:style-name="ce5" office:value-type="date" office:date-value="1998-12-23" calcext:value-type="date">
            <text:p>1998-1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'98</text:p>
          </table:table-cell>
          <table:table-cell table:number-columns-repeated="2" office:value-type="string" calcext:value-type="string">
            <text:p>Sony Computer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'99</text:p>
          </table:table-cell>
          <table:table-cell table:number-columns-repeated="2" office:value-type="string" calcext:value-type="string">
            <text:p>Sony Computer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2000</text:p>
          </table:table-cell>
          <table:table-cell table:number-columns-repeated="2"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2001</text:p>
          </table:table-cell>
          <table:table-cell table:number-columns-repeated="2"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2002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ony Computer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5-07" calcext:value-type="date">
            <text:p>2001-05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2003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ony Computer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6-17" calcext:value-type="date">
            <text:p>2002-06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2004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ony Computer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4-30" calcext:value-type="date">
            <text:p>2003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2005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2004-05-27" calcext:value-type="date">
            <text:p>2004-05-2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03-04" calcext:value-type="date">
            <text:p>2004-03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B Pennant Race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 1: Rally Championship</text:p>
          </table:table-cell>
          <table:table-cell office:value-type="string" calcext:value-type="string">
            <text:p>Magnetic Fields|Creative Asylum Limited</text:p>
          </table:table-cell>
          <table:table-cell office:value-type="string" calcext:value-type="string">
            <text:p>Actualize|Ubisoft Entertainment|Europress Softwa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Armor</text:p>
          </table:table-cell>
          <table:table-cell office:value-type="string" calcext:value-type="string">
            <text:p>Highwaystar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1-01" calcext:value-type="date">
            <text:p>2002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Light Force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XS Games</text:p>
          </table:table-cell>
          <table:table-cell table:style-name="ce5" office:value-type="date" office:date-value="1995-12-15" calcext:value-type="date">
            <text:p>1995-12-15</text:p>
          </table:table-cell>
          <table:table-cell table:style-name="ce5" office:value-type="date" office:date-value="2002-01-01" calcext:value-type="date">
            <text:p>2002-01-01</text:p>
          </table:table-cell>
          <table:table-cell table:style-name="ce5" office:value-type="date" office:date-value="2003-03-19" calcext:value-type="date">
            <text:p>2003-03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Suit Gundam: Perfect One Year War</text:p>
          </table:table-cell>
          <table:table-cell table:number-columns-repeated="2"/>
          <table:table-cell table:style-name="ce5" office:value-type="date" office:date-value="1997-07-31" calcext:value-type="date">
            <text:p>1997-07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Suit Z-Gundam</text:p>
          </table:table-cell>
          <table:table-cell table:number-columns-repeated="2"/>
          <table:table-cell table:style-name="ce5" office:value-type="date" office:date-value="1997-12-11" calcext:value-type="date">
            <text:p>1997-12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a &amp; Moki: Drive Me Wil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a &amp; Moki: Drive Me Wild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aco Grand Prix Racing Simulation</text:p>
          </table:table-cell>
          <table:table-cell office:value-type="string" calcext:value-type="string">
            <text:p>Ubisoft Paris</text:p>
          </table:table-cell>
          <table:table-cell office:value-type="string" calcext:value-type="string">
            <text:p>Ubisoft</text:p>
          </table:table-cell>
          <table:table-cell table:style-name="ce5" office:value-type="date" office:date-value="1999-09-30" calcext:value-type="date">
            <text:p>1999-09-30</text:p>
          </table:table-cell>
          <table:table-cell table:style-name="ce5" office:value-type="date" office:date-value="1999-07-01" calcext:value-type="date">
            <text:p>1999-07-01</text:p>
          </table:table-cell>
          <table:table-cell table:style-name="ce5" office:value-type="date" office:date-value="1999-06-30" calcext:value-type="date">
            <text:p>1999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key Hero</text:p>
          </table:table-cell>
          <table:table-cell office:value-type="string" calcext:value-type="string">
            <text:p>Blam!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key Magic</text:p>
          </table:table-cell>
          <table:table-cell office:value-type="string" calcext:value-type="string">
            <text:p>Mpen</text:p>
          </table:table-cell>
          <table:table-cell office:value-type="string" calcext:value-type="string">
            <text:p>Sun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27" calcext:value-type="date">
            <text:p>1999-11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poly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Bass!</text:p>
          </table:table-cell>
          <table:table-cell table:number-columns-repeated="2"/>
          <table:table-cell table:style-name="ce5" office:value-type="date" office:date-value="2000-06-15" calcext:value-type="date">
            <text:p>2000-06-1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1-01" calcext:value-type="date">
            <text:p>2002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Racer</text:p>
          </table:table-cell>
          <table:table-cell table:number-columns-repeated="2" office:value-type="string" calcext:value-type="string">
            <text:p>Microid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Rancher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1997-07-24" calcext:value-type="date">
            <text:p>1997-07-24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Rancher 2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1999-02-25" calcext:value-type="date">
            <text:p>1999-02-25</text:p>
          </table:table-cell>
          <table:table-cell table:style-name="ce5" office:value-type="date" office:date-value="2000-10-20" calcext:value-type="date">
            <text:p>2000-10-20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Rancher Battle Card: Episode II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2000-03-23" calcext:value-type="date">
            <text:p>2000-03-2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7-31" calcext:value-type="date">
            <text:p>2000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Rancher Hop-A-Bout</text:p>
          </table:table-cell>
          <table:table-cell table:number-columns-repeated="2" office:value-type="string" calcext:value-type="string">
            <text:p>Tecmo</text:p>
          </table:table-cell>
          <table:table-cell table:style-name="ce5" office:value-type="date" office:date-value="2001-03-22" calcext:value-type="date">
            <text:p>2001-03-2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0" calcext:value-type="date">
            <text:p>2000-12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 Seed</text:p>
          </table:table-cell>
          <table:table-cell office:value-type="string" calcext:value-type="string">
            <text:p>NK System</text:p>
          </table:table-cell>
          <table:table-cell office:value-type="string" calcext:value-type="string">
            <text:p>Sunsoft</text:p>
          </table:table-cell>
          <table:table-cell table:style-name="ce5" office:value-type="date" office:date-value="1998-11-05" calcext:value-type="date">
            <text:p>1998-11-05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ers, Inc. Scream Team|Monsters, Inc. Scare Island PAL|Monsters, Inc. Monster Academy JP</text:p>
          </table:table-cell>
          <table:table-cell office:value-type="string" calcext:value-type="string">
            <text:p>Artificial Mind and Movement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2002-03-14" calcext:value-type="date">
            <text:p>2002-03-14</text:p>
          </table:table-cell>
          <table:table-cell table:style-name="ce5" office:value-type="date" office:date-value="2002-02-01" calcext:value-type="date">
            <text:p>2002-02-01</text:p>
          </table:table-cell>
          <table:table-cell table:style-name="ce5" office:value-type="date" office:date-value="2001-10-30" calcext:value-type="date">
            <text:p>2001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e Carlo Games Compendium</text:p>
          </table:table-cell>
          <table:table-cell office:value-type="string" calcext:value-type="string">
            <text:p>Mere Mortals</text:p>
          </table:table-cell>
          <table:table-cell office:value-type="string" calcext:value-type="string">
            <text:p>Midas Interactiv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on: RPG Remix Adventure [244]</text:p>
          </table:table-cell>
          <table:table-cell office:value-type="string" calcext:value-type="string">
            <text:p>Love-de-Lic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7-10-16" calcext:value-type="date">
            <text:p>1997-10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 the Chicken</text:p>
          </table:table-cell>
          <table:table-cell office:value-type="string" calcext:value-type="string">
            <text:p>AndNow Interactive</text:p>
          </table:table-cell>
          <table:table-cell office:value-type="string" calcext:value-type="string">
            <text:p>Cra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3" calcext:value-type="date">
            <text:p>2000-11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II</text:p>
          </table:table-cell>
          <table:table-cell office:value-type="string" calcext:value-type="string">
            <text:p>Probe Entertainment Limited</text:p>
          </table:table-cell>
          <table:table-cell office:value-type="string" calcext:value-type="string">
            <text:p>Acclaim Japan</text:p>
          </table:table-cell>
          <table:table-cell table:style-name="ce5" office:value-type="date" office:date-value="1996-08-12" calcext:value-type="date">
            <text:p>1996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3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6-06-14" calcext:value-type="date">
            <text:p>1996-06-14</text:p>
          </table:table-cell>
          <table:table-cell table:style-name="ce5" office:value-type="date" office:date-value="1995-11-01" calcext:value-type="date">
            <text:p>1995-11-01</text:p>
          </table:table-cell>
          <table:table-cell table:style-name="ce5" office:value-type="date" office:date-value="1995-10-07" calcext:value-type="date">
            <text:p>1995-10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4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15" calcext:value-type="date">
            <text:p>1998-10-15</text:p>
          </table:table-cell>
          <table:table-cell table:style-name="ce5" office:value-type="date" office:date-value="1998-06-24" calcext:value-type="date">
            <text:p>1998-06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Mythologies: Sub-Zero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2-02" calcext:value-type="date">
            <text:p>1997-12-02</text:p>
          </table:table-cell>
          <table:table-cell table:style-name="ce5" office:value-type="date" office:date-value="1997-10-01" calcext:value-type="date">
            <text:p>199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: Special Forces</text:p>
          </table:table-cell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29" calcext:value-type="date">
            <text:p>2000-09-29</text:p>
          </table:table-cell>
          <table:table-cell table:style-name="ce5" office:value-type="date" office:date-value="2000-06-30" calcext:value-type="date">
            <text:p>2000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Trilogy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es Prince Of Egypt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Midas Interactiv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 Racer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 Racer 2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 Racer 3: World Tour</text:p>
          </table:table-cell>
          <table:table-cell office:value-type="string" calcext:value-type="string">
            <text:p>Delphine Software International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29" calcext:value-type="date">
            <text:p>2000-09-29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cross Mania</text:p>
          </table:table-cell>
          <table:table-cell office:value-type="string" calcext:value-type="string">
            <text:p>Deibus Studios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7-09" calcext:value-type="date">
            <text:p>2001-07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cross Mania 2</text:p>
          </table:table-cell>
          <table:table-cell table:number-columns-repeated="2" office:value-type="string" calcext:value-type="string">
            <text:p>Gotham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7-04" calcext:value-type="date">
            <text:p>2003-07-04</text:p>
          </table:table-cell>
          <table:table-cell table:style-name="ce5" office:value-type="date" office:date-value="2003-06-25" calcext:value-type="date">
            <text:p>2003-06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Toon Grand Prix</text:p>
          </table:table-cell>
          <table:table-cell table:number-columns-repeated="2" office:value-type="string" calcext:value-type="string">
            <text:p>Sony Computer Entertainment</text:p>
          </table:table-cell>
          <table:table-cell table:style-name="ce5" office:value-type="date" office:date-value="1994-12-16" calcext:value-type="date">
            <text:p>1994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Toon Grand Prix 2|Motor Toon Grand Prix NA</text:p>
          </table:table-cell>
          <table:table-cell office:value-type="string" calcext:value-type="string">
            <text:p>Polyphony Digital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1996-05-24" calcext:value-type="date">
            <text:p>1996-05-24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06-10" calcext:value-type="date">
            <text:p>1996-06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head</text:p>
          </table:table-cell>
          <table:table-cell office:value-type="string" calcext:value-type="string">
            <text:p>Digital Illusions CE</text:p>
          </table:table-cell>
          <table:table-cell office:value-type="string" calcext:value-type="string">
            <text:p>Fox Interactive|Gremlin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Mash</text:p>
          </table:table-cell>
          <table:table-cell office:value-type="string" calcext:value-type="string">
            <text:p>Eutechnyx</text:p>
          </table:table-cell>
          <table:table-cell office:value-type="string" calcext:value-type="string">
            <text:p>Ocean Softwa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1-01" calcext:value-type="date">
            <text:p>1997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teke Tamago with Ganbare Kamonohasi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r. Driller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2000-06-29" calcext:value-type="date">
            <text:p>2000-06-29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5-09" calcext:value-type="date">
            <text:p>2000-05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r. Driller G</text:p>
          </table:table-cell>
          <table:table-cell table:number-columns-repeated="2"/>
          <table:table-cell table:style-name="ce5" office:value-type="date" office:date-value="2001-11-22" calcext:value-type="date">
            <text:p>2001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. Pac-Man Maze Madness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2000-12-28" calcext:value-type="date">
            <text:p>2000-12-28</text:p>
          </table:table-cell>
          <table:table-cell table:style-name="ce5" office:value-type="date" office:date-value="2000-10-17" calcext:value-type="date">
            <text:p>2000-10-17</text:p>
          </table:table-cell>
          <table:table-cell table:style-name="ce5" office:value-type="date" office:date-value="2000-09-08" calcext:value-type="date">
            <text:p>2000-09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B Dirt Cross</text:p>
          </table:table-cell>
          <table:table-cell table:number-columns-repeated="2"/>
          <table:table-cell table:style-name="ce5" office:value-type="date" office:date-value="1998-10-15" calcext:value-type="date">
            <text:p>1998-10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V Music Generator</text:p>
          </table:table-cell>
          <table:table-cell office:value-type="string" calcext:value-type="string">
            <text:p>Jester Interactive</text:p>
          </table:table-cell>
          <table:table-cell office:value-type="string" calcext:value-type="string">
            <text:p>Codemaster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V Sports: Pure Ride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30" calcext:value-type="date">
            <text:p>2000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V Sports: Skateboarding featuring Andy MacDonald</text:p>
          </table:table-cell>
          <table:table-cell office:value-type="string" calcext:value-type="string">
            <text:p>Darkblack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12" calcext:value-type="date">
            <text:p>2000-09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V Sports: Snowboarding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V Sports: T.J. Lavin's Ultimate BMX</text:p>
          </table:table-cell>
          <table:table-cell office:value-type="string" calcext:value-type="string">
            <text:p>Blue Shift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3-27" calcext:value-type="date">
            <text:p>2001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ummy|Hamunaptra : Ushinawareta Sabaku no Miyako JP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30" calcext:value-type="date">
            <text:p>2000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ppet Monster Adventure</text:p>
          </table:table-cell>
          <table:table-cell office:value-type="string" calcext:value-type="string">
            <text:p>Magenta Software</text:p>
          </table:table-cell>
          <table:table-cell office:value-type="string" calcext:value-type="string">
            <text:p>Jim Henson Interactive and Sony Computer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0-20" calcext:value-type="date">
            <text:p>2000-10-20</text:p>
          </table:table-cell>
          <table:table-cell table:style-name="ce5" office:value-type="date" office:date-value="2000-11-07" calcext:value-type="date">
            <text:p>2000-11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ppet Race Mania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19" calcext:value-type="date">
            <text:p>2000-04-19</text:p>
          </table:table-cell>
          <table:table-cell table:style-name="ce5" office:value-type="date" office:date-value="2000-10-03" calcext:value-type="date">
            <text:p>2000-10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Jester Interactive</text:p>
          </table:table-cell>
          <table:table-cell office:value-type="string" calcext:value-type="string">
            <text:p>Codemasters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 2000</text:p>
          </table:table-cell>
          <table:table-cell office:value-type="string" calcext:value-type="string">
            <text:p>Jester Interactive</text:p>
          </table:table-cell>
          <table:table-cell office:value-type="string" calcext:value-type="string">
            <text:p>Codemasters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 Disney Kitchen</text:p>
          </table:table-cell>
          <table:table-cell office:value-type="string" calcext:value-type="string">
            <text:p>Atlus</text:p>
          </table:table-cell>
          <table:table-cell office:value-type="string" calcext:value-type="string">
            <text:p>Bam! Entertainment</text:p>
          </table:table-cell>
          <table:table-cell table:style-name="ce5" office:value-type="date" office:date-value="2002-02-07" calcext:value-type="date">
            <text:p>2002-02-0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11-05" calcext:value-type="date">
            <text:p>2002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st</text:p>
          </table:table-cell>
          <table:table-cell office:value-type="string" calcext:value-type="string">
            <text:p>Cyan Worlds|Alfa System</text:p>
          </table:table-cell>
          <table:table-cell office:value-type="string" calcext:value-type="string">
            <text:p>Psygnosis|Soft Bank JP</text:p>
          </table:table-cell>
          <table:table-cell table:style-name="ce5" office:value-type="date" office:date-value="1995-01-27" calcext:value-type="date">
            <text:p>1995-01-27</text:p>
          </table:table-cell>
          <table:table-cell table:style-name="ce5" office:value-type="date" office:date-value="1996-11-15" calcext:value-type="date">
            <text:p>1996-11-15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2O: Nitrous Oxide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gano Winter Olympics '98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12-18" calcext:value-type="date">
            <text:p>1997-12-18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7-12-31" calcext:value-type="date">
            <text:p>1997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Museum Encore</text:p>
          </table:table-cell>
          <table:table-cell table:number-columns-repeated="2"/>
          <table:table-cell table:style-name="ce5" office:value-type="date" office:date-value="1997-10-30" calcext:value-type="date">
            <text:p>1997-10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Museum Vol. 1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5-11-01" calcext:value-type="date">
            <text:p>1995-11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7-31" calcext:value-type="date">
            <text:p>1996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Museum Vol. 2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6-02-09" calcext:value-type="date">
            <text:p>1996-02-09</text:p>
          </table:table-cell>
          <table:table-cell table:style-name="ce5" office:value-type="date" office:date-value="1996-11-22" calcext:value-type="date">
            <text:p>1996-11-22</text:p>
          </table:table-cell>
          <table:table-cell table:style-name="ce5" office:value-type="date" office:date-value="1996-10-25" calcext:value-type="date">
            <text:p>1996-10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Museum Vol. 3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6-06-21" calcext:value-type="date">
            <text:p>1996-06-21</text:p>
          </table:table-cell>
          <table:table-cell table:style-name="ce5" office:value-type="date" office:date-value="1997-02-12" calcext:value-type="date">
            <text:p>1997-02-12</text:p>
          </table:table-cell>
          <table:table-cell table:style-name="ce5" office:value-type="date" office:date-value="1997-02-20" calcext:value-type="date">
            <text:p>1997-02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Museum Vol. 4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6-11-08" calcext:value-type="date">
            <text:p>1996-11-08</text:p>
          </table:table-cell>
          <table:table-cell table:style-name="ce5" office:value-type="date" office:date-value="1997-08-18" calcext:value-type="date">
            <text:p>1997-08-18</text:p>
          </table:table-cell>
          <table:table-cell table:style-name="ce5" office:value-type="date" office:date-value="1997-07-17" calcext:value-type="date">
            <text:p>1997-07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Museum Vol. 5</text:p>
          </table:table-cell>
          <table:table-cell table:number-columns-repeated="2" office:value-type="string" calcext:value-type="string">
            <text:p>Nam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co Soccer Prime Goal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oTek Warrior</text:p>
          </table:table-cell>
          <table:table-cell office:value-type="string" calcext:value-type="string">
            <text:p>Tetragon Inc.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1997-05-09" calcext:value-type="date">
            <text:p>1997-05-09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uto: Shinobi no Sato no Jintori Kassen</text:p>
          </table:table-cell>
          <table:table-cell table:number-columns-repeated="2"/>
          <table:table-cell table:style-name="ce5" office:value-type="date" office:date-value="2003-06-26" calcext:value-type="date">
            <text:p>2003-06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98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17" calcext:value-type="date">
            <text:p>1997-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99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2000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2001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19" calcext:value-type="date">
            <text:p>2000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Heat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Racing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Sierra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Rumble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Thunder 2002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0-02" calcext:value-type="date">
            <text:p>2001-10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Thunder 2003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9-19" calcext:value-type="date">
            <text:p>2002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CAR Thunder 2004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9-16" calcext:value-type="date">
            <text:p>2003-09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Basketball 2000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Fastbreak '9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Visual Concep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Hangtime</text:p>
          </table:table-cell>
          <table:table-cell table:number-columns-repeated="2"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6-04" calcext:value-type="date">
            <text:p>1997-06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Hoopz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Eurocom Entertainment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2-12" calcext:value-type="date">
            <text:p>2001-02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In The Zone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2-14" calcext:value-type="date">
            <text:p>1995-12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In The Zone 2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In The Zone '98|NBA Pro 98 AU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AU</text:p>
          </table:table-cell>
          <table:table-cell table:style-name="ce5" office:value-type="date" office:date-value="1998-01-31" calcext:value-type="date">
            <text:p>1998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In The Zone '99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In The Zone 2000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02" calcext:value-type="date">
            <text:p>2000-02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Jam Extreme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Sculptured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Jam Tournament Edition</text:p>
          </table:table-cell>
          <table:table-cell table:number-columns-repeated="2" office:value-type="string" calcext:value-type="string">
            <text:p>Midway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6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THQ</text:p>
          </table:table-cell>
          <table:table-cell table:style-name="ce5" office:value-type="date" office:date-value="1996-06-14" calcext:value-type="date">
            <text:p>1996-06-14</text:p>
          </table:table-cell>
          <table:table-cell table:style-name="ce5" office:value-type="date" office:date-value="1996-05-01" calcext:value-type="date">
            <text:p>1996-05-01</text:p>
          </table:table-cell>
          <table:table-cell table:style-name="ce5" office:value-type="date" office:date-value="1996-03-01" calcext:value-type="date">
            <text:p>199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7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THQ</text:p>
          </table:table-cell>
          <table:table-cell table:style-name="ce5" office:value-type="date" office:date-value="1997-02-28" calcext:value-type="date">
            <text:p>1997-02-28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8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8-04-02" calcext:value-type="date">
            <text:p>1998-04-02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99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table:style-name="ce5" office:value-type="date" office:date-value="1999-04-28" calcext:value-type="date">
            <text:p>1999-04-28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2000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table:style-name="ce5" office:value-type="date" office:date-value="2000-02-24" calcext:value-type="date">
            <text:p>2000-02-24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2001</text:p>
          </table:table-cell>
          <table:table-cell table:number-columns-repeated="2" office:value-type="string" calcext:value-type="string">
            <text:p>EA Spo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10" calcext:value-type="date">
            <text:p>2000-11-10</text:p>
          </table:table-cell>
          <table:table-cell table:style-name="ce5" office:value-type="date" office:date-value="2000-10-16" calcext:value-type="date">
            <text:p>2000-10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2002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23" calcext:value-type="date">
            <text:p>2001-11-23</text:p>
          </table:table-cell>
          <table:table-cell table:style-name="ce5" office:value-type="date" office:date-value="2001-10-30" calcext:value-type="date">
            <text:p>2001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Live 2003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0-08" calcext:value-type="date">
            <text:p>2002-10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'97</text:p>
          </table:table-cell>
          <table:table-cell office:value-type="string" calcext:value-type="string">
            <text:p>SCEE London Studio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14" calcext:value-type="date">
            <text:p>1997-0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98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2000</text:p>
          </table:table-cell>
          <table:table-cell table:number-columns-repeated="2"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2001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30" calcext:value-type="date">
            <text:p>2000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2002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9-01" calcext:value-type="date">
            <text:p>2001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2003</text:p>
          </table:table-cell>
          <table:table-cell table:number-columns-repeated="2" office:value-type="string" calcext:value-type="string">
            <text:p>989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9-29" calcext:value-type="date">
            <text:p>2002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otOut 2004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9-13" calcext:value-type="date">
            <text:p>2003-09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BA Showtime: NBA on NBC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Basketball Final Four 97</text:p>
          </table:table-cell>
          <table:table-cell office:value-type="string" calcext:value-type="string">
            <text:p>High Voltage Software</text:p>
          </table:table-cell>
          <table:table-cell office:value-type="string" calcext:value-type="string">
            <text:p>Mindscap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inal Four 99</text:p>
          </table:table-cell>
          <table:table-cell office:value-type="string" calcext:value-type="string">
            <text:p>Killer Game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2-31" calcext:value-type="date">
            <text:p>1998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inal Four 2000</text:p>
          </table:table-cell>
          <table:table-cell table:number-columns-repeated="2"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inal Four 2001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ootball 98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ootball 99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01" calcext:value-type="date">
            <text:p>1998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ootball 2000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6-30" calcext:value-type="date">
            <text:p>1999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Football 2001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7-25" calcext:value-type="date">
            <text:p>2000-07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Gamebreaker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Gamebreaker 98</text:p>
          </table:table-cell>
          <table:table-cell table:number-columns-repeated="2"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01" calcext:value-type="date">
            <text:p>199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Gamebreaker 99</text:p>
          </table:table-cell>
          <table:table-cell table:number-columns-repeated="2"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Gamebreaker 2000</text:p>
          </table:table-cell>
          <table:table-cell office:value-type="string" calcext:value-type="string">
            <text:p>Red Zone Entertainment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Gamebreaker 2001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8-21" calcext:value-type="date">
            <text:p>2000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March Madness 98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March Madness 99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March Madness 2000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AA March Madness 2001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2-06" calcext:value-type="date">
            <text:p>2000-12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ronomicon: The Dawning of Darkness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The Adventure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09" calcext:value-type="date">
            <text:p>2001-11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taris: Military Madness</text:p>
          </table:table-cell>
          <table:table-cell office:value-type="string" calcext:value-type="string">
            <text:p>Matrix Software</text:p>
          </table:table-cell>
          <table:table-cell office:value-type="string" calcext:value-type="string">
            <text:p>Jaleco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2-31" calcext:value-type="date">
            <text:p>1998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for Speed II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for Speed III: Hot Pursuit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for Speed: High Stakes NA|Need for Speed: Road Challenge PAL, BR|Over Drivin' IV JP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9-06-17" calcext:value-type="date">
            <text:p>1999-06-17</text:p>
          </table:table-cell>
          <table:table-cell table:style-name="ce5" office:value-type="date" office:date-value="1999-03-30" calcext:value-type="date">
            <text:p>1999-03-30</text:p>
          </table:table-cell>
          <table:table-cell table:style-name="ce5" office:value-type="date" office:date-value="1999-03-01" calcext:value-type="date">
            <text:p>1999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for Speed: Porsche Unleashed NA|Need for Speed: Porsche 2000 PAL</text:p>
          </table:table-cell>
          <table:table-cell office:value-type="string" calcext:value-type="string">
            <text:p>Eden Studio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23" calcext:value-type="date">
            <text:p>2000-06-23</text:p>
          </table:table-cell>
          <table:table-cell office:value-type="string" calcext:value-type="string">
            <text:p>2002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for Speed: V-Rally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for Speed: V-Rally 2</text:p>
          </table:table-cell>
          <table:table-cell office:value-type="string" calcext:value-type="string">
            <text:p>Eden Studio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Japan Pro Wrestling: Toukon Retsuden 4</text:p>
          </table:table-cell>
          <table:table-cell table:number-columns-repeated="2"/>
          <table:table-cell table:style-name="ce5" office:value-type="date" office:date-value="1999-09-02" calcext:value-type="date">
            <text:p>1999-09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man/Haas Racing</text:p>
          </table:table-cell>
          <table:table-cell office:value-type="string" calcext:value-type="string">
            <text:p>Studio 33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Next Tetris</text:p>
          </table:table-cell>
          <table:table-cell office:value-type="string" calcext:value-type="string">
            <text:p>Blue Planet Software</text:p>
          </table:table-cell>
          <table:table-cell office:value-type="string" calcext:value-type="string">
            <text:p>Atari PAL,NA|Bullet Proof Software JP</text:p>
          </table:table-cell>
          <table:table-cell table:style-name="ce5" office:value-type="date" office:date-value="1999-01-07" calcext:value-type="date">
            <text:p>1999-01-07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Blitz</text:p>
          </table:table-cell>
          <table:table-cell table:number-columns-repeated="2"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12" calcext:value-type="date">
            <text:p>1998-09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Blitz 2000</text:p>
          </table:table-cell>
          <table:table-cell table:number-columns-repeated="2"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Blitz 2001</text:p>
          </table:table-cell>
          <table:table-cell table:number-columns-repeated="2"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14" calcext:value-type="date">
            <text:p>2000-09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Full Contact</text:p>
          </table:table-cell>
          <table:table-cell office:value-type="string" calcext:value-type="string">
            <text:p>Robin Antonick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28" calcext:value-type="date">
            <text:p>1996-08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'97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98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99</text:p>
          </table:table-cell>
          <table:table-cell office:value-type="string" calcext:value-type="string">
            <text:p>Red Line Studios</text:p>
          </table:table-cell>
          <table:table-cell office:value-type="string" calcext:value-type="string">
            <text:p>989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2000</text:p>
          </table:table-cell>
          <table:table-cell office:value-type="string" calcext:value-type="string">
            <text:p>Red Zone Entertainment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2001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30" calcext:value-type="date">
            <text:p>2000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2002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06" calcext:value-type="date">
            <text:p>2001-08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2003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8-13" calcext:value-type="date">
            <text:p>2002-08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2004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9-13" calcext:value-type="date">
            <text:p>2003-09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GameDay 2005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8-01" calcext:value-type="date">
            <text:p>2004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Quarterback Club 97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Xtreme</text:p>
          </table:table-cell>
          <table:table-cell office:value-type="string" calcext:value-type="string">
            <text:p>989 Sport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L Xtreme 2</text:p>
          </table:table-cell>
          <table:table-cell table:number-columns-repeated="2"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6-30" calcext:value-type="date">
            <text:p>1999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-Gauge Unten Kibun Game: Gatan Goto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EN Racing</text:p>
          </table:table-cell>
          <table:table-cell office:value-type="string" calcext:value-type="string">
            <text:p>Curly Monsters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5-12" calcext:value-type="date">
            <text:p>2000-05-12</text:p>
          </table:table-cell>
          <table:table-cell table:style-name="ce5" office:value-type="date" office:date-value="2000-05-31" calcext:value-type="date">
            <text:p>2000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7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8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99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2000</text:p>
          </table:table-cell>
          <table:table-cell table:number-columns-repeated="2" office:value-type="string" calcext:value-type="string">
            <text:p>EA Spo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2001</text:p>
          </table:table-cell>
          <table:table-cell office:value-type="string" calcext:value-type="string">
            <text:p>Page 44 Studio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6" calcext:value-type="date">
            <text:p>2000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Blades of Steel 2000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Breakaway 98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Championship 2000</text:p>
          </table:table-cell>
          <table:table-cell table:number-columns-repeated="2" office:value-type="string" calcext:value-type="string">
            <text:p>Fox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06" calcext:value-type="date">
            <text:p>1999-10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FaceOff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1-30" calcext:value-type="date">
            <text:p>1995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FaceOff '97</text:p>
          </table:table-cell>
          <table:table-cell office:value-type="string" calcext:value-type="string">
            <text:p>Killer Game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FaceOff 98</text:p>
          </table:table-cell>
          <table:table-cell office:value-type="string" calcext:value-type="string">
            <text:p>Killer Game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FaceOff 99</text:p>
          </table:table-cell>
          <table:table-cell office:value-type="string" calcext:value-type="string">
            <text:p>Killer Game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FaceOff 2000</text:p>
          </table:table-cell>
          <table:table-cell office:value-type="string" calcext:value-type="string">
            <text:p>SolWorks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FaceOff 2001</text:p>
          </table:table-cell>
          <table:table-cell office:value-type="string" calcext:value-type="string">
            <text:p>SolWork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05" calcext:value-type="date">
            <text:p>2000-09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PowerPlay '96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PowerPlay 98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L Rock the Rink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e Cats</text:p>
          </table:table-cell>
          <table:table-cell office:value-type="string" calcext:value-type="string">
            <text:p>Midas Interactive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ktoons Racing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Infogrames|Nickelode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9-07" calcext:value-type="date">
            <text:p>2001-09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Raid</text:p>
          </table:table-cell>
          <table:table-cell table:number-columns-repeated="2" office:value-type="string" calcext:value-type="string">
            <text:p>Takumi Corporation</text:p>
          </table:table-cell>
          <table:table-cell table:style-name="ce5" office:value-type="date" office:date-value="2002-10-10" calcext:value-type="date">
            <text:p>2002-10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mare Creatures</text:p>
          </table:table-cell>
          <table:table-cell office:value-type="string" calcext:value-type="string">
            <text:p>Kalisto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1998-02-26" calcext:value-type="date">
            <text:p>1998-02-26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mare Creatures II</text:p>
          </table:table-cell>
          <table:table-cell office:value-type="string" calcext:value-type="string">
            <text:p>Kalisto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4-29" calcext:value-type="date">
            <text:p>2000-04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ja Jaja Marukun: Onikiri Ninpouch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ja: Shadow of Darkness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pu Sentai Hurricaneger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2002-11-28" calcext:value-type="date">
            <text:p>2002-11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 Fear Downhill Mountain Biking</text:p>
          </table:table-cell>
          <table:table-cell office:value-type="string" calcext:value-type="string">
            <text:p>Unique Development Studios</text:p>
          </table:table-cell>
          <table:table-cell office:value-type="string" calcext:value-type="string">
            <text:p>Codemaster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 One Can Stop Mr. Domino!</text:p>
          </table:table-cell>
          <table:table-cell office:value-type="string" calcext:value-type="string">
            <text:p>Artdink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8-01-08" calcext:value-type="date">
            <text:p>1998-01-08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dy's Magic Adventure</text:p>
          </table:table-cell>
          <table:table-cell table:number-columns-repeated="2" office:value-type="string" calcext:value-type="string">
            <text:p>BBC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1" calcext:value-type="date">
            <text:p>2000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el: Not Digital</text:p>
          </table:table-cell>
          <table:table-cell table:number-columns-repeated="2"/>
          <table:table-cell table:style-name="ce5" office:value-type="date" office:date-value="1996-07-26" calcext:value-type="date">
            <text:p>1996-07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on</text:p>
          </table:table-cell>
          <table:table-cell table:number-columns-repeated="2"/>
          <table:table-cell table:style-name="ce5" office:value-type="date" office:date-value="1998-01-29" calcext:value-type="date">
            <text:p>1998-01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se By Norsewest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17" calcext:value-type="date">
            <text:p>1997-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Note PAL|Koukai Sarena Katta Shuki: The Note JP</text:p>
          </table:table-cell>
          <table:table-cell office:value-type="string" calcext:value-type="string">
            <text:p>Team Bughouse</text:p>
          </table:table-cell>
          <table:table-cell office:value-type="string" calcext:value-type="string">
            <text:p>SunSoft</text:p>
          </table:table-cell>
          <table:table-cell table:style-name="ce5" office:value-type="date" office:date-value="1997-01-17" calcext:value-type="date">
            <text:p>1997-01-17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vastorm</text:p>
          </table:table-cell>
          <table:table-cell table:number-columns-repeated="2" office:value-type="string" calcext:value-type="string">
            <text:p>Psygnosis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5-11-02" calcext:value-type="date">
            <text:p>1995-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trike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9-01" calcext:value-type="date">
            <text:p>1997-09-01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Pa: Numeric Paint Puzzle</text:p>
          </table:table-cell>
          <table:table-cell table:number-columns-repeated="2"/>
          <table:table-cell table:style-name="ce5" office:value-type="date" office:date-value="1996-03-29" calcext:value-type="date">
            <text:p>1996-03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e: Tale of the Circu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ean's Dream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world: Abe's Exoddus</text:p>
          </table:table-cell>
          <table:table-cell office:value-type="string" calcext:value-type="string">
            <text:p>Oddworld Inhabitants</text:p>
          </table:table-cell>
          <table:table-cell office:value-type="string" calcext:value-type="string">
            <text:p>GT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01" calcext:value-type="date">
            <text:p>1998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world: Abe's Oddysee</text:p>
          </table:table-cell>
          <table:table-cell office:value-type="string" calcext:value-type="string">
            <text:p>Oddworld Inhabitants</text:p>
          </table:table-cell>
          <table:table-cell office:value-type="string" calcext:value-type="string">
            <text:p>GT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19" calcext:value-type="date">
            <text:p>1997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.D.T.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-World Interceptor Extreme</text:p>
          </table:table-cell>
          <table:table-cell table:number-columns-repeated="2" office:value-type="string" calcext:value-type="string">
            <text:p>Crystal Dynamic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09-29" calcext:value-type="date">
            <text:p>1995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gre Battl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Atlus</text:p>
          </table:table-cell>
          <table:table-cell table:style-name="ce5" office:value-type="date" office:date-value="1997-09-25" calcext:value-type="date">
            <text:p>1997-09-2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ha Star Dance Dance Revoluti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9-14" calcext:value-type="date">
            <text:p>2000-09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yousama Express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ympic Soccer: Atlanta 1996</text:p>
          </table:table-cell>
          <table:table-cell office:value-type="string" calcext:value-type="string">
            <text:p>Silicon Dreams Studio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1996-11-08" calcext:value-type="date">
            <text:p>1996-11-08</text:p>
          </table:table-cell>
          <table:table-cell table:style-name="ce5" office:value-type="date" office:date-value="1996-07-01" calcext:value-type="date">
            <text:p>1996-07-01</text:p>
          </table:table-cell>
          <table:table-cell table:style-name="ce5" office:value-type="date" office:date-value="1996-07-18" calcext:value-type="date">
            <text:p>1996-07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ympic Summer Games: Atlanta 1996</text:p>
          </table:table-cell>
          <table:table-cell office:value-type="string" calcext:value-type="string">
            <text:p>Silicon Dreams Studio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7-23" calcext:value-type="date">
            <text:p>1996-07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ega Assault</text:p>
          </table:table-cell>
          <table:table-cell office:value-type="string" calcext:value-type="string">
            <text:p>Naps Team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08-19" calcext:value-type="date">
            <text:p>2004-08-1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ega Boost</text:p>
          </table:table-cell>
          <table:table-cell office:value-type="string" calcext:value-type="string">
            <text:p>Polyphony Digital</text:p>
          </table:table-cell>
          <table:table-cell office:value-type="string" calcext:value-type="string">
            <text:p>Sony Computer Entertainment</text:p>
          </table:table-cell>
          <table:table-cell table:style-name="ce5" office:value-type="date" office:date-value="1999-04-22" calcext:value-type="date">
            <text:p>1999-04-22</text:p>
          </table:table-cell>
          <table:table-cell table:style-name="ce5" office:value-type="date" office:date-value="1999-09-14" calcext:value-type="date">
            <text:p>1999-09-14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ASC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 on On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 Piece Mansion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1-06-21" calcext:value-type="date">
            <text:p>2001-06-21</text:p>
          </table:table-cell>
          <table:table-cell table:style-name="ce5" office:value-type="date" office:date-value="2001-11-16" calcext:value-type="date">
            <text:p>2001-11-16</text:p>
          </table:table-cell>
          <table:table-cell table:style-name="ce5" office:value-type="date" office:date-value="2001-09-30" calcext:value-type="date">
            <text:p>2001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 Two Smash: Tanoshii Tennis</text:p>
          </table:table-cell>
          <table:table-cell office:value-type="string" calcext:value-type="string">
            <text:p>Tears</text:p>
          </table:table-cell>
          <table:table-cell office:value-type="string" calcext:value-type="string">
            <text:p>Hect</text:p>
          </table:table-cell>
          <table:table-cell table:style-name="ce5" office:value-type="date" office:date-value="2000-02-24" calcext:value-type="date">
            <text:p>2000-02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on Tuning Car Battle</text:p>
          </table:table-cell>
          <table:table-cell table:number-columns-repeated="2"/>
          <table:table-cell table:style-name="ce5" office:value-type="date" office:date-value="1998-01-15" calcext:value-type="date">
            <text:p>1998-01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on Tuning Car Battle 2</text:p>
          </table:table-cell>
          <table:table-cell table:number-columns-repeated="2"/>
          <table:table-cell table:style-name="ce5" office:value-type="date" office:date-value="1999-02-18" calcext:value-type="date">
            <text:p>1999-02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e no Ryouri</text:p>
          </table:table-cell>
          <table:table-cell office:value-type="string" calcext:value-type="string">
            <text:p>SCE Japan Studio</text:p>
          </table:table-cell>
          <table:table-cell office:value-type="string" calcext:value-type="string">
            <text:p>SCEI JP</text:p>
          </table:table-cell>
          <table:table-cell table:style-name="ce5" office:value-type="date" office:date-value="1999-09-09" calcext:value-type="date">
            <text:p>1999-09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blood</text:p>
          </table:table-cell>
          <table:table-cell office:value-type="string" calcext:value-type="string">
            <text:p>Riverhillsoft</text:p>
          </table:table-cell>
          <table:table-cell office:value-type="string" calcext:value-type="string">
            <text:p>Electronic Arts NA|Electronic Arts PAL|Riverhillsoft JP</text:p>
          </table:table-cell>
          <table:table-cell table:style-name="ce5" office:value-type="date" office:date-value="1996-08-02" calcext:value-type="date">
            <text:p>1996-08-02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7-05-22" calcext:value-type="date">
            <text:p>1997-05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blood 2</text:p>
          </table:table-cell>
          <table:table-cell office:value-type="string" calcext:value-type="string">
            <text:p>Riverhillsoft</text:p>
          </table:table-cell>
          <table:table-cell office:value-type="string" calcext:value-type="string">
            <text:p>Riverhillsoft JP|Evolution Games PAL</text:p>
          </table:table-cell>
          <table:table-cell table:style-name="ce5" office:value-type="date" office:date-value="1998-07-23" calcext:value-type="date">
            <text:p>1998-07-23</text:p>
          </table:table-cell>
          <table:table-cell table:style-name="ce5" office:value-type="date" office:date-value="2001-04-13" calcext:value-type="date">
            <text:p>2001-04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board!|Shipwreckers! NA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 Drivin' DX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 Drivin' Skyline Memorial</text:p>
          </table:table-cell>
          <table:table-cell table:number-columns-repeated="2"/>
          <table:table-cell table:style-name="ce5" office:value-type="date" office:date-value="1997-10-02" calcext:value-type="date">
            <text:p>1997-10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K.'s Math Studi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K.'s Place: Carlos at the Rac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K.'s Place: Daphne and the Seventh Wond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K.'s Place: Hoopo the Sea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K.'s Place: Party on the Pati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aPaca Passion</text:p>
          </table:table-cell>
          <table:table-cell table:number-columns-repeated="2"/>
          <table:table-cell table:style-name="ce5" office:value-type="date" office:date-value="1999-06-24" calcext:value-type="date">
            <text:p>1999-06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-Man World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9-09-02" calcext:value-type="date">
            <text:p>1999-09-02</text:p>
          </table:table-cell>
          <table:table-cell table:style-name="ce5" office:value-type="date" office:date-value="2000-02-28" calcext:value-type="date">
            <text:p>2000-02-28</text:p>
          </table:table-cell>
          <table:table-cell table:style-name="ce5" office:value-type="date" office:date-value="1999-10-12" calcext:value-type="date">
            <text:p>1999-10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jama Sam: You Are What You Eat From Your Head To Your Feet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Humongous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2-14" calcext:value-type="date">
            <text:p>2001-12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: Shinken Densetsu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emonium|Magical Hoppers JP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7-02-28" calcext:value-type="date">
            <text:p>1997-02-28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emonium 2|Miracle Jumpers JP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Midway</text:p>
          </table:table-cell>
          <table:table-cell table:style-name="ce5" office:value-type="date" office:date-value="1998-05-21" calcext:value-type="date">
            <text:p>1998-05-21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zer Bandit</text:p>
          </table:table-cell>
          <table:table-cell office:value-type="string" calcext:value-type="string">
            <text:p>Fill-in-Cafe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1997-08-07" calcext:value-type="date">
            <text:p>1997-08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zer Front</text:p>
          </table:table-cell>
          <table:table-cell office:value-type="string" calcext:value-type="string">
            <text:p>Enterbrain</text:p>
          </table:table-cell>
          <table:table-cell office:value-type="string" calcext:value-type="string">
            <text:p>ASCII Entertainment JP|Avalon Interactive PAL|Agetec Inc. NA</text:p>
          </table:table-cell>
          <table:table-cell table:style-name="ce5" office:value-type="date" office:date-value="1999-12-22" calcext:value-type="date">
            <text:p>1999-12-22</text:p>
          </table:table-cell>
          <table:table-cell table:style-name="ce5" office:value-type="date" office:date-value="2001-04-17" calcext:value-type="date">
            <text:p>2001-04-17</text:p>
          </table:table-cell>
          <table:table-cell table:style-name="ce5" office:value-type="date" office:date-value="2001-09-10" calcext:value-type="date">
            <text:p>2001-09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zer General</text:p>
          </table:table-cell>
          <table:table-cell table:number-columns-repeated="2" office:value-type="string" calcext:value-type="string">
            <text:p>SS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01-01" calcext:value-type="date">
            <text:p>1995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zer General Assault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erboy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QA</text:p>
          </table:table-cell>
          <table:table-cell office:value-type="string" calcext:value-type="string">
            <text:p>SCEI</text:p>
          </table:table-cell>
          <table:table-cell/>
          <table:table-cell table:style-name="ce5" office:value-type="date" office:date-value="1999-09-22" calcext:value-type="date">
            <text:p>1999-09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ise Casin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ppa the Rapper</text:p>
          </table:table-cell>
          <table:table-cell office:value-type="string" calcext:value-type="string">
            <text:p>NaNaOn-Sha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6-12-06" calcext:value-type="date">
            <text:p>1996-12-06</text:p>
          </table:table-cell>
          <table:table-cell table:style-name="ce5" office:value-type="date" office:date-value="1997-09-26" calcext:value-type="date">
            <text:p>1997-09-26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 Eve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 EA</text:p>
          </table:table-cell>
          <table:table-cell table:style-name="ce5" office:value-type="date" office:date-value="1998-03-29" calcext:value-type="date">
            <text:p>1998-03-2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9" calcext:value-type="date">
            <text:p>1998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 Eve II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 EA</text:p>
          </table:table-cell>
          <table:table-cell table:style-name="ce5" office:value-type="date" office:date-value="1999-12-16" calcext:value-type="date">
            <text:p>1999-12-16</text:p>
          </table:table-cell>
          <table:table-cell table:style-name="ce5" office:value-type="date" office:date-value="2000-08-25" calcext:value-type="date">
            <text:p>2000-08-25</text:p>
          </table:table-cell>
          <table:table-cell table:style-name="ce5" office:value-type="date" office:date-value="2000-09-12" calcext:value-type="date">
            <text:p>2000-09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 Wars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CE Tokyo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tel Muses AKA Simple 1500 Series Vol. 20: The Puzzle</text:p>
          </table:table-cell>
          <table:table-cell office:value-type="string" calcext:value-type="string">
            <text:p>Soft Office</text:p>
          </table:table-cell>
          <table:table-cell office:value-type="string" calcext:value-type="string">
            <text:p>Soft Office|D3 Publisher</text:p>
          </table:table-cell>
          <table:table-cell table:style-name="ce5" office:value-type="date" office:date-value="1997-08-21" calcext:value-type="date">
            <text:p>1997-08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otic Pinball</text:p>
          </table:table-cell>
          <table:table-cell office:value-type="string" calcext:value-type="string">
            <text:p>Wildfire Studios</text:p>
          </table:table-cell>
          <table:table-cell office:value-type="string" calcext:value-type="string">
            <text:p>Gotham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4-22" calcext:value-type="date">
            <text:p>2003-04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x Corpus</text:p>
          </table:table-cell>
          <table:table-cell office:value-type="string" calcext:value-type="string">
            <text:p>Cryo Interactive|R&amp;P Electronic Media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k Performanc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 JP,NA|JVC Digital Studios PAL</text:p>
          </table:table-cell>
          <table:table-cell table:style-name="ce5" office:value-type="date" office:date-value="1997-01-24" calcext:value-type="date">
            <text:p>1997-01-24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psiman</text:p>
          </table:table-cell>
          <table:table-cell table:number-columns-repeated="2" office:value-type="string" calcext:value-type="string">
            <text:p>KID</text:p>
          </table:table-cell>
          <table:table-cell table:style-name="ce5" office:value-type="date" office:date-value="1999-03-04" calcext:value-type="date">
            <text:p>1999-03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ect Assassin</text:p>
          </table:table-cell>
          <table:table-cell table:number-columns-repeated="2" office:value-type="string" calcext:value-type="string">
            <text:p>Grolier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ect Performer: The Yellow Monkey</text:p>
          </table:table-cell>
          <table:table-cell table:number-columns-repeated="2"/>
          <table:table-cell table:style-name="ce5" office:value-type="date" office:date-value="1999-07-01" calcext:value-type="date">
            <text:p>1999-07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ect Weapon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ASC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1996-09-20" calcext:value-type="date">
            <text:p>1996-09-2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 2: Eternal Punishment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2000-06-29" calcext:value-type="date">
            <text:p>2000-06-2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22" calcext:value-type="date">
            <text:p>2000-12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 2: Innocent Sin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 in TV</text:p>
          </table:table-cell>
          <table:table-cell table:number-columns-repeated="2" office:value-type="string" calcext:value-type="string">
            <text:p>Sony Computer Entertainment</text:p>
          </table:table-cell>
          <table:table-cell table:style-name="ce5" office:value-type="date" office:date-value="1997-05-23" calcext:value-type="date">
            <text:p>1997-05-23</text:p>
          </table:table-cell>
          <table:table-cell table:style-name="ce5" office:value-type="date" office:date-value="1997-01-01" calcext:value-type="date">
            <text:p>1997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er Jacobsen's Golden Tee Golf</text:p>
          </table:table-cell>
          <table:table-cell office:value-type="string" calcext:value-type="string">
            <text:p>Incredible Technologies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0" calcext:value-type="date">
            <text:p>2000-09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96</text:p>
          </table:table-cell>
          <table:table-cell office:value-type="string" calcext:value-type="string">
            <text:p>Hitmen Productions</text:p>
          </table:table-cell>
          <table:table-cell office:value-type="string" calcext:value-type="string">
            <text:p>Electronic Arts, Inc.</text:p>
          </table:table-cell>
          <table:table-cell table:style-name="ce5" office:value-type="date" office:date-value="1996-02-23" calcext:value-type="date">
            <text:p>1996-02-2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09-23" calcext:value-type="date">
            <text:p>1995-09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97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98</text:p>
          </table:table-cell>
          <table:table-cell office:value-type="string" calcext:value-type="string">
            <text:p>NuFX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27" calcext:value-type="date">
            <text:p>1997-09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t Air: Extreme Snowboarding PAL|Zap! Snowboarding Trix '98 JP</text:p>
          </table:table-cell>
          <table:table-cell/>
          <table:table-cell office:value-type="string" calcext:value-type="string">
            <text:p>Funsoft PAL|Pony Canyon JP</text:p>
          </table:table-cell>
          <table:table-cell table:style-name="ce5" office:value-type="date" office:date-value="1997-12-25" calcext:value-type="date">
            <text:p>1997-12-25</text:p>
          </table:table-cell>
          <table:table-cell table:style-name="ce5" office:value-type="date" office:date-value="1998-08-01" calcext:value-type="date">
            <text:p>1998-08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osoma</text:p>
          </table:table-cell>
          <table:table-cell office:value-type="string" calcext:value-type="string">
            <text:p>G Artist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5-07-28" calcext:value-type="date">
            <text:p>1995-07-28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6-01-18" calcext:value-type="date">
            <text:p>1996-0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x: The Adventure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7-15" calcext:value-type="date">
            <text:p>2003-07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kiinya! EX</text:p>
          </table:table-cell>
          <table:table-cell office:value-type="string" calcext:value-type="string">
            <text:p>Crea-Tech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8-07-16" calcext:value-type="date">
            <text:p>1998-07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lot Nina Rou</text:p>
          </table:table-cell>
          <table:table-cell table:number-columns-repeated="2"/>
          <table:table-cell table:style-name="ce5" office:value-type="date" office:date-value="1998-09-23" calcext:value-type="date">
            <text:p>1998-09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ball Pow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k Panther: Pinkadelic Pursuit</text:p>
          </table:table-cell>
          <table:table-cell office:value-type="string" calcext:value-type="string">
            <text:p>Etranges Libellules</text:p>
          </table:table-cell>
          <table:table-cell office:value-type="string" calcext:value-type="string">
            <text:p>Dreamcatcher Interactive</text:p>
          </table:table-cell>
          <table:table-cell table:style-name="ce5" office:value-type="date" office:date-value="2003-02-27" calcext:value-type="date">
            <text:p>2003-02-27</text:p>
          </table:table-cell>
          <table:table-cell table:style-name="ce5" office:value-type="date" office:date-value="2002-11-29" calcext:value-type="date">
            <text:p>2002-11-29</text:p>
          </table:table-cell>
          <table:table-cell table:style-name="ce5" office:value-type="date" office:date-value="2003-01-04" calcext:value-type="date">
            <text:p>2003-01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obee</text:p>
          </table:table-cell>
          <table:table-cell office:value-type="string" calcext:value-type="string">
            <text:p>Artoon</text:p>
          </table:table-cell>
          <table:table-cell office:value-type="string" calcext:value-type="string">
            <text:p>Hudson</text:p>
          </table:table-cell>
          <table:table-cell table:style-name="ce5" office:value-type="date" office:date-value="2002-09-05" calcext:value-type="date">
            <text:p>2002-09-05</text:p>
          </table:table-cell>
          <table:table-cell table:style-name="ce5" office:value-type="date" office:date-value="2003-10-10" calcext:value-type="date">
            <text:p>2003-10-10</text:p>
          </table:table-cell>
          <table:table-cell table:style-name="ce5" office:value-type="date" office:date-value="2003-04-17" calcext:value-type="date">
            <text:p>2003-04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e Dreams 3D</text:p>
          </table:table-cell>
          <table:table-cell office:value-type="string" calcext:value-type="string">
            <text:p>Sick Puppies</text:p>
          </table:table-cell>
          <table:table-cell office:value-type="string" calcext:value-type="string">
            <text:p>Empire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0-23" calcext:value-type="date">
            <text:p>2001-10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ball</text:p>
          </table:table-cell>
          <table:table-cell office:value-type="string" calcext:value-type="string">
            <text:p>Time Warner Interactive</text:p>
          </table:table-cell>
          <table:table-cell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fall 3D: Beyond the Jungle</text:p>
          </table:table-cell>
          <table:table-cell office:value-type="string" calcext:value-type="string">
            <text:p>Luxoflux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t Laika</text:p>
          </table:table-cell>
          <table:table-cell office:value-type="string" calcext:value-type="string">
            <text:p>Quintet|Zeque</text:p>
          </table:table-cell>
          <table:table-cell office:value-type="string" calcext:value-type="string">
            <text:p>Enix</text:p>
          </table:table-cell>
          <table:table-cell table:style-name="ce5" office:value-type="date" office:date-value="1999-10-21" calcext:value-type="date">
            <text:p>1999-10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t of the Apes</text:p>
          </table:table-cell>
          <table:table-cell office:value-type="string" calcext:value-type="string">
            <text:p>Visiware Software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7-01" calcext:value-type="date">
            <text:p>2002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 with the Teletubbies</text:p>
          </table:table-cell>
          <table:table-cell office:value-type="string" calcext:value-type="string">
            <text:p>Asylum Entertainment</text:p>
          </table:table-cell>
          <table:table-cell office:value-type="string" calcext:value-type="string">
            <text:p>Knowledge Adventu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8-08" calcext:value-type="date">
            <text:p>2000-08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 Manag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 Manager 2000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e-Kano: Fumio Ueno</text:p>
          </table:table-cell>
          <table:table-cell office:value-type="string" calcext:value-type="string">
            <text:p>Datam Polystar</text:p>
          </table:table-cell>
          <table:table-cell/>
          <table:table-cell table:style-name="ce5" office:value-type="date" office:date-value="1999-12-16" calcext:value-type="date">
            <text:p>1999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e-Kano: Shizuka Houjouin</text:p>
          </table:table-cell>
          <table:table-cell office:value-type="string" calcext:value-type="string">
            <text:p>Datam Polystar</text:p>
          </table:table-cell>
          <table:table-cell/>
          <table:table-cell table:style-name="ce5" office:value-type="date" office:date-value="1999-12-16" calcext:value-type="date">
            <text:p>1999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e-Kano: Yumi Aida</text:p>
          </table:table-cell>
          <table:table-cell office:value-type="string" calcext:value-type="string">
            <text:p>Datam Polystar</text:p>
          </table:table-cell>
          <table:table-cell/>
          <table:table-cell table:style-name="ce5" office:value-type="date" office:date-value="1999-12-16" calcext:value-type="date">
            <text:p>1999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et Fighter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06-11" calcext:value-type="date">
            <text:p>1998-06-11</text:p>
          </table:table-cell>
          <table:table-cell table:style-name="ce5" office:value-type="date" office:date-value="1998-11-01" calcext:value-type="date">
            <text:p>1998-11-01</text:p>
          </table:table-cell>
          <table:table-cell table:style-name="ce5" office:value-type="date" office:date-value="1998-07-01" calcext:value-type="date">
            <text:p>1998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et MuuMuu</text:p>
          </table:table-cell>
          <table:table-cell office:value-type="string" calcext:value-type="string">
            <text:p>Sugar and Rockets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9-02-04" calcext:value-type="date">
            <text:p>1999-02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ket Tuner</text:p>
          </table:table-cell>
          <table:table-cell office:value-type="string" calcext:value-type="string">
            <text:p>River Hill Software</text:p>
          </table:table-cell>
          <table:table-cell/>
          <table:table-cell table:style-name="ce5" office:value-type="date" office:date-value="1999-08-12" calcext:value-type="date">
            <text:p>1999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'ed</text:p>
          </table:table-cell>
          <table:table-cell office:value-type="string" calcext:value-type="string">
            <text:p>Any Channel</text:p>
          </table:table-cell>
          <table:table-cell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17" calcext:value-type="date">
            <text:p>1997-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nt Blank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7-08-07" calcext:value-type="date">
            <text:p>1997-08-07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8-04-30" calcext:value-type="date">
            <text:p>1998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nt Blank 2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8-08-06" calcext:value-type="date">
            <text:p>1998-08-06</text:p>
          </table:table-cell>
          <table:table-cell table:style-name="ce5" office:value-type="date" office:date-value="1999-09-01" calcext:value-type="date">
            <text:p>1999-09-01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nt Blank 3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2000-12-21" calcext:value-type="date">
            <text:p>2000-12-21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1-05-16" calcext:value-type="date">
            <text:p>2001-05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ris SnoCross</text:p>
          </table:table-cell>
          <table:table-cell office:value-type="string" calcext:value-type="string">
            <text:p>Vicarious Visions</text:p>
          </table:table-cell>
          <table:table-cell office:value-type="string" calcext:value-type="string">
            <text:p>Vatical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8-29" calcext:value-type="date">
            <text:p>2000-08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ris SnoCross 2001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icenauts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1-19" calcext:value-type="date">
            <text:p>1996-0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icenauts Private Collecti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2-09" calcext:value-type="date">
            <text:p>1996-0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ng: The Next Level</text:p>
          </table:table-cell>
          <table:table-cell office:value-type="string" calcext:value-type="string">
            <text:p>Supersoft Interactive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oh's Party Gam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ol Hustler</text:p>
          </table:table-cell>
          <table:table-cell office:value-type="string" calcext:value-type="string">
            <text:p>Ornith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ol Shark [254]|Ultimate 8-Ball NA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Gremlin Interactive, THQ N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2-25" calcext:value-type="date">
            <text:p>1999-02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 2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9-14" calcext:value-type="date">
            <text:p>1999-09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 3 Append Disc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2-10" calcext:value-type="date">
            <text:p>2000-02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 4 Append Disc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10-12" calcext:value-type="date">
            <text:p>2000-10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 5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11-22" calcext:value-type="date">
            <text:p>2001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 6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2-06-27" calcext:value-type="date">
            <text:p>2002-06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: Animation Melody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7-27" calcext:value-type="date">
            <text:p>2000-07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Music: Disney Tunes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11-22" calcext:value-type="date">
            <text:p>2000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 'n' Pop</text:p>
          </table:table-cell>
          <table:table-cell/>
          <table:table-cell office:value-type="string" calcext:value-type="string">
            <text:p>Taito</text:p>
          </table:table-cell>
          <table:table-cell table:style-name="ce5" office:value-type="date" office:date-value="1998-10-22" calcext:value-type="date">
            <text:p>1998-10-22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'n Tanks!</text:p>
          </table:table-cell>
          <table:table-cell/>
          <table:table-cell office:value-type="string" calcext:value-type="string">
            <text:p>Enix</text:p>
          </table:table-cell>
          <table:table-cell table:style-name="ce5" office:value-type="date" office:date-value="1999-07-29" calcext:value-type="date">
            <text:p>1999-07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oLoCrois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1996-07-12" calcext:value-type="date">
            <text:p>1996-07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oLoCrois Monogatari II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2000-01-27" calcext:value-type="date">
            <text:p>2000-0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oRoGue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1998-11-26" calcext:value-type="date">
            <text:p>1998-11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star Mak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ulous: The Beginning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Electronic Arts</text:p>
          </table:table-cell>
          <table:table-cell table:style-name="ce5" office:value-type="date" office:date-value="1999-06-10" calcext:value-type="date">
            <text:p>1999-06-10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6-03-31" calcext:value-type="date">
            <text:p>1996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sche Challenge</text:p>
          </table:table-cell>
          <table:table-cell office:value-type="string" calcext:value-type="string">
            <text:p>SCEE London Studio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tter's Point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Move Pro Wrestling</text:p>
          </table:table-cell>
          <table:table-cell office:value-type="string" calcext:value-type="string">
            <text:p>Future Amusement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Play Sports Trivia</text:p>
          </table:table-cell>
          <table:table-cell office:value-type="string" calcext:value-type="string">
            <text:p>Starsphere Interactive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5-06" calcext:value-type="date">
            <text:p>2002-05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Rangers Lightspeed Rescue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0-09-26" calcext:value-type="date">
            <text:p>2000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Rangers Time Force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2-07" calcext:value-type="date">
            <text:p>2001-12-07</text:p>
          </table:table-cell>
          <table:table-cell table:style-name="ce5" office:value-type="date" office:date-value="2001-11-02" calcext:value-type="date">
            <text:p>2001-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Rangers Zeo Full Tilt Battle Pinball</text:p>
          </table:table-cell>
          <table:table-cell office:value-type="string" calcext:value-type="string">
            <text:p>Kaze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6-09-27" calcext:value-type="date">
            <text:p>1996-09-27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erve 3D Tennis NA|Ground Stroke: Advanced Tennis Game JP|Power Serve EU</text:p>
          </table:table-cell>
          <table:table-cell office:value-type="string" calcext:value-type="string">
            <text:p>SPS</text:p>
          </table:table-cell>
          <table:table-cell office:value-type="string" calcext:value-type="string">
            <text:p>Ocean Software PAL, NA|SPS JP</text:p>
          </table:table-cell>
          <table:table-cell table:style-name="ce5" office:value-type="date" office:date-value="1995-08-11" calcext:value-type="date">
            <text:p>1995-08-11</text:p>
          </table:table-cell>
          <table:table-cell table:style-name="ce5" office:value-type="date" office:date-value="1996-02-09" calcext:value-type="date">
            <text:p>1996-02-09</text:p>
          </table:table-cell>
          <table:table-cell table:style-name="ce5" office:value-type="date" office:date-value="1995-09-01" calcext:value-type="date">
            <text:p>1995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hovel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2000-09-21" calcext:value-type="date">
            <text:p>2000-09-21</text:p>
          </table:table-cell>
          <table:table-cell table:style-name="ce5" office:value-type="date" office:date-value="2001-11-30" calcext:value-type="date">
            <text:p>2001-11-30</text:p>
          </table:table-cell>
          <table:table-cell table:style-name="ce5" office:value-type="date" office:date-value="2001-07-19" calcext:value-type="date">
            <text:p>2001-07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Slave|Exhumed PAL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PlayMates|BMG Interactive PAL</text:p>
          </table:table-cell>
          <table:table-cell table:style-name="ce5" office:value-type="date" office:date-value="1997-07-10" calcext:value-type="date">
            <text:p>1997-07-10</text:p>
          </table:table-cell>
          <table:table-cell table:style-name="ce5" office:value-type="date" office:date-value="1997-04-01" calcext:value-type="date">
            <text:p>1997-04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occer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pike Pro Beach Volleyball</text:p>
          </table:table-cell>
          <table:table-cell office:value-type="string" calcext:value-type="string">
            <text:p>Carapace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owerpuff Girls: Chemical X-traction</text:p>
          </table:table-cell>
          <table:table-cell office:value-type="string" calcext:value-type="string">
            <text:p>VIS Entertainment</text:p>
          </table:table-cell>
          <table:table-cell office:value-type="string" calcext:value-type="string">
            <text:p>BAM!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08" calcext:value-type="date">
            <text:p>2001-11-08</text:p>
          </table:table-cell>
          <table:table-cell table:style-name="ce5" office:value-type="date" office:date-value="2001-12-07" calcext:value-type="date">
            <text:p>2001-1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y Poy</text:p>
          </table:table-cell>
          <table:table-cell office:value-type="string" calcext:value-type="string">
            <text:p>KCE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7-06-12" calcext:value-type="date">
            <text:p>1997-06-12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y Poy 2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table:style-name="ce5" office:value-type="date" office:date-value="1998-07-09" calcext:value-type="date">
            <text:p>1998-07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mier Manager 98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Dinamic Multi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mier Manager '99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Dinamic Multi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mier Manager 2000</text:p>
          </table:table-cell>
          <table:table-cell office:value-type="string" calcext:value-type="string">
            <text:p>Infogrames Studios</text:p>
          </table:table-cell>
          <table:table-cell office:value-type="string" calcext:value-type="string">
            <text:p>Infogrames PAL Ltd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31" calcext:value-type="date">
            <text:p>2000-03-3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al Rage</text:p>
          </table:table-cell>
          <table:table-cell office:value-type="string" calcext:value-type="string">
            <text:p>Probe Entertainment Limited</text:p>
          </table:table-cell>
          <table:table-cell office:value-type="string" calcext:value-type="string">
            <text:p>Time Warner Interactive</text:p>
          </table:table-cell>
          <table:table-cell table:style-name="ce5" office:value-type="date" office:date-value="1996-12-13" calcext:value-type="date">
            <text:p>1996-12-13</text:p>
          </table:table-cell>
          <table:table-cell table:style-name="ce5" office:value-type="date" office:date-value="1996-05-01" calcext:value-type="date">
            <text:p>1996-05-01</text:p>
          </table:table-cell>
          <table:table-cell table:style-name="ce5" office:value-type="date" office:date-value="1995-11-14" calcext:value-type="date">
            <text:p>1995-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e Goa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e Naseem Boxing</text:p>
          </table:table-cell>
          <table:table-cell table:number-columns-repeated="2" office:value-type="string" calcext:value-type="string">
            <text:p>Codemaster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03" calcext:value-type="date">
            <text:p>2000-11-0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e of Tennis</text:p>
          </table:table-cell>
          <table:table-cell office:value-type="string" calcext:value-type="string">
            <text:p>WinkySoft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2-02-28" calcext:value-type="date">
            <text:p>2002-02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e of Tennis: Sweat &amp; Tears</text:p>
          </table:table-cell>
          <table:table-cell office:value-type="string" calcext:value-type="string">
            <text:p>Tenky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2-09-26" calcext:value-type="date">
            <text:p>2002-09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ess Maker: Yumemiru Yosei</text:p>
          </table:table-cell>
          <table:table-cell table:number-columns-repeated="2"/>
          <table:table-cell table:style-name="ce5" office:value-type="date" office:date-value="1997-01-24" calcext:value-type="date">
            <text:p>1997-01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m Court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18 World Tour Golf</text:p>
          </table:table-cell>
          <table:table-cell office:value-type="string" calcext:value-type="string">
            <text:p>Intelligent Games, Ltd.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Backgammo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Body Boarding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Evolution Soccer PAL|World Soccer: Winning Eleven 5 JP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1-11-23" calcext:value-type="date">
            <text:p>2001-11-23</text:p>
          </table:table-cell>
          <table:table-cell table:style-name="ce5" office:value-type="date" office:date-value="2001-03-15" calcext:value-type="date">
            <text:p>2001-03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Evolution Soccer 2 PAL|World Soccer: Winning Eleven 6 NA|Winning Eleven 6 JP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2-04-25" calcext:value-type="date">
            <text:p>2002-04-25</text:p>
          </table:table-cell>
          <table:table-cell table:style-name="ce5" office:value-type="date" office:date-value="2002-10-25" calcext:value-type="date">
            <text:p>2002-10-25</text:p>
          </table:table-cell>
          <table:table-cell table:style-name="ce5" office:value-type="date" office:date-value="2003-03-11" calcext:value-type="date">
            <text:p>2003-03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Mahjong Kiwame Tengensenhen</text:p>
          </table:table-cell>
          <table:table-cell office:value-type="string" calcext:value-type="string">
            <text:p>Athena</text:p>
          </table:table-cell>
          <table:table-cell/>
          <table:table-cell table:style-name="ce5" office:value-type="date" office:date-value="1999-10-28" calcext:value-type="date">
            <text:p>1999-10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Mahjong Kiwame Tengensenhen (Goku Series)</text:p>
          </table:table-cell>
          <table:table-cell office:value-type="string" calcext:value-type="string">
            <text:p>Athena</text:p>
          </table:table-cell>
          <table:table-cell/>
          <table:table-cell table:style-name="ce5" office:value-type="date" office:date-value="2000-09-14" calcext:value-type="date">
            <text:p>2000-09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Pinball</text:p>
          </table:table-cell>
          <table:table-cell office:value-type="string" calcext:value-type="string">
            <text:p>Empire Interactive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Pinball: Big Race USA</text:p>
          </table:table-cell>
          <table:table-cell office:value-type="string" calcext:value-type="string">
            <text:p>Empire Interactive</text:p>
          </table:table-cell>
          <table:table-cell office:value-type="string" calcext:value-type="string">
            <text:p>Cunning Developmen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7-26" calcext:value-type="date">
            <text:p>2000-07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Pinball: Fantastic Journey</text:p>
          </table:table-cell>
          <table:table-cell office:value-type="string" calcext:value-type="string">
            <text:p>Empire Interactive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7-14" calcext:value-type="date">
            <text:p>2000-07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Pinball: Timeshock!</text:p>
          </table:table-cell>
          <table:table-cell office:value-type="string" calcext:value-type="string">
            <text:p>Empire Interactive</text:p>
          </table:table-cell>
          <table:table-cell office:value-type="string" calcext:value-type="string">
            <text:p>Cunning Developmen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 Yakyū Nettō: Puzzle Stadium</text:p>
          </table:table-cell>
          <table:table-cell table:number-columns-repeated="2" office:value-type="string" calcext:value-type="string">
            <text:p>Coconuts Japan</text:p>
          </table:table-cell>
          <table:table-cell table:style-name="ce5" office:value-type="date" office:date-value="1998-05-07" calcext:value-type="date">
            <text:p>1998-05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ro Wrestling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essional Underground League of Pain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4-01" calcext:value-type="date">
            <text:p>1997-04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 Overkill</text:p>
          </table:table-cell>
          <table:table-cell table:number-columns-repeated="2" office:value-type="string" calcext:value-type="string">
            <text:p>Konami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Horned Owl</text:p>
          </table:table-cell>
          <table:table-cell office:value-type="string" calcext:value-type="string">
            <text:p>Alfa System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5-12-29" calcext:value-type="date">
            <text:p>1995-12-2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8-31" calcext:value-type="date">
            <text:p>1996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ybadek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11-17" calcext:value-type="date">
            <text:p>1998-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ychic Detective '</text:p>
          </table:table-cell>
          <table:table-cell office:value-type="string" calcext:value-type="string">
            <text:p>Colossal Picture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4-01" calcext:value-type="date">
            <text:p>1996-04-01</text:p>
          </table:table-cell>
          <table:table-cell table:style-name="ce5" office:value-type="date" office:date-value="1996-03-01" calcext:value-type="date">
            <text:p>199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ychic Force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4-01" calcext:value-type="date">
            <text:p>1997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ychic Force 2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Taito JP|JVC Digital Studios PAL</text:p>
          </table:table-cell>
          <table:table-cell table:style-name="ce5" office:value-type="date" office:date-value="1999-10-07" calcext:value-type="date">
            <text:p>1999-10-07</text:p>
          </table:table-cell>
          <table:table-cell table:style-name="ce5" office:value-type="date" office:date-value="2001-01-01" calcext:value-type="date">
            <text:p>2001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ychometrer Eiji</text:p>
          </table:table-cell>
          <table:table-cell table:number-columns-repeated="2" office:value-type="string" calcext:value-type="string">
            <text:p>Kodansha</text:p>
          </table:table-cell>
          <table:table-cell table:style-name="ce5" office:value-type="date" office:date-value="1999-02-18" calcext:value-type="date">
            <text:p>1999-02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chi Carat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Event Horizon Software</text:p>
          </table:table-cell>
          <table:table-cell table:style-name="ce5" office:value-type="date" office:date-value="1998-06-25" calcext:value-type="date">
            <text:p>1998-06-25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ma Street Soccer</text:p>
          </table:table-cell>
          <table:table-cell office:value-type="string" calcext:value-type="string">
            <text:p>PixelStorm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5-01" calcext:value-type="date">
            <text:p>1999-05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ffy: Puffy no P.S. I Love You</text:p>
          </table:table-cell>
          <table:table-cell table:number-columns-repeated="2" office:value-type="string" calcext:value-type="string">
            <text:p>Sony Music Entertainment Incorporated</text:p>
          </table:table-cell>
          <table:table-cell table:style-name="ce5" office:value-type="date" office:date-value="1999-03-11" calcext:value-type="date">
            <text:p>1999-03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ch the Monkey! Game Edition</text:p>
          </table:table-cell>
          <table:table-cell table:number-columns-repeated="2"/>
          <table:table-cell table:style-name="ce5" office:value-type="date" office:date-value="2000-06-22" calcext:value-type="date">
            <text:p>2000-06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ky Skunk</text:p>
          </table:table-cell>
          <table:table-cell office:value-type="string" calcext:value-type="string">
            <text:p>Visit, Co.</text:p>
          </table:table-cell>
          <table:table-cell office:value-type="string" calcext:value-type="string">
            <text:p>Jaleco USA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2-01" calcext:value-type="date">
            <text:p>1998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ter Golf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yo Puyo Tsuu</text:p>
          </table:table-cell>
          <table:table-cell table:number-columns-repeated="2" office:value-type="string" calcext:value-type="string">
            <text:p>Compile</text:p>
          </table:table-cell>
          <table:table-cell table:style-name="ce5" office:value-type="date" office:date-value="1996-11-15" calcext:value-type="date">
            <text:p>1996-11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yo Puyo SUN</text:p>
          </table:table-cell>
          <table:table-cell table:number-columns-repeated="2" office:value-type="string" calcext:value-type="string">
            <text:p>Compile</text:p>
          </table:table-cell>
          <table:table-cell table:style-name="ce5" office:value-type="date" office:date-value="1997-11-27" calcext:value-type="date">
            <text:p>1997-1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yo Puyo Sun Ketteiban</text:p>
          </table:table-cell>
          <table:table-cell table:number-columns-repeated="2"/>
          <table:table-cell table:style-name="ce5" office:value-type="date" office:date-value="1997-11-27" calcext:value-type="date">
            <text:p>1997-11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yo Puyo~n</text:p>
          </table:table-cell>
          <table:table-cell table:number-columns-repeated="2" office:value-type="string" calcext:value-type="string">
            <text:p>Compile</text:p>
          </table:table-cell>
          <table:table-cell table:style-name="ce5" office:value-type="date" office:date-value="1999-12-16" calcext:value-type="date">
            <text:p>1999-12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uzzl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sweep</text:p>
          </table:table-cell>
          <table:table-cell office:value-type="string" calcext:value-type="string">
            <text:p>Axela</text:p>
          </table:table-cell>
          <table:table-cell office:value-type="string" calcext:value-type="string">
            <text:p>A1 Games NA|Namco JP</text:p>
          </table:table-cell>
          <table:table-cell table:style-name="ce5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31" calcext:value-type="date">
            <text:p>2001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zznic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Altron JP|Midas Interactive Entertainment PAL|Mud Duck Productions NA</text:p>
          </table:table-cell>
          <table:table-cell table:style-name="ce5" office:value-type="date" office:date-value="2001-03-22" calcext:value-type="date">
            <text:p>2001-03-22</text:p>
          </table:table-cell>
          <table:table-cell table:style-name="ce5" office:value-type="date" office:date-value="2003-02-07" calcext:value-type="date">
            <text:p>2003-02-07</text:p>
          </table:table-cell>
          <table:table-cell table:style-name="ce5" office:value-type="date" office:date-value="2003-05-12" calcext:value-type="date">
            <text:p>2003-05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*Bert</text:p>
          </table:table-cell>
          <table:table-cell office:value-type="string" calcext:value-type="string">
            <text:p>Artech Digital Entertainment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ix Neo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Mud Duck Productions</text:p>
          </table:table-cell>
          <table:table-cell table:style-name="ce5" office:value-type="date" office:date-value="2001-12-20" calcext:value-type="date">
            <text:p>2001-12-2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12-01" calcext:value-type="date">
            <text:p>2003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Quaddle Family Mysteries: The Case of the Scarce Scarab Garde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Quaddle Family Mysteries: The Case of the Scarce Scarab Lobby/Kitche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Quaddle Family Mysteries: The Case of the Scarce Scarab Parlor/Family Room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ke II</text:p>
          </table:table-cell>
          <table:table-cell office:value-type="string" calcext:value-type="string">
            <text:p>Hammerhead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-Type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Racdy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-Type Delta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Irem, Agetec</text:p>
          </table:table-cell>
          <table:table-cell table:style-name="ce5" office:value-type="date" office:date-value="1998-11-19" calcext:value-type="date">
            <text:p>1998-11-19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: Rock'n Riders</text:p>
          </table:table-cell>
          <table:table-cell/>
          <table:table-cell office:value-type="string" calcext:value-type="string">
            <text:p>FAB</text:p>
          </table:table-cell>
          <table:table-cell table:style-name="ce5" office:value-type="date" office:date-value="1999-04-01" calcext:value-type="date">
            <text:p>1999-04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: Ridge Racer Type 4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amco Bandai</text:p>
          </table:table-cell>
          <table:table-cell table:style-name="ce5" office:value-type="date" office:date-value="1998-12-03" calcext:value-type="date">
            <text:p>1998-12-03</text:p>
          </table:table-cell>
          <table:table-cell table:style-name="ce5" office:value-type="date" office:date-value="1999-09-01" calcext:value-type="date">
            <text:p>1999-09-01</text:p>
          </table:table-cell>
          <table:table-cell table:style-name="ce5" office:value-type="date" office:date-value="1999-05-01" calcext:value-type="date">
            <text:p>1999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?MJ: The Mystery Hospita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ng Groovy VS</text:p>
          </table:table-cell>
          <table:table-cell table:number-columns-repeated="2"/>
          <table:table-cell table:style-name="ce5" office:value-type="date" office:date-value="1997-01-10" calcext:value-type="date">
            <text:p>1997-01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ng Lagoon</text:p>
          </table:table-cell>
          <table:table-cell table:number-columns-repeated="2" office:value-type="string" calcext:value-type="string">
            <text:p>Square</text:p>
          </table:table-cell>
          <table:table-cell table:style-name="ce5" office:value-type="date" office:date-value="1999-06-10" calcext:value-type="date">
            <text:p>1999-06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kal Bikers</text:p>
          </table:table-cell>
          <table:table-cell office:value-type="string" calcext:value-type="string">
            <text:p>Gaelco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ge Racer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6-12-03" calcext:value-type="date">
            <text:p>1996-12-03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geball</text:p>
          </table:table-cell>
          <table:table-cell office:value-type="string" calcext:value-type="string">
            <text:p>Naps Team</text:p>
          </table:table-cell>
          <table:table-cell office:value-type="string" calcext:value-type="string">
            <text:p>Midas Interacti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7-25" calcext:value-type="date">
            <text:p>2002-07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den DX</text:p>
          </table:table-cell>
          <table:table-cell office:value-type="string" calcext:value-type="string">
            <text:p>Seibu Kaihatsu</text:p>
          </table:table-cell>
          <table:table-cell office:value-type="string" calcext:value-type="string">
            <text:p>Nihon System</text:p>
          </table:table-cell>
          <table:table-cell table:style-name="ce5" office:value-type="date" office:date-value="1997-04-11" calcext:value-type="date">
            <text:p>1997-04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aiden Project</text:p>
          </table:table-cell>
          <table:table-cell office:value-type="string" calcext:value-type="string">
            <text:p>Seibu Kaihatsu</text:p>
          </table:table-cell>
          <table:table-cell office:value-type="string" calcext:value-type="string">
            <text:p>Seibu Kaihatsu, SCEA</text:p>
          </table:table-cell>
          <table:table-cell table:style-name="ce5" office:value-type="date" office:date-value="1995-01-27" calcext:value-type="date">
            <text:p>1995-01-27</text:p>
          </table:table-cell>
          <table:table-cell table:style-name="ce5" office:value-type="date" office:date-value="1995-11-01" calcext:value-type="date">
            <text:p>1995-11-01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road Tycoon II</text:p>
          </table:table-cell>
          <table:table-cell office:value-type="string" calcext:value-type="string">
            <text:p>PopTop Software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kugaki Showtime</text:p>
          </table:table-cell>
          <table:table-cell office:value-type="string" calcext:value-type="string">
            <text:p>Treasure</text:p>
          </table:table-cell>
          <table:table-cell/>
          <table:table-cell table:style-name="ce5" office:value-type="date" office:date-value="1999-07-29" calcext:value-type="date">
            <text:p>1999-07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ly Cross</text:p>
          </table:table-cell>
          <table:table-cell table:number-columns-repeated="2" office:value-type="string" calcext:value-type="string">
            <text:p>SCEA</text:p>
          </table:table-cell>
          <table:table-cell table:style-name="ce5" office:value-type="date" office:date-value="1997-07-17" calcext:value-type="date">
            <text:p>1997-07-17</text:p>
          </table:table-cell>
          <table:table-cell table:style-name="ce5" office:value-type="date" office:date-value="1997-07-01" calcext:value-type="date">
            <text:p>1997-07-01</text:p>
          </table:table-cell>
          <table:table-cell table:style-name="ce5" office:value-type="date" office:date-value="1997-01-31" calcext:value-type="date">
            <text:p>1997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lly Cross 2</text:p>
          </table:table-cell>
          <table:table-cell office:value-type="string" calcext:value-type="string">
            <text:p>Idol Minds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7-20" calcext:value-type="date">
            <text:p>1999-07-20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page World Tour</text:p>
          </table:table-cell>
          <table:table-cell office:value-type="string" calcext:value-type="string">
            <text:p>Game Refug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page 2: Universal Tour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page Through Time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Midway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29" calcext:value-type="date">
            <text:p>2000-09-29</text:p>
          </table:table-cell>
          <table:table-cell table:style-name="ce5" office:value-type="date" office:date-value="2000-06-09" calcext:value-type="date">
            <text:p>2000-06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ma 1/2: Battle Renaissance</text:p>
          </table:table-cell>
          <table:table-cell table:number-columns-repeated="2"/>
          <table:table-cell table:style-name="ce5" office:value-type="date" office:date-value="1996-12-06" calcext:value-type="date">
            <text:p>1996-12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id Racer</text:p>
          </table:table-cell>
          <table:table-cell office:value-type="string" calcext:value-type="string">
            <text:p>SCE London Studio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8-07-16" calcext:value-type="date">
            <text:p>1998-07-16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id Reload</text:p>
          </table:table-cell>
          <table:table-cell office:value-type="string" calcext:value-type="string">
            <text:p>Media.Vision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5-04-28" calcext:value-type="date">
            <text:p>1995-04-28</text:p>
          </table:table-cell>
          <table:table-cell table:style-name="ce5" office:value-type="date" office:date-value="1995-09-29" calcext:value-type="date">
            <text:p>1995-09-2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cal</text:p>
          </table:table-cell>
          <table:table-cell office:value-type="string" calcext:value-type="string">
            <text:p>Traveller's Tales|Psygnosis|Jim Henson's Creature Shop</text:p>
          </table:table-cell>
          <table:table-cell office:value-type="string" calcext:value-type="string">
            <text:p>NA Sony Computer Entertainment|PAL Psygnosis, JP <text:s/>Takara</text:p>
          </table:table-cell>
          <table:table-cell table:style-name="ce5" office:value-type="date" office:date-value="1999-03-18" calcext:value-type="date">
            <text:p>1999-03-18</text:p>
          </table:table-cell>
          <table:table-cell table:number-columns-repeated="2"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cal Racers</text:p>
          </table:table-cell>
          <table:table-cell table:number-columns-repeated="2" office:value-type="string" calcext:value-type="string">
            <text:p>Tele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3-19" calcext:value-type="date">
            <text:p>2004-03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 Attack!</text:p>
          </table:table-cell>
          <table:table-cell office:value-type="string" calcext:value-type="string">
            <text:p>Pure Entertainment</text:p>
          </table:table-cell>
          <table:table-cell office:value-type="string" calcext:value-type="string">
            <text:p>Mindscap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Crisis: Series Termination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Working Desig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5" calcext:value-type="date">
            <text:p>2000-10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 Tracer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NA <text:s/>THQ|PAL <text:s/>SCEE|JP Taito Corporation</text:p>
          </table:table-cell>
          <table:table-cell table:style-name="ce5" office:value-type="date" office:date-value="1997-01-17" calcext:value-type="date">
            <text:p>1997-01-17</text:p>
          </table:table-cell>
          <table:table-cell table:style-name="ce5" office:value-type="date" office:date-value="1997-09-01" calcext:value-type="date">
            <text:p>1997-09-01</text:p>
          </table:table-cell>
          <table:table-cell table:style-name="ce5" office:value-type="date" office:date-value="1997-12-31" calcext:value-type="date">
            <text:p>1997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</text:p>
          </table:table-cell>
          <table:table-cell table:number-columns-repeated="2" office:value-type="string" calcext:value-type="string">
            <text:p>Ubisoft</text:p>
          </table:table-cell>
          <table:table-cell table:style-name="ce5" office:value-type="date" office:date-value="1995-09-22" calcext:value-type="date">
            <text:p>1995-09-22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2: The Great Escape</text:p>
          </table:table-cell>
          <table:table-cell table:number-columns-repeated="2"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15" calcext:value-type="date">
            <text:p>2000-09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Brain Games</text:p>
          </table:table-cell>
          <table:table-cell office:value-type="string" calcext:value-type="string">
            <text:p>Aqua Pacific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11" calcext:value-type="date">
            <text:p>2001-08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Junior Level 1</text:p>
          </table:table-cell>
          <table:table-cell office:value-type="string" calcext:value-type="string">
            <text:p>Aqua Pacifi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Junior Level 2</text:p>
          </table:table-cell>
          <table:table-cell office:value-type="string" calcext:value-type="string">
            <text:p>Aqua Pacifi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Junior Level 3</text:p>
          </table:table-cell>
          <table:table-cell office:value-type="string" calcext:value-type="string">
            <text:p>Aqua Pacifi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12" calcext:value-type="date">
            <text:p>2001-01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Brain Games</text:p>
          </table:table-cell>
          <table:table-cell table:number-columns-repeated="2"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11" calcext:value-type="date">
            <text:p>2001-08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man Rush</text:p>
          </table:table-cell>
          <table:table-cell table:number-columns-repeated="2"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3-08" calcext:value-type="date">
            <text:p>2002-03-08</text:p>
          </table:table-cell>
          <table:table-cell table:style-name="ce5" office:value-type="date" office:date-value="2002-03-26" calcext:value-type="date">
            <text:p>2002-03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Storm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NA <text:s/>Working Designs|PAL <text:s/>SCEE|JP Taito Corporation</text:p>
          </table:table-cell>
          <table:table-cell table:style-name="ce5" office:value-type="date" office:date-value="1997-01-10" calcext:value-type="date">
            <text:p>1997-01-10</text:p>
          </table:table-cell>
          <table:table-cell table:style-name="ce5" office:value-type="date" office:date-value="1997-09-01" calcext:value-type="date">
            <text:p>1997-09-01</text:p>
          </table:table-cell>
          <table:table-cell table:style-name="ce5" office:value-type="date" office:date-value="1996-12-31" calcext:value-type="date">
            <text:p>1996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or Freestyle Scooter</text:p>
          </table:table-cell>
          <table:table-cell table:number-columns-repeated="2" office:value-type="string" calcext:value-type="string">
            <text:p>Crave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31" calcext:value-type="date">
            <text:p>2001-03-31</text:p>
          </table:table-cell>
          <table:table-cell table:style-name="ce5" office:value-type="date" office:date-value="2000-12-11" calcext:value-type="date">
            <text:p>2000-12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or Racing</text:p>
          </table:table-cell>
          <table:table-cell office:value-type="string" calcext:value-type="string">
            <text:p>Vision Scape</text:p>
          </table:table-cell>
          <table:table-cell office:value-type="string" calcext:value-type="string">
            <text:p>Cra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1-01" calcext:value-type="date">
            <text:p>2001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 de GO!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2000-07-06" calcext:value-type="date">
            <text:p>2000-07-06</text:p>
          </table:table-cell>
          <table:table-cell table:style-name="ce5" office:value-type="date" office:date-value="2000-10-13" calcext:value-type="date">
            <text:p>2000-10-13</text:p>
          </table:table-cell>
          <table:table-cell table:style-name="ce5" office:value-type="date" office:date-value="2000-11-09" calcext:value-type="date">
            <text:p>2000-11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 Helicopter</text:p>
          </table:table-cell>
          <table:table-cell office:value-type="string" calcext:value-type="string">
            <text:p>Tomcat System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3-01" calcext:value-type="date">
            <text:p>2003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 Revenge</text:p>
          </table:table-cell>
          <table:table-cell office:value-type="string" calcext:value-type="string">
            <text:p>Acclaim Studios Cheltenham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8-16" calcext:value-type="date">
            <text:p>2000-08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/C Stunt Copter</text:p>
          </table:table-cell>
          <table:table-cell office:value-type="string" calcext:value-type="string">
            <text:p>Big Grub|Shiny Entertainment</text:p>
          </table:table-cell>
          <table:table-cell office:value-type="string" calcext:value-type="string">
            <text:p>Titus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-Volt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 Entertainment</text:p>
          </table:table-cell>
          <table:table-cell table:style-name="ce5" office:value-type="date" office:date-value="2000-01-06" calcext:value-type="date">
            <text:p>2000-01-06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y 2 Rumble Boxing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y 2 Rumble Boxing: Round 2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0-11-09" calcext:value-type="date">
            <text:p>2000-11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Bout Garou Densetsu Special: Dominated Mind</text:p>
          </table:table-cell>
          <table:table-cell table:number-columns-repeated="2" office:value-type="string" calcext:value-type="string">
            <text:p>SNK</text:p>
          </table:table-cell>
          <table:table-cell table:style-name="ce5" office:value-type="date" office:date-value="1998-06-25" calcext:value-type="date">
            <text:p>1998-06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Robot Battle Line</text:p>
          </table:table-cell>
          <table:table-cell table:number-columns-repeated="2"/>
          <table:table-cell table:style-name="ce5" office:value-type="date" office:date-value="1999-08-12" calcext:value-type="date">
            <text:p>1999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Robots Final Attack</text:p>
          </table:table-cell>
          <table:table-cell table:number-columns-repeated="2"/>
          <table:table-cell table:style-name="ce5" office:value-type="date" office:date-value="1998-01-08" calcext:value-type="date">
            <text:p>1998-01-0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table:number-columns-repeated="2"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pro Heat 5000</text:p>
          </table:table-cell>
          <table:table-cell table:number-columns-repeated="2"/>
          <table:table-cell table:style-name="ce5" office:value-type="date" office:date-value="1997-07-31" calcext:value-type="date">
            <text:p>1997-07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 Asphalt AKA Rock &amp; Roll Racing 2: Red Asphalt</text:p>
          </table:table-cell>
          <table:table-cell table:number-columns-repeated="2"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l Fishing</text:p>
          </table:table-cell>
          <table:table-cell office:value-type="string" calcext:value-type="string">
            <text:p>Pack-In-Video</text:p>
          </table:table-cell>
          <table:table-cell office:value-type="string" calcext:value-type="string">
            <text:p>Natsum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l Fishing II</text:p>
          </table:table-cell>
          <table:table-cell office:value-type="string" calcext:value-type="string">
            <text:p>Pack-In-Video</text:p>
          </table:table-cell>
          <table:table-cell office:value-type="string" calcext:value-type="string">
            <text:p>Natsum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14" calcext:value-type="date">
            <text:p>2000-06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ain Love ~Anata ni Aitai~</text:p>
          </table:table-cell>
          <table:table-cell table:number-columns-repeated="2"/>
          <table:table-cell table:style-name="ce5" office:value-type="date" office:date-value="1997-03-14" calcext:value-type="date">
            <text:p>1997-03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ain Love 2</text:p>
          </table:table-cell>
          <table:table-cell table:number-columns-repeated="2"/>
          <table:table-cell table:style-name="ce5" office:value-type="date" office:date-value="1999-01-28" calcext:value-type="date">
            <text:p>1999-01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-Loaded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egade Racers</text:p>
          </table:table-cell>
          <table:table-cell table:number-columns-repeated="2"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09" calcext:value-type="date">
            <text:p>2000-03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 Copter</text:p>
          </table:table-cell>
          <table:table-cell table:number-columns-repeated="2" office:value-type="string" calcext:value-type="string">
            <text:p>Conspiracy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2-08" calcext:value-type="date">
            <text:p>2002-12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 Heroes: Molten Menace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Fisher-Pric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9-24" calcext:value-type="date">
            <text:p>2001-09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 Shot PAL <text:s text:c="2"/>Rescue Shot Bubibo JP</text:p>
          </table:table-cell>
          <table:table-cell office:value-type="string" calcext:value-type="string">
            <text:p>Now Production</text:p>
          </table:table-cell>
          <table:table-cell office:value-type="string" calcext:value-type="string">
            <text:p>Namco</text:p>
          </table:table-cell>
          <table:table-cell table:style-name="ce5" office:value-type="date" office:date-value="2000-01-20" calcext:value-type="date">
            <text:p>2000-01-20</text:p>
          </table:table-cell>
          <table:table-cell table:style-name="ce5" office:value-type="date" office:date-value="2000-05-06" calcext:value-type="date">
            <text:p>2000-05-0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|Bio Hazard JP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pcom|Virgin Interactive Entertainment PAL</text:p>
          </table:table-cell>
          <table:table-cell table:style-name="ce5" office:value-type="date" office:date-value="1996-03-22" calcext:value-type="date">
            <text:p>1996-03-22</text:p>
          </table:table-cell>
          <table:table-cell table:style-name="ce5" office:value-type="date" office:date-value="1996-08-01" calcext:value-type="date">
            <text:p>1996-08-01</text:p>
          </table:table-cell>
          <table:table-cell table:style-name="ce5" office:value-type="date" office:date-value="1996-03-30" calcext:value-type="date">
            <text:p>1996-03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: Director's Cut|Biohazard Director's Cut JP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pcom|Virgin Interactive Entertainment PAL</text:p>
          </table:table-cell>
          <table:table-cell table:style-name="ce5" office:value-type="date" office:date-value="1997-09-25" calcext:value-type="date">
            <text:p>1997-09-25</text:p>
          </table:table-cell>
          <table:table-cell table:style-name="ce5" office:value-type="date" office:date-value="1997-12-10" calcext:value-type="date">
            <text:p>1997-12-10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: Director's Cut Dual Shock Ver.|Biohazard Director's Cut Dual Shock Ver.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08-06" calcext:value-type="date">
            <text:p>1998-08-0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14" calcext:value-type="date">
            <text:p>1998-09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 2|Biohazard 2 JP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pcom|Virgin Interactive Entertainment PAL</text:p>
          </table:table-cell>
          <table:table-cell table:style-name="ce5" office:value-type="date" office:date-value="1998-01-29" calcext:value-type="date">
            <text:p>1998-01-29</text:p>
          </table:table-cell>
          <table:table-cell table:style-name="ce5" office:value-type="date" office:date-value="1998-05-08" calcext:value-type="date">
            <text:p>1998-05-08</text:p>
          </table:table-cell>
          <table:table-cell table:style-name="ce5" office:value-type="date" office:date-value="1998-01-21" calcext:value-type="date">
            <text:p>1998-0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 2: Dual Shock Ver.|Biohazard 2: Dual Shock Ver.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08-06" calcext:value-type="date">
            <text:p>1998-08-0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11" calcext:value-type="date">
            <text:p>1998-1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 3: Nemesis|Biohazard 3: Last Escape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09-22" calcext:value-type="date">
            <text:p>1999-09-22</text:p>
          </table:table-cell>
          <table:table-cell table:style-name="ce5" office:value-type="date" office:date-value="2000-03-17" calcext:value-type="date">
            <text:p>2000-03-17</text:p>
          </table:table-cell>
          <table:table-cell table:style-name="ce5" office:value-type="date" office:date-value="1999-11-10" calcext:value-type="date">
            <text:p>1999-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 Survivor|Biohazard Gun Survivor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0-01-27" calcext:value-type="date">
            <text:p>2000-01-27</text:p>
          </table:table-cell>
          <table:table-cell table:style-name="ce5" office:value-type="date" office:date-value="2000-03-31" calcext:value-type="date">
            <text:p>2000-03-31</text:p>
          </table:table-cell>
          <table:table-cell table:style-name="ce5" office:value-type="date" office:date-value="2000-08-30" calcext:value-type="date">
            <text:p>2000-08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o Force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5-01" calcext:value-type="date">
            <text:p>1999-05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urn Fire</text:p>
          </table:table-cell>
          <table:table-cell office:value-type="string" calcext:value-type="string">
            <text:p>Silent Software Inc</text:p>
          </table:table-cell>
          <table:table-cell office:value-type="string" calcext:value-type="string">
            <text:p>Time Warner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9-01" calcext:value-type="date">
            <text:p>1996-09-01</text:p>
          </table:table-cell>
          <table:table-cell table:style-name="ce5" office:value-type="date" office:date-value="1996-04-12" calcext:value-type="date">
            <text:p>1996-04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tion X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6-03-01" calcext:value-type="date">
            <text:p>1996-03-01</text:p>
          </table:table-cell>
          <table:table-cell table:style-name="ce5" office:value-type="date" office:date-value="1996-04-01" calcext:value-type="date">
            <text:p>1996-04-01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apsody: A Musical Adventure|The Puppet Princess of Marl Kingdom JP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Atlus NA|Nippon Ichi Software JP</text:p>
          </table:table-cell>
          <table:table-cell table:style-name="ce5" office:value-type="date" office:date-value="1998-12-17" calcext:value-type="date">
            <text:p>1998-12-1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30" calcext:value-type="date">
            <text:p>2000-03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ythm Beat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4-01-01" calcext:value-type="date">
            <text:p>2004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ge Racer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4-12-03" calcext:value-type="date">
            <text:p>1994-12-03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ge Racer Revolution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5-12-03" calcext:value-type="date">
            <text:p>1995-12-03</text:p>
          </table:table-cell>
          <table:table-cell table:style-name="ce5" office:value-type="date" office:date-value="1996-05-01" calcext:value-type="date">
            <text:p>1996-05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 2: Resurrection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3-06" calcext:value-type="date">
            <text:p>1996-03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ing Zan: The Samurai Gunman</text:p>
          </table:table-cell>
          <table:table-cell office:value-type="string" calcext:value-type="string">
            <text:p>UEP Systems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5-31" calcext:value-type="date">
            <text:p>1998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al Schools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07-30" calcext:value-type="date">
            <text:p>1998-07-30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n: The Sequel to Mys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 Rash</text:p>
          </table:table-cell>
          <table:table-cell office:value-type="string" calcext:value-type="string">
            <text:p>Apple Advanced Technology Group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2-29" calcext:value-type="date">
            <text:p>1995-1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 Rash 3D</text:p>
          </table:table-cell>
          <table:table-cell table:number-columns-repeated="2"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5-31" calcext:value-type="date">
            <text:p>1998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 Rash: Jailbreak</text:p>
          </table:table-cell>
          <table:table-cell office:value-type="string" calcext:value-type="string">
            <text:p>EA Redwood Shore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2-31" calcext:value-type="date">
            <text:p>1999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ad &amp; Track Presents: Need for Speed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sters</text:p>
          </table:table-cell>
          <table:table-cell office:value-type="string" calcext:value-type="string">
            <text:p>Smart Dog</text:p>
          </table:table-cell>
          <table:table-cell office:value-type="string" calcext:value-type="string">
            <text:p>Titus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21" calcext:value-type="date">
            <text:p>2000-03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ad Writ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bit Mon Dieu</text:p>
          </table:table-cell>
          <table:table-cell office:value-type="string" calcext:value-type="string">
            <text:p>Sugar and Rockets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9-10-14" calcext:value-type="date">
            <text:p>1999-10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in Hood: The Siege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4-03-02" calcext:value-type="date">
            <text:p>2004-03-0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 Co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 Pit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Kokopeli Digital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 Pit 2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SCE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ron X</text:p>
          </table:table-cell>
          <table:table-cell table:number-columns-repeated="2"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 'Em Sock 'Em Robots Arena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Mattel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2-04" calcext:value-type="date">
            <text:p>2000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et Power: Team Rocket Rescue</text:p>
          </table:table-cell>
          <table:table-cell office:value-type="string" calcext:value-type="string">
            <text:p>Darkblack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9-04" calcext:value-type="date">
            <text:p>2001-09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man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08-05" calcext:value-type="date">
            <text:p>1999-08-0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man 2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09-02" calcext:value-type="date">
            <text:p>1999-09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man 3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09-14" calcext:value-type="date">
            <text:p>1999-09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man 4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10-28" calcext:value-type="date">
            <text:p>1999-10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man 5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11-25" calcext:value-type="date">
            <text:p>1999-11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kman 6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9-12-09" calcext:value-type="date">
            <text:p>1999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gue Trip: Vacation 2012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and Garros French Open 2001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1-06-01" calcext:value-type="date">
            <text:p>2001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 Away</text:p>
          </table:table-cell>
          <table:table-cell office:value-type="string" calcext:value-type="string">
            <text:p>Game Design Sweden AB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cage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01" calcext:value-type="date">
            <text:p>1999-03-01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cage Stage II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10" calcext:value-type="date">
            <text:p>2000-10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ce of the Three Kingdoms IV: Wall of Fire</text:p>
          </table:table-cell>
          <table:table-cell office:value-type="string" calcext:value-type="string">
            <text:p>Koei/Inis</text:p>
          </table:table-cell>
          <table:table-cell office:value-type="string" calcext:value-type="string">
            <text:p>Koei</text:p>
          </table:table-cell>
          <table:table-cell table:style-name="ce5" office:value-type="date" office:date-value="1995-09-29" calcext:value-type="date">
            <text:p>1995-09-29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okushi V</text:p>
          </table:table-cell>
          <table:table-cell table:number-columns-repeated="2" office:value-type="string" calcext:value-type="string">
            <text:p>Koei</text:p>
          </table:table-cell>
          <table:table-cell table:style-name="ce5" office:value-type="date" office:date-value="1997-02-14" calcext:value-type="date">
            <text:p>1997-02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ce of the Three Kingdoms VI: Awakening of the Dragon</text:p>
          </table:table-cell>
          <table:table-cell table:number-columns-repeated="2" office:value-type="string" calcext:value-type="string">
            <text:p>Koei</text:p>
          </table:table-cell>
          <table:table-cell table:style-name="ce5" office:value-type="date" office:date-value="1998-10-08" calcext:value-type="date">
            <text:p>1998-10-0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naldo V Football</text:p>
          </table:table-cell>
          <table:table-cell office:value-type="string" calcext:value-type="string">
            <text:p>Power and Magic Development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5-20" calcext:value-type="date">
            <text:p>2000-05-2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co McQueen Firefighter Extreme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well Conspiracies: Aliens, Myths and Legends</text:p>
          </table:table-cell>
          <table:table-cell office:value-type="string" calcext:value-type="string">
            <text:p>Red Lemon Studios</text:p>
          </table:table-cell>
          <table:table-cell office:value-type="string" calcext:value-type="string">
            <text:p>Red Lemon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6-14" calcext:value-type="date">
            <text:p>2001-06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x</text:p>
          </table:table-cell>
          <table:table-cell table:number-columns-repeated="2"/>
          <table:table-cell table:style-name="ce5" office:value-type="date" office:date-value="1998-10-22" calcext:value-type="date">
            <text:p>1998-10-22</text:p>
          </table:table-cell>
          <table:table-cell table:style-name="ce5" office:value-type="date" office:date-value="2003-05-01" calcext:value-type="date">
            <text:p>2003-05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G Maker</text:p>
          </table:table-cell>
          <table:table-cell office:value-type="string" calcext:value-type="string">
            <text:p>Kuusou Kagaku</text:p>
          </table:table-cell>
          <table:table-cell office:value-type="string" calcext:value-type="string">
            <text:p>Agetec Inc.</text:p>
          </table:table-cell>
          <table:table-cell table:style-name="ce5" office:value-type="date" office:date-value="1997-11-27" calcext:value-type="date">
            <text:p>1997-11-2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19" calcext:value-type="date">
            <text:p>2000-09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G Tsukuru 4</text:p>
          </table:table-cell>
          <table:table-cell table:number-columns-repeated="2"/>
          <table:table-cell table:style-name="ce5" office:value-type="date" office:date-value="2000-12-07" calcext:value-type="date">
            <text:p>2000-12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gby 2000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grats: Search for Reptar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THQ and Nickelode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1-01" calcext:value-type="date">
            <text:p>1998-11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grats in Paris: The Movie</text:p>
          </table:table-cell>
          <table:table-cell office:value-type="string" calcext:value-type="string">
            <text:p>Avalanche Software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9" calcext:value-type="date">
            <text:p>2000-10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grats Studio Tour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THQ and Nickelode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2-15" calcext:value-type="date">
            <text:p>1999-12-15</text:p>
          </table:table-cell>
          <table:table-cell table:style-name="ce5" office:value-type="date" office:date-value="1999-11-10" calcext:value-type="date">
            <text:p>1999-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grats: Totally Angelica</text:p>
          </table:table-cell>
          <table:table-cell office:value-type="string" calcext:value-type="string">
            <text:p>Art Co., Ltd</text:p>
          </table:table-cell>
          <table:table-cell office:value-type="string" calcext:value-type="string">
            <text:p>THQ and Nickelode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29" calcext:value-type="date">
            <text:p>2001-06-29</text:p>
          </table:table-cell>
          <table:table-cell table:style-name="ce5" office:value-type="date" office:date-value="2001-04-13" calcext:value-type="date">
            <text:p>2001-04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about 2</text:p>
          </table:table-cell>
          <table:table-cell office:value-type="string" calcext:value-type="string">
            <text:p>Graphic Research</text:p>
          </table:table-cell>
          <table:table-cell office:value-type="string" calcext:value-type="string">
            <text:p>Hot-B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5-19" calcext:value-type="date">
            <text:p>2000-05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 High</text:p>
          </table:table-cell>
          <table:table-cell table:number-columns-repeated="2"/>
          <table:table-cell table:style-name="ce5" office:value-type="date" office:date-value="1997-04-25" calcext:value-type="date">
            <text:p>1997-04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 Wild</text:p>
          </table:table-cell>
          <table:table-cell office:value-type="string" calcext:value-type="string">
            <text:p>Blue Shift</text:p>
          </table:table-cell>
          <table:table-cell office:value-type="string" calcext:value-type="string">
            <text:p>989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rouni Kenshin: Meiji Kenkaku Romantan: Ishin Gekitōhen</text:p>
          </table:table-cell>
          <table:table-cell office:value-type="string" calcext:value-type="string">
            <text:p>ZOOM Inc.</text:p>
          </table:table-cell>
          <table:table-cell/>
          <table:table-cell table:style-name="ce5" office:value-type="date" office:date-value="1996-11-29" calcext:value-type="date">
            <text:p>1996-11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rouni Kenshin: Meiji Kenyaku Romantan: Juuyuushi Inbou Hen</text:p>
          </table:table-cell>
          <table:table-cell table:number-columns-repeated="2"/>
          <table:table-cell table:style-name="ce5" office:value-type="date" office:date-value="1997-12-18" calcext:value-type="date">
            <text:p>1997-12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h Hour</text:p>
          </table:table-cell>
          <table:table-cell office:value-type="string" calcext:value-type="string">
            <text:p>Clockwork Games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hdown</text:p>
          </table:table-cell>
          <table:table-cell office:value-type="string" calcext:value-type="string">
            <text:p>Canal+ Multimedia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C.A.R.S.</text:p>
          </table:table-cell>
          <table:table-cell office:value-type="string" calcext:value-type="string">
            <text:p>Vivid Imag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an's Iznogoud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e Marionette J: Battle Sabres</text:p>
          </table:table-cell>
          <table:table-cell table:number-columns-repeated="2"/>
          <table:table-cell table:style-name="ce5" office:value-type="date" office:date-value="1997-03-28" calcext:value-type="date">
            <text:p>1997-03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ina the Teenage Witch: A Twitch in Time!</text:p>
          </table:table-cell>
          <table:table-cell office:value-type="string" calcext:value-type="string">
            <text:p>Knowledge Adventure Inc.</text:p>
          </table:table-cell>
          <table:table-cell office:value-type="string" calcext:value-type="string">
            <text:p>Simon &amp; Schuster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3-30" calcext:value-type="date">
            <text:p>2001-03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a Frontier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 EA</text:p>
          </table:table-cell>
          <table:table-cell table:style-name="ce5" office:value-type="date" office:date-value="1997-07-11" calcext:value-type="date">
            <text:p>1997-07-1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a Frontier 2</text:p>
          </table:table-cell>
          <table:table-cell office:value-type="string" calcext:value-type="string">
            <text:p>SquareSoft</text:p>
          </table:table-cell>
          <table:table-cell office:value-type="string" calcext:value-type="string">
            <text:p>Square EA</text:p>
          </table:table-cell>
          <table:table-cell table:style-name="ce5" office:value-type="date" office:date-value="1999-04-01" calcext:value-type="date">
            <text:p>1999-04-01</text:p>
          </table:table-cell>
          <table:table-cell table:style-name="ce5" office:value-type="date" office:date-value="2000-03-22" calcext:value-type="date">
            <text:p>2000-03-22</text:p>
          </table:table-cell>
          <table:table-cell table:style-name="ce5" office:value-type="date" office:date-value="2000-01-31" calcext:value-type="date">
            <text:p>2000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lor Moo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lor Moon SuperS Shin Shuyaku Soudatsusen</text:p>
          </table:table-cell>
          <table:table-cell table:number-columns-repeated="2"/>
          <table:table-cell table:style-name="ce5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yuki: Journey West</text:p>
          </table:table-cell>
          <table:table-cell office:value-type="string" calcext:value-type="string">
            <text:p>Koei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9-11-11" calcext:value-type="date">
            <text:p>1999-11-1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8-13" calcext:value-type="date">
            <text:p>2001-08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amander Deluxe Pack Plus</text:p>
          </table:table-cell>
          <table:table-cell table:number-columns-repeated="2"/>
          <table:table-cell table:style-name="ce5" office:value-type="date" office:date-value="1997-07-03" calcext:value-type="date">
            <text:p>1997-07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twater Sportfishing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Core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1-28" calcext:value-type="date">
            <text:p>2001-1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my Sosa High Heat Baseball 2001</text:p>
          </table:table-cell>
          <table:table-cell office:value-type="string" calcext:value-type="string">
            <text:p>Team .366</text:p>
          </table:table-cell>
          <table:table-cell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my Sosa Softball Slam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pras Extreme Tennis</text:p>
          </table:table-cell>
          <table:table-cell table:number-columns-repeated="2"/>
          <table:table-cell table:style-name="ce5" office:value-type="date" office:date-value="1997-01-10" calcext:value-type="date">
            <text:p>1997-01-10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Deeper Kyo</text:p>
          </table:table-cell>
          <table:table-cell/>
          <table:table-cell office:value-type="string" calcext:value-type="string">
            <text:p>Bandai</text:p>
          </table:table-cell>
          <table:table-cell table:style-name="ce5" office:value-type="date" office:date-value="2002-12-12" calcext:value-type="date">
            <text:p>2002-12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hodown 3: Blades of Blood|Samurai Spirits 3: Zankuro Musoken JP</text:p>
          </table:table-cell>
          <table:table-cell office:value-type="string" calcext:value-type="string">
            <text:p>Ukiyotei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hodown IV: Amakusa's Revenge|Samurai Spirits: Amakusa's Descent JP</text:p>
          </table:table-cell>
          <table:table-cell table:number-columns-repeated="2" office:value-type="string" calcext:value-type="string">
            <text:p>SNK</text:p>
          </table:table-cell>
          <table:table-cell table:style-name="ce5" office:value-type="date" office:date-value="1996-10-25" calcext:value-type="date">
            <text:p>1996-10-2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29" calcext:value-type="date">
            <text:p>1996-11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hodown: Warrior's Rage|Samurai Spirits: Warrior's Rage 2 JP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4-18" calcext:value-type="date">
            <text:p>2000-04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pirits 1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pirits 2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pirits Kenkyaku Shinan Pack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pirits Kenkaku Yubinan Pack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 Francisco Rush: Extreme Racing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4-02" calcext:value-type="date">
            <text:p>1998-04-02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 Claus Saves The Earth</text:p>
          </table:table-cell>
          <table:table-cell office:value-type="string" calcext:value-type="string">
            <text:p>Ivolgamus</text:p>
          </table:table-cell>
          <table:table-cell office:value-type="string" calcext:value-type="string">
            <text:p>Telegames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1-29" calcext:value-type="date">
            <text:p>2002-11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nappi Das Kleine Krokodil: 3 Fun Games</text:p>
          </table:table-cell>
          <table:table-cell office:value-type="string" calcext:value-type="string">
            <text:p>Sproing Interactive Media</text:p>
          </table:table-cell>
          <table:table-cell office:value-type="string" calcext:value-type="string">
            <text:p>Pheno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5-06-18" calcext:value-type="date">
            <text:p>2005-06-1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ence is Elementary 1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ence is Elementary 2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ence is Elementary 3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oby-Doo and the Cyber Chase</text:p>
          </table:table-cell>
          <table:table-cell office:value-type="string" calcext:value-type="string">
            <text:p>Art Co., Ltd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0-04" calcext:value-type="date">
            <text:p>2001-10-04</text:p>
          </table:table-cell>
          <table:table-cell table:style-name="ce5" office:value-type="date" office:date-value="2001-12-07" calcext:value-type="date">
            <text:p>2001-1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oter Racing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abble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Gundam G Generation</text:p>
          </table:table-cell>
          <table:table-cell table:number-columns-repeated="2"/>
          <table:table-cell table:style-name="ce5" office:value-type="date" office:date-value="1998-08-06" calcext:value-type="date">
            <text:p>1998-08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Gundam G Generation-F</text:p>
          </table:table-cell>
          <table:table-cell table:number-columns-repeated="2"/>
          <table:table-cell table:style-name="ce5" office:value-type="date" office:date-value="2000-08-03" calcext:value-type="date">
            <text:p>2000-08-0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Gundam G Generation-F If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Gundam G Generation F.I.F.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Gundam G Generation Zero</text:p>
          </table:table-cell>
          <table:table-cell table:number-columns-repeated="2"/>
          <table:table-cell table:style-name="ce5" office:value-type="date" office:date-value="1999-08-12" calcext:value-type="date">
            <text:p>1999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-Doo HydroCross</text:p>
          </table:table-cell>
          <table:table-cell office:value-type="string" calcext:value-type="string">
            <text:p>Vicarious Visions</text:p>
          </table:table-cell>
          <table:table-cell office:value-type="string" calcext:value-type="string">
            <text:p>Vatical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6-04" calcext:value-type="date">
            <text:p>2001-06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Eggs All Around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Googol Gulch - General Store, Match Arcad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Googolfest - Arcade Isle, Moon, Feast Isl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Googolfest - Party Isle, Toy Isl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Reshaping Googol - Castl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Reshaping Googol - The Submarin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Reshaping Googol - The Tower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Reshaping Googol - Under the Ocean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The Googol Counting Fair - Corral, Fun House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ecret of Googol: The Googol Counting Fair - Midways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ei Hata RayBlade</text:p>
          </table:table-cell>
          <table:table-cell table:number-columns-repeated="2"/>
          <table:table-cell table:style-name="ce5" office:value-type="date" office:date-value="2000-03-23" calcext:value-type="date">
            <text:p>2000-03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ofans</text:p>
          </table:table-cell>
          <table:table-cell table:number-columns-repeated="2" office:value-type="string" calcext:value-type="string">
            <text:p>NineLives</text:p>
          </table:table-cell>
          <table:table-cell table:style-name="ce5" office:value-type="date" office:date-value="1997-12-11" calcext:value-type="date">
            <text:p>1997-12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ible Socc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ent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ental Graffiti: Yakusoko</text:p>
          </table:table-cell>
          <table:table-cell table:number-columns-repeated="2" office:value-type="string" calcext:value-type="string">
            <text:p>NEC Interchannel</text:p>
          </table:table-cell>
          <table:table-cell table:style-name="ce5" office:value-type="date" office:date-value="2001-03-29" calcext:value-type="date">
            <text:p>2001-03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nel Returns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Hookstone Production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al Experiments Lain</text:p>
          </table:table-cell>
          <table:table-cell/>
          <table:table-cell office:value-type="string" calcext:value-type="string">
            <text:p>Pioneer LDC</text:p>
          </table:table-cell>
          <table:table-cell table:style-name="ce5" office:value-type="date" office:date-value="1998-11-26" calcext:value-type="date">
            <text:p>1998-11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ame Street Sports</text:p>
          </table:table-cell>
          <table:table-cell office:value-type="string" calcext:value-type="string">
            <text:p>Children's Television Workshop</text:p>
          </table:table-cell>
          <table:table-cell office:value-type="string" calcext:value-type="string">
            <text:p>NewKid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ame Street: Elmo's Letter Adventure</text:p>
          </table:table-cell>
          <table:table-cell office:value-type="string" calcext:value-type="string">
            <text:p>Children's Television Workshop</text:p>
          </table:table-cell>
          <table:table-cell office:value-type="string" calcext:value-type="string">
            <text:p>NewKid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16" calcext:value-type="date">
            <text:p>1998-10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ame Street: Elmo's Number Journey</text:p>
          </table:table-cell>
          <table:table-cell office:value-type="string" calcext:value-type="string">
            <text:p>Children's Television Workshop</text:p>
          </table:table-cell>
          <table:table-cell office:value-type="string" calcext:value-type="string">
            <text:p>NewKid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16" calcext:value-type="date">
            <text:p>1998-10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xy Parodius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chou Eiyuuden: The Eagle Shooting Heroes</text:p>
          </table:table-cell>
          <table:table-cell table:number-columns-repeated="2"/>
          <table:table-cell table:style-name="ce5" office:value-type="date" office:date-value="2000-11-30" calcext:value-type="date">
            <text:p>2000-11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Gunner: The Robot Wars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Madness</text:p>
          </table:table-cell>
          <table:table-cell table:number-columns-repeated="2" office:value-type="string" calcext:value-type="string">
            <text:p>Crave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2-25" calcext:value-type="date">
            <text:p>2000-02-25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Man</text:p>
          </table:table-cell>
          <table:table-cell table:number-columns-repeated="2"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Master</text:p>
          </table:table-cell>
          <table:table-cell office:value-type="string" calcext:value-type="string">
            <text:p>Hammerhead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2-31" calcext:value-type="date">
            <text:p>1997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Tower</text:p>
          </table:table-cell>
          <table:table-cell office:value-type="string" calcext:value-type="string">
            <text:p>FromSoftware</text:p>
          </table:table-cell>
          <table:table-cell office:value-type="string" calcext:value-type="string">
            <text:p>Agetec Inc.</text:p>
          </table:table-cell>
          <table:table-cell table:style-name="ce5" office:value-type="date" office:date-value="1999-10-31" calcext:value-type="date">
            <text:p>1999-10-3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25" calcext:value-type="date">
            <text:p>1998-06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ke Kid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man King: Spirit of Shamans</text:p>
          </table:table-cell>
          <table:table-cell office:value-type="string" calcext:value-type="string">
            <text:p>Dimps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2002-06-06" calcext:value-type="date">
            <text:p>2002-06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nghai: True Valor</text:p>
          </table:table-cell>
          <table:table-cell table:number-columns-repeated="2" office:value-type="string" calcext:value-type="string">
            <text:p>Sun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oli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Minds-Eye Productions</text:p>
          </table:table-cell>
          <table:table-cell office:value-type="string" calcext:value-type="string">
            <text:p>Empire Interactive PAL,NA|Syscom JP</text:p>
          </table:table-cell>
          <table:table-cell table:style-name="ce5" office:value-type="date" office:date-value="2001-06-14" calcext:value-type="date">
            <text:p>2001-06-14</text:p>
          </table:table-cell>
          <table:table-cell table:style-name="ce5" office:value-type="date" office:date-value="2000-11-17" calcext:value-type="date">
            <text:p>2000-11-17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p, Dog, 'n' Wolf</text:p>
          </table:table-cell>
          <table:table-cell table:number-columns-repeated="2"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9-14" calcext:value-type="date">
            <text:p>2001-09-14</text:p>
          </table:table-cell>
          <table:table-cell table:style-name="ce5" office:value-type="date" office:date-value="2001-09-27" calcext:value-type="date">
            <text:p>2001-09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llshock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Core Design</text:p>
          </table:table-cell>
          <table:table-cell table:style-name="ce5" office:value-type="date" office:date-value="1996-10-25" calcext:value-type="date">
            <text:p>1996-10-25</text:p>
          </table:table-cell>
          <table:table-cell table:number-columns-repeated="2"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basu 1-2-3 Destiny!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 Megami Tensei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2001-05-31" calcext:value-type="date">
            <text:p>2001-05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 Megami Tensei II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2002-03-20" calcext:value-type="date">
            <text:p>2002-03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 Megami Tensei if...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2002-12-26" calcext:value-type="date">
            <text:p>2002-12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 Sedai Robot Senki: Brave Saga</text:p>
          </table:table-cell>
          <table:table-cell table:number-columns-repeated="2"/>
          <table:table-cell table:style-name="ce5" office:value-type="date" office:date-value="1998-12-17" calcext:value-type="date">
            <text:p>1998-12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 Super Robot Taisen</text:p>
          </table:table-cell>
          <table:table-cell table:number-columns-repeated="2"/>
          <table:table-cell table:style-name="ce5" office:value-type="date" office:date-value="1996-12-27" calcext:value-type="date">
            <text:p>1996-12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seiki Evangelion: Eva to Yukai na Nakama Tachi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seiki Evangelion: Koutetsu no Girlfriend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seiki Evangelion: Koutetsu no Girlfriend 2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seiki GPX: Cyber Formula</text:p>
          </table:table-cell>
          <table:table-cell table:number-columns-repeated="2"/>
          <table:table-cell table:style-name="ce5" office:value-type="date" office:date-value="1999-03-18" calcext:value-type="date">
            <text:p>1999-03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setsu Samurai Spirits Bushido Retsuden</text:p>
          </table:table-cell>
          <table:table-cell office:value-type="string" calcext:value-type="string">
            <text:p>SNK|Asastsu|Fuji Television</text:p>
          </table:table-cell>
          <table:table-cell office:value-type="string" calcext:value-type="string">
            <text:p>SNK</text:p>
          </table:table-cell>
          <table:table-cell table:style-name="ce5" office:value-type="date" office:date-value="1997-06-27" calcext:value-type="date">
            <text:p>1997-06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pwreckers!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ritsu Justice Gakuen: Nekketsu Seisyun Nikki 2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ckwave Assault</text:p>
          </table:table-cell>
          <table:table-cell office:value-type="string" calcext:value-type="string">
            <text:p>Apple Advanced Technology Group</text:p>
          </table:table-cell>
          <table:table-cell office:value-type="string" calcext:value-type="string">
            <text:p>Crystal Dynamic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2-05" calcext:value-type="date">
            <text:p>1995-1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er: Space Shot</text:p>
          </table:table-cell>
          <table:table-cell office:value-type="string" calcext:value-type="string">
            <text:p>A1 Games</text:p>
          </table:table-cell>
          <table:table-cell office:value-type="string" calcext:value-type="string">
            <text:p>Agetec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er: Starfighter Sanvein</text:p>
          </table:table-cell>
          <table:table-cell office:value-type="string" calcext:value-type="string">
            <text:p>A1 games</text:p>
          </table:table-cell>
          <table:table-cell office:value-type="string" calcext:value-type="string">
            <text:p>Success</text:p>
          </table:table-cell>
          <table:table-cell table:style-name="ce5" office:value-type="date" office:date-value="2000-03-30" calcext:value-type="date">
            <text:p>2000-03-30</text:p>
          </table:table-cell>
          <table:table-cell table:style-name="ce5" office:value-type="date" office:date-value="2000-09-01" calcext:value-type="date">
            <text:p>2000-09-01</text:p>
          </table:table-cell>
          <table:table-cell table:style-name="ce5" office:value-type="date" office:date-value="2001-02-28" calcext:value-type="date">
            <text:p>2001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 Fus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ek Treasure Hunt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TDK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11-29" calcext:value-type="date">
            <text:p>2002-11-29</text:p>
          </table:table-cell>
          <table:table-cell table:style-name="ce5" office:value-type="date" office:date-value="2002-10-18" calcext:value-type="date">
            <text:p>2002-10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utokou Battle Gaiden: Super Technic Challenge</text:p>
          </table:table-cell>
          <table:table-cell table:number-columns-repeated="2"/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utokou Battle R</text:p>
          </table:table-cell>
          <table:table-cell table:number-columns-repeated="2"/>
          <table:table-cell table:style-name="ce5" office:value-type="date" office:date-value="1997-04-25" calcext:value-type="date">
            <text:p>1997-04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de By Side Challeng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de Pocket 3</text:p>
          </table:table-cell>
          <table:table-cell table:number-columns-repeated="2" office:value-type="string" calcext:value-type="string">
            <text:p>Data East</text:p>
          </table:table-cell>
          <table:table-cell table:style-name="ce5" office:value-type="date" office:date-value="1998-04-16" calcext:value-type="date">
            <text:p>1998-04-1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dewinder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t Bomber</text:p>
          </table:table-cell>
          <table:table-cell office:value-type="string" calcext:value-type="string">
            <text:p>CyberConnect2</text:p>
          </table:table-cell>
          <table:table-cell office:value-type="string" calcext:value-type="string">
            <text:p>Bandai</text:p>
          </table:table-cell>
          <table:table-cell table:style-name="ce5" office:value-type="date" office:date-value="1999-10-28" calcext:value-type="date">
            <text:p>1999-10-28</text:p>
          </table:table-cell>
          <table:table-cell table:style-name="ce5" office:value-type="date" office:date-value="2000-07-14" calcext:value-type="date">
            <text:p>2000-07-14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t Hill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1-31" calcext:value-type="date">
            <text:p>1999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t Iron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4-01-01" calcext:value-type="date">
            <text:p>2004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houette Mirage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orking Designs</text:p>
          </table:table-cell>
          <table:table-cell table:style-name="ce5" office:value-type="date" office:date-value="1998-07-23" calcext:value-type="date">
            <text:p>1998-07-2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5" calcext:value-type="date">
            <text:p>2000-0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erLoad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Vic Toka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5-31" calcext:value-type="date">
            <text:p>1996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City 2000</text:p>
          </table:table-cell>
          <table:table-cell office:value-type="string" calcext:value-type="string">
            <text:p>Maxis</text:p>
          </table:table-cell>
          <table:table-cell office:value-type="string" calcext:value-type="string">
            <text:p>EA Games</text:p>
          </table:table-cell>
          <table:table-cell table:style-name="ce5" office:value-type="date" office:date-value="1996-12-20" calcext:value-type="date">
            <text:p>1996-12-20</text:p>
          </table:table-cell>
          <table:table-cell table:style-name="ce5" office:value-type="date" office:date-value="1996-11-01" calcext:value-type="date">
            <text:p>1996-11-01</text:p>
          </table:table-cell>
          <table:table-cell table:style-name="ce5" office:value-type="date" office:date-value="1996-07-06" calcext:value-type="date">
            <text:p>1996-07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 Theme Park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24" calcext:value-type="date">
            <text:p>1999-10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: The Mahjong</text:p>
          </table:table-cell>
          <table:table-cell office:value-type="string" calcext:value-type="string">
            <text:p>Chatnoir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: The Shōgi</text:p>
          </table:table-cell>
          <table:table-cell office:value-type="string" calcext:value-type="string">
            <text:p>Alpha-Beta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3: The Gomoku Narabe</text:p>
          </table:table-cell>
          <table:table-cell office:value-type="string" calcext:value-type="string">
            <text:p>Itsui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4: The Reversi</text:p>
          </table:table-cell>
          <table:table-cell office:value-type="string" calcext:value-type="string">
            <text:p>Itsui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5: The Igo</text:p>
          </table:table-cell>
          <table:table-cell office:value-type="string" calcext:value-type="string">
            <text:p>Ken Chen|Chat Noir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1-19" calcext:value-type="date">
            <text:p>1998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6: The Hanafuda</text:p>
          </table:table-cell>
          <table:table-cell office:value-type="string" calcext:value-type="string">
            <text:p>Success|Chat Noir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1-19" calcext:value-type="date">
            <text:p>1998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7: The Card</text:p>
          </table:table-cell>
          <table:table-cell office:value-type="string" calcext:value-type="string">
            <text:p>Success|Chat Noir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1-19" calcext:value-type="date">
            <text:p>1998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8: The Solitaire</text:p>
          </table:table-cell>
          <table:table-cell office:value-type="string" calcext:value-type="string">
            <text:p>F2 Company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8-11-19" calcext:value-type="date">
            <text:p>1998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9: The Chess</text:p>
          </table:table-cell>
          <table:table-cell office:value-type="string" calcext:value-type="string">
            <text:p>Success|Chat Noir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9-04-22" calcext:value-type="date">
            <text:p>1999-04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0: The Billiard JP|Billiards NA</text:p>
          </table:table-cell>
          <table:table-cell office:value-type="string" calcext:value-type="string">
            <text:p>Argent|Success</text:p>
          </table:table-cell>
          <table:table-cell office:value-type="string" calcext:value-type="string">
            <text:p>Culture Publishers JP|Agetec NA</text:p>
          </table:table-cell>
          <table:table-cell table:style-name="ce5" office:value-type="date" office:date-value="1999-04-22" calcext:value-type="date">
            <text:p>1999-04-2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14" calcext:value-type="date">
            <text:p>2001-05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1: The Pinball 3D</text:p>
          </table:table-cell>
          <table:table-cell office:value-type="string" calcext:value-type="string">
            <text:p>Nekogumi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9-07-22" calcext:value-type="date">
            <text:p>1999-07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2: The Quiz</text:p>
          </table:table-cell>
          <table:table-cell office:value-type="string" calcext:value-type="string">
            <text:p>Tears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3: The Race JP|Racing NA|Pro Racer PAL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Culture Publishers JP|Midas Interactive Entertainment PAL|Agetec US</text:p>
          </table:table-cell>
          <table:table-cell table:style-name="ce5" office:value-type="date" office:date-value="1999-07-22" calcext:value-type="date">
            <text:p>1999-07-22</text:p>
          </table:table-cell>
          <table:table-cell table:style-name="ce5" office:value-type="date" office:date-value="2004-02-27" calcext:value-type="date">
            <text:p>2004-02-27</text:p>
          </table:table-cell>
          <table:table-cell table:style-name="ce5" office:value-type="date" office:date-value="1999-12-10" calcext:value-type="date">
            <text:p>1999-12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4: The Block Kuzushi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5: The Pachinko</text:p>
          </table:table-cell>
          <table:table-cell office:value-type="string" calcext:value-type="string">
            <text:p>Craftman (video game developer)</text:p>
          </table:table-cell>
          <table:table-cell office:value-type="string" calcext:value-type="string">
            <text:p>Culture Publishers</text:p>
          </table:table-cell>
          <table:table-cell table:style-name="ce5" office:value-type="date" office:date-value="1999-10-07" calcext:value-type="date">
            <text:p>1999-10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6: The Pachi-Slot</text:p>
          </table:table-cell>
          <table:table-cell table:number-columns-repeated="2" office:value-type="string" calcext:value-type="string">
            <text:p>D3 Publisher</text:p>
          </table:table-cell>
          <table:table-cell table:style-name="ce5" office:value-type="date" office:date-value="1999-11-19" calcext:value-type="date">
            <text:p>1999-11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7: The Bike Race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8: The Bowling JP|Bowling NA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D3 Publisher JP|Agetec NA</text:p>
          </table:table-cell>
          <table:table-cell table:style-name="ce5" office:value-type="date" office:date-value="1999-11-18" calcext:value-type="date">
            <text:p>1999-11-18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14" calcext:value-type="date">
            <text:p>2001-05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19: The Sugoroku</text:p>
          </table:table-cell>
          <table:table-cell office:value-type="string" calcext:value-type="string">
            <text:p>Amedio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1999-11-18" calcext:value-type="date">
            <text:p>1999-11-1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1: The Yakyuu</text:p>
          </table:table-cell>
          <table:table-cell office:value-type="string" calcext:value-type="string">
            <text:p>E's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2000-10-05" calcext:value-type="date">
            <text:p>2000-10-0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2: The Pro Wrestling</text:p>
          </table:table-cell>
          <table:table-cell office:value-type="string" calcext:value-type="string">
            <text:p>Yuke's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1999-12-09" calcext:value-type="date">
            <text:p>1999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3: The Gateball</text:p>
          </table:table-cell>
          <table:table-cell office:value-type="string" calcext:value-type="string">
            <text:p>Amedio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1999-12-09" calcext:value-type="date">
            <text:p>1999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4: The Gun Shooting</text:p>
          </table:table-cell>
          <table:table-cell office:value-type="string" calcext:value-type="string">
            <text:p>Nekogumi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1999-12-09" calcext:value-type="date">
            <text:p>1999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5: The Keiba</text:p>
          </table:table-cell>
          <table:table-cell office:value-type="string" calcext:value-type="string">
            <text:p>Nekogumi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2000-03-30" calcext:value-type="date">
            <text:p>2000-03-3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6: The Tennis JP|All Star Tennis PAL|Tennis NA</text:p>
          </table:table-cell>
          <table:table-cell office:value-type="string" calcext:value-type="string">
            <text:p>Nekogumi</text:p>
          </table:table-cell>
          <table:table-cell office:value-type="string" calcext:value-type="string">
            <text:p>D3 Publisher JP|Midas Interactive PAL|Agetec NA</text:p>
          </table:table-cell>
          <table:table-cell table:style-name="ce5" office:value-type="date" office:date-value="2000-02-24" calcext:value-type="date">
            <text:p>2000-02-24</text:p>
          </table:table-cell>
          <table:table-cell table:style-name="ce5" office:value-type="date" office:date-value="2003-04-25" calcext:value-type="date">
            <text:p>2003-04-25</text:p>
          </table:table-cell>
          <table:table-cell table:style-name="ce5" office:value-type="date" office:date-value="2001-06-28" calcext:value-type="date">
            <text:p>2001-06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27: The Snowboard JP|Snowboarding' NA|Snowboard Racer PAL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D3 Publisher JP|Midas Interactive PAL|A1 Games NA</text:p>
          </table:table-cell>
          <table:table-cell table:style-name="ce5" office:value-type="date" office:date-value="2000-02-24" calcext:value-type="date">
            <text:p>2000-02-24</text:p>
          </table:table-cell>
          <table:table-cell table:style-name="ce5" office:value-type="date" office:date-value="2003-05-02" calcext:value-type="date">
            <text:p>2003-05-02</text:p>
          </table:table-cell>
          <table:table-cell table:style-name="ce5" office:value-type="date" office:date-value="2000-12-10" calcext:value-type="date">
            <text:p>2000-12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1500 Series Vol. 36: The Renai Simulation: Natsuiro Celebration</text:p>
          </table:table-cell>
          <table:table-cell office:value-type="string" calcext:value-type="string">
            <text:p>HuneX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2000-08-24" calcext:value-type="date">
            <text:p>2000-08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impsons Wrestling</text:p>
          </table:table-cell>
          <table:table-cell office:value-type="string" calcext:value-type="string">
            <text:p>Big Ape Production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22" calcext:value-type="date">
            <text:p>2001-03-22</text:p>
          </table:table-cell>
          <table:table-cell table:style-name="ce5" office:value-type="date" office:date-value="2001-04-12" calcext:value-type="date">
            <text:p>2001-04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ting Ducks</text:p>
          </table:table-cell>
          <table:table-cell office:value-type="string" calcext:value-type="string">
            <text:p>Code Monkeys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4-04-16" calcext:value-type="date">
            <text:p>2004-04-1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eton Warriors</text:p>
          </table:table-cell>
          <table:table-cell office:value-type="string" calcext:value-type="string">
            <text:p>Neversoft Entertainment</text:p>
          </table:table-cell>
          <table:table-cell office:value-type="string" calcext:value-type="string">
            <text:p>Playmates NA|Virgin Interactive P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09-01" calcext:value-type="date">
            <text:p>1996-09-01</text:p>
          </table:table-cell>
          <table:table-cell table:style-name="ce5" office:value-type="date" office:date-value="1996-05-22" calcext:value-type="date">
            <text:p>1996-05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i Air Mix</text:p>
          </table:table-cell>
          <table:table-cell table:number-columns-repeated="2" office:value-type="string" calcext:value-type="string">
            <text:p>KID</text:p>
          </table:table-cell>
          <table:table-cell table:style-name="ce5" office:value-type="date" office:date-value="1998-07-23" calcext:value-type="date">
            <text:p>1998-07-23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ullmonkeys|Klaymen Klaymen 2: Skullmonkey no Gyakushuu JP</text:p>
          </table:table-cell>
          <table:table-cell office:value-type="string" calcext:value-type="string">
            <text:p>The Neverhood, Inc.</text:p>
          </table:table-cell>
          <table:table-cell office:value-type="string" calcext:value-type="string">
            <text:p>DreamWorks Interactive NA|Electronic Arts PAL|River Hill Software JP</text:p>
          </table:table-cell>
          <table:table-cell table:style-name="ce5" office:value-type="date" office:date-value="1998-08-13" calcext:value-type="date">
            <text:p>1998-08-13</text:p>
          </table:table-cell>
          <table:table-cell table:style-name="ce5" office:value-type="date" office:date-value="1998-02-20" calcext:value-type="date">
            <text:p>1998-02-20</text:p>
          </table:table-cell>
          <table:table-cell table:style-name="ce5" office:value-type="date" office:date-value="1998-01-31" calcext:value-type="date">
            <text:p>1998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 Sports Football Quiz</text:p>
          </table:table-cell>
          <table:table-cell office:value-type="string" calcext:value-type="string">
            <text:p>Hothouse Creations Ltd.</text:p>
          </table:table-cell>
          <table:table-cell office:value-type="string" calcext:value-type="string">
            <text:p>THQ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2-07" calcext:value-type="date">
            <text:p>2001-1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 Sports Football Quiz Season 02</text:p>
          </table:table-cell>
          <table:table-cell office:value-type="string" calcext:value-type="string">
            <text:p>Hothouse Creations Ltd.</text:p>
          </table:table-cell>
          <table:table-cell office:value-type="string" calcext:value-type="string">
            <text:p>THQ Inc.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6-07" calcext:value-type="date">
            <text:p>2002-06-0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diving Extreme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Metro</text:p>
          </table:table-cell>
          <table:table-cell table:style-name="ce5" office:value-type="date" office:date-value="2001-01-11" calcext:value-type="date">
            <text:p>2001-01-1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8-09" calcext:value-type="date">
            <text:p>2001-08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m 'n' Jam 96 featuring Magic &amp; Kareem</text:p>
          </table:table-cell>
          <table:table-cell office:value-type="string" calcext:value-type="string">
            <text:p>Left Field Productions</text:p>
          </table:table-cell>
          <table:table-cell office:value-type="string" calcext:value-type="string">
            <text:p>Crystal Dynamic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m 'n' Jam 98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mscape</text:p>
          </table:table-cell>
          <table:table-cell table:number-columns-repeated="2" office:value-type="string" calcext:value-type="string">
            <text:p>Viacom New Medi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p Happy Rhythm Busters</text:p>
          </table:table-cell>
          <table:table-cell table:number-columns-repeated="2"/>
          <table:table-cell table:style-name="ce5" office:value-type="date" office:date-value="2000-06-29" calcext:value-type="date">
            <text:p>2000-06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yers Royal</text:p>
          </table:table-cell>
          <table:table-cell office:value-type="string" calcext:value-type="string">
            <text:p>Japan Art Media</text:p>
          </table:table-cell>
          <table:table-cell office:value-type="string" calcext:value-type="string">
            <text:p>ESP Software</text:p>
          </table:table-cell>
          <table:table-cell table:style-name="ce5" office:value-type="date" office:date-value="1998-04-23" calcext:value-type="date">
            <text:p>1998-04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yers Royal 2</text:p>
          </table:table-cell>
          <table:table-cell office:value-type="string" calcext:value-type="string">
            <text:p>Kadokawa Shoten</text:p>
          </table:table-cell>
          <table:table-cell office:value-type="string" calcext:value-type="string">
            <text:p>ESP Software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yers Wonderful</text:p>
          </table:table-cell>
          <table:table-cell/>
          <table:table-cell office:value-type="string" calcext:value-type="string">
            <text:p>Banpresto</text:p>
          </table:table-cell>
          <table:table-cell table:style-name="ce5" office:value-type="date" office:date-value="1998-10-22" calcext:value-type="date">
            <text:p>1998-10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ed Storm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8-11" calcext:value-type="date">
            <text:p>1999-08-11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Coresoft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6-27" calcext:value-type="date">
            <text:p>2003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DreamWorks Interactive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sh Court JP|Namco Tennis Smash Court PAL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Namco JP|SCEE PAL</text:p>
          </table:table-cell>
          <table:table-cell table:style-name="ce5" office:value-type="date" office:date-value="1999-09-06" calcext:value-type="date">
            <text:p>1999-09-06</text:p>
          </table:table-cell>
          <table:table-cell table:style-name="ce5" office:value-type="date" office:date-value="1999-12-15" calcext:value-type="date">
            <text:p>1999-12-1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sh Court 2 JP|Anna Kournikova's Smash Court Tennis PAL</text:p>
          </table:table-cell>
          <table:table-cell office:value-type="string" calcext:value-type="string">
            <text:p>Namco</text:p>
          </table:table-cell>
          <table:table-cell office:value-type="string" calcext:value-type="string">
            <text:p>SCEE</text:p>
          </table:table-cell>
          <table:table-cell table:style-name="ce5" office:value-type="date" office:date-value="1998-11-12" calcext:value-type="date">
            <text:p>1998-11-12</text:p>
          </table:table-cell>
          <table:table-cell table:style-name="ce5" office:value-type="date" office:date-value="1999-06-01" calcext:value-type="date">
            <text:p>1999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sh Court 3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2000-11-09" calcext:value-type="date">
            <text:p>2000-11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murfs</text:p>
          </table:table-cell>
          <table:table-cell office:value-type="string" calcext:value-type="string">
            <text:p>Doki Denki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2-14" calcext:value-type="date">
            <text:p>1999-12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urf Racer!|3, 2, 1... Smurf! My First Racing Game PAL</text:p>
          </table:table-cell>
          <table:table-cell office:value-type="string" calcext:value-type="string">
            <text:p>Artificial Mind &amp; Movement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1-04-01" calcext:value-type="date">
            <text:p>2001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tcher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2-12" calcext:value-type="date">
            <text:p>1996-02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obow Kids Plu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o-Cross Championship Racing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Cra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8-22" calcext:value-type="date">
            <text:p>2000-08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ow Break JP|Extreme Snow Break PAL</text:p>
          </table:table-cell>
          <table:table-cell office:value-type="string" calcext:value-type="string">
            <text:p>Toka</text:p>
          </table:table-cell>
          <table:table-cell office:value-type="string" calcext:value-type="string">
            <text:p>Atlus JP|Microids PAL</text:p>
          </table:table-cell>
          <table:table-cell table:style-name="ce5" office:value-type="date" office:date-value="1998-01-29" calcext:value-type="date">
            <text:p>1998-01-29</text:p>
          </table:table-cell>
          <table:table-cell table:style-name="ce5" office:value-type="date" office:date-value="1998-03-10" calcext:value-type="date">
            <text:p>1998-03-1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ow Rac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cer 97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cer Kid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3-12-13" calcext:value-type="date">
            <text:p>2003-12-1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 Divide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XS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3-11" calcext:value-type="date">
            <text:p>2003-03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d Out</text:p>
          </table:table-cell>
          <table:table-cell/>
          <table:table-cell office:value-type="string" calcext:value-type="string">
            <text:p>Shinko Music</text:p>
          </table:table-cell>
          <table:table-cell table:style-name="ce5" office:value-type="date" office:date-value="1997-06-20" calcext:value-type="date">
            <text:p>1997-06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Wings Special</text:p>
          </table:table-cell>
          <table:table-cell office:value-type="string" calcext:value-type="string">
            <text:p>Video System</text:p>
          </table:table-cell>
          <table:table-cell office:value-type="string" calcext:value-type="string">
            <text:p>Hamster Corporation JP|Phoenix Games PAL</text:p>
          </table:table-cell>
          <table:table-cell table:style-name="ce5" office:value-type="date" office:date-value="1996-08-30" calcext:value-type="date">
            <text:p>1996-08-30</text:p>
          </table:table-cell>
          <table:table-cell table:style-name="ce5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cerer's Maze NA|Prism Land Story JP|Prism Land PAL</text:p>
          </table:table-cell>
          <table:table-cell office:value-type="string" calcext:value-type="string">
            <text:p>Dream Creators|D-cruise</text:p>
          </table:table-cell>
          <table:table-cell office:value-type="string" calcext:value-type="string">
            <text:p>XS Games NA|Hect JP|Midas Interactive PAL</text:p>
          </table:table-cell>
          <table:table-cell table:style-name="ce5" office:value-type="date" office:date-value="1998-03-19" calcext:value-type="date">
            <text:p>1998-03-19</text:p>
          </table:table-cell>
          <table:table-cell table:style-name="ce5" office:value-type="date" office:date-value="2001-05-31" calcext:value-type="date">
            <text:p>2001-05-31</text:p>
          </table:table-cell>
          <table:table-cell table:style-name="ce5" office:value-type="date" office:date-value="2003-12-04" calcext:value-type="date">
            <text:p>2003-1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tsugyou III: Wedding Bel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tsugyou M ~Seito Kaichou no Karei naru Inbou~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tsugyou Vacatio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kaigi</text:p>
          </table:table-cell>
          <table:table-cell office:value-type="string" calcext:value-type="string">
            <text:p>Yuke's</text:p>
          </table:table-cell>
          <table:table-cell office:value-type="string" calcext:value-type="string">
            <text:p>Square Co.</text:p>
          </table:table-cell>
          <table:table-cell table:style-name="ce5" office:value-type="date" office:date-value="1998-05-28" calcext:value-type="date">
            <text:p>1998-05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l Blade|Soul Edge JP</text:p>
          </table:table-cell>
          <table:table-cell table:number-columns-repeated="2" office:value-type="string" calcext:value-type="string">
            <text:p>Nam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l of the Samurai|Ronin Blade PAL</text:p>
          </table:table-cell>
          <table:table-cell office:value-type="string" calcext:value-type="string">
            <text:p>Konami Computer Entertainment Sappor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9-04-28" calcext:value-type="date">
            <text:p>1999-04-28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nd Novel Tsukūru 2 [303]</text:p>
          </table:table-cell>
          <table:table-cell table:number-columns-repeated="2" office:value-type="string" calcext:value-type="string">
            <text:p>ASCII Entertainment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Park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Acclaim|Comedy Centr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Park: Chef's Luv Shack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Acclaim, Comedy Central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Park Rally</text:p>
          </table:table-cell>
          <table:table-cell office:value-type="string" calcext:value-type="string">
            <text:p>Tantalus Interactive</text:p>
          </table:table-cell>
          <table:table-cell office:value-type="string" calcext:value-type="string">
            <text:p>Acclaim|Comedy Centra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iet Strike</text:p>
          </table:table-cell>
          <table:table-cell office:value-type="string" calcext:value-type="string">
            <text:p>EA Tiburon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Battleship Yamato</text:p>
          </table:table-cell>
          <table:table-cell table:number-columns-repeated="2" office:value-type="string" calcext:value-type="string">
            <text:p>Bandai</text:p>
          </table:table-cell>
          <table:table-cell table:style-name="ce5" office:value-type="date" office:date-value="1999-02-04" calcext:value-type="date">
            <text:p>1999-02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Battleship Yamato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Battleship Yamato Fan Disc Part 1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Battleship Yamato: Eiyuu no Kiseki</text:p>
          </table:table-cell>
          <table:table-cell table:number-columns-repeated="2"/>
          <table:table-cell table:style-name="ce5" office:value-type="date" office:date-value="2000-09-28" calcext:value-type="date">
            <text:p>2000-09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Battleship Yamato: Farewell Warriors of Love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Debri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Griffon VF-9</text:p>
          </table:table-cell>
          <table:table-cell office:value-type="string" calcext:value-type="string">
            <text:p>Panther Software</text:p>
          </table:table-cell>
          <table:table-cell office:value-type="string" calcext:value-type="string">
            <text:p>Atlu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1-25" calcext:value-type="date">
            <text:p>1995-1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Hulk: Vengeance of the Blood Angels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Invaders|Space Invaders X JP</text:p>
          </table:table-cell>
          <table:table-cell office:value-type="string" calcext:value-type="string">
            <text:p>Z-Axis Ltd.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Invaders - The Original Game</text:p>
          </table:table-cell>
          <table:table-cell table:number-columns-repeated="2" office:value-type="string" calcext:value-type="string">
            <text:p>Taito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Invaders 1500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Invaders 2000</text:p>
          </table:table-cell>
          <table:table-cell table:number-columns-repeated="2" office:value-type="string" calcext:value-type="string">
            <text:p>Taito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Jam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 Rid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wn: The Eternal</text:p>
          </table:table-cell>
          <table:table-cell office:value-type="string" calcext:value-type="string">
            <text:p>Sony Interactive Studios America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8-09-17" calcext:value-type="date">
            <text:p>1998-09-17</text:p>
          </table:table-cell>
          <table:table-cell table:style-name="ce5" office:value-type="date" office:date-value="1998-04-01" calcext:value-type="date">
            <text:p>1998-04-01</text:p>
          </table:table-cell>
          <table:table-cell table:style-name="ce5" office:value-type="date" office:date-value="1997-12-01" calcext:value-type="date">
            <text:p>1997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 Ops: Airborne Commando</text:p>
          </table:table-cell>
          <table:table-cell office:value-type="string" calcext:value-type="string">
            <text:p>Big Grub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0-31" calcext:value-type="date">
            <text:p>2002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 Ops: Covert Assault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6-28" calcext:value-type="date">
            <text:p>2001-06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 Ops: Ranger Elite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4-29" calcext:value-type="date">
            <text:p>2001-04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 Ops: Stealth Patrol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05" calcext:value-type="date">
            <text:p>2000-06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tral Force 2</text:p>
          </table:table-cell>
          <table:table-cell table:number-columns-repeated="2"/>
          <table:table-cell table:style-name="ce5" office:value-type="date" office:date-value="1998-10-15" calcext:value-type="date">
            <text:p>1998-10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 Machin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 Power Gunbike ?</text:p>
          </table:table-cell>
          <table:table-cell office:value-type="string" calcext:value-type="string">
            <text:p>Inti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 Freaks|Speed Punks NA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 Racer</text:p>
          </table:table-cell>
          <table:table-cell office:value-type="string" calcext:value-type="string">
            <text:p>Graphic Research</text:p>
          </table:table-cell>
          <table:table-cell office:value-type="string" calcext:value-type="string">
            <text:p>Jaleco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2-20" calcext:value-type="date">
            <text:p>1998-02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ball 2100</text:p>
          </table:table-cell>
          <table:table-cell office:value-type="string" calcext:value-type="string">
            <text:p>Bitmap Brothers</text:p>
          </table:table-cell>
          <table:table-cell office:value-type="string" calcext:value-type="string">
            <text:p>Take-Tw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4" calcext:value-type="date">
            <text:p>2000-10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dst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ce World</text:p>
          </table:table-cell>
          <table:table-cell office:value-type="string" calcext:value-type="string">
            <text:p>SCEE London Studio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-Man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Neversoft, Activision|Marvel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15" calcext:value-type="date">
            <text:p>2000-09-15</text:p>
          </table:table-cell>
          <table:table-cell table:style-name="ce5" office:value-type="date" office:date-value="2000-08-30" calcext:value-type="date">
            <text:p>2000-08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-Man 2: Enter Electro</text:p>
          </table:table-cell>
          <table:table-cell office:value-type="string" calcext:value-type="string">
            <text:p>Vicarious Visions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2002-10-31" calcext:value-type="date">
            <text:p>2002-10-31</text:p>
          </table:table-cell>
          <table:table-cell table:style-name="ce5" office:value-type="date" office:date-value="2001-10-26" calcext:value-type="date">
            <text:p>2001-10-26</text:p>
          </table:table-cell>
          <table:table-cell table:style-name="ce5" office:value-type="date" office:date-value="2001-10-19" calcext:value-type="date">
            <text:p>2001-10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: The Video Game</text:p>
          </table:table-cell>
          <table:table-cell office:value-type="string" calcext:value-type="string">
            <text:p>Boss Game Studios</text:p>
          </table:table-cell>
          <table:table-cell office:value-type="string" calcext:value-type="string">
            <text:p>BMG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2-26" calcext:value-type="date">
            <text:p>1997-02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 Jam</text:p>
          </table:table-cell>
          <table:table-cell office:value-type="string" calcext:value-type="string">
            <text:p>Entertainment International</text:p>
          </table:table-cell>
          <table:table-cell office:value-type="string" calcext:value-type="string">
            <text:p>Empire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4" calcext:value-type="date">
            <text:p>2000-09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ngeBob SquarePants: SuperSponge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9-21" calcext:value-type="date">
            <text:p>2001-09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s Car GT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s Superbik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s Superbike 2</text:p>
          </table:table-cell>
          <table:table-cell office:value-type="string" calcext:value-type="string">
            <text:p>Interactive Entertainment</text:p>
          </table:table-cell>
          <table:table-cell office:value-type="string" calcext:value-type="string">
            <text:p>Mud Duck Productio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0-06" calcext:value-type="date">
            <text:p>2002-10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t Goes To Hollywood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ggan: Lunar Verse</text:p>
          </table:table-cell>
          <table:table-cell table:number-columns-repeated="2" office:value-type="string" calcext:value-type="string">
            <text:p>FromSoftware</text:p>
          </table:table-cell>
          <table:table-cell table:style-name="ce5" office:value-type="date" office:date-value="1999-06-17" calcext:value-type="date">
            <text:p>1999-06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ro The Dragon [305]</text:p>
          </table:table-cell>
          <table:table-cell office:value-type="string" calcext:value-type="string">
            <text:p>Insomniac Games</text:p>
          </table:table-cell>
          <table:table-cell office:value-type="string" calcext:value-type="string">
            <text:p>Sony Computer Entertainment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10" calcext:value-type="date">
            <text:p>1998-09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ro 2: Ripto's Rage! [305]</text:p>
          </table:table-cell>
          <table:table-cell office:value-type="string" calcext:value-type="string">
            <text:p>Insomniac Games</text:p>
          </table:table-cell>
          <table:table-cell office:value-type="string" calcext:value-type="string">
            <text:p>Sony Computer Entertainment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yro: Year of the Dragon [305]</text:p>
          </table:table-cell>
          <table:table-cell office:value-type="string" calcext:value-type="string">
            <text:p>Insomniac Games</text:p>
          </table:table-cell>
          <table:table-cell office:value-type="string" calcext:value-type="string">
            <text:p>Sony Computer Entertainment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25" calcext:value-type="date">
            <text:p>2000-10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Q. Sound Qub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Fighter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Gladiator Episode I: Final Crusade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Ixiom</text:p>
          </table:table-cell>
          <table:table-cell table:number-columns-repeated="2"/>
          <table:table-cell table:style-name="ce5" office:value-type="date" office:date-value="1999-09-09" calcext:value-type="date">
            <text:p>1999-09-09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Ocean: The Second Story</text:p>
          </table:table-cell>
          <table:table-cell office:value-type="string" calcext:value-type="string">
            <text:p>Tri-Ace</text:p>
          </table:table-cell>
          <table:table-cell office:value-type="string" calcext:value-type="string">
            <text:p>Enix Corporation</text:p>
          </table:table-cell>
          <table:table-cell table:style-name="ce5" office:value-type="date" office:date-value="1998-07-30" calcext:value-type="date">
            <text:p>1998-07-30</text:p>
          </table:table-cell>
          <table:table-cell table:style-name="ce5" office:value-type="date" office:date-value="2000-04-12" calcext:value-type="date">
            <text:p>2000-04-12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Trek: Invasion</text:p>
          </table:table-cell>
          <table:table-cell office:value-type="string" calcext:value-type="string">
            <text:p>Warthog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29" calcext:value-type="date">
            <text:p>2000-06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Wars Episode I: Jedi Power Battles</text:p>
          </table:table-cell>
          <table:table-cell table:number-columns-repeated="2" office:value-type="string" calcext:value-type="string">
            <text:p>Lucas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01" calcext:value-type="date">
            <text:p>2000-04-01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Wars Episode I: The Phantom Menace</text:p>
          </table:table-cell>
          <table:table-cell office:value-type="string" calcext:value-type="string">
            <text:p>Big Ape Productions</text:p>
          </table:table-cell>
          <table:table-cell office:value-type="string" calcext:value-type="string">
            <text:p>Lucas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Wars: Dark Forces</text:p>
          </table:table-cell>
          <table:table-cell table:number-columns-repeated="2" office:value-type="string" calcext:value-type="string">
            <text:p>Lucas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Wars: Demolition</text:p>
          </table:table-cell>
          <table:table-cell office:value-type="string" calcext:value-type="string">
            <text:p>Luxoflux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11-12" calcext:value-type="date">
            <text:p>2000-11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Wars: Masters of Teräs Käsi</text:p>
          </table:table-cell>
          <table:table-cell table:number-columns-repeated="2" office:value-type="string" calcext:value-type="string">
            <text:p>LucasArts</text:p>
          </table:table-cell>
          <table:table-cell table:style-name="ce5" office:value-type="date" office:date-value="1998-09-23" calcext:value-type="date">
            <text:p>1998-09-23</text:p>
          </table:table-cell>
          <table:table-cell table:style-name="ce5" office:value-type="date" office:date-value="1998-03-01" calcext:value-type="date">
            <text:p>1998-03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Wars: Rebel Assault II - The Hidden Empire</text:p>
          </table:table-cell>
          <table:table-cell table:number-columns-repeated="2" office:value-type="string" calcext:value-type="string">
            <text:p>Lucas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blade Alpha</text:p>
          </table:table-cell>
          <table:table-cell office:value-type="string" calcext:value-type="string">
            <text:p>High Tech Lab Japan</text:p>
          </table:table-cell>
          <table:table-cell office:value-type="string" calcext:value-type="string">
            <text:p>Namco</text:p>
          </table:table-cell>
          <table:table-cell table:style-name="ce5" office:value-type="date" office:date-value="1995-03-31" calcext:value-type="date">
            <text:p>1995-03-31</text:p>
          </table:table-cell>
          <table:table-cell table:style-name="ce5" office:value-type="date" office:date-value="1996-02-01" calcext:value-type="date">
            <text:p>1996-02-01</text:p>
          </table:table-cell>
          <table:table-cell table:style-name="ce5" office:value-type="date" office:date-value="1996-04-27" calcext:value-type="date">
            <text:p>1996-04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winder: The Ultimate Space Race</text:p>
          </table:table-cell>
          <table:table-cell table:number-columns-repeated="2" office:value-type="string" calcext:value-type="string">
            <text:p>Mindscap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l Harbinger</text:p>
          </table:table-cell>
          <table:table-cell table:number-columns-repeated="2" office:value-type="string" calcext:value-type="string">
            <text:p>Mindscap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l Reign</text:p>
          </table:table-cell>
          <table:table-cell office:value-type="string" calcext:value-type="string">
            <text:p>Chantemar Creation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ickman Fighting</text:p>
          </table:table-cell>
          <table:table-cell table:number-columns-repeated="2" office:value-type="string" calcext:value-type="string">
            <text:p>Gaines Plix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6-14" calcext:value-type="date">
            <text:p>2001-06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ck Car Rac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len Song: Tomoyasu Hotei</text:p>
          </table:table-cell>
          <table:table-cell table:number-columns-repeated="2"/>
          <table:table-cell table:style-name="ce5" office:value-type="date" office:date-value="1998-05-21" calcext:value-type="date">
            <text:p>1998-05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y Lane Theater 1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y Lane Theater 2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y Lane Theater 3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y Lane Theater 4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y Lane Theater 5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Analogy-ology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Match-A-Batch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Matchmania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Parallel Lives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Riddle Roundup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Riddle Wrangler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Title This! Title That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.at.e.s Titlerama!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ight Victory: Hoshino Kazuyoshi e no Chousen</text:p>
          </table:table-cell>
          <table:table-cell office:value-type="string" calcext:value-type="string">
            <text:p>Polygon Magic</text:p>
          </table:table-cell>
          <table:table-cell office:value-type="string" calcext:value-type="string">
            <text:p>Calsonic</text:p>
          </table:table-cell>
          <table:table-cell table:style-name="ce5" office:value-type="date" office:date-value="1998-04-23" calcext:value-type="date">
            <text:p>1998-04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ak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ak: Hoverboard Racing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Alpha: Warrior's Dreams|Street Fighter Zero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5-12-22" calcext:value-type="date">
            <text:p>1995-12-22</text:p>
          </table:table-cell>
          <table:table-cell table:style-name="ce5" office:value-type="date" office:date-value="1996-05-01" calcext:value-type="date">
            <text:p>1996-05-01</text:p>
          </table:table-cell>
          <table:table-cell table:style-name="ce5" office:value-type="date" office:date-value="1996-02-07" calcext:value-type="date">
            <text:p>1996-0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Alpha 2|Street Fighter Zero 2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6-08-09" calcext:value-type="date">
            <text:p>1996-08-09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Alpha 3|Street Fighter Zero 3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12-23" calcext:value-type="date">
            <text:p>1998-12-23</text:p>
          </table:table-cell>
          <table:table-cell table:style-name="ce5" office:value-type="date" office:date-value="1999-06-25" calcext:value-type="date">
            <text:p>1999-06-25</text:p>
          </table:table-cell>
          <table:table-cell table:style-name="ce5" office:value-type="date" office:date-value="1999-04-30" calcext:value-type="date">
            <text:p>1999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Collection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7-10-23" calcext:value-type="date">
            <text:p>1997-10-23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7-12-16" calcext:value-type="date">
            <text:p>1997-12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Collection 2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II Movie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5-12-15" calcext:value-type="date">
            <text:p>1995-12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EX Plus Alpha</text:p>
          </table:table-cell>
          <table:table-cell office:value-type="string" calcext:value-type="string">
            <text:p>Arika</text:p>
          </table:table-cell>
          <table:table-cell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EX2 Plus</text:p>
          </table:table-cell>
          <table:table-cell office:value-type="string" calcext:value-type="string">
            <text:p>Arika</text:p>
          </table:table-cell>
          <table:table-cell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2-30" calcext:value-type="date">
            <text:p>1999-12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: The Movie</text:p>
          </table:table-cell>
          <table:table-cell office:value-type="string" calcext:value-type="string">
            <text:p>Incredible Technologies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5-08-11" calcext:value-type="date">
            <text:p>1995-08-11</text:p>
          </table:table-cell>
          <table:table-cell table:style-name="ce5" office:value-type="date" office:date-value="1995-09-29" calcext:value-type="date">
            <text:p>1995-09-29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Racer</text:p>
          </table:table-cell>
          <table:table-cell office:value-type="string" calcext:value-type="string">
            <text:p>Vivid Image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Racquetball</text:p>
          </table:table-cell>
          <table:table-cell office:value-type="string" calcext:value-type="string">
            <text:p>Highwaystar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1-07" calcext:value-type="date">
            <text:p>2003-01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Scooter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Sk8er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Sk8er 2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der 2|Strider Hiryū 2 JP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2000-02-24" calcext:value-type="date">
            <text:p>2000-02-24</text:p>
          </table:table-cell>
          <table:table-cell table:style-name="ce5" office:value-type="date" office:date-value="2000-12-15" calcext:value-type="date">
            <text:p>2000-12-15</text:p>
          </table:table-cell>
          <table:table-cell table:style-name="ce5" office:value-type="date" office:date-value="2000-07-29" calcext:value-type="date">
            <text:p>2000-07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 Force Hydra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3-05-23" calcext:value-type="date">
            <text:p>2003-05-2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 Point</text:p>
          </table:table-cell>
          <table:table-cell office:value-type="string" calcext:value-type="string">
            <text:p>MotiveTime, Ltd.</text:p>
          </table:table-cell>
          <table:table-cell office:value-type="string" calcext:value-type="string">
            <text:p>Techn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01" calcext:value-type="date">
            <text:p>1996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r '96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r Pro 2000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5-31" calcext:value-type="date">
            <text:p>2000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rs 1945</text:p>
          </table:table-cell>
          <table:table-cell office:value-type="string" calcext:value-type="string">
            <text:p>Psiyko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3-27" calcext:value-type="date">
            <text:p>2001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kers 1945 II</text:p>
          </table:table-cell>
          <table:table-cell table:number-columns-repeated="2" office:value-type="string" calcext:value-type="string">
            <text:p>Psikyo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art Little 2</text:p>
          </table:table-cell>
          <table:table-cell office:value-type="string" calcext:value-type="string">
            <text:p>Magenta Software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7-17" calcext:value-type="date">
            <text:p>2002-07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marine Command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hie-Pai Adventure: Doki Doki Nightmar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koden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5-12-15" calcext:value-type="date">
            <text:p>1995-12-15</text:p>
          </table:table-cell>
          <table:table-cell table:style-name="ce5" office:value-type="date" office:date-value="1997-03-01" calcext:value-type="date">
            <text:p>1997-03-01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koden I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ko Enbu: Outlaws of the Lost Dynasty</text:p>
          </table:table-cell>
          <table:table-cell table:number-columns-repeated="2"/>
          <table:table-cell table:style-name="ce5" office:value-type="date" office:date-value="1996-01-26" calcext:value-type="date">
            <text:p>1996-01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sō Suikogaiden Volume 1: Swordsman of Harmonia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0-09-21" calcext:value-type="date">
            <text:p>2000-09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sō Suikogaiden Volume 2: Duel at Crystal Valley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1-03-22" calcext:value-type="date">
            <text:p>2001-03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 Night</text:p>
          </table:table-cell>
          <table:table-cell office:value-type="string" calcext:value-type="string">
            <text:p>Flight-Plan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2000-01-06" calcext:value-type="date">
            <text:p>2000-01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 Night 2</text:p>
          </table:table-cell>
          <table:table-cell office:value-type="string" calcext:value-type="string">
            <text:p>Flight-Plan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2001-08-02" calcext:value-type="date">
            <text:p>2001-08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Adventure Rockman</text:p>
          </table:table-cell>
          <table:table-cell office:value-type="string" calcext:value-type="string">
            <text:p>Kouyousha</text:p>
          </table:table-cell>
          <table:table-cell office:value-type="string" calcext:value-type="string">
            <text:p>Capcom</text:p>
          </table:table-cell>
          <table:table-cell table:style-name="ce5" office:value-type="date" office:date-value="1998-06-25" calcext:value-type="date">
            <text:p>1998-06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Bubble Pop</text:p>
          </table:table-cell>
          <table:table-cell office:value-type="string" calcext:value-type="string">
            <text:p>Zombie Studios|Runecraft</text:p>
          </table:table-cell>
          <table:table-cell office:value-type="string" calcext:value-type="string">
            <text:p>Jale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2-25" calcext:value-type="date">
            <text:p>2002-12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Dropzone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GALS! Kotobuki Ran Special → Coolmen Get you Gals Party →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2-08-08" calcext:value-type="date">
            <text:p>2002-08-0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Hero Sakusen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1999-01-28" calcext:value-type="date">
            <text:p>1999-01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Hero Sakusen: Diedal's Ambition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2000-11-22" calcext:value-type="date">
            <text:p>2000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Live Stadium</text:p>
          </table:table-cell>
          <table:table-cell table:number-columns-repeated="2"/>
          <table:table-cell table:style-name="ce5" office:value-type="date" office:date-value="1998-01-01" calcext:value-type="date">
            <text:p>1998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Pang Collectio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Puzzle Fighter II Turbo|Super Puzzle Fighter II X JP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Robot Wars Alpha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2000-05-25" calcext:value-type="date">
            <text:p>2000-05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Robot Wars Alpha Gaiden</text:p>
          </table:table-cell>
          <table:table-cell table:number-columns-repeated="2" office:value-type="string" calcext:value-type="string">
            <text:p>Banpresto</text:p>
          </table:table-cell>
          <table:table-cell table:style-name="ce5" office:value-type="date" office:date-value="2001-05-29" calcext:value-type="date">
            <text:p>2001-05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Robot Wars Complete Box</text:p>
          </table:table-cell>
          <table:table-cell table:number-columns-repeated="2"/>
          <table:table-cell table:style-name="ce5" office:value-type="date" office:date-value="1999-06-10" calcext:value-type="date">
            <text:p>1999-06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hot Soccer</text:p>
          </table:table-cell>
          <table:table-cell table:number-columns-repeated="2" office:value-type="string" calcext:value-type="string">
            <text:p>Tecm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6-14" calcext:value-type="date">
            <text:p>2002-06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Slammin'Dodgebal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 Tokusatsu Taisen 2001</text:p>
          </table:table-cell>
          <table:table-cell table:number-columns-repeated="2"/>
          <table:table-cell table:style-name="ce5" office:value-type="date" office:date-value="2001-09-06" calcext:value-type="date">
            <text:p>2001-09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bike 2000</text:p>
          </table:table-cell>
          <table:table-cell office:value-type="string" calcext:value-type="string">
            <text:p>Milestone S.r.l.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Cross 2000</text:p>
          </table:table-cell>
          <table:table-cell office:value-type="string" calcext:value-type="string">
            <text:p>MBL Research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Cross</text:p>
          </table:table-cell>
          <table:table-cell office:value-type="string" calcext:value-type="string">
            <text:p>Page 44 Studio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21" calcext:value-type="date">
            <text:p>2000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Cross Circuit</text:p>
          </table:table-cell>
          <table:table-cell office:value-type="string" calcext:value-type="string">
            <text:p>Idol Minds</text:p>
          </table:table-cell>
          <table:table-cell office:value-type="string" calcext:value-type="string">
            <text:p>989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sonic Racer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star Dance Club: #1 Hits!!!</text:p>
          </table:table-cell>
          <table:table-cell office:value-type="string" calcext:value-type="string">
            <text:p>Warashi</text:p>
          </table:table-cell>
          <table:table-cell office:value-type="string" calcext:value-type="string">
            <text:p>XS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2-01" calcext:value-type="date">
            <text:p>2002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f Riders</text:p>
          </table:table-cell>
          <table:table-cell office:value-type="string" calcext:value-type="string">
            <text:p>ACOT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8-01" calcext:value-type="date">
            <text:p>2000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ume! Taisen Puzzle Dama</text:p>
          </table:table-cell>
          <table:table-cell table:number-columns-repeated="2"/>
          <table:table-cell table:style-name="ce5" office:value-type="date" office:date-value="1996-03-01" calcext:value-type="date">
            <text:p>1996-03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zuki Bakuhats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nix</text:p>
          </table:table-cell>
          <table:table-cell table:style-name="ce5" office:value-type="date" office:date-value="2000-07-06" calcext:value-type="date">
            <text:p>2000-07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 Goran Eriksson's World Manag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en Goran Eriksson's World Cup Challeng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agman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word of Camelot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dney 2000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7-31" calcext:value-type="date">
            <text:p>2000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dicate Wars</text:p>
          </table:table-cell>
          <table:table-cell office:value-type="string" calcext:value-type="string">
            <text:p>Bullfrog Production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7-07-31" calcext:value-type="date">
            <text:p>1997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phon Filter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9-08-12" calcext:value-type="date">
            <text:p>1999-08-12</text:p>
          </table:table-cell>
          <table:table-cell table:style-name="ce5" office:value-type="date" office:date-value="1999-07-09" calcext:value-type="date">
            <text:p>1999-07-09</text:p>
          </table:table-cell>
          <table:table-cell table:style-name="ce5" office:value-type="date" office:date-value="1999-01-31" calcext:value-type="date">
            <text:p>1999-01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phon Filter 2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2-29" calcext:value-type="date">
            <text:p>2000-02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phon Filter 3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11-30" calcext:value-type="date">
            <text:p>2001-11-30</text:p>
          </table:table-cell>
          <table:table-cell table:style-name="ce5" office:value-type="date" office:date-value="2001-11-05" calcext:value-type="date">
            <text:p>2001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'ai Fu: Wrath of the Tiger</text:p>
          </table:table-cell>
          <table:table-cell office:value-type="string" calcext:value-type="string">
            <text:p>DreamWorks Interactive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.R.A.G.|Hard Edge JP,PAL</text:p>
          </table:table-cell>
          <table:table-cell table:number-columns-repeated="2" office:value-type="string" calcext:value-type="string">
            <text:p>SunSoft</text:p>
          </table:table-cell>
          <table:table-cell table:style-name="ce5" office:value-type="date" office:date-value="1998-12-03" calcext:value-type="date">
            <text:p>1998-12-03</text:p>
          </table:table-cell>
          <table:table-cell table:style-name="ce5" office:value-type="date" office:date-value="1999-05-20" calcext:value-type="date">
            <text:p>1999-05-20</text:p>
          </table:table-cell>
          <table:table-cell table:style-name="ce5" office:value-type="date" office:date-value="1999-03-31" calcext:value-type="date">
            <text:p>1999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ctics Ogre</text:p>
          </table:table-cell>
          <table:table-cell office:value-type="string" calcext:value-type="string">
            <text:p>Kuusou Kagaku</text:p>
          </table:table-cell>
          <table:table-cell office:value-type="string" calcext:value-type="string">
            <text:p>Atlu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il Concerto</text:p>
          </table:table-cell>
          <table:table-cell office:value-type="string" calcext:value-type="string">
            <text:p>CyberConnect2</text:p>
          </table:table-cell>
          <table:table-cell office:value-type="string" calcext:value-type="string">
            <text:p>Atlu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il of the Sun</text:p>
          </table:table-cell>
          <table:table-cell office:value-type="string" calcext:value-type="string">
            <text:p>Artdink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6-04-26" calcext:value-type="date">
            <text:p>1996-04-26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s of Destiny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7-12-23" calcext:value-type="date">
            <text:p>1997-12-2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s of Eternia|Tales of Destiny II JP</text:p>
          </table:table-cell>
          <table:table-cell office:value-type="string" calcext:value-type="string">
            <text:p>Wolf Team</text:p>
          </table:table-cell>
          <table:table-cell office:value-type="string" calcext:value-type="string">
            <text:p>Namco</text:p>
          </table:table-cell>
          <table:table-cell table:style-name="ce5" office:value-type="date" office:date-value="2000-11-30" calcext:value-type="date">
            <text:p>2000-11-3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9-10" calcext:value-type="date">
            <text:p>2001-09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s of Fandom Vol. 1</text:p>
          </table:table-cell>
          <table:table-cell table:number-columns-repeated="2"/>
          <table:table-cell table:style-name="ce5" office:value-type="date" office:date-value="2002-01-31" calcext:value-type="date">
            <text:p>2002-01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s of Phantasia</text:p>
          </table:table-cell>
          <table:table-cell office:value-type="string" calcext:value-type="string">
            <text:p>Wolf Team</text:p>
          </table:table-cell>
          <table:table-cell office:value-type="string" calcext:value-type="string">
            <text:p>Namco</text:p>
          </table:table-cell>
          <table:table-cell table:style-name="ce5" office:value-type="date" office:date-value="1998-12-23" calcext:value-type="date">
            <text:p>1998-1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l Infinity</text:p>
          </table:table-cell>
          <table:table-cell office:value-type="string" calcext:value-type="string">
            <text:p>Open Sesame</text:p>
          </table:table-cell>
          <table:table-cell office:value-type="string" calcext:value-type="string">
            <text:p>Agetec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8-20" calcext:value-type="date">
            <text:p>2003-08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k Racer</text:p>
          </table:table-cell>
          <table:table-cell office:value-type="string" calcext:value-type="string">
            <text:p>Glass Ghost|Simis</text:p>
          </table:table-cell>
          <table:table-cell office:value-type="string" calcext:value-type="string">
            <text:p>Grolier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3-26" calcext:value-type="date">
            <text:p>1999-03-2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tsunoko Fight</text:p>
          </table:table-cell>
          <table:table-cell office:value-type="string" calcext:value-type="string">
            <text:p>Electronics Application</text:p>
          </table:table-cell>
          <table:table-cell office:value-type="string" calcext:value-type="string">
            <text:p>Takara</text:p>
          </table:table-cell>
          <table:table-cell table:style-name="ce5" office:value-type="date" office:date-value="2000-10-05" calcext:value-type="date">
            <text:p>2000-10-0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i 2</text:p>
          </table:table-cell>
          <table:table-cell office:value-type="string" calcext:value-type="string">
            <text:p>DC Studio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2-01-01" calcext:value-type="date">
            <text:p>2002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m Buddies</text:p>
          </table:table-cell>
          <table:table-cell office:value-type="string" calcext:value-type="string">
            <text:p>SCEE London Studio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15" calcext:value-type="date">
            <text:p>2000-09-15</text:p>
          </table:table-cell>
          <table:table-cell table:style-name="ce5" office:value-type="date" office:date-value="2000-09-18" calcext:value-type="date">
            <text:p>2000-09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m LOSI RC Racer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Fox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r Ring Saga</text:p>
          </table:table-cell>
          <table:table-cell office:value-type="string" calcext:value-type="string">
            <text:p>Tirnanog</text:p>
          </table:table-cell>
          <table:table-cell office:value-type="string" calcext:value-type="string">
            <text:p>Enterbrain</text:p>
          </table:table-cell>
          <table:table-cell table:style-name="ce5" office:value-type="date" office:date-value="2001-05-24" calcext:value-type="date">
            <text:p>2001-05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omage</text:p>
          </table:table-cell>
          <table:table-cell table:number-columns-repeated="2" office:value-type="string" calcext:value-type="string">
            <text:p>Sunflower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29" calcext:value-type="date">
            <text:p>2001-06-2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tackers</text:p>
          </table:table-cell>
          <table:table-cell table:number-columns-repeated="2" office:value-type="string" calcext:value-type="string">
            <text:p>Tecm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01" calcext:value-type="date">
            <text:p>1997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Super Bowl</text:p>
          </table:table-cell>
          <table:table-cell table:number-columns-repeated="2" office:value-type="string" calcext:value-type="string">
            <text:p>Tecm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01" calcext:value-type="date">
            <text:p>1996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mo World Golf</text:p>
          </table:table-cell>
          <table:table-cell table:number-columns-repeated="2" office:value-type="string" calcext:value-type="string">
            <text:p>Tecm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6-01" calcext:value-type="date">
            <text:p>1996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kken</text:p>
          </table:table-cell>
          <table:table-cell table:number-columns-repeated="2" office:value-type="string" calcext:value-type="string">
            <text:p>Nam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1-08" calcext:value-type="date">
            <text:p>1995-11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kken 2</text:p>
          </table:table-cell>
          <table:table-cell table:number-columns-repeated="2" office:value-type="string" calcext:value-type="string">
            <text:p>Nam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8-25" calcext:value-type="date">
            <text:p>1996-08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kken 3</text:p>
          </table:table-cell>
          <table:table-cell table:number-columns-repeated="2" office:value-type="string" calcext:value-type="string">
            <text:p>Namco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4-29" calcext:value-type="date">
            <text:p>1998-04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 X3</text:p>
          </table:table-cell>
          <table:table-cell table:number-columns-repeated="2" office:value-type="string" calcext:value-type="string">
            <text:p>Atar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chi Muyo! Toukou Muyou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chu: Stealth Assassins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Activision|SCEI JP</text:p>
          </table:table-cell>
          <table:table-cell table:style-name="ce5" office:value-type="date" office:date-value="1998-02-26" calcext:value-type="date">
            <text:p>1998-02-26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chu 2: Birth of the Stealth Assassins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2000-11-30" calcext:value-type="date">
            <text:p>2000-11-30</text:p>
          </table:table-cell>
          <table:table-cell table:style-name="ce5" office:value-type="date" office:date-value="2000-09-08" calcext:value-type="date">
            <text:p>2000-09-08</text:p>
          </table:table-cell>
          <table:table-cell table:style-name="ce5" office:value-type="date" office:date-value="2000-08-07" calcext:value-type="date">
            <text:p>2000-08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chu: Shinobi Hyakusen</text:p>
          </table:table-cell>
          <table:table-cell office:value-type="string" calcext:value-type="string">
            <text:p>Acquire|Various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9-11-11" calcext:value-type="date">
            <text:p>1999-11-1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chu: Shinobi Gaisen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SCEI</text:p>
          </table:table-cell>
          <table:table-cell table:style-name="ce5" office:value-type="date" office:date-value="1999-02-24" calcext:value-type="date">
            <text:p>1999-02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ku no Escaflowne</text:p>
          </table:table-cell>
          <table:table-cell/>
          <table:table-cell office:value-type="string" calcext:value-type="string">
            <text:p>Bandai</text:p>
          </table:table-cell>
          <table:table-cell table:style-name="ce5" office:value-type="date" office:date-value="1997-09-25" calcext:value-type="date">
            <text:p>1997-09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nis Arena</text:p>
          </table:table-cell>
          <table:table-cell office:value-type="string" calcext:value-type="string">
            <text:p>Smartdog</text:p>
          </table:table-cell>
          <table:table-cell office:value-type="string" calcext:value-type="string">
            <text:p>Ubisoft</text:p>
          </table:table-cell>
          <table:table-cell table:style-name="ce5" office:value-type="date" office:date-value="1998-03-19" calcext:value-type="date">
            <text:p>1998-03-19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 Pin Alley</text:p>
          </table:table-cell>
          <table:table-cell office:value-type="string" calcext:value-type="string">
            <text:p>Adrenlin Entertainment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1-30" calcext:value-type="date">
            <text:p>1996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tama</text:p>
          </table:table-cell>
          <table:table-cell table:number-columns-repeated="2"/>
          <table:table-cell table:style-name="ce5" office:value-type="date" office:date-value="2001-01-25" calcext:value-type="date">
            <text:p>2001-01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con</text:p>
          </table:table-cell>
          <table:table-cell office:value-type="string" calcext:value-type="string">
            <text:p>Picture House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5" calcext:value-type="date">
            <text:p>2000-08-25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4</text:p>
          </table:table-cell>
          <table:table-cell office:value-type="string" calcext:value-type="string">
            <text:p>Pitbull Syndicate</text:p>
          </table:table-cell>
          <table:table-cell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4X4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5</text:p>
          </table:table-cell>
          <table:table-cell office:value-type="string" calcext:value-type="string">
            <text:p>Pitbull Syndicate</text:p>
          </table:table-cell>
          <table:table-cell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6</text:p>
          </table:table-cell>
          <table:table-cell office:value-type="string" calcext:value-type="string">
            <text:p>Pitbull Syndicate</text:p>
          </table:table-cell>
          <table:table-cell office:value-type="string" calcext:value-type="string">
            <text:p>Infogr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Le Mans NA|Le Mans 24 Hours PAL</text:p>
          </table:table-cell>
          <table:table-cell office:value-type="string" calcext:value-type="string">
            <text:p>Eutechnyx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Off-Road</text:p>
          </table:table-cell>
          <table:table-cell table:number-columns-repeated="2"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Off-Road 2</text:p>
          </table:table-cell>
          <table:table-cell table:number-columns-repeated="2" office:value-type="string" calcext:value-type="string">
            <text:p>Accolad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Off-Road 3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19" calcext:value-type="date">
            <text:p>2000-04-19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rive Rally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Plus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Jaleco Entertainment</text:p>
          </table:table-cell>
          <table:table-cell table:style-name="ce5" office:value-type="date" office:date-value="1996-09-06" calcext:value-type="date">
            <text:p>1996-09-06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6-10-18" calcext:value-type="date">
            <text:p>1996-10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at's Pon!</text:p>
          </table:table-cell>
          <table:table-cell office:value-type="string" calcext:value-type="string">
            <text:p>Shoeisha</text:p>
          </table:table-cell>
          <table:table-cell/>
          <table:table-cell table:style-name="ce5" office:value-type="date" office:date-value="1995-05-12" calcext:value-type="date">
            <text:p>1995-05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me Hospital</text:p>
          </table:table-cell>
          <table:table-cell office:value-type="string" calcext:value-type="string">
            <text:p>Bullfrog Productions, Ltd.</text:p>
          </table:table-cell>
          <table:table-cell office:value-type="string" calcext:value-type="string">
            <text:p>Electronic Arts, Inc.</text:p>
          </table:table-cell>
          <table:table-cell table:style-name="ce5" office:value-type="date" office:date-value="1998-06-18" calcext:value-type="date">
            <text:p>1998-06-18</text:p>
          </table:table-cell>
          <table:table-cell table:style-name="ce5" office:value-type="date" office:date-value="1998-02-01" calcext:value-type="date">
            <text:p>1998-02-01</text:p>
          </table:table-cell>
          <table:table-cell table:style-name="ce5" office:value-type="date" office:date-value="1998-04-14" calcext:value-type="date">
            <text:p>1998-04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me Park</text:p>
          </table:table-cell>
          <table:table-cell office:value-type="string" calcext:value-type="string">
            <text:p>Bullfrog Productions, Ltd.</text:p>
          </table:table-cell>
          <table:table-cell office:value-type="string" calcext:value-type="string">
            <text:p>Electronic Arts, Inc.</text:p>
          </table:table-cell>
          <table:table-cell table:style-name="ce5" office:value-type="date" office:date-value="1995-12-29" calcext:value-type="date">
            <text:p>1995-12-29</text:p>
          </table:table-cell>
          <table:table-cell table:style-name="ce5" office:value-type="date" office:date-value="1995-10-30" calcext:value-type="date">
            <text:p>1995-10-30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me Park World</text:p>
          </table:table-cell>
          <table:table-cell office:value-type="string" calcext:value-type="string">
            <text:p>Bullfrog Productions, Ltd.</text:p>
          </table:table-cell>
          <table:table-cell office:value-type="string" calcext:value-type="string">
            <text:p>Electronic Arts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22" calcext:value-type="date">
            <text:p>2000-03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kigaki! Otoko Juku: The Dochibouru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3 Publisher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garu Ninja Tai Gatchaman: The Shooting</text:p>
          </table:table-cell>
          <table:table-cell office:value-type="string" calcext:value-type="string">
            <text:p>Warashi</text:p>
          </table:table-cell>
          <table:table-cell office:value-type="string" calcext:value-type="string">
            <text:p>D3 Publisher</text:p>
          </table:table-cell>
          <table:table-cell table:style-name="ce5" office:value-type="date" office:date-value="2002-06-27" calcext:value-type="date">
            <text:p>2002-06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s Is Football</text:p>
          </table:table-cell>
          <table:table-cell office:value-type="string" calcext:value-type="string">
            <text:p>SCE London Studio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s Is Football II</text:p>
          </table:table-cell>
          <table:table-cell office:value-type="string" calcext:value-type="string">
            <text:p>SCE London Studio</text:p>
          </table:table-cell>
          <table:table-cell office:value-type="string" calcext:value-type="string">
            <text:p>SCE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usand Arms</text:p>
          </table:table-cell>
          <table:table-cell office:value-type="string" calcext:value-type="string">
            <text:p>Red Company</text:p>
          </table:table-cell>
          <table:table-cell office:value-type="string" calcext:value-type="string">
            <text:p>Atlus</text:p>
          </table:table-cell>
          <table:table-cell table:style-name="ce5" office:value-type="date" office:date-value="1998-12-17" calcext:value-type="date">
            <text:p>1998-12-17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asher Presents: Skate and Destroy</text:p>
          </table:table-cell>
          <table:table-cell office:value-type="string" calcext:value-type="string">
            <text:p>Z-Axis Ltd.</text:p>
          </table:table-cell>
          <table:table-cell office:value-type="string" calcext:value-type="string">
            <text:p>Rockstar Games</text:p>
          </table:table-cell>
          <table:table-cell table:style-name="ce5" office:value-type="date" office:date-value="2000-03-04" calcext:value-type="date">
            <text:p>2000-03-04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9-26" calcext:value-type="date">
            <text:p>1999-0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ads of Fate</text:p>
          </table:table-cell>
          <table:table-cell table:number-columns-repeated="2" office:value-type="string" calcext:value-type="string">
            <text:p>Squ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7-14" calcext:value-type="date">
            <text:p>2000-07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hree Decoders: Key to the Carouse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hree Decoders: Riddle of the Ring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e Lions|Alexi Lalas International Soccer NA</text:p>
          </table:table-cell>
          <table:table-cell office:value-type="string" calcext:value-type="string">
            <text:p>Z-Axis Ltd.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8-04-17" calcext:value-type="date">
            <text:p>1998-04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hree Stooges</text:p>
          </table:table-cell>
          <table:table-cell office:value-type="string" calcext:value-type="string">
            <text:p>Cinemaware</text:p>
          </table:table-cell>
          <table:table-cell office:value-type="string" calcext:value-type="string">
            <text:p>Metro3D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2-07" calcext:value-type="date">
            <text:p>2004-0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ill Kill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Virgin Interactiv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Force V</text:p>
          </table:table-cell>
          <table:table-cell office:value-type="string" calcext:value-type="string">
            <text:p>TechnoSoft</text:p>
          </table:table-cell>
          <table:table-cell office:value-type="string" calcext:value-type="string">
            <text:p>Working Designs</text:p>
          </table:table-cell>
          <table:table-cell table:style-name="ce5" office:value-type="date" office:date-value="1998-05-21" calcext:value-type="date">
            <text:p>1998-05-2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8-31" calcext:value-type="date">
            <text:p>1998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Truck Rally</text:p>
          </table:table-cell>
          <table:table-cell office:value-type="string" calcext:value-type="string">
            <text:p>Reflections Interactive</text:p>
          </table:table-cell>
          <table:table-cell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5-31" calcext:value-type="date">
            <text:p>1997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Jade Trad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Brainswarm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Lunar Bas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Maya - King Jaguar's Villag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Maya - Observatory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Maya - Search and Rescu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Rover Recovery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less Math: Space Flight Rescu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erShark</text:p>
          </table:table-cell>
          <table:table-cell office:value-type="string" calcext:value-type="string">
            <text:p>n-space</text:p>
          </table:table-cell>
          <table:table-cell office:value-type="string" calcext:value-type="string">
            <text:p>GT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er Woods PGA Tour 99</text:p>
          </table:table-cell>
          <table:table-cell office:value-type="string" calcext:value-type="string">
            <text:p>Adrenalin Entertainment|Electronic Art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er Woods PGA Tour 2000</text:p>
          </table:table-cell>
          <table:table-cell office:value-type="string" calcext:value-type="string">
            <text:p>EA Redwood Shore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3-31" calcext:value-type="date">
            <text:p>2000-03-3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er Woods PGA Tour Golf</text:p>
          </table:table-cell>
          <table:table-cell office:value-type="string" calcext:value-type="string">
            <text:p>EA Redwood Shore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ger's Honey Hunt</text:p>
          </table:table-cell>
          <table:table-cell office:value-type="string" calcext:value-type="string">
            <text:p>Doki Denki Studio</text:p>
          </table:table-cell>
          <table:table-cell office:value-type="string" calcext:value-type="string">
            <text:p>NewKidCo|Disney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9" calcext:value-type="date">
            <text:p>2000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Commando</text:p>
          </table:table-cell>
          <table:table-cell office:value-type="string" calcext:value-type="string">
            <text:p>Adeline Software</text:p>
          </table:table-cell>
          <table:table-cell office:value-type="string" calcext:value-type="string">
            <text:p>Activision NA|Electronic Arts PAL|Virgin Interactive JP</text:p>
          </table:table-cell>
          <table:table-cell table:number-columns-repeated="2" table:style-name="ce5" office:value-type="date" office:date-value="1996-09-01" calcext:value-type="date">
            <text:p>1996-09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Crisis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7-06-27" calcext:value-type="date">
            <text:p>1997-06-27</text:p>
          </table:table-cell>
          <table:table-cell table:style-name="ce5" office:value-type="date" office:date-value="1997-11-30" calcext:value-type="date">
            <text:p>1997-11-30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Crisis: Project Titan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2001-04-26" calcext:value-type="date">
            <text:p>2001-04-26</text:p>
          </table:table-cell>
          <table:table-cell table:style-name="ce5" office:value-type="date" office:date-value="2001-04-06" calcext:value-type="date">
            <text:p>2001-04-06</text:p>
          </table:table-cell>
          <table:table-cell table:style-name="ce5" office:value-type="date" office:date-value="2001-06-20" calcext:value-type="date">
            <text:p>2001-06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Gal and Ninja Hayat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in: Destination Adventure</text:p>
          </table:table-cell>
          <table:table-cell office:value-type="string" calcext:value-type="string">
            <text:p>Runecraft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9-21" calcext:value-type="date">
            <text:p>2001-09-2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y Tank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CE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y Toon Adventures: The Great Beanstalk|Tiny Toon Adventures: Buster And The Beanstalk PAL</text:p>
          </table:table-cell>
          <table:table-cell office:value-type="string" calcext:value-type="string">
            <text:p>Terraglyph Interactive Studios</text:p>
          </table:table-cell>
          <table:table-cell office:value-type="string" calcext:value-type="string">
            <text:p>NewKidCo|Warner Bros. Interacti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27" calcext:value-type="date">
            <text:p>1998-10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y Toon Adventures: Toonenstein -- Dare to Scare</text:p>
          </table:table-cell>
          <table:table-cell office:value-type="string" calcext:value-type="string">
            <text:p>Terraglyph Interactive Studios</text:p>
          </table:table-cell>
          <table:table-cell office:value-type="string" calcext:value-type="string">
            <text:p>Vatical Entertainment|Warner Bros. Interacti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02" calcext:value-type="date">
            <text:p>1999-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y Toon Adventures: Plucky's Big Adventure</text:p>
          </table:table-cell>
          <table:table-cell office:value-type="string" calcext:value-type="string">
            <text:p>Warthog</text:p>
          </table:table-cell>
          <table:table-cell office:value-type="string" calcext:value-type="string">
            <text:p>Conspiracy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0-02" calcext:value-type="date">
            <text:p>2001-10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an Wars</text:p>
          </table:table-cell>
          <table:table-cell table:number-columns-repeated="2" office:value-type="string" calcext:value-type="string">
            <text:p>Crystal Dynamic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N Motor Sports Hardcore 4x4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ASC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0" calcext:value-type="date">
            <text:p>1996-10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N Motor Sports Hardcore TR</text:p>
          </table:table-cell>
          <table:table-cell office:value-type="string" calcext:value-type="string">
            <text:p>ASC Games</text:p>
          </table:table-cell>
          <table:table-cell office:value-type="string" calcext:value-type="string">
            <text:p>Eutechnyx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2-02" calcext:value-type="date">
            <text:p>1999-12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al No. 1</text:p>
          </table:table-cell>
          <table:table-cell office:value-type="string" calcext:value-type="string">
            <text:p>DreamFactory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6-08-02" calcext:value-type="date">
            <text:p>1996-08-02</text:p>
          </table:table-cell>
          <table:table-cell table:style-name="ce5" office:value-type="date" office:date-value="1997-01-01" calcext:value-type="date">
            <text:p>1997-01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al 2</text:p>
          </table:table-cell>
          <table:table-cell office:value-type="string" calcext:value-type="string">
            <text:p>DreamFactory</text:p>
          </table:table-cell>
          <table:table-cell office:value-type="string" calcext:value-type="string">
            <text:p>Square</text:p>
          </table:table-cell>
          <table:table-cell table:style-name="ce5" office:value-type="date" office:date-value="1997-04-25" calcext:value-type="date">
            <text:p>1997-04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 Championship Racing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7-31" calcext:value-type="date">
            <text:p>1998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 2 Touring Cars|Touring Car Challenge NA</text:p>
          </table:table-cell>
          <table:table-cell table:number-columns-repeated="2" office:value-type="string" calcext:value-type="string">
            <text:p>Codemasters</text:p>
          </table:table-cell>
          <table:table-cell table:style-name="ce5" office:value-type="date" office:date-value="1998-06-18" calcext:value-type="date">
            <text:p>1998-06-18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 World Touring Cars|Jarrett &amp; Labonte Stock Car Racing NA|WTC: World Touring Car Championship <text:s/>JP</text:p>
          </table:table-cell>
          <table:table-cell table:number-columns-repeated="2" office:value-type="string" calcext:value-type="string">
            <text:p>Codemasters</text:p>
          </table:table-cell>
          <table:table-cell table:style-name="ce5" office:value-type="date" office:date-value="2000-11-09" calcext:value-type="date">
            <text:p>2000-11-09</text:p>
          </table:table-cell>
          <table:table-cell table:style-name="ce5" office:value-type="date" office:date-value="2000-08-25" calcext:value-type="date">
            <text:p>2000-08-25</text:p>
          </table:table-cell>
          <table:table-cell table:style-name="ce5" office:value-type="date" office:date-value="2000-10-02" calcext:value-type="date">
            <text:p>2000-10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 Heart</text:p>
          </table:table-cell>
          <table:table-cell table:number-columns-repeated="2" office:value-type="string" calcext:value-type="string">
            <text:p>Leaf</text:p>
          </table:table-cell>
          <table:table-cell table:style-name="ce5" office:value-type="date" office:date-value="1999-03-25" calcext:value-type="date">
            <text:p>1999-03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: Forever With You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5-10-13" calcext:value-type="date">
            <text:p>1995-10-1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 1 Nijiiro no Seishu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 2 Irodori no Love Song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 3 Tabidachi no Uta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Private Collecti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Selection: Fujisaki Shiori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: Taisen Puzzle-Dama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6-09-27" calcext:value-type="date">
            <text:p>1996-09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Taisen Tokkae Dama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2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9-11-25" calcext:value-type="date">
            <text:p>1999-11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2 Substories: Dancing Summer Vacati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2 Substories: Leaping School Festival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2 Substories: Memories Ringing On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2 Taisen Puzzle Dama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2001-01-01" calcext:value-type="date">
            <text:p>2001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no Houkago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yo Highway Batt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Jaleco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yo Shadow</text:p>
          </table:table-cell>
          <table:table-cell table:number-columns-repeated="2" office:value-type="string" calcext:value-type="string">
            <text:p>Taito Corporation</text:p>
          </table:table-cell>
          <table:table-cell table:style-name="ce5" office:value-type="date" office:date-value="1996-09-27" calcext:value-type="date">
            <text:p>1996-09-2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 Clancy's Rainbow Six</text:p>
          </table:table-cell>
          <table:table-cell table:number-columns-repeated="2" office:value-type="string" calcext:value-type="string">
            <text:p>Red Storm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23" calcext:value-type="date">
            <text:p>1999-1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 Clancy's Rainbow Six: Lone Wolf</text:p>
          </table:table-cell>
          <table:table-cell table:number-columns-repeated="2" office:value-type="string" calcext:value-type="string">
            <text:p>Red Storm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7-04" calcext:value-type="date">
            <text:p>2002-07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 Clancy's Rainbow Six: Rogue Spear</text:p>
          </table:table-cell>
          <table:table-cell table:number-columns-repeated="2" office:value-type="string" calcext:value-type="string">
            <text:p>Red Storm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25" calcext:value-type="date">
            <text:p>2001-05-25</text:p>
          </table:table-cell>
          <table:table-cell table:style-name="ce5" office:value-type="date" office:date-value="2001-03-27" calcext:value-type="date">
            <text:p>2001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 and Jerry in House Trap</text:p>
          </table:table-cell>
          <table:table-cell office:value-type="string" calcext:value-type="string">
            <text:p>Mattel Media|Warthog Games</text:p>
          </table:table-cell>
          <table:table-cell office:value-type="string" calcext:value-type="string">
            <text:p>NewKidCo|Warner Bros. Interacti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24" calcext:value-type="date">
            <text:p>2000-11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1997-02-14" calcext:value-type="date">
            <text:p>1997-02-14</text:p>
          </table:table-cell>
          <table:table-cell table:style-name="ce5" office:value-type="date" office:date-value="1996-11-25" calcext:value-type="date">
            <text:p>1996-11-25</text:p>
          </table:table-cell>
          <table:table-cell table:style-name="ce5" office:value-type="date" office:date-value="1996-11-15" calcext:value-type="date">
            <text:p>1996-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 II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1998-01-22" calcext:value-type="date">
            <text:p>1998-01-22</text:p>
          </table:table-cell>
          <table:table-cell table:style-name="ce5" office:value-type="date" office:date-value="1997-11-01" calcext:value-type="date">
            <text:p>1997-11-01</text:p>
          </table:table-cell>
          <table:table-cell table:style-name="ce5" office:value-type="date" office:date-value="1997-10-31" calcext:value-type="date">
            <text:p>1997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 III: Adventures of Lara Croft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21" calcext:value-type="date">
            <text:p>1998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: The Last Revelation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22" calcext:value-type="date">
            <text:p>1999-11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 Chronicles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Eidos Interactive</text:p>
          </table:table-cell>
          <table:table-cell table:style-name="ce5" office:value-type="date" office:date-value="2001-05-31" calcext:value-type="date">
            <text:p>2001-05-31</text:p>
          </table:table-cell>
          <table:table-cell table:style-name="ce5" office:value-type="date" office:date-value="2000-11-17" calcext:value-type="date">
            <text:p>2000-11-17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a!|Tombi! PAL|Ore! Tomba JP</text:p>
          </table:table-cell>
          <table:table-cell office:value-type="string" calcext:value-type="string">
            <text:p>Whoopee Camp</text:p>
          </table:table-cell>
          <table:table-cell office:value-type="string" calcext:value-type="string">
            <text:p>Whoopee Camp JP|SCEA NA|SCEE PAL</text:p>
          </table:table-cell>
          <table:table-cell table:style-name="ce5" office:value-type="date" office:date-value="1997-12-25" calcext:value-type="date">
            <text:p>1997-12-25</text:p>
          </table:table-cell>
          <table:table-cell table:style-name="ce5" office:value-type="date" office:date-value="1998-09-04" calcext:value-type="date">
            <text:p>1998-09-04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a! 2: The Evil Swine Return|Tombi! 2 PAL|Tomba! The Wild Adventures JP</text:p>
          </table:table-cell>
          <table:table-cell office:value-type="string" calcext:value-type="string">
            <text:p>Whoopee Camp</text:p>
          </table:table-cell>
          <table:table-cell office:value-type="string" calcext:value-type="string">
            <text:p>Whoopee Camp JP|SCEA NA|SCEE PAL</text:p>
          </table:table-cell>
          <table:table-cell table:style-name="ce5" office:value-type="date" office:date-value="1999-10-28" calcext:value-type="date">
            <text:p>1999-10-28</text:p>
          </table:table-cell>
          <table:table-cell table:style-name="ce5" office:value-type="date" office:date-value="1999-12-31" calcext:value-type="date">
            <text:p>1999-12-31</text:p>
          </table:table-cell>
          <table:table-cell table:style-name="ce5" office:value-type="date" office:date-value="2000-06-30" calcext:value-type="date">
            <text:p>2000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Phoenix G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mi Mäkinen Rally|International Rally Championship FR</text:p>
          </table:table-cell>
          <table:table-cell table:number-columns-repeated="2" office:value-type="string" calcext:value-type="string">
            <text:p>EuroPress Softwa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3" calcext:value-type="date">
            <text:p>1998-06-03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ka Space Station</text:p>
          </table:table-cell>
          <table:table-cell office:value-type="string" calcext:value-type="string">
            <text:p>Data Design Interactive</text:p>
          </table:table-cell>
          <table:table-cell office:value-type="string" calcext:value-type="string">
            <text:p>Hasbro Interacr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y Hawk's Pro Skater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1999-03-30" calcext:value-type="date">
            <text:p>1999-03-30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y Hawk's Pro Skater 2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9-20" calcext:value-type="date">
            <text:p>2000-09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y Hawk's Pro Skater 3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0-29" calcext:value-type="date">
            <text:p>2001-10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y Hawk's Pro Skater 4</text:p>
          </table:table-cell>
          <table:table-cell office:value-type="string" calcext:value-type="string">
            <text:p>Neversoft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0-23" calcext:value-type="date">
            <text:p>2002-10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 Gun: Fire At Will</text:p>
          </table:table-cell>
          <table:table-cell office:value-type="string" calcext:value-type="string">
            <text:p>MicroProse</text:p>
          </table:table-cell>
          <table:table-cell office:value-type="string" calcext:value-type="string">
            <text:p>Spectrum Holobyt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6-01" calcext:value-type="date">
            <text:p>1996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c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c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neko: The Last Hope</text:p>
          </table:table-cell>
          <table:table-cell office:value-type="string" calcext:value-type="string">
            <text:p>Matrix Software</text:p>
          </table:table-cell>
          <table:table-cell office:value-type="string" calcext:value-type="string">
            <text:p>Enix Corporation</text:p>
          </table:table-cell>
          <table:table-cell table:style-name="ce5" office:value-type="date" office:date-value="1999-09-15" calcext:value-type="date">
            <text:p>1999-09-15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15" calcext:value-type="date">
            <text:p>2000-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shinden Subaru|Toshinden 4 PAL</text:p>
          </table:table-cell>
          <table:table-cell office:value-type="string" calcext:value-type="string">
            <text:p>Tamsoft|System 3</text:p>
          </table:table-cell>
          <table:table-cell office:value-type="string" calcext:value-type="string">
            <text:p>Avalon Interactive|Play It Ltd (2003 Re-Release)</text:p>
          </table:table-cell>
          <table:table-cell table:style-name="ce5" office:value-type="date" office:date-value="1999-08-12" calcext:value-type="date">
            <text:p>1999-08-12</text:p>
          </table:table-cell>
          <table:table-cell table:style-name="ce5" office:value-type="date" office:date-value="2000-06-30" calcext:value-type="date">
            <text:p>2000-06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Eclipse Turbo</text:p>
          </table:table-cell>
          <table:table-cell table:number-columns-repeated="2" office:value-type="string" calcext:value-type="string">
            <text:p>Crystal Dynamic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NBA 96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NBA 97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NBA 98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1998-05-01" calcext:value-type="date">
            <text:p>1998-05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ge Max 2</text:p>
          </table:table-cell>
          <table:table-cell table:number-columns-repeated="2"/>
          <table:table-cell table:style-name="ce5" office:value-type="date" office:date-value="1998-09-17" calcext:value-type="date">
            <text:p>1998-09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kon Retsuden 2</text:p>
          </table:table-cell>
          <table:table-cell table:number-columns-repeated="2"/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kon Retsuden 3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ing Car Challeng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 Story 2: Buzz Lightyear to the Rescue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 Story Racer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Activision|Disney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23" calcext:value-type="date">
            <text:p>2001-03-23</text:p>
          </table:table-cell>
          <table:table-cell table:style-name="ce5" office:value-type="date" office:date-value="2001-03-05" calcext:value-type="date">
            <text:p>2001-03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ota Netz Racing</text:p>
          </table:table-cell>
          <table:table-cell table:number-columns-repeated="2" office:value-type="string" calcext:value-type="string">
            <text:p>Atlus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ck &amp; Fiel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ers: Beast Wars Transmetals</text:p>
          </table:table-cell>
          <table:table-cell office:value-type="string" calcext:value-type="string">
            <text:p>Wavedge</text:p>
          </table:table-cell>
          <table:table-cell office:value-type="string" calcext:value-type="string">
            <text:p>Bam!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15" calcext:value-type="date">
            <text:p>2000-03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port Tycoon</text:p>
          </table:table-cell>
          <table:table-cell office:value-type="string" calcext:value-type="string">
            <text:p>Chris Sawyer</text:p>
          </table:table-cell>
          <table:table-cell office:value-type="string" calcext:value-type="string">
            <text:p>MicroPros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p Gunner: Countdown to Oblivion</text:p>
          </table:table-cell>
          <table:table-cell office:value-type="string" calcext:value-type="string">
            <text:p>Racdym</text:p>
          </table:table-cell>
          <table:table-cell office:value-type="string" calcext:value-type="string">
            <text:p>Atlu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h It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01" calcext:value-type="date">
            <text:p>1997-07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asure Gear</text:p>
          </table:table-cell>
          <table:table-cell table:number-columns-repeated="2"/>
          <table:table-cell table:style-name="ce5" office:value-type="date" office:date-value="1997-07-31" calcext:value-type="date">
            <text:p>1997-07-3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asure Planet</text:p>
          </table:table-cell>
          <table:table-cell office:value-type="string" calcext:value-type="string">
            <text:p>Magenta Software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1-11" calcext:value-type="date">
            <text:p>2002-1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asures of the Deep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Namco|Sony Computer Entertainment Europ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ck'n Snowboarder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Cave</text:p>
          </table:table-cell>
          <table:table-cell table:style-name="ce5" office:value-type="date" office:date-value="1999-02-04" calcext:value-type="date">
            <text:p>1999-02-04</text:p>
          </table:table-cell>
          <table:table-cell table:style-name="ce5" office:value-type="date" office:date-value="2000-12-29" calcext:value-type="date">
            <text:p>2000-12-29</text:p>
          </table:table-cell>
          <table:table-cell table:style-name="ce5" office:value-type="date" office:date-value="1999-10-19" calcext:value-type="date">
            <text:p>1999-10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ckshot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ple Play 97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7-31" calcext:value-type="date">
            <text:p>1996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ple Play 98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 Canad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ple Play 99</text:p>
          </table:table-cell>
          <table:table-cell table:number-columns-repeated="2"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2-28" calcext:value-type="date">
            <text:p>1998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ple Play 2000</text:p>
          </table:table-cell>
          <table:table-cell office:value-type="string" calcext:value-type="string">
            <text:p>Treyarch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2-28" calcext:value-type="date">
            <text:p>1999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ple Play 2001</text:p>
          </table:table-cell>
          <table:table-cell office:value-type="string" calcext:value-type="string">
            <text:p>Treyarch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14" calcext:value-type="date">
            <text:p>2000-0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ple Play Baseball</text:p>
          </table:table-cell>
          <table:table-cell office:value-type="string" calcext:value-type="string">
            <text:p>EA Sports</text:p>
          </table:table-cell>
          <table:table-cell office:value-type="string" calcext:value-type="string">
            <text:p>Treyarch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3-12" calcext:value-type="date">
            <text:p>2001-03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ck Racing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ck Rally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ove Story</text:p>
          </table:table-cell>
          <table:table-cell/>
          <table:table-cell office:value-type="string" calcext:value-type="string">
            <text:p>ASCII Entertainment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ove Story ~Remember my Heart~</text:p>
          </table:table-cell>
          <table:table-cell/>
          <table:table-cell office:value-type="string" calcext:value-type="string">
            <text:p>ASCII Entertainment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ove Story 2</text:p>
          </table:table-cell>
          <table:table-cell/>
          <table:table-cell office:value-type="string" calcext:value-type="string">
            <text:p>ASCII Entertainment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ove Story Fan Disk</text:p>
          </table:table-cell>
          <table:table-cell/>
          <table:table-cell office:value-type="string" calcext:value-type="string">
            <text:p>ASCII Entertainment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Pinball</text:p>
          </table:table-cell>
          <table:table-cell office:value-type="string" calcext:value-type="string">
            <text:p>Digital Illusions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9-01" calcext:value-type="date">
            <text:p>1996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nnel B1</text:p>
          </table:table-cell>
          <table:table-cell office:value-type="string" calcext:value-type="string">
            <text:p>NEON Software</text:p>
          </table:table-cell>
          <table:table-cell office:value-type="string" calcext:value-type="string">
            <text:p>Acclaim|Ocean Software</text:p>
          </table:table-cell>
          <table:table-cell table:style-name="ce5" office:value-type="date" office:date-value="1996-10-04" calcext:value-type="date">
            <text:p>1996-10-04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bo Prop Racing</text:p>
          </table:table-cell>
          <table:table-cell office:value-type="string" calcext:value-type="string">
            <text:p>SCE London Studio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8-07-16" calcext:value-type="date">
            <text:p>1998-07-16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bo Twist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about</text:p>
          </table:table-cell>
          <table:table-cell office:value-type="string" calcext:value-type="string">
            <text:p>Artdink</text:p>
          </table:table-cell>
          <table:table-cell office:value-type="string" calcext:value-type="string">
            <text:p>Natsume</text:p>
          </table:table-cell>
          <table:table-cell table:style-name="ce5" office:value-type="date" office:date-value="2000-04-06" calcext:value-type="date">
            <text:p>2000-04-06</text:p>
          </table:table-cell>
          <table:table-cell table:style-name="ce5" office:value-type="date" office:date-value="2004-02-01" calcext:value-type="date">
            <text:p>2004-02-01</text:p>
          </table:table-cell>
          <table:table-cell table:style-name="ce5" office:value-type="date" office:date-value="2003-05-01" calcext:value-type="date">
            <text:p>2003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nguska: Legend Of Faith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eenies: Game Time</text:p>
          </table:table-cell>
          <table:table-cell office:value-type="string" calcext:value-type="string">
            <text:p>Intelligent Games, Ltd.</text:p>
          </table:table-cell>
          <table:table-cell office:value-type="string" calcext:value-type="string">
            <text:p>BBC Multi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30" calcext:value-type="date">
            <text:p>2001-03-30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nBee RPG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04-02" calcext:value-type="date">
            <text:p>1998-04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nbee Taisen Puzzle Dama</text:p>
          </table:table-cell>
          <table:table-cell table:number-columns-repeated="2" office:value-type="string" calcext:value-type="string">
            <text:p>Konami</text:p>
          </table:table-cell>
          <table:table-cell table:style-name="ce5" office:value-type="date" office:date-value="1994-12-09" calcext:value-type="date">
            <text:p>1994-12-0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Metal</text:p>
          </table:table-cell>
          <table:table-cell office:value-type="string" calcext:value-type="string">
            <text:p>SCEA|Single Trac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6-11-15" calcext:value-type="date">
            <text:p>1996-11-15</text:p>
          </table:table-cell>
          <table:table-cell table:style-name="ce5" office:value-type="date" office:date-value="1996-01-01" calcext:value-type="date">
            <text:p>1996-01-01</text:p>
          </table:table-cell>
          <table:table-cell table:style-name="ce5" office:value-type="date" office:date-value="1995-11-05" calcext:value-type="date">
            <text:p>1995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Metal 2|Twisted Metal: World Tour PAL</text:p>
          </table:table-cell>
          <table:table-cell office:value-type="string" calcext:value-type="string">
            <text:p>SCEA|Single Trac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7-08-28" calcext:value-type="date">
            <text:p>1997-08-28</text:p>
          </table:table-cell>
          <table:table-cell table:style-name="ce5" office:value-type="date" office:date-value="1997-02-01" calcext:value-type="date">
            <text:p>1997-02-01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Metal III</text:p>
          </table:table-cell>
          <table:table-cell table:number-columns-repeated="2" office:value-type="string" calcext:value-type="string">
            <text:p>989 Studio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0-31" calcext:value-type="date">
            <text:p>1998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Metal 4</text:p>
          </table:table-cell>
          <table:table-cell office:value-type="string" calcext:value-type="string">
            <text:p>989 Studio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Metal: Small Brawl</text:p>
          </table:table-cell>
          <table:table-cell office:value-type="string" calcext:value-type="string">
            <text:p>Incognito Entertainment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1-26" calcext:value-type="date">
            <text:p>2001-11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co RC: Assault With a Battery</text:p>
          </table:table-cell>
          <table:table-cell office:value-type="string" calcext:value-type="string">
            <text:p>Lucky Chicken Games</text:p>
          </table:table-cell>
          <table:table-cell office:value-type="string" calcext:value-type="string">
            <text:p>Mattel</text:p>
          </table:table-cell>
          <table:table-cell table:style-name="ce5" office:value-type="date" office:date-value="2002-06-13" calcext:value-type="date">
            <text:p>2002-06-13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9-01" calcext:value-type="date">
            <text:p>2000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k</text:p>
          </table:table-cell>
          <table:table-cell/>
          <table:table-cell office:value-type="string" calcext:value-type="string">
            <text:p>Cryo Interacti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FA Challenge</text:p>
          </table:table-cell>
          <table:table-cell table:number-columns-repeated="2" office:value-type="string" calcext:value-type="string">
            <text:p>Infogrames Entertainment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FA Champions League 98/99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FA Champions League 99/00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FA Champions League 00/01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FA Euro 2000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EFA Striker</text:p>
          </table:table-cell>
          <table:table-cell office:value-type="string" calcext:value-type="string">
            <text:p>Infogrames Entertainment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FO: A Day in the Life [244]</text:p>
          </table:table-cell>
          <table:table-cell office:value-type="string" calcext:value-type="string">
            <text:p>Love-de-Lic</text:p>
          </table:table-cell>
          <table:table-cell office:value-type="string" calcext:value-type="string">
            <text:p>ASCII Entertainment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 Underworld</text:p>
          </table:table-cell>
          <table:table-cell office:value-type="string" calcext:value-type="string">
            <text:p>Blue Sky Productions</text:p>
          </table:table-cell>
          <table:table-cell office:value-type="string" calcext:value-type="string">
            <text:p>Origin Systems</text:p>
          </table:table-cell>
          <table:table-cell table:style-name="ce5" office:value-type="date" office:date-value="1997-03-14" calcext:value-type="date">
            <text:p>1997-03-1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te 8-Ball</text:p>
          </table:table-cell>
          <table:table-cell office:value-type="string" calcext:value-type="string">
            <text:p>Mirage Productions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te Brain Games</text:p>
          </table:table-cell>
          <table:table-cell table:number-columns-repeated="2" office:value-type="string" calcext:value-type="string">
            <text:p>Telegames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12-02" calcext:value-type="date">
            <text:p>2003-12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imate Fighting Championship</text:p>
          </table:table-cell>
          <table:table-cell office:value-type="string" calcext:value-type="string">
            <text:p>Opus</text:p>
          </table:table-cell>
          <table:table-cell office:value-type="string" calcext:value-type="string">
            <text:p>Crave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13" calcext:value-type="date">
            <text:p>2000-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man Fighting Evolution</text:p>
          </table:table-cell>
          <table:table-cell table:number-columns-repeated="2"/>
          <table:table-cell table:style-name="ce5" office:value-type="date" office:date-value="1998-02-19" calcext:value-type="date">
            <text:p>1998-02-1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man Tiga &amp; Ultraman Dyna: New Generations</text:p>
          </table:table-cell>
          <table:table-cell/>
          <table:table-cell office:value-type="string" calcext:value-type="string">
            <text:p>Bandai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ihara Kawase: Shun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XING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ihara Kawase: Shun - Second Edition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XING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Jammer Lammy</text:p>
          </table:table-cell>
          <table:table-cell office:value-type="string" calcext:value-type="string">
            <text:p>NaNaOn-Sha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9-03-18" calcext:value-type="date">
            <text:p>1999-03-18</text:p>
          </table:table-cell>
          <table:table-cell table:style-name="ce5" office:value-type="date" office:date-value="1999-11-01" calcext:value-type="date">
            <text:p>1999-11-01</text:p>
          </table:table-cell>
          <table:table-cell table:style-name="ce5" office:value-type="date" office:date-value="1999-08-17" calcext:value-type="date">
            <text:p>1999-08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Unholy War</text:p>
          </table:table-cell>
          <table:table-cell office:value-type="string" calcext:value-type="string">
            <text:p>Toys For Bob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 Variable 1: Masque Mano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 Variable 2: Raven's Ridg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rising X</text:p>
          </table:table-cell>
          <table:table-cell office:value-type="string" calcext:value-type="string">
            <text:p>Cyclone Studios</text:p>
          </table:table-cell>
          <table:table-cell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1-30" calcext:value-type="date">
            <text:p>1998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ban Chaos</text:p>
          </table:table-cell>
          <table:table-cell office:value-type="string" calcext:value-type="string">
            <text:p>Mucky Foot Productions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 Rac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.S. Navy Fighter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-Rally</text:p>
          </table:table-cell>
          <table:table-cell office:value-type="string" calcext:value-type="string">
            <text:p>Eden Studios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07-01" calcext:value-type="date">
            <text:p>1997-07-01</text:p>
          </table:table-cell>
          <table:table-cell table:style-name="ce5" office:value-type="date" office:date-value="1997-09-30" calcext:value-type="date">
            <text:p>1997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-Rally 2</text:p>
          </table:table-cell>
          <table:table-cell office:value-type="string" calcext:value-type="string">
            <text:p>Eden Studios</text:p>
          </table:table-cell>
          <table:table-cell office:value-type="string" calcext:value-type="string">
            <text:p>Infogrames</text:p>
          </table:table-cell>
          <table:table-cell table:style-name="ce5" office:value-type="date" office:date-value="2000-01-27" calcext:value-type="date">
            <text:p>2000-01-27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-Ball: Beach Volley Heroe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-Tennis</text:p>
          </table:table-cell>
          <table:table-cell office:value-type="string" calcext:value-type="string">
            <text:p>Tonkin House</text:p>
          </table:table-cell>
          <table:table-cell office:value-type="string" calcext:value-type="string">
            <text:p>Acclaim PAL, NA|Tonkin House JP</text:p>
          </table:table-cell>
          <table:table-cell table:style-name="ce5" office:value-type="date" office:date-value="1995-09-22" calcext:value-type="date">
            <text:p>1995-09-22</text:p>
          </table:table-cell>
          <table:table-cell table:style-name="ce5" office:value-type="date" office:date-value="1997-06-15" calcext:value-type="date">
            <text:p>1997-06-15</text:p>
          </table:table-cell>
          <table:table-cell table:style-name="ce5" office:value-type="date" office:date-value="1996-05-01" calcext:value-type="date">
            <text:p>1996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-Tennis 2</text:p>
          </table:table-cell>
          <table:table-cell table:number-columns-repeated="2" office:value-type="string" calcext:value-type="string">
            <text:p>Tonkin House</text:p>
          </table:table-cell>
          <table:table-cell table:style-name="ce5" office:value-type="date" office:date-value="1996-11-29" calcext:value-type="date">
            <text:p>1996-11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2000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grant Story</text:p>
          </table:table-cell>
          <table:table-cell table:number-columns-repeated="2" office:value-type="string" calcext:value-type="string">
            <text:p>Square</text:p>
          </table:table-cell>
          <table:table-cell table:style-name="ce5" office:value-type="date" office:date-value="2000-02-10" calcext:value-type="date">
            <text:p>2000-02-10</text:p>
          </table:table-cell>
          <table:table-cell table:style-name="ce5" office:value-type="date" office:date-value="2000-06-21" calcext:value-type="date">
            <text:p>2000-06-21</text:p>
          </table:table-cell>
          <table:table-cell table:style-name="ce5" office:value-type="date" office:date-value="2000-05-15" calcext:value-type="date">
            <text:p>2000-05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kyrie Profile</text:p>
          </table:table-cell>
          <table:table-cell office:value-type="string" calcext:value-type="string">
            <text:p>Tri-Ace</text:p>
          </table:table-cell>
          <table:table-cell office:value-type="string" calcext:value-type="string">
            <text:p>Enix Corporation</text:p>
          </table:table-cell>
          <table:table-cell table:style-name="ce5" office:value-type="date" office:date-value="1999-12-22" calcext:value-type="date">
            <text:p>1999-12-2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8-29" calcext:value-type="date">
            <text:p>2000-08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mpir: Kyuuketsuki Densetsu</text:p>
          </table:table-cell>
          <table:table-cell table:number-columns-repeated="2"/>
          <table:table-cell table:style-name="ce5" office:value-type="date" office:date-value="1999-03-04" calcext:value-type="date">
            <text:p>1999-03-0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mpire Hunter D|Vampire Hunter PAL</text:p>
          </table:table-cell>
          <table:table-cell table:number-columns-repeated="2" office:value-type="string" calcext:value-type="string">
            <text:p>Jaleco Entertainment</text:p>
          </table:table-cell>
          <table:table-cell table:style-name="ce5" office:value-type="date" office:date-value="1999-12-09" calcext:value-type="date">
            <text:p>1999-12-09</text:p>
          </table:table-cell>
          <table:table-cell table:style-name="ce5" office:value-type="date" office:date-value="2000-01-01" calcext:value-type="date">
            <text:p>2000-01-01</text:p>
          </table:table-cell>
          <table:table-cell table:style-name="ce5" office:value-type="date" office:date-value="2000-09-25" calcext:value-type="date">
            <text:p>2000-09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ark</text:p>
          </table:table-cell>
          <table:table-cell office:value-type="string" calcext:value-type="string">
            <text:p>Bit Town</text:p>
          </table:table-cell>
          <table:table-cell office:value-type="string" calcext:value-type="string">
            <text:p>Jaleco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3-31" calcext:value-type="date">
            <text:p>2000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al Hearts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6-10-25" calcext:value-type="date">
            <text:p>1996-10-25</text:p>
          </table:table-cell>
          <table:table-cell table:style-name="ce5" office:value-type="date" office:date-value="1997-06-01" calcext:value-type="date">
            <text:p>1997-06-01</text:p>
          </table:table-cell>
          <table:table-cell table:style-name="ce5" office:value-type="date" office:date-value="1997-03-27" calcext:value-type="date">
            <text:p>1997-0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al Hearts II</text:p>
          </table:table-cell>
          <table:table-cell office:value-type="string" calcext:value-type="string">
            <text:p>Konami Computer Entertainment Nagoya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9-07-08" calcext:value-type="date">
            <text:p>1999-07-08</text:p>
          </table:table-cell>
          <table:table-cell table:style-name="ce5" office:value-type="date" office:date-value="2000-06-30" calcext:value-type="date">
            <text:p>2000-06-30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guard Bandits|Detonator Gauntlet JP</text:p>
          </table:table-cell>
          <table:table-cell office:value-type="string" calcext:value-type="string">
            <text:p>S-Neo</text:p>
          </table:table-cell>
          <table:table-cell office:value-type="string" calcext:value-type="string">
            <text:p>Working Designs</text:p>
          </table:table-cell>
          <table:table-cell table:style-name="ce5" office:value-type="date" office:date-value="1998-07-30" calcext:value-type="date">
            <text:p>1998-07-30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29" calcext:value-type="date">
            <text:p>2000-04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shing Point</text:p>
          </table:table-cell>
          <table:table-cell office:value-type="string" calcext:value-type="string">
            <text:p>Clockwork Games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3-09" calcext:value-type="date">
            <text:p>2001-03-09</text:p>
          </table:table-cell>
          <table:table-cell table:style-name="ce5" office:value-type="date" office:date-value="2001-02-05" calcext:value-type="date">
            <text:p>2001-0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gas Casino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gas Games 2000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9-28" calcext:value-type="date">
            <text:p>1999-09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mi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ailles: A Game of Intrigu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b-Ribbon</text:p>
          </table:table-cell>
          <table:table-cell office:value-type="string" calcext:value-type="string">
            <text:p>NanaOn-Sha</text:p>
          </table:table-cell>
          <table:table-cell office:value-type="string" calcext:value-type="string">
            <text:p>SCEI JP|SCEE PAL</text:p>
          </table:table-cell>
          <table:table-cell table:style-name="ce5" office:value-type="date" office:date-value="1999-12-12" calcext:value-type="date">
            <text:p>1999-12-12</text:p>
          </table:table-cell>
          <table:table-cell table:style-name="ce5" office:value-type="date" office:date-value="2000-09-01" calcext:value-type="date">
            <text:p>2000-09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y Boxing Challeng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y Boxing Championship Editio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y Boxing Contend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y Boxing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point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1-28" calcext:value-type="date">
            <text:p>1995-1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ilante 8</text:p>
          </table:table-cell>
          <table:table-cell office:value-type="string" calcext:value-type="string">
            <text:p>Luxoflux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5-31" calcext:value-type="date">
            <text:p>1998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ilante 8: Second Offense</text:p>
          </table:table-cell>
          <table:table-cell office:value-type="string" calcext:value-type="string">
            <text:p>Luxoflux</text:p>
          </table:table-cell>
          <table:table-cell office:value-type="string" calcext:value-type="string">
            <text:p>Activisi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.I.P.</text:p>
          </table:table-cell>
          <table:table-cell office:value-type="string" calcext:value-type="string">
            <text:p>Ubisoft Shanghai</text:p>
          </table:table-cell>
          <table:table-cell office:value-type="string" calcext:value-type="string">
            <text:p>Ubisof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4-01" calcext:value-type="date">
            <text:p>2001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p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Golf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Hiyru no Ken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Kasparov</text:p>
          </table:table-cell>
          <table:table-cell table:number-columns-repeated="2" office:value-type="string" calcext:value-type="string">
            <text:p>Titus Softwar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8-15" calcext:value-type="date">
            <text:p>2001-08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Pool</text:p>
          </table:table-cell>
          <table:table-cell office:value-type="string" calcext:value-type="string">
            <text:p>Celeris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Pool 3</text:p>
          </table:table-cell>
          <table:table-cell office:value-type="string" calcext:value-type="string">
            <text:p>Digital Mayhem</text:p>
          </table:table-cell>
          <table:table-cell office:value-type="string" calcext:value-type="string">
            <text:p>XS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8-11" calcext:value-type="date">
            <text:p>2003-08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u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us: The Battle Fiel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us: It is Aware</text:p>
          </table:table-cell>
          <table:table-cell table:number-columns-repeated="2" office:value-type="string" calcext:value-type="string">
            <text:p>Cryo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6-01" calcext:value-type="date">
            <text:p>1999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us 2000</text:p>
          </table:table-cell>
          <table:table-cell office:value-type="string" calcext:value-type="string">
            <text:p>Frontier Developments</text:p>
          </table:table-cell>
          <table:table-cell office:value-type="string" calcext:value-type="string">
            <text:p>Grolier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01" calcext:value-type="date">
            <text:p>1998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a Football</text:p>
          </table:table-cell>
          <table:table-cell office:value-type="string" calcext:value-type="string">
            <text:p>Crimson Studio</text:p>
          </table:table-cell>
          <table:table-cell office:value-type="string" calcext:value-type="string">
            <text:p>Virgin Interactive</text:p>
          </table:table-cell>
          <table:table-cell table:style-name="ce5" office:value-type="date" office:date-value="2000-02-10" calcext:value-type="date">
            <text:p>2000-02-10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9-09-01" calcext:value-type="date">
            <text:p>1999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MX Racing</text:p>
          </table:table-cell>
          <table:table-cell office:value-type="string" calcext:value-type="string">
            <text:p>Studio E</text:p>
          </table:table-cell>
          <table:table-cell office:value-type="string" calcext:value-type="string">
            <text:p>Playmat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Baseball '97</text:p>
          </table:table-cell>
          <table:table-cell office:value-type="string" calcext:value-type="string">
            <text:p>VR Sports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3-31" calcext:value-type="date">
            <text:p>1997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Baseball '99</text:p>
          </table:table-cell>
          <table:table-cell office:value-type="string" calcext:value-type="string">
            <text:p>VR Sports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5-31" calcext:value-type="date">
            <text:p>1998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Golf '97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VR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Soccer '96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10-31" calcext:value-type="date">
            <text:p>1996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Sports Powerboat Racing</text:p>
          </table:table-cell>
          <table:table-cell office:value-type="string" calcext:value-type="string">
            <text:p>Promethean Designs</text:p>
          </table:table-cell>
          <table:table-cell office:value-type="string" calcext:value-type="string">
            <text:p>Interpl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s.</text:p>
          </table:table-cell>
          <table:table-cell office:value-type="string" calcext:value-type="string">
            <text:p>Polygon Magic</text:p>
          </table:table-cell>
          <table:table-cell office:value-type="string" calcext:value-type="string">
            <text:p>THQ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1-30" calcext:value-type="date">
            <text:p>1997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cky Races</text:p>
          </table:table-cell>
          <table:table-cell table:number-columns-repeated="2" office:value-type="string" calcext:value-type="string">
            <text:p>Infogrames</text:p>
          </table:table-cell>
          <table:table-cell table:style-name="ce5" office:value-type="date" office:date-value="2001-07-26" calcext:value-type="date">
            <text:p>2001-07-26</text:p>
          </table:table-cell>
          <table:table-cell table:style-name="ce5" office:value-type="date" office:date-value="2001-10-19" calcext:value-type="date">
            <text:p>2001-10-1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ku Waku Bowling</text:p>
          </table:table-cell>
          <table:table-cell table:number-columns-repeated="2"/>
          <table:table-cell table:style-name="ce5" office:value-type="date" office:date-value="1998-04-02" calcext:value-type="date">
            <text:p>1998-04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t Disney World Quest: Magical Racing Tour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Eidos Interactive|Disney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6-23" calcext:value-type="date">
            <text:p>2000-06-23</text:p>
          </table:table-cell>
          <table:table-cell table:style-name="ce5" office:value-type="date" office:date-value="2000-03-23" calcext:value-type="date">
            <text:p>2000-03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craft 2: The Dark Saga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8-31" calcext:value-type="date">
            <text:p>1997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Games: Defcon 1</text:p>
          </table:table-cell>
          <table:table-cell office:value-type="string" calcext:value-type="string">
            <text:p>Interactive Studios Ltd.</text:p>
          </table:table-cell>
          <table:table-cell office:value-type="string" calcext:value-type="string">
            <text:p>MGM Interactive|MGM/U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6-30" calcext:value-type="date">
            <text:p>1998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 Gods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0-01" calcext:value-type="date">
            <text:p>1997-10-01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Jetz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5-25" calcext:value-type="date">
            <text:p>2001-05-25</text:p>
          </table:table-cell>
          <table:table-cell table:style-name="ce5" office:value-type="date" office:date-value="2001-06-27" calcext:value-type="date">
            <text:p>2001-0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: Dark Omen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Electronic A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4-07" calcext:value-type="date">
            <text:p>1998-04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mmer: Shadow of the Horned Rat</text:p>
          </table:table-cell>
          <table:table-cell office:value-type="string" calcext:value-type="string">
            <text:p>SSI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11-01" calcext:value-type="date">
            <text:p>199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hawk</text:p>
          </table:table-cell>
          <table:table-cell office:value-type="string" calcext:value-type="string">
            <text:p>SingleTrac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6-10-04" calcext:value-type="date">
            <text:p>1996-10-04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5-11-10" calcext:value-type="date">
            <text:p>1995-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m Up!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1-02-09" calcext:value-type="date">
            <text:p>2001-02-0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riors of Might and Magic</text:p>
          </table:table-cell>
          <table:table-cell table:number-columns-repeated="2" office:value-type="string" calcext:value-type="string">
            <text:p>The 3DO Compan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2-07" calcext:value-type="date">
            <text:p>2000-0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ath: Jurassic Park</text:p>
          </table:table-cell>
          <table:table-cell office:value-type="string" calcext:value-type="string">
            <text:p>Black Ops Entertainment</text:p>
          </table:table-cell>
          <table:table-cell office:value-type="string" calcext:value-type="string">
            <text:p>DreamWorks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zone 2100</text:p>
          </table:table-cell>
          <table:table-cell office:value-type="string" calcext:value-type="string">
            <text:p>Pumpkin Studios</text:p>
          </table:table-cell>
          <table:table-cell office:value-type="string" calcext:value-type="string">
            <text:p>Eidos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5-31" calcext:value-type="date">
            <text:p>1999-05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yne Gretzky's 3D Hockey '98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Midway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12-26" calcext:value-type="date">
            <text:p>1997-12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W Backstage Assault</text:p>
          </table:table-cell>
          <table:table-cell office:value-type="string" calcext:value-type="string">
            <text:p>Kodiak Interactive|Electronic A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2-01" calcext:value-type="date">
            <text:p>2000-12-01</text:p>
          </table:table-cell>
          <table:table-cell table:style-name="ce5" office:value-type="date" office:date-value="2000-11-01" calcext:value-type="date">
            <text:p>2000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W Mayhem</text:p>
          </table:table-cell>
          <table:table-cell office:value-type="string" calcext:value-type="string">
            <text:p>Kodiak Interactive|Electronic A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W Nitro</text:p>
          </table:table-cell>
          <table:table-cell office:value-type="string" calcext:value-type="string">
            <text:p>Inland Production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table:style-name="ce5" office:value-type="date" office:date-value="1997-01-01" calcext:value-type="date">
            <text:p>199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W/nWo Thunder</text:p>
          </table:table-cell>
          <table:table-cell office:value-type="string" calcext:value-type="string">
            <text:p>Inland Production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8-12-31" calcext:value-type="date">
            <text:p>1998-12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W vs. the World|Virtual Pro-Westling JP</text:p>
          </table:table-cell>
          <table:table-cell office:value-type="string" calcext:value-type="string">
            <text:p>The Man Breeze</text:p>
          </table:table-cell>
          <table:table-cell office:value-type="string" calcext:value-type="string">
            <text:p>THQ|Asmik Ace Entertainment JP</text:p>
          </table:table-cell>
          <table:table-cell table:style-name="ce5" office:value-type="date" office:date-value="1996-09-13" calcext:value-type="date">
            <text:p>1996-09-13</text:p>
          </table:table-cell>
          <table:table-cell table:style-name="ce5" office:value-type="date" office:date-value="1997-12-01" calcext:value-type="date">
            <text:p>1997-12-01</text:p>
          </table:table-cell>
          <table:table-cell table:style-name="ce5" office:value-type="date" office:date-value="1997-02-28" calcext:value-type="date">
            <text:p>1997-02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Weakest Link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1-09-28" calcext:value-type="date">
            <text:p>2001-09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dding Peach: Doki Doki Oiro-naoshi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come House</text:p>
          </table:table-cell>
          <table:table-cell table:number-columns-repeated="2"/>
          <table:table-cell table:style-name="ce5" office:value-type="date" office:date-value="1996-02-23" calcext:value-type="date">
            <text:p>1996-02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come House 2: Keaton and his Uncle</text:p>
          </table:table-cell>
          <table:table-cell table:number-columns-repeated="2"/>
          <table:table-cell table:style-name="ce5" office:value-type="date" office:date-value="1996-12-20" calcext:value-type="date">
            <text:p>1996-12-2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el of Fortune</text:p>
          </table:table-cell>
          <table:table-cell office:value-type="string" calcext:value-type="string">
            <text:p>Artech Studios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12-15" calcext:value-type="date">
            <text:p>1998-12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el of Fortune 2nd Edition</text:p>
          </table:table-cell>
          <table:table-cell office:value-type="string" calcext:value-type="string">
            <text:p>Artech Studios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0-18" calcext:value-type="date">
            <text:p>2000-10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life Fan-O-Mania</text:p>
          </table:table-cell>
          <table:table-cell table:number-columns-repeated="2"/>
          <table:table-cell table:style-name="ce5" office:value-type="date" office:date-value="2002-06-28" calcext:value-type="date">
            <text:p>2002-06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zz</text:p>
          </table:table-cell>
          <table:table-cell office:value-type="string" calcext:value-type="string">
            <text:p>Flair Software</text:p>
          </table:table-cell>
          <table:table-cell office:value-type="string" calcext:value-type="string">
            <text:p>Konami PAL|B-Factory JP</text:p>
          </table:table-cell>
          <table:table-cell table:style-name="ce5" office:value-type="date" office:date-value="1999-09-18" calcext:value-type="date">
            <text:p>1999-09-18</text:p>
          </table:table-cell>
          <table:table-cell table:style-name="ce5" office:value-type="date" office:date-value="1997-02-01" calcext:value-type="date">
            <text:p>1997-0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 Wants to be a Millionaire: Third Edition</text:p>
          </table:table-cell>
          <table:table-cell office:value-type="string" calcext:value-type="string">
            <text:p>Jellyvision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06-11" calcext:value-type="date">
            <text:p>2001-06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 Wants to be a Millionaire: Second Edition</text:p>
          </table:table-cell>
          <table:table-cell office:value-type="string" calcext:value-type="string">
            <text:p>Jellyvision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06-23" calcext:value-type="date">
            <text:p>2000-06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 Wants to be a Millionaire|Quiz $ Millionaire JP</text:p>
          </table:table-cell>
          <table:table-cell office:value-type="string" calcext:value-type="string">
            <text:p>Hothouse Creations</text:p>
          </table:table-cell>
          <table:table-cell office:value-type="string" calcext:value-type="string">
            <text:p>Eidos</text:p>
          </table:table-cell>
          <table:table-cell table:style-name="ce5" office:value-type="date" office:date-value="2001-12-20" calcext:value-type="date">
            <text:p>2001-12-20</text:p>
          </table:table-cell>
          <table:table-cell table:style-name="ce5" office:value-type="date" office:date-value="2000-09-29" calcext:value-type="date">
            <text:p>2000-09-29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9</text:p>
          </table:table-cell>
          <table:table-cell office:value-type="string" calcext:value-type="string">
            <text:p>Shiny Entertainment</text:p>
          </table:table-cell>
          <table:table-cell office:value-type="string" calcext:value-type="string">
            <text:p>Interplay</text:p>
          </table:table-cell>
          <table:table-cell table:style-name="ce5" office:value-type="date" office:date-value="2000-02-10" calcext:value-type="date">
            <text:p>2000-02-10</text:p>
          </table:table-cell>
          <table:table-cell table:style-name="ce5" office:value-type="date" office:date-value="1998-09-01" calcext:value-type="date">
            <text:p>1998-09-01</text:p>
          </table:table-cell>
          <table:table-cell table:style-name="ce5" office:value-type="date" office:date-value="1998-09-30" calcext:value-type="date">
            <text:p>1998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Arms</text:p>
          </table:table-cell>
          <table:table-cell office:value-type="string" calcext:value-type="string">
            <text:p>Media.Vision</text:p>
          </table:table-cell>
          <table:table-cell office:value-type="string" calcext:value-type="string">
            <text:p>Sony Computer Entertainment Inc.</text:p>
          </table:table-cell>
          <table:table-cell table:style-name="ce5" office:value-type="date" office:date-value="1996-12-20" calcext:value-type="date">
            <text:p>1996-12-20</text:p>
          </table:table-cell>
          <table:table-cell table:style-name="ce5" office:value-type="date" office:date-value="1998-10-01" calcext:value-type="date">
            <text:p>1998-10-01</text:p>
          </table:table-cell>
          <table:table-cell table:style-name="ce5" office:value-type="date" office:date-value="1997-04-30" calcext:value-type="date">
            <text:p>1997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Arms 2</text:p>
          </table:table-cell>
          <table:table-cell office:value-type="string" calcext:value-type="string">
            <text:p>Media.Vision</text:p>
          </table:table-cell>
          <table:table-cell office:value-type="string" calcext:value-type="string">
            <text:p>SCEA</text:p>
          </table:table-cell>
          <table:table-cell table:style-name="ce5" office:value-type="date" office:date-value="1999-09-02" calcext:value-type="date">
            <text:p>1999-09-02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4-30" calcext:value-type="date">
            <text:p>2000-04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Boater JP</text:p>
          </table:table-cell>
          <table:table-cell table:number-columns-repeated="2" office:value-type="string" calcext:value-type="string">
            <text:p>Tao Human</text:p>
          </table:table-cell>
          <table:table-cell table:style-name="ce5" office:value-type="date" office:date-value="1999-11-02" calcext:value-type="date">
            <text:p>1999-11-0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Rapids|Bakuryuu JP</text:p>
          </table:table-cell>
          <table:table-cell office:value-type="string" calcext:value-type="string">
            <text:p>Fujimic, Inc.</text:p>
          </table:table-cell>
          <table:table-cell office:value-type="string" calcext:value-type="string">
            <text:p>GN Software PAL|Fuji Television JP</text:p>
          </table:table-cell>
          <table:table-cell table:style-name="ce5" office:value-type="date" office:date-value="2000-09-14" calcext:value-type="date">
            <text:p>2000-09-14</text:p>
          </table:table-cell>
          <table:table-cell table:style-name="ce5" office:value-type="date" office:date-value="2000-09-08" calcext:value-type="date">
            <text:p>2000-09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Wild Thornberrys: Animal Adventure</text:p>
          </table:table-cell>
          <table:table-cell office:value-type="string" calcext:value-type="string">
            <text:p>Know Wonder</text:p>
          </table:table-cell>
          <table:table-cell office:value-type="string" calcext:value-type="string">
            <text:p>Mattel Media|Nickelodeon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8" calcext:value-type="date">
            <text:p>2000-11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 Wild West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iams Arcade's Greatest Hits</text:p>
          </table:table-cell>
          <table:table-cell office:value-type="string" calcext:value-type="string">
            <text:p>Digital Eclipse</text:p>
          </table:table-cell>
          <table:table-cell office:value-type="string" calcext:value-type="string">
            <text:p>William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4-10" calcext:value-type="date">
            <text:p>1996-04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surfer's Paradise</text:p>
          </table:table-cell>
          <table:table-cell/>
          <table:table-cell office:value-type="string" calcext:value-type="string">
            <text:p>Midas Interactive</text:p>
          </table:table-cell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 Commander III: Heart of the Tiger</text:p>
          </table:table-cell>
          <table:table-cell table:number-columns-repeated="2" office:value-type="string" calcext:value-type="string">
            <text:p>Origin System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 Commander IV: The Price of Freedom</text:p>
          </table:table-cell>
          <table:table-cell table:number-columns-repeated="2" office:value-type="string" calcext:value-type="string">
            <text:p>Origin System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7-05-14" calcext:value-type="date">
            <text:p>1997-05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 Over</text:p>
          </table:table-cell>
          <table:table-cell table:number-columns-repeated="2"/>
          <table:table-cell table:style-name="ce5" office:value-type="date" office:date-value="1997-02-21" calcext:value-type="date">
            <text:p>1997-02-21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g Over 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ky The Little Bea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nie the Pooh: Kindergarten</text:p>
          </table:table-cell>
          <table:table-cell office:value-type="string" calcext:value-type="string">
            <text:p>Hi Corp</text:p>
          </table:table-cell>
          <table:table-cell office:value-type="string" calcext:value-type="string">
            <text:p>Bam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1-05" calcext:value-type="date">
            <text:p>2002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nie the Pooh: Preschool</text:p>
          </table:table-cell>
          <table:table-cell office:value-type="string" calcext:value-type="string">
            <text:p>Hi Corp</text:p>
          </table:table-cell>
          <table:table-cell office:value-type="string" calcext:value-type="string">
            <text:p>Bam Entertainment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11-05" calcext:value-type="date">
            <text:p>2002-11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ning Eleven 3: Final Version</text:p>
          </table:table-cell>
          <table:table-cell office:value-type="string" calcext:value-type="string">
            <text:p>Konami Computer Entertainment Tokyo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11-12" calcext:value-type="date">
            <text:p>1998-11-1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pEout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5-11-21" calcext:value-type="date">
            <text:p>1995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pEout 2097|WipEout XL NA</text:p>
          </table:table-cell>
          <table:table-cell table:number-columns-repeated="2" office:value-type="string" calcext:value-type="string">
            <text:p>Psygnosis</text:p>
          </table:table-cell>
          <table:table-cell table:style-name="ce5" office:value-type="date" office:date-value="1996-11-08" calcext:value-type="date">
            <text:p>1996-11-08</text:p>
          </table:table-cell>
          <table:table-cell table:style-name="ce5" office:value-type="date" office:date-value="1996-10-01" calcext:value-type="date">
            <text:p>1996-10-01</text:p>
          </table:table-cell>
          <table:table-cell table:style-name="ce5" office:value-type="date" office:date-value="1996-09-30" calcext:value-type="date">
            <text:p>1996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pEout 3</text:p>
          </table:table-cell>
          <table:table-cell table:number-columns-repeated="2" office:value-type="string" calcext:value-type="string">
            <text:p>Psygnosi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8-31" calcext:value-type="date">
            <text:p>1999-08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p3out: Special Edition</text:p>
          </table:table-cell>
          <table:table-cell table:number-columns-repeated="2" office:value-type="string" calcext:value-type="string">
            <text:p>Psygnosi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7-14" calcext:value-type="date">
            <text:p>2000-07-14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 VII: Gadeia no Houshu</text:p>
          </table:table-cell>
          <table:table-cell table:number-columns-repeated="2" office:value-type="string" calcext:value-type="string">
            <text:p>Sir-Tech</text:p>
          </table:table-cell>
          <table:table-cell table:style-name="ce5" office:value-type="date" office:date-value="1995-10-13" calcext:value-type="date">
            <text:p>1995-10-1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 Empire</text:p>
          </table:table-cell>
          <table:table-cell table:number-columns-repeated="2" office:value-type="string" calcext:value-type="string">
            <text:p>Sir-Tech</text:p>
          </table:table-cell>
          <table:table-cell table:style-name="ce5" office:value-type="date" office:date-value="2000-12-28" calcext:value-type="date">
            <text:p>2000-12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 Empire 2</text:p>
          </table:table-cell>
          <table:table-cell table:number-columns-repeated="2" office:value-type="string" calcext:value-type="string">
            <text:p>Sir-Tech</text:p>
          </table:table-cell>
          <table:table-cell table:style-name="ce5" office:value-type="date" office:date-value="2002-10-17" calcext:value-type="date">
            <text:p>2002-10-1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: Dimguil</text:p>
          </table:table-cell>
          <table:table-cell table:number-columns-repeated="2" office:value-type="string" calcext:value-type="string">
            <text:p>Sir-Tech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: Llylgamyn Saga</text:p>
          </table:table-cell>
          <table:table-cell table:number-columns-repeated="2" office:value-type="string" calcext:value-type="string">
            <text:p>Sir-Tech</text:p>
          </table:table-cell>
          <table:table-cell table:style-name="ce5" office:value-type="date" office:date-value="1998-02-26" calcext:value-type="date">
            <text:p>1998-02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zardry: New Age of Llylgamyn</text:p>
          </table:table-cell>
          <table:table-cell table:number-columns-repeated="2" office:value-type="string" calcext:value-type="string">
            <text:p>Sir-Tech</text:p>
          </table:table-cell>
          <table:table-cell table:style-name="ce5" office:value-type="date" office:date-value="1999-10-28" calcext:value-type="date">
            <text:p>1999-10-2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y Woodpecker Racing</text:p>
          </table:table-cell>
          <table:table-cell office:value-type="string" calcext:value-type="string">
            <text:p>Syrox Developments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2001-07-12" calcext:value-type="date">
            <text:p>2001-07-12</text:p>
          </table:table-cell>
          <table:table-cell table:style-name="ce5" office:value-type="date" office:date-value="2000-12-22" calcext:value-type="date">
            <text:p>2000-12-22</text:p>
          </table:table-cell>
          <table:table-cell table:style-name="ce5" office:value-type="date" office:date-value="2000-01-01" calcext:value-type="date">
            <text:p>200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nders 3 Arcade Gears</text:p>
          </table:table-cell>
          <table:table-cell table:number-columns-repeated="2"/>
          <table:table-cell table:style-name="ce5" office:value-type="date" office:date-value="1990-01-01" calcext:value-type="date">
            <text:p>1990-01-0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hampionship Snook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98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8-03-31" calcext:value-type="date">
            <text:p>1998-03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Golf: Professional Edition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U.S. Gold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01-01" calcext:value-type="date">
            <text:p>1995-01-01</text:p>
          </table:table-cell>
          <table:table-cell table:style-name="ce5" office:value-type="date" office:date-value="1996-01-01" calcext:value-type="date">
            <text:p>199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Destruction League: Thunder Tanks</text:p>
          </table:table-cell>
          <table:table-cell table:number-columns-repeated="2" office:value-type="string" calcext:value-type="string">
            <text:p>The 3DO Company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11-17" calcext:value-type="date">
            <text:p>2000-11-17</text:p>
          </table:table-cell>
          <table:table-cell table:style-name="ce5" office:value-type="date" office:date-value="2000-09-09" calcext:value-type="date">
            <text:p>2000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League Soccer 98</text:p>
          </table:table-cell>
          <table:table-cell office:value-type="string" calcext:value-type="string">
            <text:p>Silicon Dreams Studio</text:p>
          </table:table-cell>
          <table:table-cell office:value-type="string" calcext:value-type="string">
            <text:p>Eido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5-01" calcext:value-type="date">
            <text:p>1998-05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Pro Tennis '98</text:p>
          </table:table-cell>
          <table:table-cell office:value-type="string" calcext:value-type="string">
            <text:p>I.Magic</text:p>
          </table:table-cell>
          <table:table-cell office:value-type="string" calcext:value-type="string">
            <text:p>Magnolia</text:p>
          </table:table-cell>
          <table:table-cell table:style-name="ce5" office:value-type="date" office:date-value="1998-08-06" calcext:value-type="date">
            <text:p>1998-08-0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Rally Championship Arcade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2-11-08" calcext:value-type="date">
            <text:p>2002-11-0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occer Jikkyo Winning Eleven 4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occer Winning Eleven 2002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tadium EX</text:p>
          </table:table-cell>
          <table:table-cell table:number-columns-repeated="2"/>
          <table:table-cell table:style-name="ce5" office:value-type="date" office:date-value="1996-07-26" calcext:value-type="date">
            <text:p>1996-07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's Scariest Police Chases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6-29" calcext:value-type="date">
            <text:p>2001-06-29</text:p>
          </table:table-cell>
          <table:table-cell table:style-name="ce5" office:value-type="date" office:date-value="2001-05-21" calcext:value-type="date">
            <text:p>2001-05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Tennis Stars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Ocean Software</text:p>
          </table:table-cell>
          <table:table-cell table:style-name="ce5" office:value-type="date" office:date-value="1997-02-28" calcext:value-type="date">
            <text:p>1997-02-28</text:p>
          </table:table-cell>
          <table:table-cell table:style-name="ce5" office:value-type="date" office:date-value="1995-12-01" calcext:value-type="date">
            <text:p>1995-12-01</text:p>
          </table:table-cell>
          <table:table-cell table:style-name="ce5" office:value-type="date" office:date-value="1996-08-07" calcext:value-type="date">
            <text:p>1996-08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s Armageddon</text:p>
          </table:table-cell>
          <table:table-cell office:value-type="string" calcext:value-type="string">
            <text:p>Team17</text:p>
          </table:table-cell>
          <table:table-cell office:value-type="string" calcext:value-type="string">
            <text:p>Hasbro Interacti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1-30" calcext:value-type="date">
            <text:p>1999-1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s Pinball</text:p>
          </table:table-cell>
          <table:table-cell office:value-type="string" calcext:value-type="string">
            <text:p>Team17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0-01-01" calcext:value-type="date">
            <text:p>2000-0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s World Party</text:p>
          </table:table-cell>
          <table:table-cell office:value-type="string" calcext:value-type="string">
            <text:p>The Code Monkeys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2-14" calcext:value-type="date">
            <text:p>2001-12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eckin' Crew</text:p>
          </table:table-cell>
          <table:table-cell office:value-type="string" calcext:value-type="string">
            <text:p>Quickdraw Dev</text:p>
          </table:table-cell>
          <table:table-cell office:value-type="string" calcext:value-type="string">
            <text:p>Telstar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7-01" calcext:value-type="date">
            <text:p>1998-07-01</text:p>
          </table:table-cell>
          <table:table-cell table:style-name="ce5" office:value-type="date" office:date-value="1998-01-01" calcext:value-type="date">
            <text:p>199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1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2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3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4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5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6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7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8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9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 Away 10</text:p>
          </table:table-cell>
          <table:table-cell table:number-columns-repeated="2" office:value-type="string" calcext:value-type="string">
            <text:p>The Lightspan Partnership,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0-01-01" calcext:value-type="date">
            <text:p>1990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u-Tang: Shaolin Style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2000-06-29" calcext:value-type="date">
            <text:p>2000-06-29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Attitude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07-31" calcext:value-type="date">
            <text:p>1999-07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In Your Hous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style-name="ce5" office:value-type="date" office:date-value="1997-02-27" calcext:value-type="date">
            <text:p>1997-02-27</text:p>
          </table:table-cell>
          <table:table-cell table:style-name="ce5" office:value-type="date" office:date-value="1996-12-01" calcext:value-type="date">
            <text:p>1996-12-01</text:p>
          </table:table-cell>
          <table:table-cell table:style-name="ce5" office:value-type="date" office:date-value="1996-11-21" calcext:value-type="date">
            <text:p>1996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SmackDown!</text:p>
          </table:table-cell>
          <table:table-cell table:number-columns-repeated="2" office:value-type="string" calcext:value-type="string">
            <text:p>THQ</text:p>
          </table:table-cell>
          <table:table-cell table:style-name="ce5" office:value-type="date" office:date-value="2000-08-08" calcext:value-type="date">
            <text:p>2000-08-08</text:p>
          </table:table-cell>
          <table:table-cell table:style-name="ce5" office:value-type="date" office:date-value="2000-04-01" calcext:value-type="date">
            <text:p>2000-04-01</text:p>
          </table:table-cell>
          <table:table-cell table:style-name="ce5" office:value-type="date" office:date-value="2000-03-02" calcext:value-type="date">
            <text:p>2000-03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SmackDown! 2: Know Your Role</text:p>
          </table:table-cell>
          <table:table-cell office:value-type="string" calcext:value-type="string">
            <text:p>Yuke'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5" office:value-type="date" office:date-value="2000-11-21" calcext:value-type="date">
            <text:p>2000-1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War Zone</text:p>
          </table:table-cell>
          <table:table-cell office:value-type="string" calcext:value-type="string">
            <text:p>Acclaim Studios Salt Lake City</text:p>
          </table:table-cell>
          <table:table-cell office:value-type="string" calcext:value-type="string">
            <text:p>Acclaim Entertainment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08-01" calcext:value-type="date">
            <text:p>1998-08-01</text:p>
          </table:table-cell>
          <table:table-cell table:style-name="ce5" office:value-type="date" office:date-value="1998-07-14" calcext:value-type="date">
            <text:p>1998-07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WrestleMania: The Arcade Game</text:p>
          </table:table-cell>
          <table:table-cell table:number-columns-repeated="2" office:value-type="string" calcext:value-type="string">
            <text:p>Acclaim</text:p>
          </table:table-cell>
          <table:table-cell table:style-name="ce5" office:value-type="date" office:date-value="1996-01-26" calcext:value-type="date">
            <text:p>1996-01-26</text:p>
          </table:table-cell>
          <table:table-cell table:style-name="ce5" office:value-type="date" office:date-value="1995-11-01" calcext:value-type="date">
            <text:p>1995-11-01</text:p>
          </table:table-cell>
          <table:table-cell table:style-name="ce5" office:value-type="date" office:date-value="1995-10-18" calcext:value-type="date">
            <text:p>1995-10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Team 17</text:p>
          </table:table-cell>
          <table:table-cell office:value-type="string" calcext:value-type="string">
            <text:p>Ocean Software|Capcom JP</text:p>
          </table:table-cell>
          <table:table-cell table:style-name="ce5" office:value-type="date" office:date-value="1997-08-21" calcext:value-type="date">
            <text:p>1997-08-21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: Unmei no Sentaku</text:p>
          </table:table-cell>
          <table:table-cell/>
          <table:table-cell office:value-type="string" calcext:value-type="string">
            <text:p>Bandai</text:p>
          </table:table-cell>
          <table:table-cell table:style-name="ce5" office:value-type="date" office:date-value="2002-08-22" calcext:value-type="date">
            <text:p>2002-08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Bladez: Inline Skater</text:p>
          </table:table-cell>
          <table:table-cell office:value-type="string" calcext:value-type="string">
            <text:p>Vision Scape</text:p>
          </table:table-cell>
          <table:table-cell office:value-type="string" calcext:value-type="string">
            <text:p>Crave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2-01-30" calcext:value-type="date">
            <text:p>2002-0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COM: Terror from the Deep</text:p>
          </table:table-cell>
          <table:table-cell table:number-columns-repeated="2" office:value-type="string" calcext:value-type="string">
            <text:p>MicroPros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2-01" calcext:value-type="date">
            <text:p>1996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COM: UFO Defense|X-COM: Enemy Unknown PAL</text:p>
          </table:table-cell>
          <table:table-cell table:number-columns-repeated="2" office:value-type="string" calcext:value-type="string">
            <text:p>MicroPros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5-11-01" calcext:value-type="date">
            <text:p>1995-11-01</text:p>
          </table:table-cell>
          <table:table-cell table:style-name="ce5" office:value-type="date" office:date-value="1995-10-25" calcext:value-type="date">
            <text:p>1995-10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X-Files</text:p>
          </table:table-cell>
          <table:table-cell office:value-type="string" calcext:value-type="string">
            <text:p>HyperBole Studios</text:p>
          </table:table-cell>
          <table:table-cell office:value-type="string" calcext:value-type="string">
            <text:p>Fox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9-01" calcext:value-type="date">
            <text:p>1999-09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Games Pro Board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: Children of the Atom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Unreleased</text:p>
          </table:table-cell>
          <table:table-cell table:number-columns-repeated="2" table:style-name="ce5" office:value-type="date" office:date-value="1998-02-01" calcext:value-type="date">
            <text:p>1998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: Mutant Academy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2001-04-12" calcext:value-type="date">
            <text:p>2001-04-12</text:p>
          </table:table-cell>
          <table:table-cell table:style-name="ce5" office:value-type="date" office:date-value="2000-08-18" calcext:value-type="date">
            <text:p>2000-08-18</text:p>
          </table:table-cell>
          <table:table-cell table:style-name="ce5" office:value-type="date" office:date-value="2000-07-11" calcext:value-type="date">
            <text:p>2000-07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: Mutant Academy 2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Activision</text:p>
          </table:table-cell>
          <table:table-cell table:style-name="ce5" office:value-type="date" office:date-value="2003-03-06" calcext:value-type="date">
            <text:p>2003-03-06</text:p>
          </table:table-cell>
          <table:table-cell table:style-name="ce5" office:value-type="date" office:date-value="2001-09-21" calcext:value-type="date">
            <text:p>2001-09-21</text:p>
          </table:table-cell>
          <table:table-cell table:style-name="ce5" office:value-type="date" office:date-value="2001-09-17" calcext:value-type="date">
            <text:p>2001-09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 vs. Street Fighter</text:p>
          </table:table-cell>
          <table:table-cell table:number-columns-repeated="2" office:value-type="string" calcext:value-type="string">
            <text:p>Capcom</text:p>
          </table:table-cell>
          <table:table-cell table:style-name="ce5" office:value-type="date" office:date-value="1998-02-26" calcext:value-type="date">
            <text:p>1998-02-26</text:p>
          </table:table-cell>
          <table:table-cell table:style-name="ce5" office:value-type="date" office:date-value="1998-01-01" calcext:value-type="date">
            <text:p>1998-01-01</text:p>
          </table:table-cell>
          <table:table-cell table:style-name="ce5" office:value-type="date" office:date-value="1998-06-11" calcext:value-type="date">
            <text:p>1998-06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ena: Warrior Princess</text:p>
          </table:table-cell>
          <table:table-cell office:value-type="string" calcext:value-type="string">
            <text:p>VU Game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9-01-01" calcext:value-type="date">
            <text:p>1999-01-01</text:p>
          </table:table-cell>
          <table:table-cell table:style-name="ce5" office:value-type="date" office:date-value="1999-09-30" calcext:value-type="date">
            <text:p>1999-09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enocracy</text:p>
          </table:table-cell>
          <table:table-cell office:value-type="string" calcext:value-type="string">
            <text:p>Grolier Interactive</text:p>
          </table:table-cell>
          <table:table-cell/>
          <table:table-cell office:value-type="string" calcext:value-type="string">
            <text:p>Unreleased</text:p>
          </table:table-cell>
          <table:table-cell table:style-name="ce5" office:value-type="date" office:date-value="1998-06-01" calcext:value-type="date">
            <text:p>1998-06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enogears</text:p>
          </table:table-cell>
          <table:table-cell office:value-type="string" calcext:value-type="string">
            <text:p>Square Co., Ltd.</text:p>
          </table:table-cell>
          <table:table-cell office:value-type="string" calcext:value-type="string">
            <text:p>Square Co., Ltd. JP|Square Electronic Arts US</text:p>
          </table:table-cell>
          <table:table-cell table:style-name="ce5" office:value-type="date" office:date-value="1998-02-11" calcext:value-type="date">
            <text:p>1998-02-11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8-10-20" calcext:value-type="date">
            <text:p>1998-10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evious 3D/G+</text:p>
          </table:table-cell>
          <table:table-cell table:number-columns-repeated="2" office:value-type="string" calcext:value-type="string">
            <text:p>Namco</text:p>
          </table:table-cell>
          <table:table-cell table:style-name="ce5" office:value-type="date" office:date-value="1997-03-28" calcext:value-type="date">
            <text:p>1997-03-28</text:p>
          </table:table-cell>
          <table:table-cell table:style-name="ce5" office:value-type="date" office:date-value="1997-08-01" calcext:value-type="date">
            <text:p>1997-08-01</text:p>
          </table:table-cell>
          <table:table-cell table:style-name="ce5" office:value-type="date" office:date-value="1997-06-30" calcext:value-type="date">
            <text:p>1997-06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 Airboat Racing</text:p>
          </table:table-cell>
          <table:table-cell office:value-type="string" calcext:value-type="string">
            <text:p>Miracle Designs</text:p>
          </table:table-cell>
          <table:table-cell office:value-type="string" calcext:value-type="string">
            <text:p>XS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1-01" calcext:value-type="date">
            <text:p>2004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 Junior League Dodgeball</text:p>
          </table:table-cell>
          <table:table-cell office:value-type="string" calcext:value-type="string">
            <text:p>Yumedia</text:p>
          </table:table-cell>
          <table:table-cell office:value-type="string" calcext:value-type="string">
            <text:p>XS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9-03" calcext:value-type="date">
            <text:p>2003-09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 Junior League Football</text:p>
          </table:table-cell>
          <table:table-cell office:value-type="string" calcext:value-type="string">
            <text:p>Wahoo Studio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1-01" calcext:value-type="date">
            <text:p>2003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 Junior League Soccer</text:p>
          </table:table-cell>
          <table:table-cell office:value-type="string" calcext:value-type="string">
            <text:p>Wahoo Studios</text:p>
          </table:table-cell>
          <table:table-cell office:value-type="string" calcext:value-type="string">
            <text:p>SCEA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4-09-29" calcext:value-type="date">
            <text:p>2004-09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 Moto</text:p>
          </table:table-cell>
          <table:table-cell table:number-columns-repeated="2" office:value-type="string" calcext:value-type="string">
            <text:p>XS Game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3-03-01" calcext:value-type="date">
            <text:p>2003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treme Roller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rudora Series Vol. 1: Double Cast ?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1998-06-25" calcext:value-type="date">
            <text:p>1998-06-2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rudora Series Vol. 3: Sampaguita ?</text:p>
          </table:table-cell>
          <table:table-cell table:number-columns-repeated="2" office:value-type="string" calcext:value-type="string">
            <text:p>SCEI</text:p>
          </table:table-cell>
          <table:table-cell table:style-name="ce5" office:value-type="date" office:date-value="1998-10-15" calcext:value-type="date">
            <text:p>1998-10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ti Sports Deluxe '</text:p>
          </table:table-cell>
          <table:table-cell table:number-columns-repeated="2"/>
          <table:table-cell office:value-type="string" calcext:value-type="string">
            <text:p>Unreleased</text:p>
          </table:table-cell>
          <table:table-cell table:style-name="ce5" office:value-type="date" office:date-value="2004-11-12" calcext:value-type="date">
            <text:p>2004-11-12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u Don't Know Jack</text:p>
          </table:table-cell>
          <table:table-cell office:value-type="string" calcext:value-type="string">
            <text:p>Jellyvision</text:p>
          </table:table-cell>
          <table:table-cell office:value-type="string" calcext:value-type="string">
            <text:p>Berkeley Systems Inc.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1999-10-31" calcext:value-type="date">
            <text:p>1999-10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u Don't Know Jack! Mock 2</text:p>
          </table:table-cell>
          <table:table-cell office:value-type="string" calcext:value-type="string">
            <text:p>Starsphere Interactive</text:p>
          </table:table-cell>
          <table:table-cell office:value-type="string" calcext:value-type="string">
            <text:p>Sierra Attractions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0-11-06" calcext:value-type="date">
            <text:p>2000-11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yo's Puzzle Park|Gussun Paradise JP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JVC Digital Studios, Irem JP</text:p>
          </table:table-cell>
          <table:table-cell table:style-name="ce5" office:value-type="date" office:date-value="1996-11-22" calcext:value-type="date">
            <text:p>1996-11-22</text:p>
          </table:table-cell>
          <table:table-cell table:style-name="ce5" office:value-type="date" office:date-value="1999-04-01" calcext:value-type="date">
            <text:p>1999-04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-Gi-Oh! Monster Capsule: Breed &amp; Battle</text:p>
          </table:table-cell>
          <table:table-cell office:value-type="string" calcext:value-type="string">
            <text:p>KCES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8-07-23" calcext:value-type="date">
            <text:p>1998-07-23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-Gi-Oh! Shin Duel Monsters JP <text:s text:c="2"/>Yu-Gi-Oh! Forbidden Memories PAL/NA</text:p>
          </table:table-cell>
          <table:table-cell office:value-type="string" calcext:value-type="string">
            <text:p>KCEJ</text:p>
          </table:table-cell>
          <table:table-cell office:value-type="string" calcext:value-type="string">
            <text:p>Konami</text:p>
          </table:table-cell>
          <table:table-cell table:style-name="ce5" office:value-type="date" office:date-value="1999-12-09" calcext:value-type="date">
            <text:p>1999-12-09</text:p>
          </table:table-cell>
          <table:table-cell table:style-name="ce5" office:value-type="date" office:date-value="2002-11-22" calcext:value-type="date">
            <text:p>2002-11-22</text:p>
          </table:table-cell>
          <table:table-cell table:style-name="ce5" office:value-type="date" office:date-value="2002-03-20" calcext:value-type="date">
            <text:p>2002-03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Kumikyoku All Star Project</text:p>
          </table:table-cell>
          <table:table-cell table:number-columns-repeated="2" office:value-type="string" calcext:value-type="string">
            <text:p>MediaWorks</text:p>
          </table:table-cell>
          <table:table-cell table:style-name="ce5" office:value-type="date" office:date-value="2000-08-24" calcext:value-type="date">
            <text:p>2000-08-24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The Bitmap Brothers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7-12-01" calcext:value-type="date">
            <text:p>1997-12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ac X Zanac</text:p>
          </table:table-cell>
          <table:table-cell table:number-columns-repeated="2" office:value-type="string" calcext:value-type="string">
            <text:p>Compile</text:p>
          </table:table-cell>
          <table:table-cell table:style-name="ce5" office:value-type="date" office:date-value="2001-11-29" calcext:value-type="date">
            <text:p>2001-11-29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-Nippon Pro Wrestling: Ouja no Kon</text:p>
          </table:table-cell>
          <table:table-cell table:number-columns-repeated="2"/>
          <table:table-cell table:style-name="ce5" office:value-type="date" office:date-value="1999-04-08" calcext:value-type="date">
            <text:p>1999-04-08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iramZone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4 Champ DooZy-J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 Divide</text:p>
          </table:table-cell>
          <table:table-cell office:value-type="string" calcext:value-type="string">
            <text:p>ZOOM Inc.</text:p>
          </table:table-cell>
          <table:table-cell office:value-type="string" calcext:value-type="string">
            <text:p>Time Warner Interactive NA|Ocean Software PAL|ZOOM Inc. JP</text:p>
          </table:table-cell>
          <table:table-cell table:style-name="ce5" office:value-type="date" office:date-value="1995-08-25" calcext:value-type="date">
            <text:p>1995-08-25</text:p>
          </table:table-cell>
          <table:table-cell table:style-name="ce5" office:value-type="date" office:date-value="1996-02-01" calcext:value-type="date">
            <text:p>1996-02-01</text:p>
          </table:table-cell>
          <table:table-cell table:style-name="ce5" office:value-type="date" office:date-value="1995-09-09" calcext:value-type="date">
            <text:p>1995-09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 Divide 2: The Secret Wish|Zero Divide 2 PAL</text:p>
          </table:table-cell>
          <table:table-cell office:value-type="string" calcext:value-type="string">
            <text:p>ZOOM Inc.</text:p>
          </table:table-cell>
          <table:table-cell office:value-type="string" calcext:value-type="string">
            <text:p>ZOOM Inc. JP|SCEE PAL</text:p>
          </table:table-cell>
          <table:table-cell table:style-name="ce5" office:value-type="date" office:date-value="1997-06-27" calcext:value-type="date">
            <text:p>1997-06-27</text:p>
          </table:table-cell>
          <table:table-cell table:style-name="ce5" office:value-type="date" office:date-value="1998-10-01" calcext:value-type="date">
            <text:p>1998-10-01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us: Carnage Heart Second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g Zag Ball</text:p>
          </table:table-cell>
          <table:table-cell table:number-columns-repeated="2"/>
          <table:table-cell table:number-columns-repeated="3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ll'Oll</text:p>
          </table:table-cell>
          <table:table-cell table:number-columns-repeated="2"/>
          <table:table-cell table:style-name="ce5" office:value-type="date" office:date-value="1997-10-07" calcext:value-type="date">
            <text:p>1997-10-0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boomafoo: Leapin' Lemurs!</text:p>
          </table:table-cell>
          <table:table-cell office:value-type="string" calcext:value-type="string">
            <text:p>Encore Software, Inc.</text:p>
          </table:table-cell>
          <table:table-cell office:value-type="string" calcext:value-type="string">
            <text:p>Big Grub</text:p>
          </table:table-cell>
          <table:table-cell table:number-columns-repeated="2" office:value-type="string" calcext:value-type="string">
            <text:p>Unreleased</text:p>
          </table:table-cell>
          <table:table-cell table:style-name="ce5" office:value-type="date" office:date-value="2001-10-07" calcext:value-type="date">
            <text:p>2001-10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ids: Teikoku vs Kyouwakoku - Mecha Seita no Idenshi</text:p>
          </table:table-cell>
          <table:table-cell table:number-columns-repeated="2" office:value-type="string" calcext:value-type="string">
            <text:p>Tomy</text:p>
          </table:table-cell>
          <table:table-cell table:style-name="ce5" office:value-type="date" office:date-value="2000-11-22" calcext:value-type="date">
            <text:p>2000-11-22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ids Battle Card Game ?</text:p>
          </table:table-cell>
          <table:table-cell table:number-columns-repeated="2"/>
          <table:table-cell table:style-name="ce5" office:value-type="date" office:date-value="2001-07-26" calcext:value-type="date">
            <text:p>2001-07-2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ids 2: Heric vs Guylos</text:p>
          </table:table-cell>
          <table:table-cell table:number-columns-repeated="2"/>
          <table:table-cell table:style-name="ce5" office:value-type="date" office:date-value="2002-02-21" calcext:value-type="date">
            <text:p>2002-02-21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ku Gussun Oyoyo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Banpresto</text:p>
          </table:table-cell>
          <table:table-cell table:style-name="ce5" office:value-type="date" office:date-value="1996-10-10" calcext:value-type="date">
            <text:p>1996-10-10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op</text:p>
          </table:table-cell>
          <table:table-cell office:value-type="string" calcext:value-type="string">
            <text:p>Hookstone Productions</text:p>
          </table:table-cell>
          <table:table-cell office:value-type="string" calcext:value-type="string">
            <text:p>Viacom New Media</text:p>
          </table:table-cell>
          <table:table-cell office:value-type="string" calcext:value-type="string">
            <text:p>Unreleased</text:p>
          </table:table-cell>
          <table:table-cell table:style-name="ce5" office:value-type="date" office:date-value="1996-11-22" calcext:value-type="date">
            <text:p>1996-11-22</text:p>
          </table:table-cell>
          <table:table-cell table:style-name="ce5" office:value-type="date" office:date-value="1995-11-20" calcext:value-type="date">
            <text:p>1995-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k I: The Great Underground Empire</text:p>
          </table:table-cell>
          <table:table-cell table:number-columns-repeated="2" office:value-type="string" calcext:value-type="string">
            <text:p>Shoeisha</text:p>
          </table:table-cell>
          <table:table-cell table:style-name="ce5" office:value-type="date" office:date-value="1996-03-15" calcext:value-type="date">
            <text:p>1996-03-15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 table:number-rows-repeated="10461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16T19:42:24.964340451</meta:creation-date>
    <dc:date>2017-01-16T19:58:04.046154455</dc:date>
    <dc:creator>pedro </dc:creator>
    <meta:editing-duration>PT29S</meta:editing-duration>
    <meta:editing-cycles>1</meta:editing-cycles>
    <meta:generator>LibreOffice/5.0.3.2$Linux_X86_64 LibreOffice_project/00m0$Build-2</meta:generator>
    <meta:document-statistic meta:table-count="1" meta:cell-count="13834" meta:object-count="0"/>
  </office:meta>
</office:document-meta>
</file>